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30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52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5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54" style:family="table-column">
      <style:table-column-properties fo:break-before="auto" style:column-width="1.274cm"/>
    </style:style>
    <style:style style:name="co38" style:family="table-column">
      <style:table-column-properties fo:break-before="auto" style:column-width="1.568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co42" style:family="table-column">
      <style:table-column-properties fo:break-before="auto" style:column-width="2.81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7.158cm"/>
    </style:style>
    <style:style style:name="co47" style:family="table-column">
      <style:table-column-properties fo:break-before="auto" style:column-width="4.009cm"/>
    </style:style>
    <style:style style:name="co58" style:family="table-column">
      <style:table-column-properties fo:break-before="auto" style:column-width="1.715cm"/>
    </style:style>
    <style:style style:name="co59" style:family="table-column">
      <style:table-column-properties fo:break-before="auto" style:column-width="2.45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09cm"/>
    </style:style>
    <style:style style:name="co62" style:family="table-column">
      <style:table-column-properties fo:break-before="auto" style:column-width="2.069cm"/>
    </style:style>
    <style:style style:name="co63" style:family="table-column">
      <style:table-column-properties fo:break-before="auto" style:column-width="1.388cm"/>
    </style:style>
    <style:style style:name="co64" style:family="table-column">
      <style:table-column-properties fo:break-before="auto" style:column-width="1.443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743cm"/>
    </style:style>
    <style:style style:name="co67" style:family="table-column">
      <style:table-column-properties fo:break-before="auto" style:column-width="2.041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233cm"/>
    </style:style>
    <style:style style:name="ro1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12" style:family="table-row">
      <style:table-row-properties style:row-height="0.871cm" fo:break-before="auto" style:use-optimal-row-height="true"/>
    </style:style>
    <style:style style:name="ta2" style:family="table" style:master-page-name="PageStyle_5f_List_20_2_20_-_20_Prices">
      <style:table-properties table:display="true" style:writing-mode="lr-tb"/>
    </style:style>
    <style:style style:name="ta1" style:family="table" style:master-page-name="PageStyle_5f_List_20_3_20_-_20_Aircraf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3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1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2" style:family="table-cell" style:parent-style-name="Default" style:data-style-name="N11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3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4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57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62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18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6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57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2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3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3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7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11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2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46" table:default-cell-style-name="ce4"/>
        <table:table-column table:style-name="co47" table:default-cell-style-name="ce9"/>
        <table:table-column table:style-name="co58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59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60" table:default-cell-style-name="ce52"/>
        <table:table-column table:style-name="co61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62" table:default-cell-style-name="ce27"/>
        <table:table-column table:style-name="co63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64" table:visibility="collapse" table:default-cell-style-name="ce130"/>
        <table:table-column table:style-name="co38" table:number-columns-repeated="2" table:default-cell-style-name="ce27"/>
        <table:table-column table:style-name="co65" table:visibility="collapse" table:default-cell-style-name="ce160"/>
        <table:table-column table:style-name="co66" table:visibility="collapse" table:default-cell-style-name="ce160"/>
        <table:table-column table:style-name="co58" table:visibility="collapse" table:default-cell-style-name="ce160"/>
        <table:table-column table:style-name="co65" table:visibility="collapse" table:default-cell-style-name="ce160"/>
        <table:table-column table:style-name="co67" table:visibility="collapse" table:default-cell-style-name="ce160"/>
        <table:table-column table:style-name="co58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68" table:visibility="collapse" table:default-cell-style-name="ce130"/>
        <table:table-column table:style-name="co44" table:visibility="collapse" table:default-cell-style-name="ce130"/>
        <table:table-column table:style-name="co67" table:default-cell-style-name="ce130"/>
        <table:table-column table:style-name="co66" table:default-cell-style-name="ce27"/>
        <table:table-column table:style-name="co45" table:number-columns-repeated="2" table:default-cell-style-name="ce130"/>
        <table:table-column table:style-name="co69" table:default-cell-style-name="ce125"/>
        <table:table-column table:style-name="co70" table:default-cell-style-name="ce130"/>
        <table:table-column table:style-name="co68" table:default-cell-style-name="ce130"/>
        <table:table-column table:style-name="co70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74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74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3" draw:text-style-name="P2" svg:width="6.705cm" svg:height="2.326cm" svg:x="95.135cm" svg:y="0cm" draw:caption-point-x="-0.01cm" draw:caption-point-y="0.985cm">
              <dc:creator>Aleš Daniel</dc:creator>
              <dc:date>2024-07-25T00:00:00</dc:date>
              <text:p text:style-name="P1"><text:span text:style-name="T2">Ales Daniel:</text:span></text:p>
              <text:p text:style-name="P1"><text:span text:style-name="T2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12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S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71.8334002607829" calcext:value-type="float">
            <text:p>72</text:p>
          </table:table-cell>
          <table:table-cell table:style-name="ce129" table:formula="of:=[.AP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G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J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H24]/[.BL24]" office:value-type="currency" office:currency="USD" office:value="36036.036036036" calcext:value-type="currency">
            <text:p><text:s/>$36 036 </text:p>
          </table:table-cell>
          <table:table-cell table:style-name="ce163" table:formula="of:=[.BM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T24];2))+(0.9588*[.AT24])+[.BP24]" office:value-type="currency" office:currency="GBP" office:value="2704.31624511183" calcext:value-type="currency">
            <text:p><text:s/>£2 704 </text:p>
          </table:table-cell>
          <table:table-cell table:style-name="ce23" table:formula="of:=[.BQ24]/(9600/255)" office:value-type="float" office:value="71.8334002607829" calcext:value-type="float">
            <text:p>72</text:p>
          </table:table-cell>
          <table:table-cell table:style-name="ce23" table:formula="of:=(-0.0000004497*POWER([.AT24];2))+(0.9588*[.AT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4" draw:text-style-name="P5" svg:width="2.899cm" svg:height="1.799cm" svg:x="55.298cm" svg:y="46.882cm" draw:caption-point-x="-0.61cm" draw:caption-point-y="1.51cm">
              <dc:creator>AD</dc:creator>
              <dc:date>2023-06-25T00:00:00</dc:date>
              <text:p text:style-name="P4"><text:span text:style-name="T4">38x9x11</text:span></text:p>
              <text:p text:style-name="P4"><text:span text:style-name="T4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12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12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4" draw:text-style-name="P5" svg:width="2.899cm" svg:height="1.799cm" svg:x="63.41cm" svg:y="54.422cm" draw:caption-point-x="-0.61cm" draw:caption-point-y="1.51cm">
              <dc:creator>AD</dc:creator>
              <dc:date>2023-06-14T00:00:00</dc:date>
              <text:p text:style-name="P4"><text:span text:style-name="T4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4" draw:text-style-name="P5" svg:width="2.899cm" svg:height="1.799cm" svg:x="65.479cm" svg:y="58.238cm" draw:caption-point-x="-0.61cm" draw:caption-point-y="1.51cm">
              <dc:creator>AD</dc:creator>
              <dc:date>2023-06-14T00:00:00</dc:date>
              <text:p text:style-name="P4"><text:span text:style-name="T4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49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85" office:value-type="string" calcext:value-type="string" table:number-columns-spanned="7" table:number-rows-spanned="1">
            <text:p>Prices</text:p>
          </table:table-cell>
          <table:covered-table-cell table:number-columns-repeated="6" table:style-name="ce185"/>
          <table:table-cell table:number-columns-repeated="16377"/>
        </table:table-row>
        <table:table-row table:style-name="ro8">
          <table:table-cell table:style-name="ce215"/>
          <table:table-cell table:style-name="ce216" office:value-type="string" calcext:value-type="string">
            <text:p>real cost</text:p>
          </table:table-cell>
          <table:table-cell table:style-name="ce216" office:value-type="string" calcext:value-type="string">
            <text:p>real running cost</text:p>
          </table:table-cell>
          <table:table-cell table:style-name="ce216" office:value-type="string" calcext:value-type="string">
            <text:p>game purchase</text:p>
          </table:table-cell>
          <table:table-cell table:style-name="ce216" office:value-type="string" calcext:value-type="string">
            <text:p>game running cost</text:p>
          </table:table-cell>
          <table:table-cell table:style-name="ce220" table:number-columns-repeated="2"/>
          <table:table-cell table:number-columns-repeated="16377"/>
        </table:table-row>
        <table:table-row table:style-name="ro9">
          <table:table-cell table:style-name="ce216" office:value-type="string" calcext:value-type="string">
            <text:p>Avro 504</text:p>
          </table:table-cell>
          <table:table-cell table:style-name="ce217" table:number-columns-repeated="2"/>
          <table:table-cell table:style-name="ce218" table:number-columns-repeated="2"/>
          <table:table-cell table:number-columns-repeated="2" table:style-name="ce22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16" office:value-type="string" calcext:value-type="string">
            <text:p>Nieuport-Delage NiD 29</text:p>
          </table:table-cell>
          <table:table-cell table:style-name="ce217" table:number-columns-repeated="2"/>
          <table:table-cell table:style-name="ce218" table:number-columns-repeated="2"/>
          <table:table-cell table:style-name="ce221"/>
          <table:table-cell table:style-name="ce22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Hawker Hurricane</text:p>
          </table:table-cell>
          <table:table-cell table:style-name="ce217" table:number-columns-repeated="2"/>
          <table:table-cell table:style-name="ce218" table:number-columns-repeated="2"/>
          <table:table-cell table:style-name="ce221" office:value-type="float" office:value="2" calcext:value-type="float">
            <text:p>2,0</text:p>
          </table:table-cell>
          <table:table-cell table:style-name="ce22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P-51</text:p>
          </table:table-cell>
          <table:table-cell table:style-name="ce217" table:number-columns-repeated="2"/>
          <table:table-cell table:style-name="ce218" table:number-columns-repeated="2"/>
          <table:table-cell table:style-name="ce221" office:value-type="float" office:value="3" calcext:value-type="float">
            <text:p>3,0</text:p>
          </table:table-cell>
          <table:table-cell table:style-name="ce22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-86</text:p>
          </table:table-cell>
          <table:table-cell table:style-name="ce217" office:value-type="float" office:value="350000" calcext:value-type="float">
            <text:p>350000</text:p>
          </table:table-cell>
          <table:table-cell table:style-name="ce217" office:value-type="float" office:value="400" calcext:value-type="float">
            <text:p>400</text:p>
          </table:table-cell>
          <table:table-cell table:style-name="ce218" table:number-columns-repeated="2"/>
          <table:table-cell table:style-name="ce221" office:value-type="float" office:value="5" calcext:value-type="float">
            <text:p>5,0</text:p>
          </table:table-cell>
          <table:table-cell table:style-name="ce22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-4 Phantom</text:p>
          </table:table-cell>
          <table:table-cell table:style-name="ce218" office:value-type="float" office:value="1900000" calcext:value-type="float">
            <text:p>1900000</text:p>
          </table:table-cell>
          <table:table-cell table:style-name="ce218" office:value-type="float" office:value="4000" calcext:value-type="float">
            <text:p>4000</text:p>
          </table:table-cell>
          <table:table-cell table:style-name="ce218" table:number-columns-repeated="2"/>
          <table:table-cell table:style-name="ce221" office:value-type="float" office:value="8" calcext:value-type="float">
            <text:p>8,0</text:p>
          </table:table-cell>
          <table:table-cell table:style-name="ce22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-16</text:p>
          </table:table-cell>
          <table:table-cell table:style-name="ce217" office:value-type="float" office:value="30000000" calcext:value-type="float">
            <text:p>30000000</text:p>
          </table:table-cell>
          <table:table-cell table:style-name="ce217" office:value-type="float" office:value="8000" calcext:value-type="float">
            <text:p>8000</text:p>
          </table:table-cell>
          <table:table-cell table:style-name="ce218" table:number-columns-repeated="2"/>
          <table:table-cell table:style-name="ce221" office:value-type="float" office:value="30" calcext:value-type="float">
            <text:p>30,0</text:p>
          </table:table-cell>
          <table:table-cell table:style-name="ce22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/A-18</text:p>
          </table:table-cell>
          <table:table-cell table:style-name="ce217" office:value-type="float" office:value="57000000" calcext:value-type="float">
            <text:p>57000000</text:p>
          </table:table-cell>
          <table:table-cell table:style-name="ce217" office:value-type="float" office:value="12000" calcext:value-type="float">
            <text:p>12000</text:p>
          </table:table-cell>
          <table:table-cell table:style-name="ce218" table:number-columns-repeated="2"/>
          <table:table-cell table:style-name="ce221" office:value-type="float" office:value="63" calcext:value-type="float">
            <text:p>63,0</text:p>
          </table:table-cell>
          <table:table-cell table:style-name="ce22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-35</text:p>
          </table:table-cell>
          <table:table-cell table:style-name="ce217" office:value-type="float" office:value="80000000" calcext:value-type="float">
            <text:p>80000000</text:p>
          </table:table-cell>
          <table:table-cell table:style-name="ce217" office:value-type="float" office:value="28000" calcext:value-type="float">
            <text:p>28000</text:p>
          </table:table-cell>
          <table:table-cell table:style-name="ce218" table:number-columns-repeated="2"/>
          <table:table-cell table:style-name="ce221" office:value-type="float" office:value="74" calcext:value-type="float">
            <text:p>74,0</text:p>
          </table:table-cell>
          <table:table-cell table:style-name="ce22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BAE Tempest</text:p>
          </table:table-cell>
          <table:table-cell table:style-name="ce217" table:number-columns-repeated="2"/>
          <table:table-cell table:style-name="ce218" table:number-columns-repeated="2"/>
          <table:table-cell table:style-name="ce221" table:formula="of:=[.D12]/2734.37" office:value-type="float" office:value="0" calcext:value-type="float">
            <text:p>0,0</text:p>
          </table:table-cell>
          <table:table-cell table:style-name="ce22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-104</text:p>
          </table:table-cell>
          <table:table-cell table:style-name="ce217" table:number-columns-repeated="2"/>
          <table:table-cell table:style-name="ce218" table:number-columns-repeated="2"/>
          <table:table-cell table:style-name="ce221" table:formula="of:=[.D13]/2734.37" office:value-type="float" office:value="0" calcext:value-type="float">
            <text:p>0,0</text:p>
          </table:table-cell>
          <table:table-cell table:style-name="ce22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MiG-15</text:p>
          </table:table-cell>
          <table:table-cell table:style-name="ce218" table:number-columns-repeated="4"/>
          <table:table-cell table:style-name="ce221" table:formula="of:=[.D14]/2734.37" office:value-type="float" office:value="0" calcext:value-type="float">
            <text:p>0,0</text:p>
          </table:table-cell>
          <table:table-cell table:style-name="ce22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MiG-19</text:p>
          </table:table-cell>
          <table:table-cell table:style-name="ce218" table:number-columns-repeated="4"/>
          <table:table-cell table:style-name="ce221" table:formula="of:=[.D15]/2734.37" office:value-type="float" office:value="0" calcext:value-type="float">
            <text:p>0,0</text:p>
          </table:table-cell>
          <table:table-cell table:style-name="ce22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MiG-29</text:p>
          </table:table-cell>
          <table:table-cell table:style-name="ce218" table:number-columns-repeated="4"/>
          <table:table-cell table:style-name="ce221" table:formula="of:=[.D16]/2734.37" office:value-type="float" office:value="0" calcext:value-type="float">
            <text:p>0,0</text:p>
          </table:table-cell>
          <table:table-cell table:style-name="ce22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Su-30</text:p>
          </table:table-cell>
          <table:table-cell table:style-name="ce218" table:number-columns-repeated="4"/>
          <table:table-cell table:style-name="ce221" table:formula="of:=[.D17]/2734.37" office:value-type="float" office:value="0" calcext:value-type="float">
            <text:p>0,0</text:p>
          </table:table-cell>
          <table:table-cell table:style-name="ce22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okker Dr.I</text:p>
          </table:table-cell>
          <table:table-cell table:style-name="ce218" table:number-columns-repeated="4"/>
          <table:table-cell table:style-name="ce221" table:formula="of:=[.D18]/2734.37" office:value-type="float" office:value="0" calcext:value-type="float">
            <text:p>0,0</text:p>
          </table:table-cell>
          <table:table-cell table:style-name="ce22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Polikarpov I-15</text:p>
          </table:table-cell>
          <table:table-cell table:style-name="ce218" table:number-columns-repeated="4"/>
          <table:table-cell table:style-name="ce221" table:formula="of:=[.D19]/2734.37" office:value-type="float" office:value="0" calcext:value-type="float">
            <text:p>0,0</text:p>
          </table:table-cell>
          <table:table-cell table:style-name="ce22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Polikarpov I-16</text:p>
          </table:table-cell>
          <table:table-cell table:style-name="ce218" table:number-columns-repeated="4"/>
          <table:table-cell table:style-name="ce221" table:formula="of:=[.D20]/2734.37" office:value-type="float" office:value="0" calcext:value-type="float">
            <text:p>0,0</text:p>
          </table:table-cell>
          <table:table-cell table:style-name="ce22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Yak-9</text:p>
          </table:table-cell>
          <table:table-cell table:style-name="ce218" table:number-columns-repeated="4"/>
          <table:table-cell table:style-name="ce221" table:formula="of:=[.D21]/2734.37" office:value-type="float" office:value="0" calcext:value-type="float">
            <text:p>0,0</text:p>
          </table:table-cell>
          <table:table-cell table:style-name="ce22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Mirage III</text:p>
          </table:table-cell>
          <table:table-cell table:style-name="ce218" table:number-columns-repeated="4"/>
          <table:table-cell table:style-name="ce221" table:formula="of:=[.D22]/2734.37" office:value-type="float" office:value="0" calcext:value-type="float">
            <text:p>0,0</text:p>
          </table:table-cell>
          <table:table-cell table:style-name="ce22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Mirage 2000</text:p>
          </table:table-cell>
          <table:table-cell table:style-name="ce218" table:number-columns-repeated="4"/>
          <table:table-cell table:style-name="ce221" table:formula="of:=[.D23]/2734.37" office:value-type="float" office:value="0" calcext:value-type="float">
            <text:p>0,0</text:p>
          </table:table-cell>
          <table:table-cell table:style-name="ce22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JAS-39</text:p>
          </table:table-cell>
          <table:table-cell table:style-name="ce218" table:number-columns-repeated="4"/>
          <table:table-cell table:style-name="ce221" table:formula="of:=[.D24]/2734.37" office:value-type="float" office:value="0" calcext:value-type="float">
            <text:p>0,0</text:p>
          </table:table-cell>
          <table:table-cell table:style-name="ce22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Su-57</text:p>
          </table:table-cell>
          <table:table-cell table:style-name="ce218" table:number-columns-repeated="4"/>
          <table:table-cell table:style-name="ce221" table:formula="of:=[.D25]/2734.37" office:value-type="float" office:value="0" calcext:value-type="float">
            <text:p>0,0</text:p>
          </table:table-cell>
          <table:table-cell table:style-name="ce22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Rafale</text:p>
          </table:table-cell>
          <table:table-cell table:style-name="ce218" table:number-columns-repeated="4"/>
          <table:table-cell table:style-name="ce221" table:formula="of:=[.D26]/2734.37" office:value-type="float" office:value="0" calcext:value-type="float">
            <text:p>0,0</text:p>
          </table:table-cell>
          <table:table-cell table:style-name="ce22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RQ-4</text:p>
          </table:table-cell>
          <table:table-cell table:style-name="ce218" office:value-type="float" office:value="61000000" calcext:value-type="float">
            <text:p>61000000</text:p>
          </table:table-cell>
          <table:table-cell table:style-name="ce218" office:value-type="float" office:value="11000" calcext:value-type="float">
            <text:p>11000</text:p>
          </table:table-cell>
          <table:table-cell table:style-name="ce218" table:number-columns-repeated="2"/>
          <table:table-cell table:style-name="ce221" office:value-type="float" office:value="67" calcext:value-type="float">
            <text:p>67,0</text:p>
          </table:table-cell>
          <table:table-cell table:style-name="ce22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15"/>
          <table:table-cell table:style-name="ce219" table:number-columns-repeated="4"/>
          <table:table-cell table:style-name="ce222" table:formula="of:=[.D28]/2734.37" office:value-type="float" office:value="0" calcext:value-type="float">
            <text:p>0,0</text:p>
          </table:table-cell>
          <table:table-cell table:style-name="ce22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Ju52</text:p>
          </table:table-cell>
          <table:table-cell table:style-name="ce218" table:number-columns-repeated="2"/>
          <table:table-cell table:style-name="ce218" office:value-type="float" office:value="28710" calcext:value-type="float">
            <text:p>28710</text:p>
          </table:table-cell>
          <table:table-cell table:style-name="ce218" office:value-type="float" office:value="2390" calcext:value-type="float">
            <text:p>2390</text:p>
          </table:table-cell>
          <table:table-cell table:style-name="ce221" table:formula="of:=[.D29]/2734.37" office:value-type="float" office:value="10.4996763422653" calcext:value-type="float">
            <text:p>10,5</text:p>
          </table:table-cell>
          <table:table-cell table:style-name="ce22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DC-3</text:p>
          </table:table-cell>
          <table:table-cell table:style-name="ce218" office:value-type="float" office:value="70000" calcext:value-type="float">
            <text:p>70000</text:p>
          </table:table-cell>
          <table:table-cell table:style-name="ce218"/>
          <table:table-cell table:style-name="ce218" office:value-type="float" office:value="30761" calcext:value-type="float">
            <text:p>30761</text:p>
          </table:table-cell>
          <table:table-cell table:style-name="ce218" office:value-type="float" office:value="2756" calcext:value-type="float">
            <text:p>2756</text:p>
          </table:table-cell>
          <table:table-cell table:style-name="ce221" table:formula="of:=[.D30]/2734.37" office:value-type="float" office:value="11.2497577138427" calcext:value-type="float">
            <text:p>11,2</text:p>
          </table:table-cell>
          <table:table-cell table:style-name="ce22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BAe146</text:p>
          </table:table-cell>
          <table:table-cell table:style-name="ce218" table:number-columns-repeated="2"/>
          <table:table-cell table:style-name="ce218" office:value-type="float" office:value="32812" calcext:value-type="float">
            <text:p>32812</text:p>
          </table:table-cell>
          <table:table-cell table:style-name="ce218" office:value-type="float" office:value="3515" calcext:value-type="float">
            <text:p>3515</text:p>
          </table:table-cell>
          <table:table-cell table:style-name="ce221" table:formula="of:=[.D31]/2734.37" office:value-type="float" office:value="11.99983908542" calcext:value-type="float">
            <text:p>12,0</text:p>
          </table:table-cell>
          <table:table-cell table:style-name="ce22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Fokker 100</text:p>
          </table:table-cell>
          <table:table-cell table:style-name="ce218" office:value-type="float" office:value="20000000" calcext:value-type="float">
            <text:p>20000000</text:p>
          </table:table-cell>
          <table:table-cell table:style-name="ce218" office:value-type="float" office:value="6000" calcext:value-type="float">
            <text:p>6000</text:p>
          </table:table-cell>
          <table:table-cell table:style-name="ce218" office:value-type="float" office:value="34863" calcext:value-type="float">
            <text:p>34863</text:p>
          </table:table-cell>
          <table:table-cell table:style-name="ce218" office:value-type="float" office:value="4078" calcext:value-type="float">
            <text:p>4078</text:p>
          </table:table-cell>
          <table:table-cell table:style-name="ce221" table:formula="of:=[.D32]/2734.37" office:value-type="float" office:value="12.7499204569974" calcext:value-type="float">
            <text:p>12,7</text:p>
          </table:table-cell>
          <table:table-cell table:style-name="ce22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Boeing 727</text:p>
          </table:table-cell>
          <table:table-cell table:style-name="ce218" office:value-type="float" office:value="22000000" calcext:value-type="float">
            <text:p>22000000</text:p>
          </table:table-cell>
          <table:table-cell table:style-name="ce218" office:value-type="float" office:value="12000" calcext:value-type="float">
            <text:p>12000</text:p>
          </table:table-cell>
          <table:table-cell table:style-name="ce218" office:value-type="float" office:value="36919" calcext:value-type="float">
            <text:p>36919</text:p>
          </table:table-cell>
          <table:table-cell table:style-name="ce218" office:value-type="float" office:value="6750" calcext:value-type="float">
            <text:p>6750</text:p>
          </table:table-cell>
          <table:table-cell table:style-name="ce221" table:formula="of:=[.D33]/2734.37" office:value-type="float" office:value="13.501830403347" calcext:value-type="float">
            <text:p>13,5</text:p>
          </table:table-cell>
          <table:table-cell table:style-name="ce22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Boeing 747</text:p>
          </table:table-cell>
          <table:table-cell table:style-name="ce218" office:value-type="float" office:value="26000000" calcext:value-type="float">
            <text:p>26000000</text:p>
          </table:table-cell>
          <table:table-cell table:style-name="ce218" office:value-type="float" office:value="28000" calcext:value-type="float">
            <text:p>28000</text:p>
          </table:table-cell>
          <table:table-cell table:style-name="ce218" office:value-type="float" office:value="61523" calcext:value-type="float">
            <text:p>61523</text:p>
          </table:table-cell>
          <table:table-cell table:style-name="ce218" office:value-type="float" office:value="7115" calcext:value-type="float">
            <text:p>7115</text:p>
          </table:table-cell>
          <table:table-cell table:style-name="ce221" table:formula="of:=[.D34]/2734.37" office:value-type="float" office:value="22.4998811426398" calcext:value-type="float">
            <text:p>22,5</text:p>
          </table:table-cell>
          <table:table-cell table:style-name="ce22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Airbus A330</text:p>
          </table:table-cell>
          <table:table-cell table:style-name="ce218" office:value-type="float" office:value="40000000" calcext:value-type="float">
            <text:p>40000000</text:p>
          </table:table-cell>
          <table:table-cell table:style-name="ce218" office:value-type="float" office:value="28000" calcext:value-type="float">
            <text:p>28000</text:p>
          </table:table-cell>
          <table:table-cell table:style-name="ce218" office:value-type="float" office:value="53320" calcext:value-type="float">
            <text:p>53320</text:p>
          </table:table-cell>
          <table:table-cell table:style-name="ce218" office:value-type="float" office:value="5906" calcext:value-type="float">
            <text:p>5906</text:p>
          </table:table-cell>
          <table:table-cell table:style-name="ce221" table:formula="of:=[.D35]/2734.37" office:value-type="float" office:value="19.4999213712848" calcext:value-type="float">
            <text:p>19,5</text:p>
          </table:table-cell>
          <table:table-cell table:style-name="ce22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16" office:value-type="string" calcext:value-type="string">
            <text:p>Concorde</text:p>
          </table:table-cell>
          <table:table-cell table:style-name="ce218" office:value-type="float" office:value="65000000" calcext:value-type="float">
            <text:p>65000000</text:p>
          </table:table-cell>
          <table:table-cell table:style-name="ce218"/>
          <table:table-cell table:style-name="ce218" office:value-type="float" office:value="153808" calcext:value-type="float">
            <text:p>153808</text:p>
          </table:table-cell>
          <table:table-cell table:style-name="ce218" office:value-type="float" office:value="7031" calcext:value-type="float">
            <text:p>7031</text:p>
          </table:table-cell>
          <table:table-cell table:style-name="ce221" table:formula="of:=[.D36]/2734.37" office:value-type="float" office:value="56.2498857140767" calcext:value-type="float">
            <text:p>56,2</text:p>
          </table:table-cell>
          <table:table-cell table:style-name="ce22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15"/>
          <table:table-cell table:style-name="ce218" table:number-columns-repeated="4"/>
          <table:table-cell table:style-name="ce221" table:number-columns-repeated="2"/>
          <table:table-cell table:number-columns-repeated="16377"/>
        </table:table-row>
        <table:table-row table:style-name="ro5">
          <table:table-cell table:style-name="ce215"/>
          <table:table-cell table:style-name="ce218" office:value-type="float" office:value="2734" calcext:value-type="float">
            <text:p>2734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table:number-columns-repeated="2"/>
          <table:table-cell table:style-name="ce221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2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26"/>
          <table:table-cell table:number-columns-repeated="16320"/>
        </table:table-row>
        <table:table-row table:style-name="ro2">
          <table:table-cell table:style-name="ce224"/>
          <table:table-cell table:style-name="ce225" office:value-type="string" calcext:value-type="string">
            <text:p>State</text:p>
          </table:table-cell>
          <table:table-cell table:style-name="ce225" office:value-type="string" calcext:value-type="string">
            <text:p>GRF Version planned</text:p>
          </table:table-cell>
          <table:table-cell table:style-name="ce225" office:value-type="string" calcext:value-type="string">
            <text:p>Type</text:p>
          </table:table-cell>
          <table:table-cell table:style-name="ce225" office:value-type="string" calcext:value-type="string">
            <text:p>ID</text:p>
          </table:table-cell>
          <table:table-cell table:style-name="ce225" office:value-type="string" calcext:value-type="string">
            <text:p>STR ID</text:p>
          </table:table-cell>
          <table:table-cell table:style-name="ce225" office:value-type="string" calcext:value-type="string">
            <text:p>Introduction date</text:p>
          </table:table-cell>
          <table:table-cell table:style-name="ce225" office:value-type="string" calcext:value-type="string">
            <text:p>Model life</text:p>
          </table:table-cell>
          <table:table-cell table:style-name="ce225" office:value-type="string" calcext:value-type="string">
            <text:p>Vehicle life</text:p>
          </table:table-cell>
          <table:table-cell table:style-name="ce225" office:value-type="string" calcext:value-type="string">
            <text:p>Loading speed</text:p>
          </table:table-cell>
          <table:table-cell table:style-name="ce225" office:value-type="string" calcext:value-type="string">
            <text:p>Cost factor orig</text:p>
          </table:table-cell>
          <table:table-cell table:style-name="ce225" office:value-type="string" calcext:value-type="string">
            <text:p>Running cost orig</text:p>
          </table:table-cell>
          <table:table-cell table:style-name="ce225" office:value-type="string" calcext:value-type="string">
            <text:p>Speed kmh</text:p>
          </table:table-cell>
          <table:table-cell table:style-name="ce225" office:value-type="string" calcext:value-type="string">
            <text:p>Range</text:p>
          </table:table-cell>
          <table:table-cell table:style-name="ce225" office:value-type="string" calcext:value-type="string">
            <text:p>Refit cost</text:p>
          </table:table-cell>
          <table:table-cell table:style-name="ce225" office:value-type="string" calcext:value-type="string">
            <text:p>Acceleration</text:p>
          </table:table-cell>
          <table:table-cell table:style-name="ce225" office:value-type="string" calcext:value-type="string">
            <text:p>Passenger capacity</text:p>
          </table:table-cell>
          <table:table-cell table:style-name="ce225" office:value-type="string" calcext:value-type="string">
            <text:p>Mail capacity</text:p>
          </table:table-cell>
          <table:table-cell table:style-name="ce225" office:value-type="string" calcext:value-type="string">
            <text:p>Sound type</text:p>
          </table:table-cell>
          <table:table-cell table:style-name="ce225" office:value-type="string" calcext:value-type="string">
            <text:p>Passanger capacity callback</text:p>
          </table:table-cell>
          <table:table-cell table:style-name="ce225" office:value-type="string" calcext:value-type="string">
            <text:p>Mail capacity callback</text:p>
          </table:table-cell>
          <table:table-cell table:style-name="ce225" office:value-type="string" calcext:value-type="string">
            <text:p>Price </text:p>
          </table:table-cell>
          <table:table-cell table:style-name="ce225" office:value-type="string" calcext:value-type="string">
            <text:p>Running cost</text:p>
          </table:table-cell>
          <table:table-cell table:style-name="ce225" office:value-type="string" calcext:value-type="string">
            <text:p>Purchase Price 0.6.0</text:p>
          </table:table-cell>
          <table:table-cell table:style-name="ce225" office:value-type="string" calcext:value-type="string">
            <text:p>Running Cost New 0.6.0</text:p>
          </table:table-cell>
          <table:table-cell table:style-name="ce225" office:value-type="string" calcext:value-type="string">
            <text:p>Price Calculated</text:p>
          </table:table-cell>
          <table:table-cell table:style-name="ce225" office:value-type="string" calcext:value-type="string">
            <text:p>Length pixels</text:p>
          </table:table-cell>
          <table:table-cell table:style-name="ce225" office:value-type="string" calcext:value-type="string">
            <text:p>Wingspan pixels</text:p>
          </table:table-cell>
          <table:table-cell table:style-name="ce225" office:value-type="string" calcext:value-type="string">
            <text:p>Height pixels</text:p>
          </table:table-cell>
          <table:table-cell table:style-name="ce225" office:value-type="string" calcext:value-type="string">
            <text:p>Capacity</text:p>
          </table:table-cell>
          <table:table-cell table:style-name="ce225" office:value-type="string" calcext:value-type="string">
            <text:p>Built</text:p>
          </table:table-cell>
          <table:table-cell table:style-name="ce225" office:value-type="string" calcext:value-type="string">
            <text:p>Length</text:p>
          </table:table-cell>
          <table:table-cell table:style-name="ce225" office:value-type="string" calcext:value-type="string">
            <text:p>Wingspan</text:p>
          </table:table-cell>
          <table:table-cell table:style-name="ce225" office:value-type="string" calcext:value-type="string">
            <text:p>Height</text:p>
          </table:table-cell>
          <table:table-cell table:style-name="ce225" office:value-type="string" calcext:value-type="string">
            <text:p>Real price</text:p>
          </table:table-cell>
          <table:table-cell table:style-name="ce225" office:value-type="string" calcext:value-type="string">
            <text:p>Maintenance cost</text:p>
          </table:table-cell>
          <table:table-cell table:style-name="ce225" office:value-type="string" calcext:value-type="string">
            <text:p>Real running cost</text:p>
          </table:table-cell>
          <table:table-cell table:style-name="ce225" office:value-type="string" calcext:value-type="string">
            <text:p>Real range full load in km</text:p>
          </table:table-cell>
          <table:table-cell table:style-name="ce225" office:value-type="string" calcext:value-type="string">
            <text:p>MTOW</text:p>
          </table:table-cell>
          <table:table-cell table:style-name="ce225" office:value-type="string" calcext:value-type="string">
            <text:p>Empty Weight</text:p>
          </table:table-cell>
          <table:table-cell table:style-name="ce225" office:value-type="string" calcext:value-type="string">
            <text:p>Cargo in kgs</text:p>
          </table:table-cell>
          <table:table-cell table:style-name="ce225" office:value-type="string" calcext:value-type="string">
            <text:p>Fuel Weight in kgs</text:p>
          </table:table-cell>
          <table:table-cell table:style-name="ce225" office:value-type="string" calcext:value-type="string">
            <text:p>Fuel Usage</text:p>
          </table:table-cell>
          <table:table-cell table:style-name="ce225" office:value-type="string" calcext:value-type="string">
            <text:p>Needed Crew</text:p>
          </table:table-cell>
          <table:table-cell table:style-name="ce225" office:value-type="string" calcext:value-type="string">
            <text:p>Aircraft generation / Complexity</text:p>
          </table:table-cell>
          <table:table-cell table:style-name="ce225" office:value-type="string" calcext:value-type="string">
            <text:p>Fuel Usage Cost</text:p>
          </table:table-cell>
          <table:table-cell table:style-name="ce225" office:value-type="string" calcext:value-type="string">
            <text:p>MTOW Cost</text:p>
          </table:table-cell>
          <table:table-cell table:style-name="ce225" office:value-type="string" calcext:value-type="string">
            <text:p>Crew Cost</text:p>
          </table:table-cell>
          <table:table-cell table:style-name="ce225" office:value-type="string" calcext:value-type="string">
            <text:p>Modernization</text:p>
          </table:table-cell>
          <table:table-cell table:style-name="ce225" office:value-type="string" calcext:value-type="string">
            <text:p>Algorithm Running Cost</text:p>
          </table:table-cell>
          <table:table-cell table:style-name="ce225" office:value-type="string" calcext:value-type="string">
            <text:p>Running Cost Index from Alg</text:p>
          </table:table-cell>
          <table:table-cell table:style-name="ce225" office:value-type="string" calcext:value-type="string">
            <text:p>Real Unit Cost in USD</text:p>
          </table:table-cell>
          <table:table-cell table:style-name="ce225" office:value-type="string" calcext:value-type="string">
            <text:p>Set Unit Cost in USD</text:p>
          </table:table-cell>
          <table:table-cell table:style-name="ce225" office:value-type="string" calcext:value-type="string">
            <text:p>Game Unit Cost</text:p>
          </table:table-cell>
          <table:table-cell table:style-name="ce225" office:value-type="string" calcext:value-type="string">
            <text:p>Unit Cost index</text:p>
          </table:table-cell>
          <table:table-cell table:style-name="ce225" office:value-type="string" calcext:value-type="string">
            <text:p>Year</text:p>
          </table:table-cell>
          <table:table-cell table:style-name="ce225" office:value-type="string" calcext:value-type="string">
            <office:annotation draw:style-name="gr3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25" office:value-type="string" calcext:value-type="string">
            <text:p>Normalized Unit Cost</text:p>
          </table:table-cell>
          <table:table-cell table:style-name="ce225" office:value-type="string" calcext:value-type="string">
            <text:p>Game Unit Cost Normalized</text:p>
          </table:table-cell>
          <table:table-cell table:style-name="ce225" office:value-type="string" calcext:value-type="string">
            <text:p>Unit Cost Index Normalized</text:p>
          </table:table-cell>
          <table:table-cell table:style-name="ce225" office:value-type="string" calcext:value-type="string">
            <text:p>Modernization Normalized</text:p>
          </table:table-cell>
          <table:table-cell table:style-name="ce225" office:value-type="string" calcext:value-type="string">
            <text:p>Running Cost Normalized</text:p>
          </table:table-cell>
          <table:table-cell table:style-name="ce225" office:value-type="string" calcext:value-type="string">
            <text:p>Unit Running Cost Index Normalized</text:p>
          </table:table-cell>
          <table:table-cell table:style-name="ce22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225" office:value-type="string" calcext:value-type="string">
            <text:p>Aero A-304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B</text:p>
          </table:table-cell>
          <table:table-cell table:style-name="ce229" office:value-type="string" calcext:value-type="string">
            <text:p>aero_a304</text:p>
          </table:table-cell>
          <table:table-cell table:style-name="ce229" office:value-type="string" calcext:value-type="string">
            <text:p>AERO_A304</text:p>
          </table:table-cell>
          <table:table-cell table:style-name="ce231" office:value-type="date" office:date-value="1937-07-01" calcext:value-type="date">
            <text:p>1937-07-01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322" calcext:value-type="float">
            <text:p>322</text:p>
          </table:table-cell>
          <table:table-cell table:style-name="ce233" table:formula="of:=[.AL3]/5" office:value-type="float" office:value="240" calcext:value-type="float">
            <text:p>2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12" calcext:value-type="float">
            <text:p>12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3]*2)/(9600/255)" office:value-type="float" office:value="79.6875" calcext:value-type="float">
            <text:p>80</text:p>
          </table:table-cell>
          <table:table-cell table:style-name="ce233" table:formula="of:=[.BH3]" office:value-type="float" office:value="1" calcext:value-type="float">
            <text:p>1</text:p>
          </table:table-cell>
          <table:table-cell table:style-name="ce233" table:formula="of:=[.BK3]" office:value-type="float" office:value="111.339209375309" calcext:value-type="float">
            <text:p>111</text:p>
          </table:table-cell>
          <table:table-cell table:style-name="ce236" table:formula="of:=[.AI3]/100/(700000/255)" office:value-type="float" office:value="0.546428571428572" calcext:value-type="float">
            <text:p>1</text:p>
          </table:table-cell>
          <table:table-cell table:style-name="ce237" table:formula="of:=1.28*[.AF3]" office:value-type="float" office:value="16.896" calcext:value-type="float">
            <text:p>16,9</text:p>
          </table:table-cell>
          <table:table-cell table:style-name="ce237" table:formula="of:=1.28*[.AG3]" office:value-type="float" office:value="24.576" calcext:value-type="float">
            <text:p>24,6</text:p>
          </table:table-cell>
          <table:table-cell table:style-name="ce237" table:formula="of:=1.28*[.AH3]" office:value-type="float" office:value="4.352" calcext:value-type="float">
            <text:p>4,4</text:p>
          </table:table-cell>
          <table:table-cell table:style-name="ce238" office:value-type="float" office:value="6" calcext:value-type="float">
            <text:p>6</text:p>
          </table:table-cell>
          <table:table-cell table:style-name="ce233" office:value-type="float" office:value="19" calcext:value-type="float">
            <text:p>19</text:p>
          </table:table-cell>
          <table:table-cell table:style-name="ce228" office:value-type="float" office:value="13.2" calcext:value-type="float">
            <text:p>13,2</text:p>
          </table:table-cell>
          <table:table-cell table:style-name="ce228" office:value-type="float" office:value="19.2" calcext:value-type="float">
            <text:p>19,2</text:p>
          </table:table-cell>
          <table:table-cell table:style-name="ce228" office:value-type="float" office:value="3.4" calcext:value-type="float">
            <text:p>3,4</text:p>
          </table:table-cell>
          <table:table-cell table:style-name="ce236" office:value-type="float" office:value="150000" calcext:value-type="float">
            <text:p>150 000</text:p>
          </table:table-cell>
          <table:table-cell table:style-name="ce236" office:value-type="float" office:value="1500" calcext:value-type="float">
            <text:p>1 500</text:p>
          </table:table-cell>
          <table:table-cell table:style-name="ce236"/>
          <table:table-cell table:style-name="ce238" office:value-type="float" office:value="1200" calcext:value-type="float">
            <text:p>1200</text:p>
          </table:table-cell>
          <table:table-cell table:style-name="ce238" office:value-type="float" office:value="4365" calcext:value-type="float">
            <text:p>4365</text:p>
          </table:table-cell>
          <table:table-cell table:style-name="ce238" office:value-type="float" office:value="3020" calcext:value-type="float">
            <text:p>3020</text:p>
          </table:table-cell>
          <table:table-cell table:style-name="ce238" table:formula="of:=300+(85*[.AR3])" office:value-type="float" office:value="555" calcext:value-type="float">
            <text:p>555</text:p>
          </table:table-cell>
          <table:table-cell table:style-name="ce238" table:formula="of:=[.AM3]-[.AO3]-[.AN3]" office:value-type="float" office:value="790" calcext:value-type="float">
            <text:p>790</text:p>
          </table:table-cell>
          <table:table-cell table:style-name="ce238" table:formula="of:=([.AP3]/0.8)/([.AL3]/1.852)*54" office:value-type="float" office:value="82.29825" calcext:value-type="float">
            <text:p>8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" calcext:value-type="float">
            <text:p>1</text:p>
          </table:table-cell>
          <table:table-cell table:style-name="ce239" table:formula="of:=[.AQ3]*0.673*54" office:value-type="currency" office:currency="GBP" office:value="2990.8830015" calcext:value-type="currency">
            <text:p><text:s/>£2 991 </text:p>
          </table:table-cell>
          <table:table-cell table:style-name="ce239" table:formula="of:=[.AM3]/5" office:value-type="currency" office:currency="GBP" office:value="873" calcext:value-type="currency">
            <text:p><text:s/>£873 </text:p>
          </table:table-cell>
          <table:table-cell table:style-name="ce239" table:formula="of:=[.AR3]*([.AS3]*1.3*300)" office:value-type="currency" office:currency="GBP" office:value="1170" calcext:value-type="currency">
            <text:p><text:s/>£1 170 </text:p>
          </table:table-cell>
          <table:table-cell table:style-name="ce239" table:formula="of:=([.BB3]*3/100)" office:value-type="currency" office:currency="GBP" office:value="88.0311" calcext:value-type="currency">
            <text:p><text:s/>£88 </text:p>
          </table:table-cell>
          <table:table-cell table:style-name="ce23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38" table:formula="of:=[.AX3]/(9600/255)" office:value-type="float" office:value="136.050843321094" calcext:value-type="float">
            <text:p>136</text:p>
          </table:table-cell>
          <table:table-cell table:style-name="ce240"/>
          <table:table-cell table:style-name="ce236" office:value-type="float" office:value="20000" calcext:value-type="float">
            <text:p>20 000</text:p>
          </table:table-cell>
          <table:table-cell table:style-name="ce239" table:formula="of:=([.BA3]/2/50)+2734.37" office:value-type="currency" office:currency="GBP" office:value="2934.37" calcext:value-type="currency">
            <text:p><text:s/>£2 934 </text:p>
          </table:table-cell>
          <table:table-cell table:style-name="ce238" table:formula="of:=[.BB3]/2734.37" office:value-type="float" office:value="1.07314299089004" calcext:value-type="float">
            <text:p>1</text:p>
          </table:table-cell>
          <table:table-cell table:style-name="ce231" table:formula="of:=[.G3]" office:value-type="date" office:date-value="1937-07-01" calcext:value-type="date">
            <text:p>1937-07-01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3]/[.BE3]" office:value-type="currency" office:currency="USD" office:value="20000" calcext:value-type="currency">
            <text:p><text:s/>$20 000 </text:p>
          </table:table-cell>
          <table:table-cell table:style-name="ce239" table:formula="of:=[.BF3]/10/2" office:value-type="currency" office:currency="GBP" office:value="1000" calcext:value-type="currency">
            <text:p><text:s/>£1 000 </text:p>
          </table:table-cell>
          <table:table-cell table:style-name="ce233" table:formula="of:=ROUNDUP([.BG3]/2734.37;0)" office:value-type="float" office:value="1" calcext:value-type="float">
            <text:p>1</text:p>
          </table:table-cell>
          <table:table-cell table:style-name="ce239" table:formula="of:=[.BG3]*1.5/100" office:value-type="currency" office:currency="GBP" office:value="15" calcext:value-type="currency">
            <text:p><text:s/>£15 </text:p>
          </table:table-cell>
          <table:table-cell table:style-name="ce23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33" table:formula="of:=[.BJ3]/(9600/255)" office:value-type="float" office:value="111.339209375309" calcext:value-type="float">
            <text:p>111</text:p>
          </table:table-cell>
          <table:table-cell table:style-name="ce23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Douglas C-74 Globemaster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C</text:p>
          </table:table-cell>
          <table:table-cell table:style-name="ce229" office:value-type="string" calcext:value-type="string">
            <text:p>c74</text:p>
          </table:table-cell>
          <table:table-cell table:style-name="ce229" office:value-type="string" calcext:value-type="string">
            <text:p>C74</text:p>
          </table:table-cell>
          <table:table-cell table:style-name="ce232" office:value-type="date" office:date-value="1945-09-05" calcext:value-type="date">
            <text:p>1945-09-05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2" table:style-name="ce233" office:value-type="float" office:value="15" calcext:value-type="float">
            <text:p>1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528" calcext:value-type="float">
            <text:p>528</text:p>
          </table:table-cell>
          <table:table-cell table:style-name="ce233" table:formula="of:=[.AL4]/5" office:value-type="float" office:value="1100" calcext:value-type="float">
            <text:p>11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7" calcext:value-type="float">
            <text:p>27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200" calcext:value-type="float">
            <text:p>200</text:p>
          </table:table-cell>
          <table:table-cell table:style-name="ce234" office:value-type="float" office:value="4" calcext:value-type="float">
            <text:p>4</text:p>
          </table:table-cell>
          <table:table-cell table:style-name="ce235" table:formula="of:=([.AJ4]*2)/(9600/255)" office:value-type="float" office:value="212.5" calcext:value-type="float">
            <text:p>213</text:p>
          </table:table-cell>
          <table:table-cell table:style-name="ce233" table:formula="of:=[.BH4]" office:value-type="float" office:value="18" calcext:value-type="float">
            <text:p>18</text:p>
          </table:table-cell>
          <table:table-cell table:style-name="ce233" table:formula="of:=[.BK4]" office:value-type="float" office:value="1932.85804975602" calcext:value-type="float">
            <text:p>1933</text:p>
          </table:table-cell>
          <table:table-cell table:style-name="ce236" table:formula="of:=[.AI4]/100/(700000/255)" office:value-type="float" office:value="3.64285714285714" calcext:value-type="float">
            <text:p>4</text:p>
          </table:table-cell>
          <table:table-cell table:style-name="ce237" table:formula="of:=1.67*[.AF4]/2" office:value-type="float" office:value="31.563" calcext:value-type="float">
            <text:p>31,6</text:p>
          </table:table-cell>
          <table:table-cell table:style-name="ce237" table:formula="of:=1.67*[.AG4]/2" office:value-type="float" office:value="44.088" calcext:value-type="float">
            <text:p>44,1</text:p>
          </table:table-cell>
          <table:table-cell table:style-name="ce237" table:formula="of:=1.67*[.AH4]/2" office:value-type="float" office:value="11.1389" calcext:value-type="float">
            <text:p>11,1</text:p>
          </table:table-cell>
          <table:table-cell table:style-name="ce238" office:value-type="float" office:value="13" calcext:value-type="float">
            <text:p>13</text:p>
          </table:table-cell>
          <table:table-cell table:style-name="ce233"/>
          <table:table-cell table:style-name="ce228" office:value-type="float" office:value="37.8" calcext:value-type="float">
            <text:p>37,8</text:p>
          </table:table-cell>
          <table:table-cell table:style-name="ce228" office:value-type="float" office:value="52.8" calcext:value-type="float">
            <text:p>52,8</text:p>
          </table:table-cell>
          <table:table-cell table:style-name="ce228" office:value-type="float" office:value="13.34" calcext:value-type="float">
            <text:p>13,34</text:p>
          </table:table-cell>
          <table:table-cell table:style-name="ce236" office:value-type="float" office:value="1000000" calcext:value-type="float">
            <text:p>1 000 000</text:p>
          </table:table-cell>
          <table:table-cell table:style-name="ce236" office:value-type="float" office:value="4000" calcext:value-type="float">
            <text:p>4 000</text:p>
          </table:table-cell>
          <table:table-cell table:style-name="ce236"/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78018" calcext:value-type="float">
            <text:p>78018</text:p>
          </table:table-cell>
          <table:table-cell table:style-name="ce238" office:value-type="float" office:value="39087" calcext:value-type="float">
            <text:p>39087</text:p>
          </table:table-cell>
          <table:table-cell table:style-name="ce238" office:value-type="float" office:value="21840" calcext:value-type="float">
            <text:p>21840</text:p>
          </table:table-cell>
          <table:table-cell table:style-name="ce238" table:formula="of:=[.AM4]-[.AO4]-[.AN4]" office:value-type="float" office:value="17091" calcext:value-type="float">
            <text:p>17091</text:p>
          </table:table-cell>
          <table:table-cell table:style-name="ce238" table:formula="of:=([.AP4]/0.8)/([.AL4]/1.852)*54" office:value-type="float" office:value="388.462892727273" calcext:value-type="float">
            <text:p>388</text:p>
          </table:table-cell>
          <table:table-cell table:style-name="ce238" office:value-type="float" office:value="13" calcext:value-type="float">
            <text:p>13</text:p>
          </table:table-cell>
          <table:table-cell table:style-name="ce238" office:value-type="float" office:value="1" calcext:value-type="float">
            <text:p>1</text:p>
          </table:table-cell>
          <table:table-cell table:style-name="ce23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39" table:formula="of:=[.AM4]/5" office:value-type="currency" office:currency="GBP" office:value="15603.6" calcext:value-type="currency">
            <text:p><text:s/>£15 604 </text:p>
          </table:table-cell>
          <table:table-cell table:style-name="ce239" table:formula="of:=[.AR4]*([.AS4]*1.3*300)" office:value-type="currency" office:currency="GBP" office:value="5070" calcext:value-type="currency">
            <text:p><text:s/>£5 070 </text:p>
          </table:table-cell>
          <table:table-cell table:style-name="ce239" table:formula="of:=([.BB4]*3/100)" office:value-type="currency" office:currency="GBP" office:value="502.0311" calcext:value-type="currency">
            <text:p><text:s/>£502 </text:p>
          </table:table-cell>
          <table:table-cell table:style-name="ce23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38" table:formula="of:=[.AX4]/(9600/255)" office:value-type="float" office:value="937.474284855324" calcext:value-type="float">
            <text:p>937</text:p>
          </table:table-cell>
          <table:table-cell table:style-name="ce240" office:value-type="currency" office:currency="USD" office:value="1400000" calcext:value-type="currency">
            <text:p>$ 1 400 000</text:p>
          </table:table-cell>
          <table:table-cell table:style-name="ce236" table:formula="of:=[.AZ4]" office:value-type="float" office:value="1400000" calcext:value-type="float">
            <text:p>1 400 000</text:p>
          </table:table-cell>
          <table:table-cell table:style-name="ce239" table:formula="of:=([.BA4]/2/50)+2734.37" office:value-type="currency" office:currency="GBP" office:value="16734.37" calcext:value-type="currency">
            <text:p><text:s/>£16 734 </text:p>
          </table:table-cell>
          <table:table-cell table:style-name="ce238" table:formula="of:=[.BB4]/2734.37" office:value-type="float" office:value="6.12000936230283" calcext:value-type="float">
            <text:p>6</text:p>
          </table:table-cell>
          <table:table-cell table:style-name="ce231" table:formula="of:=[.G4]" office:value-type="date" office:date-value="1945-09-05" calcext:value-type="date">
            <text:p>1945-09-05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4]/[.BE4]" office:value-type="currency" office:currency="USD" office:value="933333.333333333" calcext:value-type="currency">
            <text:p><text:s/>$933 333 </text:p>
          </table:table-cell>
          <table:table-cell table:style-name="ce239" table:formula="of:=[.BF4]/10/2" office:value-type="currency" office:currency="GBP" office:value="46666.6666666667" calcext:value-type="currency">
            <text:p><text:s/>£46 667 </text:p>
          </table:table-cell>
          <table:table-cell table:style-name="ce233" table:formula="of:=ROUNDUP([.BG4]/2734.37;0)" office:value-type="float" office:value="18" calcext:value-type="float">
            <text:p>18</text:p>
          </table:table-cell>
          <table:table-cell table:style-name="ce239" table:formula="of:=[.BG4]*1.5/100" office:value-type="currency" office:currency="GBP" office:value="700" calcext:value-type="currency">
            <text:p><text:s/>£700 </text:p>
          </table:table-cell>
          <table:table-cell table:style-name="ce23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33" table:formula="of:=[.BJ4]/(9600/255)" office:value-type="float" office:value="1932.85804975602" calcext:value-type="float">
            <text:p>1933</text:p>
          </table:table-cell>
          <table:table-cell table:style-name="ce23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K-75 / Ae-45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D</text:p>
          </table:table-cell>
          <table:table-cell table:style-name="ce229" office:value-type="string" calcext:value-type="string">
            <text:p>aero_ae45</text:p>
          </table:table-cell>
          <table:table-cell table:style-name="ce229" office:value-type="string" calcext:value-type="string">
            <text:p>AERO_AE45</text:p>
          </table:table-cell>
          <table:table-cell table:style-name="ce232" office:value-type="date" office:date-value="1947-07-21" calcext:value-type="date">
            <text:p>1947-07-21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280" calcext:value-type="float">
            <text:p>280</text:p>
          </table:table-cell>
          <table:table-cell table:style-name="ce233" table:formula="of:=[.AL5]/5" office:value-type="float" office:value="200" calcext:value-type="float">
            <text:p>2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8" calcext:value-type="float">
            <text:p>8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5]*2)/(9600/255)" office:value-type="float" office:value="63.75" calcext:value-type="float">
            <text:p>64</text:p>
          </table:table-cell>
          <table:table-cell table:style-name="ce233" table:formula="of:=[.BH5]" office:value-type="float" office:value="1" calcext:value-type="float">
            <text:p>1</text:p>
          </table:table-cell>
          <table:table-cell table:style-name="ce233" table:formula="of:=[.BK5]" office:value-type="float" office:value="36.42883749375" calcext:value-type="float">
            <text:p>36</text:p>
          </table:table-cell>
          <table:table-cell table:style-name="ce236" table:formula="of:=[.AI5]/100/(700000/255)" office:value-type="float" office:value="0.364285714285714" calcext:value-type="float">
            <text:p>0</text:p>
          </table:table-cell>
          <table:table-cell table:style-name="ce237" table:formula="of:=1.28*[.AF5]" office:value-type="float" office:value="9.6512" calcext:value-type="float">
            <text:p>9,7</text:p>
          </table:table-cell>
          <table:table-cell table:style-name="ce237" table:formula="of:=1.28*[.AG5]" office:value-type="float" office:value="15.68" calcext:value-type="float">
            <text:p>15,7</text:p>
          </table:table-cell>
          <table:table-cell table:style-name="ce237" table:formula="of:=1.28*[.AH5]" office:value-type="float" office:value="2.944" calcext:value-type="float">
            <text:p>2,9</text:p>
          </table:table-cell>
          <table:table-cell table:style-name="ce238"/>
          <table:table-cell table:style-name="ce230" office:value-type="float" office:value="590" calcext:value-type="float">
            <text:p>590</text:p>
          </table:table-cell>
          <table:table-cell table:style-name="ce228" office:value-type="float" office:value="7.54" calcext:value-type="float">
            <text:p>7,54</text:p>
          </table:table-cell>
          <table:table-cell table:style-name="ce228" office:value-type="float" office:value="12.25" calcext:value-type="float">
            <text:p>12,25</text:p>
          </table:table-cell>
          <table:table-cell table:style-name="ce228" office:value-type="float" office:value="2.3" calcext:value-type="float">
            <text:p>2,3</text:p>
          </table:table-cell>
          <table:table-cell table:style-name="ce236" office:value-type="float" office:value="100000" calcext:value-type="float">
            <text:p>100 000</text:p>
          </table:table-cell>
          <table:table-cell table:style-name="ce236" office:value-type="float" office:value="1200" calcext:value-type="float">
            <text:p>1 200</text:p>
          </table:table-cell>
          <table:table-cell table:style-name="ce236"/>
          <table:table-cell table:style-name="ce238" office:value-type="float" office:value="1000" calcext:value-type="float">
            <text:p>1000</text:p>
          </table:table-cell>
          <table:table-cell table:style-name="ce238" office:value-type="float" office:value="1400" calcext:value-type="float">
            <text:p>1400</text:p>
          </table:table-cell>
          <table:table-cell table:style-name="ce238" office:value-type="float" office:value="820" calcext:value-type="float">
            <text:p>820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5]-[.AO5]-[.AN5]" office:value-type="float" office:value="410" calcext:value-type="float">
            <text:p>410</text:p>
          </table:table-cell>
          <table:table-cell table:style-name="ce238" table:formula="of:=([.AP5]/0.8)/([.AL5]/1.852)*54" office:value-type="float" office:value="51.2541" calcext:value-type="float">
            <text:p>5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39" table:formula="of:=[.AQ5]*0.673*54" office:value-type="currency" office:currency="GBP" office:value="1862.6765022" calcext:value-type="currency">
            <text:p><text:s/>£1 863 </text:p>
          </table:table-cell>
          <table:table-cell table:style-name="ce239" table:formula="of:=[.AM5]/5" office:value-type="currency" office:currency="GBP" office:value="280" calcext:value-type="currency">
            <text:p><text:s/>£280 </text:p>
          </table:table-cell>
          <table:table-cell table:style-name="ce239" table:formula="of:=[.AR5]*([.AS5]*1.3*300)" office:value-type="currency" office:currency="GBP" office:value="780" calcext:value-type="currency">
            <text:p><text:s/>£780 </text:p>
          </table:table-cell>
          <table:table-cell table:style-name="ce239" table:formula="of:=([.BB5]*3/100)" office:value-type="currency" office:currency="GBP" office:value="100.0311" calcext:value-type="currency">
            <text:p><text:s/>£100 </text:p>
          </table:table-cell>
          <table:table-cell table:style-name="ce23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38" table:formula="of:=[.AX5]/(9600/255)" office:value-type="float" office:value="80.2906706834375" calcext:value-type="float">
            <text:p>80</text:p>
          </table:table-cell>
          <table:table-cell table:style-name="ce240"/>
          <table:table-cell table:style-name="ce236" office:value-type="float" office:value="60000" calcext:value-type="float">
            <text:p>60 000</text:p>
          </table:table-cell>
          <table:table-cell table:style-name="ce239" table:formula="of:=([.BA5]/2/50)+2734.37" office:value-type="currency" office:currency="GBP" office:value="3334.37" calcext:value-type="currency">
            <text:p><text:s/>£3 334 </text:p>
          </table:table-cell>
          <table:table-cell table:style-name="ce238" table:formula="of:=[.BB5]/2734.37" office:value-type="float" office:value="1.21942897267012" calcext:value-type="float">
            <text:p>1</text:p>
          </table:table-cell>
          <table:table-cell table:style-name="ce231" table:formula="of:=[.G5]" office:value-type="date" office:date-value="1947-07-21" calcext:value-type="date">
            <text:p>1947-07-21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5]/[.BE5]" office:value-type="currency" office:currency="USD" office:value="40000" calcext:value-type="currency">
            <text:p><text:s/>$40 000 </text:p>
          </table:table-cell>
          <table:table-cell table:style-name="ce239" table:formula="of:=[.BF5]/10/2" office:value-type="currency" office:currency="GBP" office:value="2000" calcext:value-type="currency">
            <text:p><text:s/>£2 000 </text:p>
          </table:table-cell>
          <table:table-cell table:style-name="ce233" table:formula="of:=ROUNDUP([.BG5]/2734.37;0)" office:value-type="float" office:value="1" calcext:value-type="float">
            <text:p>1</text:p>
          </table:table-cell>
          <table:table-cell table:style-name="ce239" table:formula="of:=[.BG5]*1.5/100" office:value-type="currency" office:currency="GBP" office:value="30" calcext:value-type="currency">
            <text:p><text:s/>£30 </text:p>
          </table:table-cell>
          <table:table-cell table:style-name="ce23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33" table:formula="of:=[.BJ5]/(9600/255)" office:value-type="float" office:value="36.42883749375" calcext:value-type="float">
            <text:p>36</text:p>
          </table:table-cell>
          <table:table-cell table:style-name="ce23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ntonov An-2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E</text:p>
          </table:table-cell>
          <table:table-cell table:style-name="ce229" office:value-type="string" calcext:value-type="string">
            <text:p>an2</text:p>
          </table:table-cell>
          <table:table-cell table:style-name="ce229" office:value-type="string" calcext:value-type="string">
            <text:p>AN2</text:p>
          </table:table-cell>
          <table:table-cell table:style-name="ce232" office:value-type="date" office:date-value="1947-08-31" calcext:value-type="date">
            <text:p>1947-08-31</text:p>
          </table:table-cell>
          <table:table-cell table:style-name="ce230" office:value-type="float" office:value="54" calcext:value-type="float">
            <text:p>54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10" calcext:value-type="float">
            <text:p>10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258" calcext:value-type="float">
            <text:p>258</text:p>
          </table:table-cell>
          <table:table-cell table:style-name="ce233" table:formula="of:=[.AL6]/5" office:value-type="float" office:value="169" calcext:value-type="float">
            <text:p>169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3" calcext:value-type="float">
            <text:p>3</text:p>
          </table:table-cell>
          <table:table-cell table:style-name="ce235" table:formula="of:=([.AJ6]*2)/(9600/255)" office:value-type="float" office:value="185.9375" calcext:value-type="float">
            <text:p>186</text:p>
          </table:table-cell>
          <table:table-cell table:style-name="ce233" table:formula="of:=[.BH6]" office:value-type="float" office:value="2" calcext:value-type="float">
            <text:p>2</text:p>
          </table:table-cell>
          <table:table-cell table:style-name="ce233" table:formula="of:=[.BK6]" office:value-type="float" office:value="141.041471523437" calcext:value-type="float">
            <text:p>141</text:p>
          </table:table-cell>
          <table:table-cell table:style-name="ce236" table:formula="of:=[.AI6]/100/(700000/255)" office:value-type="float" office:value="2.55" calcext:value-type="float">
            <text:p>3</text:p>
          </table:table-cell>
          <table:table-cell table:style-name="ce237" table:formula="of:=1.67*[.AF6]" office:value-type="float" office:value="20.708" calcext:value-type="float">
            <text:p>20,7</text:p>
          </table:table-cell>
          <table:table-cell table:style-name="ce237" table:formula="of:=1.67*[.AG6]" office:value-type="float" office:value="30.394" calcext:value-type="float">
            <text:p>30,4</text:p>
          </table:table-cell>
          <table:table-cell table:style-name="ce237" table:formula="of:=1.67*[.AH6]" office:value-type="float" office:value="6.847" calcext:value-type="float">
            <text:p>6,8</text:p>
          </table:table-cell>
          <table:table-cell table:style-name="ce228" office:value-type="float" office:value="12" calcext:value-type="float">
            <text:p>12</text:p>
          </table:table-cell>
          <table:table-cell table:style-name="ce229" office:value-type="string" calcext:value-type="string">
            <text:p>&gt;18000</text:p>
          </table:table-cell>
          <table:table-cell table:style-name="ce228" office:value-type="float" office:value="12.4" calcext:value-type="float">
            <text:p>12,4</text:p>
          </table:table-cell>
          <table:table-cell table:style-name="ce228" office:value-type="float" office:value="18.2" calcext:value-type="float">
            <text:p>18,2</text:p>
          </table:table-cell>
          <table:table-cell table:style-name="ce228" office:value-type="float" office:value="4.1" calcext:value-type="float">
            <text:p>4,1</text:p>
          </table:table-cell>
          <table:table-cell table:style-name="ce236" office:value-type="float" office:value="700000" calcext:value-type="float">
            <text:p>700 000</text:p>
          </table:table-cell>
          <table:table-cell table:style-name="ce236" office:value-type="float" office:value="3500" calcext:value-type="float">
            <text:p>3 500</text:p>
          </table:table-cell>
          <table:table-cell table:style-name="ce236"/>
          <table:table-cell table:style-name="ce228" office:value-type="float" office:value="845" calcext:value-type="float">
            <text:p>845</text:p>
          </table:table-cell>
          <table:table-cell table:style-name="ce228" office:value-type="float" office:value="5500" calcext:value-type="float">
            <text:p>5500</text:p>
          </table:table-cell>
          <table:table-cell table:style-name="ce228" office:value-type="float" office:value="3450" calcext:value-type="float">
            <text:p>3450</text:p>
          </table:table-cell>
          <table:table-cell table:style-name="ce228" office:value-type="float" office:value="1020" calcext:value-type="float">
            <text:p>1020</text:p>
          </table:table-cell>
          <table:table-cell table:style-name="ce238" table:formula="of:=[.AM6]-[.AO6]-[.AN6]" office:value-type="float" office:value="1030" calcext:value-type="float">
            <text:p>1030</text:p>
          </table:table-cell>
          <table:table-cell table:style-name="ce238" table:formula="of:=([.AP6]/0.8)/([.AL6]/1.852)*54" office:value-type="float" office:value="152.379053254438" calcext:value-type="float">
            <text:p>152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3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39" table:formula="of:=[.AM6]/5" office:value-type="currency" office:currency="GBP" office:value="1100" calcext:value-type="currency">
            <text:p><text:s/>£1 100 </text:p>
          </table:table-cell>
          <table:table-cell table:style-name="ce239" table:formula="of:=[.AR6]*([.AS6]*1.3*300)" office:value-type="currency" office:currency="GBP" office:value="780" calcext:value-type="currency">
            <text:p><text:s/>£780 </text:p>
          </table:table-cell>
          <table:table-cell table:style-name="ce239" table:formula="of:=([.BB6]*3/100)" office:value-type="currency" office:currency="GBP" office:value="112.0311" calcext:value-type="currency">
            <text:p><text:s/>£112 </text:p>
          </table:table-cell>
          <table:table-cell table:style-name="ce23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38" table:formula="of:=[.AX6]/(9600/255)" office:value-type="float" office:value="200.010064230215" calcext:value-type="float">
            <text:p>200</text:p>
          </table:table-cell>
          <table:table-cell table:style-name="ce240"/>
          <table:table-cell table:style-name="ce236" office:value-type="float" office:value="100000" calcext:value-type="float">
            <text:p>100 000</text:p>
          </table:table-cell>
          <table:table-cell table:style-name="ce239" table:formula="of:=([.BA6]/2/50)+2734.37" office:value-type="currency" office:currency="GBP" office:value="3734.37" calcext:value-type="currency">
            <text:p><text:s/>£3 734 </text:p>
          </table:table-cell>
          <table:table-cell table:style-name="ce238" table:formula="of:=[.BB6]/2734.37" office:value-type="float" office:value="1.3657149544502" calcext:value-type="float">
            <text:p>1</text:p>
          </table:table-cell>
          <table:table-cell table:style-name="ce231" table:formula="of:=[.G6]" office:value-type="date" office:date-value="1947-08-31" calcext:value-type="date">
            <text:p>1947-08-31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6]/[.BE6]" office:value-type="currency" office:currency="USD" office:value="66666.6666666667" calcext:value-type="currency">
            <text:p><text:s/>$66 667 </text:p>
          </table:table-cell>
          <table:table-cell table:style-name="ce239" table:formula="of:=[.BF6]/10/2" office:value-type="currency" office:currency="GBP" office:value="3333.33333333333" calcext:value-type="currency">
            <text:p><text:s/>£3 333 </text:p>
          </table:table-cell>
          <table:table-cell table:style-name="ce233" table:formula="of:=ROUNDUP([.BG6]/2734.37;0)" office:value-type="float" office:value="2" calcext:value-type="float">
            <text:p>2</text:p>
          </table:table-cell>
          <table:table-cell table:style-name="ce239" table:formula="of:=[.BG6]*1.5/100" office:value-type="currency" office:currency="GBP" office:value="50" calcext:value-type="currency">
            <text:p><text:s/>£50 </text:p>
          </table:table-cell>
          <table:table-cell table:style-name="ce23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33" table:formula="of:=[.BJ6]/(9600/255)" office:value-type="float" office:value="141.041471523437" calcext:value-type="float">
            <text:p>141</text:p>
          </table:table-cell>
          <table:table-cell table:style-name="ce23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Douglas C-124 Globemaster II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F</text:p>
          </table:table-cell>
          <table:table-cell table:style-name="ce229" office:value-type="string" calcext:value-type="string">
            <text:p>c124</text:p>
          </table:table-cell>
          <table:table-cell table:style-name="ce229" office:value-type="string" calcext:value-type="string">
            <text:p>C124</text:p>
          </table:table-cell>
          <table:table-cell table:style-name="ce232" office:value-type="date" office:date-value="1949-11-27" calcext:value-type="date">
            <text:p>1949-11-27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18" calcext:value-type="float">
            <text:p>18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489" calcext:value-type="float">
            <text:p>489</text:p>
          </table:table-cell>
          <table:table-cell table:style-name="ce233" table:formula="of:=[.AL7]/5" office:value-type="float" office:value="1298" calcext:value-type="float">
            <text:p>1298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5" calcext:value-type="float">
            <text:p>2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350" calcext:value-type="float">
            <text:p>350</text:p>
          </table:table-cell>
          <table:table-cell table:style-name="ce234" office:value-type="float" office:value="6" calcext:value-type="float">
            <text:p>6</text:p>
          </table:table-cell>
          <table:table-cell table:style-name="ce235" table:formula="of:=([.AJ7]*2)/(9600/255)" office:value-type="float" office:value="265.625" calcext:value-type="float">
            <text:p>266</text:p>
          </table:table-cell>
          <table:table-cell table:style-name="ce233" table:formula="of:=[.BH7]" office:value-type="float" office:value="16" calcext:value-type="float">
            <text:p>16</text:p>
          </table:table-cell>
          <table:table-cell table:style-name="ce233" table:formula="of:=[.BK7]" office:value-type="float" office:value="2170.32074792484" calcext:value-type="float">
            <text:p>2170</text:p>
          </table:table-cell>
          <table:table-cell table:style-name="ce236" table:formula="of:=[.AI7]/100/(700000/255)" office:value-type="float" office:value="5.82857142857143" calcext:value-type="float">
            <text:p>6</text:p>
          </table:table-cell>
          <table:table-cell table:style-name="ce237" table:formula="of:=1.67*[.AF7]/2" office:value-type="float" office:value="33.19125" calcext:value-type="float">
            <text:p>33,2</text:p>
          </table:table-cell>
          <table:table-cell table:style-name="ce237" table:formula="of:=1.67*[.AG7]/2" office:value-type="float" office:value="44.255" calcext:value-type="float">
            <text:p>44,3</text:p>
          </table:table-cell>
          <table:table-cell table:style-name="ce237" table:formula="of:=1.67*[.AH7]/2" office:value-type="float" office:value="12.2745" calcext:value-type="float">
            <text:p>12,3</text:p>
          </table:table-cell>
          <table:table-cell table:style-name="ce238" office:value-type="float" office:value="7" calcext:value-type="float">
            <text:p>7</text:p>
          </table:table-cell>
          <table:table-cell table:style-name="ce233"/>
          <table:table-cell table:style-name="ce228" office:value-type="float" office:value="39.75" calcext:value-type="float">
            <text:p>39,75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14.7" calcext:value-type="float">
            <text:p>14,7</text:p>
          </table:table-cell>
          <table:table-cell table:style-name="ce236" office:value-type="float" office:value="1600000" calcext:value-type="float">
            <text:p>1 600 000</text:p>
          </table:table-cell>
          <table:table-cell table:style-name="ce236" office:value-type="float" office:value="5000" calcext:value-type="float">
            <text:p>5 000</text:p>
          </table:table-cell>
          <table:table-cell table:style-name="ce236"/>
          <table:table-cell table:style-name="ce238" office:value-type="float" office:value="6490" calcext:value-type="float">
            <text:p>6490</text:p>
          </table:table-cell>
          <table:table-cell table:style-name="ce238" office:value-type="float" office:value="88224" calcext:value-type="float">
            <text:p>88224</text:p>
          </table:table-cell>
          <table:table-cell table:style-name="ce238" office:value-type="float" office:value="45888" calcext:value-type="float">
            <text:p>45888</text:p>
          </table:table-cell>
          <table:table-cell table:style-name="ce238" office:value-type="float" office:value="34000" calcext:value-type="float">
            <text:p>34000</text:p>
          </table:table-cell>
          <table:table-cell table:style-name="ce238" table:formula="of:=[.AM7]-[.AO7]-[.AN7]" office:value-type="float" office:value="8336" calcext:value-type="float">
            <text:p>8336</text:p>
          </table:table-cell>
          <table:table-cell table:style-name="ce238" table:formula="of:=([.AP7]/0.8)/([.AL7]/1.852)*54" office:value-type="float" office:value="160.567543913713" calcext:value-type="float">
            <text:p>161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1" calcext:value-type="float">
            <text:p>1</text:p>
          </table:table-cell>
          <table:table-cell table:style-name="ce23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39" table:formula="of:=[.AM7]/5" office:value-type="currency" office:currency="GBP" office:value="17644.8" calcext:value-type="currency">
            <text:p><text:s/>£17 645 </text:p>
          </table:table-cell>
          <table:table-cell table:style-name="ce239" table:formula="of:=[.AR7]*([.AS7]*1.3*300)" office:value-type="currency" office:currency="GBP" office:value="2730" calcext:value-type="currency">
            <text:p><text:s/>£2 730 </text:p>
          </table:table-cell>
          <table:table-cell table:style-name="ce239" table:formula="of:=([.BB7]*3/100)" office:value-type="currency" office:currency="GBP" office:value="575.8311" calcext:value-type="currency">
            <text:p><text:s/>£576 </text:p>
          </table:table-cell>
          <table:table-cell table:style-name="ce23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38" table:formula="of:=[.AX7]/(9600/255)" office:value-type="float" office:value="711.50250824298" calcext:value-type="float">
            <text:p>712</text:p>
          </table:table-cell>
          <table:table-cell table:style-name="ce240" office:value-type="currency" office:currency="USD" office:value="1646000" calcext:value-type="currency">
            <text:p>$ 1 646 000</text:p>
          </table:table-cell>
          <table:table-cell table:style-name="ce236" table:formula="of:=[.AZ7]" office:value-type="float" office:value="1646000" calcext:value-type="float">
            <text:p>1 646 000</text:p>
          </table:table-cell>
          <table:table-cell table:style-name="ce239" table:formula="of:=([.BA7]/2/50)+2734.37" office:value-type="currency" office:currency="GBP" office:value="19194.37" calcext:value-type="currency">
            <text:p><text:s/>£19 194 </text:p>
          </table:table-cell>
          <table:table-cell table:style-name="ce238" table:formula="of:=[.BB7]/2734.37" office:value-type="float" office:value="7.01966815025033" calcext:value-type="float">
            <text:p>7</text:p>
          </table:table-cell>
          <table:table-cell table:style-name="ce231" table:formula="of:=[.G7]" office:value-type="date" office:date-value="1949-11-27" calcext:value-type="date">
            <text:p>1949-11-27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7]/[.BE7]" office:value-type="currency" office:currency="USD" office:value="823000" calcext:value-type="currency">
            <text:p><text:s/>$823 000 </text:p>
          </table:table-cell>
          <table:table-cell table:style-name="ce239" table:formula="of:=[.BF7]/10/2" office:value-type="currency" office:currency="GBP" office:value="41150" calcext:value-type="currency">
            <text:p><text:s/>£41 150 </text:p>
          </table:table-cell>
          <table:table-cell table:style-name="ce233" table:formula="of:=ROUNDUP([.BG7]/2734.37;0)" office:value-type="float" office:value="16" calcext:value-type="float">
            <text:p>16</text:p>
          </table:table-cell>
          <table:table-cell table:style-name="ce239" table:formula="of:=[.BG7]*1.5/100" office:value-type="currency" office:currency="GBP" office:value="617.25" calcext:value-type="currency">
            <text:p><text:s/>£617 </text:p>
          </table:table-cell>
          <table:table-cell table:style-name="ce23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33" table:formula="of:=[.BJ7]/(9600/255)" office:value-type="float" office:value="2170.32074792484" calcext:value-type="float">
            <text:p>2170</text:p>
          </table:table-cell>
          <table:table-cell table:style-name="ce23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ntonov An-12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G</text:p>
          </table:table-cell>
          <table:table-cell table:style-name="ce229" office:value-type="string" calcext:value-type="string">
            <text:p>an12</text:p>
          </table:table-cell>
          <table:table-cell table:style-name="ce229" office:value-type="string" calcext:value-type="string">
            <text:p>AN12</text:p>
          </table:table-cell>
          <table:table-cell table:style-name="ce232" office:value-type="date" office:date-value="1957-12-16" calcext:value-type="date">
            <text:p>1957-12-16</text:p>
          </table:table-cell>
          <table:table-cell table:style-name="ce230" office:value-type="float" office:value="13" calcext:value-type="float">
            <text:p>13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660" calcext:value-type="float">
            <text:p>660</text:p>
          </table:table-cell>
          <table:table-cell table:style-name="ce233" table:formula="of:=[.AL8]/5" office:value-type="float" office:value="720" calcext:value-type="float">
            <text:p>72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5" calcext:value-type="float">
            <text:p>2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200" calcext:value-type="float">
            <text:p>200</text:p>
          </table:table-cell>
          <table:table-cell table:style-name="ce234" office:value-type="float" office:value="22" calcext:value-type="float">
            <text:p>22</text:p>
          </table:table-cell>
          <table:table-cell table:style-name="ce235" table:formula="of:=([.AJ8]*2)/(9600/255)" office:value-type="float" office:value="1381.25" calcext:value-type="float">
            <text:p>1381</text:p>
          </table:table-cell>
          <table:table-cell table:style-name="ce233" table:formula="of:=[.BH8]" office:value-type="float" office:value="23" calcext:value-type="float">
            <text:p>23</text:p>
          </table:table-cell>
          <table:table-cell table:style-name="ce233" table:formula="of:=[.BK8]" office:value-type="float" office:value="1533.58172203125" calcext:value-type="float">
            <text:p>1534</text:p>
          </table:table-cell>
          <table:table-cell table:style-name="ce236" table:formula="of:=[.AI8]/100/(700000/255)" office:value-type="float" office:value="21.8571428571429" calcext:value-type="float">
            <text:p>22</text:p>
          </table:table-cell>
          <table:table-cell table:style-name="ce237" table:formula="of:=1.67*[.AF8]" office:value-type="float" office:value="55.277" calcext:value-type="float">
            <text:p>55,3</text:p>
          </table:table-cell>
          <table:table-cell table:style-name="ce237" table:formula="of:=1.67*[.AG8]" office:value-type="float" office:value="63.46" calcext:value-type="float">
            <text:p>63,5</text:p>
          </table:table-cell>
          <table:table-cell table:style-name="ce237" table:formula="of:=1.67*[.AH8]" office:value-type="float" office:value="17.6018" calcext:value-type="float">
            <text:p>17,6</text:p>
          </table:table-cell>
          <table:table-cell table:style-name="ce228" office:value-type="float" office:value="60" calcext:value-type="float">
            <text:p>60</text:p>
          </table:table-cell>
          <table:table-cell table:style-name="ce230" office:value-type="float" office:value="1248" calcext:value-type="float">
            <text:p>1248</text:p>
          </table:table-cell>
          <table:table-cell table:style-name="ce228" office:value-type="float" office:value="33.1" calcext:value-type="float">
            <text:p>33,1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10.54" calcext:value-type="float">
            <text:p>10,54</text:p>
          </table:table-cell>
          <table:table-cell table:style-name="ce236" office:value-type="float" office:value="6000000" calcext:value-type="float">
            <text:p>6 000 000</text:p>
          </table:table-cell>
          <table:table-cell table:style-name="ce236" office:value-type="float" office:value="26000" calcext:value-type="float">
            <text:p>26 000</text:p>
          </table:table-cell>
          <table:table-cell table:style-name="ce236"/>
          <table:table-cell table:style-name="ce228" office:value-type="float" office:value="3600" calcext:value-type="float">
            <text:p>3600</text:p>
          </table:table-cell>
          <table:table-cell table:style-name="ce228" office:value-type="float" office:value="61000" calcext:value-type="float">
            <text:p>61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20000" calcext:value-type="float">
            <text:p>20000</text:p>
          </table:table-cell>
          <table:table-cell table:style-name="ce238" table:formula="of:=[.AM8]-[.AO8]-[.AN8]" office:value-type="float" office:value="13000" calcext:value-type="float">
            <text:p>13000</text:p>
          </table:table-cell>
          <table:table-cell table:style-name="ce238" table:formula="of:=([.AP8]/0.8)/([.AL8]/1.852)*54" office:value-type="float" office:value="451.425" calcext:value-type="float">
            <text:p>451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39" table:formula="of:=[.AQ8]*0.673*54" office:value-type="currency" office:currency="GBP" office:value="16405.68735" calcext:value-type="currency">
            <text:p><text:s/>£16 406 </text:p>
          </table:table-cell>
          <table:table-cell table:style-name="ce239" table:formula="of:=[.AM8]/5" office:value-type="currency" office:currency="GBP" office:value="12200" calcext:value-type="currency">
            <text:p><text:s/>£12 200 </text:p>
          </table:table-cell>
          <table:table-cell table:style-name="ce239" table:formula="of:=[.AR8]*([.AS8]*1.3*300)" office:value-type="currency" office:currency="GBP" office:value="1950" calcext:value-type="currency">
            <text:p><text:s/>£1 950 </text:p>
          </table:table-cell>
          <table:table-cell table:style-name="ce239" table:formula="of:=([.BB8]*3/100)" office:value-type="currency" office:currency="GBP" office:value="819.1311" calcext:value-type="currency">
            <text:p><text:s/>£819 </text:p>
          </table:table-cell>
          <table:table-cell table:style-name="ce23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38" table:formula="of:=[.AX8]/(9600/255)" office:value-type="float" office:value="833.393615078125" calcext:value-type="float">
            <text:p>833</text:p>
          </table:table-cell>
          <table:table-cell table:style-name="ce240" office:value-type="currency" office:currency="USD" office:value="2457000" calcext:value-type="currency">
            <text:p>$ 2 457 000</text:p>
          </table:table-cell>
          <table:table-cell table:style-name="ce236" table:formula="of:=[.AZ8]" office:value-type="float" office:value="2457000" calcext:value-type="float">
            <text:p>2 457 000</text:p>
          </table:table-cell>
          <table:table-cell table:style-name="ce239" table:formula="of:=([.BA8]/2/50)+2734.37" office:value-type="currency" office:currency="GBP" office:value="27304.37" calcext:value-type="currency">
            <text:p><text:s/>£27 304 </text:p>
          </table:table-cell>
          <table:table-cell table:style-name="ce238" table:formula="of:=[.BB8]/2734.37" office:value-type="float" office:value="9.98561643084147" calcext:value-type="float">
            <text:p>10</text:p>
          </table:table-cell>
          <table:table-cell table:style-name="ce231" table:formula="of:=[.G8]" office:value-type="date" office:date-value="1957-12-16" calcext:value-type="date">
            <text:p>1957-12-16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8]/[.BE8]" office:value-type="currency" office:currency="USD" office:value="1228500" calcext:value-type="currency">
            <text:p><text:s/>$1 228 500 </text:p>
          </table:table-cell>
          <table:table-cell table:style-name="ce239" table:formula="of:=[.BF8]/10/2" office:value-type="currency" office:currency="GBP" office:value="61425" calcext:value-type="currency">
            <text:p><text:s/>£61 425 </text:p>
          </table:table-cell>
          <table:table-cell table:style-name="ce233" table:formula="of:=ROUNDUP([.BG8]/2734.37;0)" office:value-type="float" office:value="23" calcext:value-type="float">
            <text:p>23</text:p>
          </table:table-cell>
          <table:table-cell table:style-name="ce239" table:formula="of:=[.BG8]*1.5/100" office:value-type="currency" office:currency="GBP" office:value="921.375" calcext:value-type="currency">
            <text:p><text:s/>£921 </text:p>
          </table:table-cell>
          <table:table-cell table:style-name="ce23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33" table:formula="of:=[.BJ8]/(9600/255)" office:value-type="float" office:value="1533.58172203125" calcext:value-type="float">
            <text:p>1534</text:p>
          </table:table-cell>
          <table:table-cell table:style-name="ce23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ntonov An-24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an24</text:p>
          </table:table-cell>
          <table:table-cell table:style-name="ce229" office:value-type="string" calcext:value-type="string">
            <text:p>AN24</text:p>
          </table:table-cell>
          <table:table-cell table:style-name="ce232" office:value-type="date" office:date-value="1959-10-29" calcext:value-type="date">
            <text:p>1959-10-29</text:p>
          </table:table-cell>
          <table:table-cell table:style-name="ce230" office:value-type="float" office:value="20" calcext:value-type="float">
            <text:p>20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450" calcext:value-type="float">
            <text:p>450</text:p>
          </table:table-cell>
          <table:table-cell table:style-name="ce233" table:formula="of:=[.AL9]/5" office:value-type="float" office:value="480" calcext:value-type="float">
            <text:p>4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5" calcext:value-type="float">
            <text:p>2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55" calcext:value-type="float">
            <text:p>55</text:p>
          </table:table-cell>
          <table:table-cell table:style-name="ce234" office:value-type="float" office:value="18" calcext:value-type="float">
            <text:p>18</text:p>
          </table:table-cell>
          <table:table-cell table:style-name="ce235" table:formula="of:=([.AJ9]*2)/(9600/255)" office:value-type="float" office:value="1381.25" calcext:value-type="float">
            <text:p>1381</text:p>
          </table:table-cell>
          <table:table-cell table:style-name="ce233" table:formula="of:=[.BH9]" office:value-type="float" office:value="16" calcext:value-type="float">
            <text:p>16</text:p>
          </table:table-cell>
          <table:table-cell table:style-name="ce233" table:formula="of:=[.BK9]" office:value-type="float" office:value="546.385727760417" calcext:value-type="float">
            <text:p>546</text:p>
          </table:table-cell>
          <table:table-cell table:style-name="ce236" table:formula="of:=[.AI9]/100/(700000/255)" office:value-type="float" office:value="18.2142857142857" calcext:value-type="float">
            <text:p>18</text:p>
          </table:table-cell>
          <table:table-cell table:style-name="ce237" table:formula="of:=1.67*[.AF9]" office:value-type="float" office:value="39.2951" calcext:value-type="float">
            <text:p>39,3</text:p>
          </table:table-cell>
          <table:table-cell table:style-name="ce237" table:formula="of:=1.67*[.AG9]" office:value-type="float" office:value="48.764" calcext:value-type="float">
            <text:p>48,8</text:p>
          </table:table-cell>
          <table:table-cell table:style-name="ce237" table:formula="of:=1.67*[.AH9]" office:value-type="float" office:value="13.8944" calcext:value-type="float">
            <text:p>13,9</text:p>
          </table:table-cell>
          <table:table-cell table:style-name="ce228" office:value-type="float" office:value="50" calcext:value-type="float">
            <text:p>50</text:p>
          </table:table-cell>
          <table:table-cell table:style-name="ce230" office:value-type="float" office:value="1367" calcext:value-type="float">
            <text:p>1367</text:p>
          </table:table-cell>
          <table:table-cell table:style-name="ce228" office:value-type="float" office:value="23.53" calcext:value-type="float">
            <text:p>23,53</text:p>
          </table:table-cell>
          <table:table-cell table:style-name="ce228" office:value-type="float" office:value="29.2" calcext:value-type="float">
            <text:p>29,2</text:p>
          </table:table-cell>
          <table:table-cell table:style-name="ce228" office:value-type="float" office:value="8.32" calcext:value-type="float">
            <text:p>8,32</text:p>
          </table:table-cell>
          <table:table-cell table:style-name="ce236" office:value-type="float" office:value="5000000" calcext:value-type="float">
            <text:p>5 000 000</text:p>
          </table:table-cell>
          <table:table-cell table:style-name="ce236" office:value-type="float" office:value="26000" calcext:value-type="float">
            <text:p>26 000</text:p>
          </table:table-cell>
          <table:table-cell table:style-name="ce236"/>
          <table:table-cell table:style-name="ce228" office:value-type="float" office:value="2400" calcext:value-type="float">
            <text:p>2400</text:p>
          </table:table-cell>
          <table:table-cell table:style-name="ce228" office:value-type="float" office:value="21000" calcext:value-type="float">
            <text:p>21000</text:p>
          </table:table-cell>
          <table:table-cell table:style-name="ce228" office:value-type="float" office:value="13300" calcext:value-type="float">
            <text:p>13300</text:p>
          </table:table-cell>
          <table:table-cell table:style-name="ce228" office:value-type="float" office:value="4250" calcext:value-type="float">
            <text:p>4250</text:p>
          </table:table-cell>
          <table:table-cell table:style-name="ce238" table:formula="of:=[.AM9]-[.AO9]-[.AN9]" office:value-type="float" office:value="3450" calcext:value-type="float">
            <text:p>3450</text:p>
          </table:table-cell>
          <table:table-cell table:style-name="ce238" table:formula="of:=([.AP9]/0.8)/([.AL9]/1.852)*54" office:value-type="float" office:value="179.701875" calcext:value-type="float">
            <text:p>18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39" table:formula="of:=[.AQ9]*0.673*54" office:value-type="currency" office:currency="GBP" office:value="6530.72554125" calcext:value-type="currency">
            <text:p><text:s/>£6 531 </text:p>
          </table:table-cell>
          <table:table-cell table:style-name="ce239" table:formula="of:=[.AM9]/5" office:value-type="currency" office:currency="GBP" office:value="4200" calcext:value-type="currency">
            <text:p><text:s/>£4 200 </text:p>
          </table:table-cell>
          <table:table-cell table:style-name="ce239" table:formula="of:=[.AR9]*([.AS9]*1.3*300)" office:value-type="currency" office:currency="GBP" office:value="2340" calcext:value-type="currency">
            <text:p><text:s/>£2 340 </text:p>
          </table:table-cell>
          <table:table-cell table:style-name="ce239" table:formula="of:=([.BB9]*3/100)" office:value-type="currency" office:currency="GBP" office:value="652.0311" calcext:value-type="currency">
            <text:p><text:s/>£652 </text:p>
          </table:table-cell>
          <table:table-cell table:style-name="ce23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38" table:formula="of:=[.AX9]/(9600/255)" office:value-type="float" office:value="364.510723283203" calcext:value-type="float">
            <text:p>365</text:p>
          </table:table-cell>
          <table:table-cell table:style-name="ce240"/>
          <table:table-cell table:style-name="ce236" office:value-type="float" office:value="1900000" calcext:value-type="float">
            <text:p>1 900 000</text:p>
          </table:table-cell>
          <table:table-cell table:style-name="ce239" table:formula="of:=([.BA9]/2/50)+2734.37" office:value-type="currency" office:currency="GBP" office:value="21734.37" calcext:value-type="currency">
            <text:p><text:s/>£21 734 </text:p>
          </table:table-cell>
          <table:table-cell table:style-name="ce238" table:formula="of:=[.BB9]/2734.37" office:value-type="float" office:value="7.94858413455385" calcext:value-type="float">
            <text:p>8</text:p>
          </table:table-cell>
          <table:table-cell table:style-name="ce231" table:formula="of:=[.G9]" office:value-type="date" office:date-value="1959-10-29" calcext:value-type="date">
            <text:p>1959-10-29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9]/[.BE9]" office:value-type="currency" office:currency="USD" office:value="844444.444444445" calcext:value-type="currency">
            <text:p><text:s/>$844 444 </text:p>
          </table:table-cell>
          <table:table-cell table:style-name="ce239" table:formula="of:=[.BF9]/10/2" office:value-type="currency" office:currency="GBP" office:value="42222.2222222222" calcext:value-type="currency">
            <text:p><text:s/>£42 222 </text:p>
          </table:table-cell>
          <table:table-cell table:style-name="ce233" table:formula="of:=ROUNDUP([.BG9]/2734.37;0)" office:value-type="float" office:value="16" calcext:value-type="float">
            <text:p>16</text:p>
          </table:table-cell>
          <table:table-cell table:style-name="ce239" table:formula="of:=[.BG9]*1.5/100" office:value-type="currency" office:currency="GBP" office:value="633.333333333334" calcext:value-type="currency">
            <text:p><text:s/>£633 </text:p>
          </table:table-cell>
          <table:table-cell table:style-name="ce23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33" table:formula="of:=[.BJ9]/(9600/255)" office:value-type="float" office:value="546.385727760417" calcext:value-type="float">
            <text:p>546</text:p>
          </table:table-cell>
          <table:table-cell table:style-name="ce23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Lockheed C-141 Starlifter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I</text:p>
          </table:table-cell>
          <table:table-cell table:style-name="ce229" office:value-type="string" calcext:value-type="string">
            <text:p>c141</text:p>
          </table:table-cell>
          <table:table-cell table:style-name="ce229" office:value-type="string" calcext:value-type="string">
            <text:p>C141</text:p>
          </table:table-cell>
          <table:table-cell table:style-name="ce232" office:value-type="date" office:date-value="1963-11-17" calcext:value-type="date">
            <text:p>1963-11-17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41" calcext:value-type="float">
            <text:p>41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912" calcext:value-type="float">
            <text:p>912</text:p>
          </table:table-cell>
          <table:table-cell table:style-name="ce233" table:formula="of:=[.AL10]/5" office:value-type="float" office:value="944.6" calcext:value-type="float">
            <text:p>94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5" calcext:value-type="float">
            <text:p>4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jet</text:p>
          </table:table-cell>
          <table:table-cell table:style-name="ce233"/>
          <table:table-cell table:style-name="ce233" office:value-type="float" office:value="420" calcext:value-type="float">
            <text:p>420</text:p>
          </table:table-cell>
          <table:table-cell table:style-name="ce234" office:value-type="float" office:value="30" calcext:value-type="float">
            <text:p>30</text:p>
          </table:table-cell>
          <table:table-cell table:style-name="ce235" table:formula="of:=([.AJ10]*2)/(9600/255)" office:value-type="float" office:value="1328.125" calcext:value-type="float">
            <text:p>1328</text:p>
          </table:table-cell>
          <table:table-cell table:style-name="ce233" table:formula="of:=[.BH10]" office:value-type="float" office:value="66" calcext:value-type="float">
            <text:p>66</text:p>
          </table:table-cell>
          <table:table-cell table:style-name="ce233" table:formula="of:=[.BK10]" office:value-type="float" office:value="3557.41024359375" calcext:value-type="float">
            <text:p>3557</text:p>
          </table:table-cell>
          <table:table-cell table:style-name="ce236" table:formula="of:=[.AI10]/100/(700000/255)" office:value-type="float" office:value="29.5071428571429" calcext:value-type="float">
            <text:p>30</text:p>
          </table:table-cell>
          <table:table-cell table:style-name="ce237" table:formula="of:=1.67*[.AF10]/2" office:value-type="float" office:value="42.8355" calcext:value-type="float">
            <text:p>42,8</text:p>
          </table:table-cell>
          <table:table-cell table:style-name="ce237" table:formula="of:=1.67*[.AG10]/2" office:value-type="float" office:value="40.748" calcext:value-type="float">
            <text:p>40,7</text:p>
          </table:table-cell>
          <table:table-cell table:style-name="ce237" table:formula="of:=1.67*[.AH10]/2" office:value-type="float" office:value="10.02" calcext:value-type="float">
            <text:p>10,0</text:p>
          </table:table-cell>
          <table:table-cell table:style-name="ce238" office:value-type="float" office:value="7" calcext:value-type="float">
            <text:p>7</text:p>
          </table:table-cell>
          <table:table-cell table:style-name="ce233"/>
          <table:table-cell table:style-name="ce228" office:value-type="float" office:value="51.3" calcext:value-type="float">
            <text:p>51,3</text:p>
          </table:table-cell>
          <table:table-cell table:style-name="ce228" office:value-type="float" office:value="48.8" calcext:value-type="float">
            <text:p>48,8</text:p>
          </table:table-cell>
          <table:table-cell table:style-name="ce228" office:value-type="float" office:value="12" calcext:value-type="float">
            <text:p>12</text:p>
          </table:table-cell>
          <table:table-cell table:style-name="ce236" office:value-type="float" office:value="8100000" calcext:value-type="float">
            <text:p>8 100 000</text:p>
          </table:table-cell>
          <table:table-cell table:style-name="ce236" office:value-type="float" office:value="25000" calcext:value-type="float">
            <text:p>25 000</text:p>
          </table:table-cell>
          <table:table-cell table:style-name="ce236"/>
          <table:table-cell table:style-name="ce238" office:value-type="float" office:value="4723" calcext:value-type="float">
            <text:p>4723</text:p>
          </table:table-cell>
          <table:table-cell table:style-name="ce238" office:value-type="float" office:value="147000" calcext:value-type="float">
            <text:p>147000</text:p>
          </table:table-cell>
          <table:table-cell table:style-name="ce238" office:value-type="float" office:value="65542" calcext:value-type="float">
            <text:p>65542</text:p>
          </table:table-cell>
          <table:table-cell table:style-name="ce238" office:value-type="float" office:value="42500" calcext:value-type="float">
            <text:p>42500</text:p>
          </table:table-cell>
          <table:table-cell table:style-name="ce238" table:formula="of:=[.AM10]-[.AO10]-[.AN10]" office:value-type="float" office:value="38958" calcext:value-type="float">
            <text:p>38958</text:p>
          </table:table-cell>
          <table:table-cell table:style-name="ce238" table:formula="of:=([.AP10]/0.8)/([.AL10]/1.852)*54" office:value-type="float" office:value="1031.15383866187" calcext:value-type="float">
            <text:p>1031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39" table:formula="of:=[.AM10]/5" office:value-type="currency" office:currency="GBP" office:value="29400" calcext:value-type="currency">
            <text:p><text:s/>£29 400 </text:p>
          </table:table-cell>
          <table:table-cell table:style-name="ce239" table:formula="of:=[.AR10]*([.AS10]*1.3*300)" office:value-type="currency" office:currency="GBP" office:value="5460" calcext:value-type="currency">
            <text:p><text:s/>£5 460 </text:p>
          </table:table-cell>
          <table:table-cell table:style-name="ce239" table:formula="of:=([.BB10]*3/100)" office:value-type="currency" office:currency="GBP" office:value="2512.0311" calcext:value-type="currency">
            <text:p><text:s/>£2 512 </text:p>
          </table:table-cell>
          <table:table-cell table:style-name="ce23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38" table:formula="of:=[.AX10]/(9600/255)" office:value-type="float" office:value="1988.10282246725" calcext:value-type="float">
            <text:p>1988</text:p>
          </table:table-cell>
          <table:table-cell table:style-name="ce240" office:value-type="currency" office:currency="USD" office:value="8100000" calcext:value-type="currency">
            <text:p>$ 8 100 000</text:p>
          </table:table-cell>
          <table:table-cell table:style-name="ce236" table:formula="of:=[.AZ10]" office:value-type="float" office:value="8100000" calcext:value-type="float">
            <text:p>8 100 000</text:p>
          </table:table-cell>
          <table:table-cell table:style-name="ce23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38" table:formula="of:=[.BB10]/2734.37" office:value-type="float" office:value="30.6229113104664" calcext:value-type="float">
            <text:p>31</text:p>
          </table:table-cell>
          <table:table-cell table:style-name="ce231" table:formula="of:=[.G10]" office:value-type="date" office:date-value="1963-11-17" calcext:value-type="date">
            <text:p>1963-11-17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10]/[.BE10]" office:value-type="currency" office:currency="USD" office:value="3600000" calcext:value-type="currency">
            <text:p><text:s/>$3 600 000 </text:p>
          </table:table-cell>
          <table:table-cell table:style-name="ce239" table:formula="of:=[.BF10]/10/2" office:value-type="currency" office:currency="GBP" office:value="180000" calcext:value-type="currency">
            <text:p><text:s/>£180 000 </text:p>
          </table:table-cell>
          <table:table-cell table:style-name="ce233" table:formula="of:=ROUNDUP([.BG10]/2734.37;0)" office:value-type="float" office:value="66" calcext:value-type="float">
            <text:p>66</text:p>
          </table:table-cell>
          <table:table-cell table:style-name="ce239" table:formula="of:=[.BG10]*1.5/100" office:value-type="currency" office:currency="GBP" office:value="2700" calcext:value-type="currency">
            <text:p><text:s/>£2 700 </text:p>
          </table:table-cell>
          <table:table-cell table:style-name="ce23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33" table:formula="of:=[.BJ10]/(9600/255)" office:value-type="float" office:value="3557.41024359375" calcext:value-type="float">
            <text:p>3557</text:p>
          </table:table-cell>
          <table:table-cell table:style-name="ce23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Grumman C-2 Greyhound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J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2</text:p>
          </table:table-cell>
          <table:table-cell table:style-name="ce232" office:value-type="date" office:date-value="1964-11-18" calcext:value-type="date">
            <text:p>1964-11-18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20" calcext:value-type="float">
            <text:p>20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635" calcext:value-type="float">
            <text:p>635</text:p>
          </table:table-cell>
          <table:table-cell table:style-name="ce233" table:formula="of:=[.AL11]/5" office:value-type="float" office:value="480" calcext:value-type="float">
            <text:p>4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36" calcext:value-type="float">
            <text:p>36</text:p>
          </table:table-cell>
          <table:table-cell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42" calcext:value-type="float">
            <text:p>142</text:p>
          </table:table-cell>
          <table:table-cell table:style-name="ce235" table:formula="of:=([.AJ11]*2)/(9600/255)" office:value-type="float" office:value="903.125" calcext:value-type="float">
            <text:p>903</text:p>
          </table:table-cell>
          <table:table-cell table:style-name="ce233" table:formula="of:=[.BH11]" office:value-type="float" office:value="317" calcext:value-type="float">
            <text:p>317</text:p>
          </table:table-cell>
          <table:table-cell table:style-name="ce233" table:formula="of:=[.BK11]" office:value-type="float" office:value="1029.60508547804" calcext:value-type="float">
            <text:p>1030</text:p>
          </table:table-cell>
          <table:table-cell table:style-name="ce236" table:formula="of:=[.AI11]/100/(700000/255)" office:value-type="float" office:value="141.925714285714" calcext:value-type="float">
            <text:p>142</text:p>
          </table:table-cell>
          <table:table-cell table:style-name="ce237" table:formula="of:=1.67*[.AF11]" office:value-type="float" office:value="28.9244" calcext:value-type="float">
            <text:p>28,9</text:p>
          </table:table-cell>
          <table:table-cell table:style-name="ce237" table:formula="of:=1.67*[.AG11]" office:value-type="float" office:value="41.0152" calcext:value-type="float">
            <text:p>41,0</text:p>
          </table:table-cell>
          <table:table-cell table:style-name="ce237" table:formula="of:=1.67*[.AH11]" office:value-type="float" office:value="8.0828" calcext:value-type="float">
            <text:p>8,1</text:p>
          </table:table-cell>
          <table:table-cell table:style-name="ce228" office:value-type="float" office:value="4" calcext:value-type="float">
            <text:p>4</text:p>
          </table:table-cell>
          <table:table-cell table:style-name="ce230" office:value-type="float" office:value="56" calcext:value-type="float">
            <text:p>56</text:p>
          </table:table-cell>
          <table:table-cell table:style-name="ce228" office:value-type="float" office:value="17.32" calcext:value-type="float">
            <text:p>17,32</text:p>
          </table:table-cell>
          <table:table-cell table:style-name="ce228" office:value-type="float" office:value="24.56" calcext:value-type="float">
            <text:p>24,56</text:p>
          </table:table-cell>
          <table:table-cell table:style-name="ce228" office:value-type="float" office:value="4.84" calcext:value-type="float">
            <text:p>4,84</text:p>
          </table:table-cell>
          <table:table-cell table:style-name="ce236" office:value-type="float" office:value="38960000" calcext:value-type="float">
            <text:p>38 960 000</text:p>
          </table:table-cell>
          <table:table-cell table:style-name="ce236" office:value-type="float" office:value="17000" calcext:value-type="float">
            <text:p>17 000</text:p>
          </table:table-cell>
          <table:table-cell table:style-name="ce236"/>
          <table:table-cell table:style-name="ce228" office:value-type="float" office:value="2400" calcext:value-type="float">
            <text:p>2400</text:p>
          </table:table-cell>
          <table:table-cell table:style-name="ce228" office:value-type="float" office:value="27216" calcext:value-type="float">
            <text:p>27216</text:p>
          </table:table-cell>
          <table:table-cell table:style-name="ce228" office:value-type="float" office:value="15307" calcext:value-type="float">
            <text:p>15307</text:p>
          </table:table-cell>
          <table:table-cell table:style-name="ce228" office:value-type="float" office:value="4536" calcext:value-type="float">
            <text:p>4536</text:p>
          </table:table-cell>
          <table:table-cell table:style-name="ce238" table:formula="of:=[.AM11]-[.AO11]-[.AN11]" office:value-type="float" office:value="7373" calcext:value-type="float">
            <text:p>7373</text:p>
          </table:table-cell>
          <table:table-cell table:style-name="ce238" table:formula="of:=([.AP11]/0.8)/([.AL11]/1.852)*54" office:value-type="float" office:value="384.0411375" calcext:value-type="float">
            <text:p>38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" calcext:value-type="float">
            <text:p>2</text:p>
          </table:table-cell>
          <table:table-cell table:style-name="ce23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39" table:formula="of:=[.AM11]/5" office:value-type="currency" office:currency="GBP" office:value="5443.2" calcext:value-type="currency">
            <text:p><text:s/>£5 443 </text:p>
          </table:table-cell>
          <table:table-cell table:style-name="ce239" table:formula="of:=[.AR11]*([.AS11]*1.3*300)" office:value-type="currency" office:currency="GBP" office:value="3120" calcext:value-type="currency">
            <text:p><text:s/>£3 120 </text:p>
          </table:table-cell>
          <table:table-cell table:style-name="ce239" table:formula="of:=([.BB11]*3/100)" office:value-type="currency" office:currency="GBP" office:value="11782.0311" calcext:value-type="currency">
            <text:p><text:s/>£11 782 </text:p>
          </table:table-cell>
          <table:table-cell table:style-name="ce23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38" table:formula="of:=[.AX11]/(9600/255)" office:value-type="float" office:value="911.148312536602" calcext:value-type="float">
            <text:p>911</text:p>
          </table:table-cell>
          <table:table-cell table:style-name="ce240" office:value-type="currency" office:currency="USD" office:value="39000000" calcext:value-type="currency">
            <text:p>$ 39 000 000</text:p>
          </table:table-cell>
          <table:table-cell table:style-name="ce236" table:formula="of:=[.AZ11]" office:value-type="float" office:value="39000000" calcext:value-type="float">
            <text:p>39 000 000</text:p>
          </table:table-cell>
          <table:table-cell table:style-name="ce23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38" table:formula="of:=[.BB11]/2734.37" office:value-type="float" office:value="143.628832235579" calcext:value-type="float">
            <text:p>144</text:p>
          </table:table-cell>
          <table:table-cell table:style-name="ce231" table:formula="of:=[.G11]" office:value-type="date" office:date-value="1964-11-18" calcext:value-type="date">
            <text:p>1964-11-18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39" table:formula="of:=[.BF11]/10/2" office:value-type="currency" office:currency="GBP" office:value="866666.666666667" calcext:value-type="currency">
            <text:p><text:s/>£866 667 </text:p>
          </table:table-cell>
          <table:table-cell table:style-name="ce233" table:formula="of:=ROUNDUP([.BG11]/2734.37;0)" office:value-type="float" office:value="317" calcext:value-type="float">
            <text:p>317</text:p>
          </table:table-cell>
          <table:table-cell table:style-name="ce239" table:formula="of:=[.BG11]*1.5/100" office:value-type="currency" office:currency="GBP" office:value="13000" calcext:value-type="currency">
            <text:p><text:s/>£13 000 </text:p>
          </table:table-cell>
          <table:table-cell table:style-name="ce23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33" table:formula="of:=[.BJ11]/(9600/255)" office:value-type="float" office:value="1029.60508547804" calcext:value-type="float">
            <text:p>1030</text:p>
          </table:table-cell>
          <table:table-cell table:style-name="ce23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ntonov An-22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K</text:p>
          </table:table-cell>
          <table:table-cell table:style-name="ce229" office:value-type="string" calcext:value-type="string">
            <text:p>an22</text:p>
          </table:table-cell>
          <table:table-cell table:style-name="ce229" office:value-type="string" calcext:value-type="string">
            <text:p>AN22</text:p>
          </table:table-cell>
          <table:table-cell table:style-name="ce232" office:value-type="date" office:date-value="1965-02-27" calcext:value-type="date">
            <text:p>1965-02-27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20" calcext:value-type="float">
            <text:p>20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740" calcext:value-type="float">
            <text:p>740</text:p>
          </table:table-cell>
          <table:table-cell table:style-name="ce233" table:formula="of:=[.AL12]/5" office:value-type="float" office:value="1000" calcext:value-type="float">
            <text:p>10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5" calcext:value-type="float">
            <text:p>2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800" calcext:value-type="float">
            <text:p>800</text:p>
          </table:table-cell>
          <table:table-cell table:style-name="ce234" office:value-type="float" office:value="474" calcext:value-type="float">
            <text:p>474</text:p>
          </table:table-cell>
          <table:table-cell table:style-name="ce235" table:formula="of:=([.AJ12]*2)/(9600/255)" office:value-type="float" office:value="3718.75" calcext:value-type="float">
            <text:p>3719</text:p>
          </table:table-cell>
          <table:table-cell table:style-name="ce233" table:formula="of:=[.BH12]" office:value-type="float" office:value="894" calcext:value-type="float">
            <text:p>894</text:p>
          </table:table-cell>
          <table:table-cell table:style-name="ce233" table:formula="of:=[.BK12]" office:value-type="float" office:value="6594.41731770833" calcext:value-type="float">
            <text:p>6594</text:p>
          </table:table-cell>
          <table:table-cell table:style-name="ce236" table:formula="of:=[.AI12]/100/(700000/255)" office:value-type="float" office:value="473.571428571429" calcext:value-type="float">
            <text:p>474</text:p>
          </table:table-cell>
          <table:table-cell table:style-name="ce237" table:formula="of:=1*[.AF12]" office:value-type="float" office:value="57.9" calcext:value-type="float">
            <text:p>57,9</text:p>
          </table:table-cell>
          <table:table-cell table:style-name="ce237" table:formula="of:=1*[.AG12]" office:value-type="float" office:value="64.4" calcext:value-type="float">
            <text:p>64,4</text:p>
          </table:table-cell>
          <table:table-cell table:style-name="ce237" table:formula="of:=1*[.AH12]" office:value-type="float" office:value="12.53" calcext:value-type="float">
            <text:p>12,5</text:p>
          </table:table-cell>
          <table:table-cell table:style-name="ce228" office:value-type="float" office:value="560" calcext:value-type="float">
            <text:p>560</text:p>
          </table:table-cell>
          <table:table-cell table:style-name="ce230" office:value-type="float" office:value="68" calcext:value-type="float">
            <text:p>68</text:p>
          </table:table-cell>
          <table:table-cell table:style-name="ce228" office:value-type="float" office:value="57.9" calcext:value-type="float">
            <text:p>57,9</text:p>
          </table:table-cell>
          <table:table-cell table:style-name="ce228" office:value-type="float" office:value="64.4" calcext:value-type="float">
            <text:p>64,4</text:p>
          </table:table-cell>
          <table:table-cell table:style-name="ce228" office:value-type="float" office:value="12.53" calcext:value-type="float">
            <text:p>12,53</text:p>
          </table:table-cell>
          <table:table-cell table:style-name="ce236" office:value-type="float" office:value="130000000" calcext:value-type="float">
            <text:p>130 000 000</text:p>
          </table:table-cell>
          <table:table-cell table:style-name="ce236" office:value-type="float" office:value="70000" calcext:value-type="float">
            <text:p>70 000</text:p>
          </table:table-cell>
          <table:table-cell table:style-name="ce236"/>
          <table:table-cell table:style-name="ce228" office:value-type="float" office:value="5000" calcext:value-type="float">
            <text:p>5000</text:p>
          </table:table-cell>
          <table:table-cell table:style-name="ce228" office:value-type="float" office:value="250000" calcext:value-type="float">
            <text:p>250000</text:p>
          </table:table-cell>
          <table:table-cell table:style-name="ce228" office:value-type="float" office:value="114000" calcext:value-type="float">
            <text:p>114000</text:p>
          </table:table-cell>
          <table:table-cell table:style-name="ce228" office:value-type="float" office:value="80000" calcext:value-type="float">
            <text:p>80000</text:p>
          </table:table-cell>
          <table:table-cell table:style-name="ce238" table:formula="of:=[.AM12]-[.AO12]-[.AN12]" office:value-type="float" office:value="56000" calcext:value-type="float">
            <text:p>56000</text:p>
          </table:table-cell>
          <table:table-cell table:style-name="ce238" table:formula="of:=([.AP12]/0.8)/([.AL12]/1.852)*54" office:value-type="float" office:value="1400.112" calcext:value-type="float">
            <text:p>1400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2" calcext:value-type="float">
            <text:p>2</text:p>
          </table:table-cell>
          <table:table-cell table:style-name="ce239" table:formula="of:=[.AQ12]*0.673*54" office:value-type="currency" office:currency="GBP" office:value="50882.870304" calcext:value-type="currency">
            <text:p><text:s/>£50 883 </text:p>
          </table:table-cell>
          <table:table-cell table:style-name="ce239" table:formula="of:=[.AM12]/5" office:value-type="currency" office:currency="GBP" office:value="50000" calcext:value-type="currency">
            <text:p><text:s/>£50 000 </text:p>
          </table:table-cell>
          <table:table-cell table:style-name="ce239" table:formula="of:=[.AR12]*([.AS12]*1.3*300)" office:value-type="currency" office:currency="GBP" office:value="4680" calcext:value-type="currency">
            <text:p><text:s/>£4 680 </text:p>
          </table:table-cell>
          <table:table-cell table:style-name="ce239" table:formula="of:=([.BB12]*3/100)" office:value-type="currency" office:currency="GBP" office:value="33082.0311" calcext:value-type="currency">
            <text:p><text:s/>£33 082 </text:p>
          </table:table-cell>
          <table:table-cell table:style-name="ce23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38" table:formula="of:=[.AX12]/(9600/255)" office:value-type="float" office:value="3682.75519354375" calcext:value-type="float">
            <text:p>3683</text:p>
          </table:table-cell>
          <table:table-cell table:style-name="ce240"/>
          <table:table-cell table:style-name="ce236" office:value-type="float" office:value="110000000" calcext:value-type="float">
            <text:p>110 000 000</text:p>
          </table:table-cell>
          <table:table-cell table:style-name="ce23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38" table:formula="of:=[.BB12]/2734.37" office:value-type="float" office:value="403.286449895223" calcext:value-type="float">
            <text:p>403</text:p>
          </table:table-cell>
          <table:table-cell table:style-name="ce231" table:formula="of:=[.G12]" office:value-type="date" office:date-value="1965-02-27" calcext:value-type="date">
            <text:p>1965-02-27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3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33" table:formula="of:=ROUNDUP([.BG12]/2734.37;0)" office:value-type="float" office:value="894" calcext:value-type="float">
            <text:p>894</text:p>
          </table:table-cell>
          <table:table-cell table:style-name="ce23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3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33" table:formula="of:=[.BJ12]/(9600/255)" office:value-type="float" office:value="6594.41731770833" calcext:value-type="float">
            <text:p>6594</text:p>
          </table:table-cell>
          <table:table-cell table:style-name="ce23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Lockheed C-5 Galaxy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L</text:p>
          </table:table-cell>
          <table:table-cell table:style-name="ce229" office:value-type="string" calcext:value-type="string">
            <text:p>c5</text:p>
          </table:table-cell>
          <table:table-cell table:style-name="ce229" office:value-type="string" calcext:value-type="string">
            <text:p>C5</text:p>
          </table:table-cell>
          <table:table-cell table:style-name="ce232" office:value-type="date" office:date-value="1968-07-01" calcext:value-type="date">
            <text:p>1968-07-01</text:p>
          </table:table-cell>
          <table:table-cell table:style-name="ce233" office:value-type="float" office:value="21" calcext:value-type="float">
            <text:p>21</text:p>
          </table:table-cell>
          <table:table-cell table:style-name="ce233" office:value-type="float" office:value="60" calcext:value-type="float">
            <text:p>60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158" calcext:value-type="float">
            <text:p>158</text:p>
          </table:table-cell>
          <table:table-cell table:style-name="ce233" office:value-type="float" office:value="255" calcext:value-type="float">
            <text:p>255</text:p>
          </table:table-cell>
          <table:table-cell table:style-name="ce233" office:value-type="float" office:value="856" calcext:value-type="float">
            <text:p>856</text:p>
          </table:table-cell>
          <table:table-cell table:style-name="ce233" table:formula="of:=[.AL13]/5" office:value-type="float" office:value="852" calcext:value-type="float">
            <text:p>85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2" calcext:value-type="float">
            <text:p>32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jet</text:p>
          </table:table-cell>
          <table:table-cell table:style-name="ce233"/>
          <table:table-cell table:style-name="ce233" office:value-type="float" office:value="1020" calcext:value-type="float">
            <text:p>1020</text:p>
          </table:table-cell>
          <table:table-cell table:style-name="ce234" office:value-type="float" office:value="608" calcext:value-type="float">
            <text:p>608</text:p>
          </table:table-cell>
          <table:table-cell table:style-name="ce235" table:formula="of:=([.AJ13]*2)/(9600/255)" office:value-type="float" office:value="2921.875" calcext:value-type="float">
            <text:p>2922</text:p>
          </table:table-cell>
          <table:table-cell table:style-name="ce233" table:formula="of:=[.BH13]" office:value-type="float" office:value="1227" calcext:value-type="float">
            <text:p>1227</text:p>
          </table:table-cell>
          <table:table-cell table:style-name="ce233" table:formula="of:=[.BK13]" office:value-type="float" office:value="9305.74417359375" calcext:value-type="float">
            <text:p>9306</text:p>
          </table:table-cell>
          <table:table-cell table:style-name="ce236" table:formula="of:=[.AI13]/100/(700000/255)" office:value-type="float" office:value="608.357142857143" calcext:value-type="float">
            <text:p>608</text:p>
          </table:table-cell>
          <table:table-cell table:style-name="ce237" table:formula="of:=1.67*[.AF13]/2" office:value-type="float" office:value="62.8755" calcext:value-type="float">
            <text:p>62,9</text:p>
          </table:table-cell>
          <table:table-cell table:style-name="ce237" table:formula="of:=1.67*[.AG13]/2" office:value-type="float" office:value="56.6965" calcext:value-type="float">
            <text:p>56,7</text:p>
          </table:table-cell>
          <table:table-cell table:style-name="ce237" table:formula="of:=1.67*[.AH13]/2" office:value-type="float" office:value="16.5664" calcext:value-type="float">
            <text:p>16,6</text:p>
          </table:table-cell>
          <table:table-cell table:style-name="ce238" office:value-type="float" office:value="7" calcext:value-type="float">
            <text:p>7</text:p>
          </table:table-cell>
          <table:table-cell table:style-name="ce233"/>
          <table:table-cell table:style-name="ce228" office:value-type="float" office:value="75.3" calcext:value-type="float">
            <text:p>75,3</text:p>
          </table:table-cell>
          <table:table-cell table:style-name="ce228" office:value-type="float" office:value="67.9" calcext:value-type="float">
            <text:p>67,9</text:p>
          </table:table-cell>
          <table:table-cell table:style-name="ce228" office:value-type="float" office:value="19.84" calcext:value-type="float">
            <text:p>19,84</text:p>
          </table:table-cell>
          <table:table-cell table:style-name="ce236" office:value-type="float" office:value="167000000" calcext:value-type="float">
            <text:p>167 000 000</text:p>
          </table:table-cell>
          <table:table-cell table:style-name="ce236" office:value-type="float" office:value="55000" calcext:value-type="float">
            <text:p>55 000</text:p>
          </table:table-cell>
          <table:table-cell table:style-name="ce236" office:value-type="float" office:value="78000" calcext:value-type="float">
            <text:p>78 000</text:p>
          </table:table-cell>
          <table:table-cell table:style-name="ce238" office:value-type="float" office:value="4260" calcext:value-type="float">
            <text:p>4260</text:p>
          </table:table-cell>
          <table:table-cell table:style-name="ce238" office:value-type="float" office:value="381000" calcext:value-type="float">
            <text:p>381000</text:p>
          </table:table-cell>
          <table:table-cell table:style-name="ce238" office:value-type="float" office:value="172340" calcext:value-type="float">
            <text:p>172340</text:p>
          </table:table-cell>
          <table:table-cell table:style-name="ce238" office:value-type="float" office:value="122470" calcext:value-type="float">
            <text:p>122470</text:p>
          </table:table-cell>
          <table:table-cell table:style-name="ce238" table:formula="of:=[.AM13]-[.AO13]-[.AN13]" office:value-type="float" office:value="86190" calcext:value-type="float">
            <text:p>86190</text:p>
          </table:table-cell>
          <table:table-cell table:style-name="ce238" table:formula="of:=([.AP13]/0.8)/([.AL13]/1.852)*54" office:value-type="float" office:value="2529.25161971831" calcext:value-type="float">
            <text:p>2529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39" table:formula="of:=[.AM13]/5" office:value-type="currency" office:currency="GBP" office:value="76200" calcext:value-type="currency">
            <text:p><text:s/>£76 200 </text:p>
          </table:table-cell>
          <table:table-cell table:style-name="ce239" table:formula="of:=[.AR13]*([.AS13]*1.3*300)" office:value-type="currency" office:currency="GBP" office:value="5460" calcext:value-type="currency">
            <text:p><text:s/>£5 460 </text:p>
          </table:table-cell>
          <table:table-cell table:style-name="ce239" table:formula="of:=([.BB13]*3/100)" office:value-type="currency" office:currency="GBP" office:value="50392.0311" calcext:value-type="currency">
            <text:p><text:s/>£50 392 </text:p>
          </table:table-cell>
          <table:table-cell table:style-name="ce23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38" table:formula="of:=[.AX13]/(9600/255)" office:value-type="float" office:value="5949.20560763226" calcext:value-type="float">
            <text:p>5949</text:p>
          </table:table-cell>
          <table:table-cell table:style-name="ce240" office:value-type="currency" office:currency="USD" office:value="167700000" calcext:value-type="currency">
            <text:p>$ 167 700 000</text:p>
          </table:table-cell>
          <table:table-cell table:style-name="ce236" table:formula="of:=[.AZ13]" office:value-type="float" office:value="167700000" calcext:value-type="float">
            <text:p>167 700 000</text:p>
          </table:table-cell>
          <table:table-cell table:style-name="ce23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38" table:formula="of:=[.BB13]/2734.37" office:value-type="float" office:value="614.30397861299" calcext:value-type="float">
            <text:p>614</text:p>
          </table:table-cell>
          <table:table-cell table:style-name="ce231" table:formula="of:=[.G13]" office:value-type="date" office:date-value="1968-07-01" calcext:value-type="date">
            <text:p>1968-07-01</text:p>
          </table:table-cell>
          <table:table-cell table:style-name="ce241" office:value-type="float" office:value="2.5" calcext:value-type="float">
            <text:p>2,5</text:p>
          </table:table-cell>
          <table:table-cell table:style-name="ce242" table:formula="of:=[.BA13]/[.BE13]" office:value-type="currency" office:currency="USD" office:value="67080000" calcext:value-type="currency">
            <text:p><text:s/>$67 080 000 </text:p>
          </table:table-cell>
          <table:table-cell table:style-name="ce239" table:formula="of:=[.BF13]/10/2" office:value-type="currency" office:currency="GBP" office:value="3354000" calcext:value-type="currency">
            <text:p><text:s/>£3 354 000 </text:p>
          </table:table-cell>
          <table:table-cell table:style-name="ce233" table:formula="of:=ROUNDUP([.BG13]/2734.37;0)" office:value-type="float" office:value="1227" calcext:value-type="float">
            <text:p>1227</text:p>
          </table:table-cell>
          <table:table-cell table:style-name="ce239" table:formula="of:=[.BG13]*1.5/100" office:value-type="currency" office:currency="GBP" office:value="50310" calcext:value-type="currency">
            <text:p><text:s/>£50 310 </text:p>
          </table:table-cell>
          <table:table-cell table:style-name="ce23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33" table:formula="of:=[.BJ13]/(9600/255)" office:value-type="float" office:value="9305.74417359375" calcext:value-type="float">
            <text:p>9306</text:p>
          </table:table-cell>
          <table:table-cell table:style-name="ce23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Let L-410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M</text:p>
          </table:table-cell>
          <table:table-cell table:style-name="ce229" office:value-type="string" calcext:value-type="string">
            <text:p>let_l410</text:p>
          </table:table-cell>
          <table:table-cell table:style-name="ce229" office:value-type="string" calcext:value-type="string">
            <text:p>LET_L410</text:p>
          </table:table-cell>
          <table:table-cell table:style-name="ce232" office:value-type="date" office:date-value="1969-04-16" calcext:value-type="date">
            <text:p>1969-04-16</text:p>
          </table:table-cell>
          <table:table-cell table:style-name="ce233" office:value-type="float" office:value="50" calcext:value-type="float">
            <text:p>5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335" calcext:value-type="float">
            <text:p>335</text:p>
          </table:table-cell>
          <table:table-cell table:style-name="ce233" table:formula="of:=[.AL14]/5" office:value-type="float" office:value="300" calcext:value-type="float">
            <text:p>3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19" calcext:value-type="float">
            <text:p>19</text:p>
          </table:table-cell>
          <table:table-cell table:style-name="ce233" office:value-type="float" office:value="10" calcext:value-type="float">
            <text:p>10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2" calcext:value-type="float">
            <text:p>22</text:p>
          </table:table-cell>
          <table:table-cell table:style-name="ce235" table:formula="of:=([.AJ14]*2)/(9600/255)" office:value-type="float" office:value="664.0625" calcext:value-type="float">
            <text:p>664</text:p>
          </table:table-cell>
          <table:table-cell table:style-name="ce233" table:formula="of:=[.BH14]" office:value-type="float" office:value="17" calcext:value-type="float">
            <text:p>17</text:p>
          </table:table-cell>
          <table:table-cell table:style-name="ce233" table:formula="of:=[.BK14]" office:value-type="float" office:value="185.277627327083" calcext:value-type="float">
            <text:p>185</text:p>
          </table:table-cell>
          <table:table-cell table:style-name="ce236" table:formula="of:=[.AI14]/100/(700000/255)" office:value-type="float" office:value="21.8571428571429" calcext:value-type="float">
            <text:p>22</text:p>
          </table:table-cell>
          <table:table-cell table:style-name="ce237" table:formula="of:=1.28*[.AF14]" office:value-type="float" office:value="18.2272" calcext:value-type="float">
            <text:p>18,2</text:p>
          </table:table-cell>
          <table:table-cell table:style-name="ce237" table:formula="of:=1.28*[.AG14]" office:value-type="float" office:value="25.5744" calcext:value-type="float">
            <text:p>25,6</text:p>
          </table:table-cell>
          <table:table-cell table:style-name="ce237" table:formula="of:=1.28*[.AH14]" office:value-type="float" office:value="7.6416" calcext:value-type="float">
            <text:p>7,6</text:p>
          </table:table-cell>
          <table:table-cell table:style-name="ce238" office:value-type="float" office:value="19" calcext:value-type="float">
            <text:p>19</text:p>
          </table:table-cell>
          <table:table-cell table:style-name="ce233" office:value-type="float" office:value="1200" calcext:value-type="float">
            <text:p>1200</text:p>
          </table:table-cell>
          <table:table-cell table:style-name="ce228" office:value-type="float" office:value="14.24" calcext:value-type="float">
            <text:p>14,24</text:p>
          </table:table-cell>
          <table:table-cell table:style-name="ce228" office:value-type="float" office:value="19.98" calcext:value-type="float">
            <text:p>19,98</text:p>
          </table:table-cell>
          <table:table-cell table:style-name="ce228" office:value-type="float" office:value="5.97" calcext:value-type="float">
            <text:p>5,97</text:p>
          </table:table-cell>
          <table:table-cell table:style-name="ce236" office:value-type="float" office:value="6000000" calcext:value-type="float">
            <text:p>6 000 000</text:p>
          </table:table-cell>
          <table:table-cell table:style-name="ce236" office:value-type="float" office:value="12500" calcext:value-type="float">
            <text:p>12 500</text:p>
          </table:table-cell>
          <table:table-cell table:style-name="ce236"/>
          <table:table-cell table:style-name="ce238" office:value-type="float" office:value="1500" calcext:value-type="float">
            <text:p>1500</text:p>
          </table:table-cell>
          <table:table-cell table:style-name="ce238" office:value-type="float" office:value="6600" calcext:value-type="float">
            <text:p>6600</text:p>
          </table:table-cell>
          <table:table-cell table:style-name="ce238" office:value-type="float" office:value="4200" calcext:value-type="float">
            <text:p>4200</text:p>
          </table:table-cell>
          <table:table-cell table:style-name="ce238" office:value-type="float" office:value="1800" calcext:value-type="float">
            <text:p>1800</text:p>
          </table:table-cell>
          <table:table-cell table:style-name="ce238" table:formula="of:=[.AM14]-[.AO14]-[.AN14]" office:value-type="float" office:value="600" calcext:value-type="float">
            <text:p>600</text:p>
          </table:table-cell>
          <table:table-cell table:style-name="ce238" table:formula="of:=([.AP14]/0.8)/([.AL14]/1.852)*54" office:value-type="float" office:value="50.004" calcext:value-type="float">
            <text:p>50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9" table:formula="of:=[.AQ14]*0.673*54" office:value-type="currency" office:currency="GBP" office:value="1817.245368" calcext:value-type="currency">
            <text:p><text:s/>£1 817 </text:p>
          </table:table-cell>
          <table:table-cell table:style-name="ce239" table:formula="of:=[.AM14]/5" office:value-type="currency" office:currency="GBP" office:value="1320" calcext:value-type="currency">
            <text:p><text:s/>£1 320 </text:p>
          </table:table-cell>
          <table:table-cell table:style-name="ce239" table:formula="of:=[.AR14]*([.AS14]*1.3*300)" office:value-type="currency" office:currency="GBP" office:value="1560" calcext:value-type="currency">
            <text:p><text:s/>£1 560 </text:p>
          </table:table-cell>
          <table:table-cell table:style-name="ce239" table:formula="of:=([.BB14]*3/100)" office:value-type="currency" office:currency="GBP" office:value="802.0311" calcext:value-type="currency">
            <text:p><text:s/>£802 </text:p>
          </table:table-cell>
          <table:table-cell table:style-name="ce23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38" table:formula="of:=[.AX14]/(9600/255)" office:value-type="float" office:value="146.07453118125" calcext:value-type="float">
            <text:p>146</text:p>
          </table:table-cell>
          <table:table-cell table:style-name="ce240" office:value-type="currency" office:currency="USD" office:value="2400000" calcext:value-type="currency">
            <text:p>$ 2 400 000</text:p>
          </table:table-cell>
          <table:table-cell table:style-name="ce236" table:formula="of:=[.AZ14]" office:value-type="float" office:value="2400000" calcext:value-type="float">
            <text:p>2 400 000</text:p>
          </table:table-cell>
          <table:table-cell table:style-name="ce23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38" table:formula="of:=[.BB14]/2734.37" office:value-type="float" office:value="9.77715890680486" calcext:value-type="float">
            <text:p>10</text:p>
          </table:table-cell>
          <table:table-cell table:style-name="ce231" table:formula="of:=[.G14]" office:value-type="date" office:date-value="1969-04-16" calcext:value-type="date">
            <text:p>1969-04-16</text:p>
          </table:table-cell>
          <table:table-cell table:style-name="ce241" office:value-type="float" office:value="2.7" calcext:value-type="float">
            <text:p>2,7</text:p>
          </table:table-cell>
          <table:table-cell table:style-name="ce24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39" table:formula="of:=[.BF14]/10/2" office:value-type="currency" office:currency="GBP" office:value="44444.4444444444" calcext:value-type="currency">
            <text:p><text:s/>£44 444 </text:p>
          </table:table-cell>
          <table:table-cell table:style-name="ce233" table:formula="of:=ROUNDUP([.BG14]/2734.37;0)" office:value-type="float" office:value="17" calcext:value-type="float">
            <text:p>17</text:p>
          </table:table-cell>
          <table:table-cell table:style-name="ce239" table:formula="of:=[.BG14]*1.5/100" office:value-type="currency" office:currency="GBP" office:value="666.666666666667" calcext:value-type="currency">
            <text:p><text:s/>£667 </text:p>
          </table:table-cell>
          <table:table-cell table:style-name="ce23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33" table:formula="of:=[.BJ14]/(9600/255)" office:value-type="float" office:value="185.277627327083" calcext:value-type="float">
            <text:p>185</text:p>
          </table:table-cell>
          <table:table-cell table:style-name="ce23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ntonov An-26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N</text:p>
          </table:table-cell>
          <table:table-cell table:style-name="ce229" office:value-type="string" calcext:value-type="string">
            <text:p>an26</text:p>
          </table:table-cell>
          <table:table-cell table:style-name="ce229" office:value-type="string" calcext:value-type="string">
            <text:p>AN26</text:p>
          </table:table-cell>
          <table:table-cell table:style-name="ce232" office:value-type="date" office:date-value="1969-05-21" calcext:value-type="date">
            <text:p>1969-05-21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440" calcext:value-type="float">
            <text:p>440</text:p>
          </table:table-cell>
          <table:table-cell table:style-name="ce233" table:formula="of:=[.AL15]/5" office:value-type="float" office:value="500" calcext:value-type="float">
            <text:p>5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5" calcext:value-type="float">
            <text:p>2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55" calcext:value-type="float">
            <text:p>55</text:p>
          </table:table-cell>
          <table:table-cell table:style-name="ce234" office:value-type="float" office:value="44" calcext:value-type="float">
            <text:p>44</text:p>
          </table:table-cell>
          <table:table-cell table:style-name="ce235" table:formula="of:=([.AJ15]*2)/(9600/255)" office:value-type="float" office:value="1859.375" calcext:value-type="float">
            <text:p>1859</text:p>
          </table:table-cell>
          <table:table-cell table:style-name="ce233" table:formula="of:=[.BH15]" office:value-type="float" office:value="34" calcext:value-type="float">
            <text:p>34</text:p>
          </table:table-cell>
          <table:table-cell table:style-name="ce233" table:formula="of:=[.BK15]" office:value-type="float" office:value="641.246951111111" calcext:value-type="float">
            <text:p>641</text:p>
          </table:table-cell>
          <table:table-cell table:style-name="ce236" table:formula="of:=[.AI15]/100/(700000/255)" office:value-type="float" office:value="43.7142857142857" calcext:value-type="float">
            <text:p>44</text:p>
          </table:table-cell>
          <table:table-cell table:style-name="ce237" table:formula="of:=1.67*[.AF15]" office:value-type="float" office:value="39.746" calcext:value-type="float">
            <text:p>39,7</text:p>
          </table:table-cell>
          <table:table-cell table:style-name="ce237" table:formula="of:=1.67*[.AG15]" office:value-type="float" office:value="48.931" calcext:value-type="float">
            <text:p>48,9</text:p>
          </table:table-cell>
          <table:table-cell table:style-name="ce237" table:formula="of:=1.67*[.AH15]" office:value-type="float" office:value="14.3286" calcext:value-type="float">
            <text:p>14,3</text:p>
          </table:table-cell>
          <table:table-cell table:style-name="ce228" office:value-type="float" office:value="40" calcext:value-type="float">
            <text:p>40</text:p>
          </table:table-cell>
          <table:table-cell table:style-name="ce230" office:value-type="float" office:value="1403" calcext:value-type="float">
            <text:p>1403</text:p>
          </table:table-cell>
          <table:table-cell table:style-name="ce228" office:value-type="float" office:value="23.8" calcext:value-type="float">
            <text:p>23,8</text:p>
          </table:table-cell>
          <table:table-cell table:style-name="ce228" office:value-type="float" office:value="29.3" calcext:value-type="float">
            <text:p>29,3</text:p>
          </table:table-cell>
          <table:table-cell table:style-name="ce228" office:value-type="float" office:value="8.58" calcext:value-type="float">
            <text:p>8,58</text:p>
          </table:table-cell>
          <table:table-cell table:style-name="ce236" office:value-type="float" office:value="12000000" calcext:value-type="float">
            <text:p>12 000 000</text:p>
          </table:table-cell>
          <table:table-cell table:style-name="ce236" office:value-type="float" office:value="35000" calcext:value-type="float">
            <text:p>35 000</text:p>
          </table:table-cell>
          <table:table-cell table:style-name="ce236"/>
          <table:table-cell table:style-name="ce228" office:value-type="float" office:value="2500" calcext:value-type="float">
            <text:p>2500</text:p>
          </table:table-cell>
          <table:table-cell table:style-name="ce228" office:value-type="float" office:value="24000" calcext:value-type="float">
            <text:p>24000</text:p>
          </table:table-cell>
          <table:table-cell table:style-name="ce228" office:value-type="float" office:value="15020" calcext:value-type="float">
            <text:p>15020</text:p>
          </table:table-cell>
          <table:table-cell table:style-name="ce228" office:value-type="float" office:value="5500" calcext:value-type="float">
            <text:p>5500</text:p>
          </table:table-cell>
          <table:table-cell table:style-name="ce238" table:formula="of:=[.AM15]-[.AO15]-[.AN15]" office:value-type="float" office:value="3480" calcext:value-type="float">
            <text:p>3480</text:p>
          </table:table-cell>
          <table:table-cell table:style-name="ce238" table:formula="of:=([.AP15]/0.8)/([.AL15]/1.852)*54" office:value-type="float" office:value="174.01392" calcext:value-type="float">
            <text:p>17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2" calcext:value-type="float">
            <text:p>2</text:p>
          </table:table-cell>
          <table:table-cell table:style-name="ce239" table:formula="of:=[.AQ15]*0.673*54" office:value-type="currency" office:currency="GBP" office:value="6324.01388064" calcext:value-type="currency">
            <text:p><text:s/>£6 324 </text:p>
          </table:table-cell>
          <table:table-cell table:style-name="ce239" table:formula="of:=[.AM15]/5" office:value-type="currency" office:currency="GBP" office:value="4800" calcext:value-type="currency">
            <text:p><text:s/>£4 800 </text:p>
          </table:table-cell>
          <table:table-cell table:style-name="ce239" table:formula="of:=[.AR15]*([.AS15]*1.3*300)" office:value-type="currency" office:currency="GBP" office:value="3900" calcext:value-type="currency">
            <text:p><text:s/>£3 900 </text:p>
          </table:table-cell>
          <table:table-cell table:style-name="ce239" table:formula="of:=([.BB15]*3/100)" office:value-type="currency" office:currency="GBP" office:value="1582.0311" calcext:value-type="currency">
            <text:p><text:s/>£1 582 </text:p>
          </table:table-cell>
          <table:table-cell table:style-name="ce23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38" table:formula="of:=[.AX15]/(9600/255)" office:value-type="float" office:value="441.09806979825" calcext:value-type="float">
            <text:p>441</text:p>
          </table:table-cell>
          <table:table-cell table:style-name="ce240"/>
          <table:table-cell table:style-name="ce236" office:value-type="float" office:value="5000000" calcext:value-type="float">
            <text:p>5 000 000</text:p>
          </table:table-cell>
          <table:table-cell table:style-name="ce23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38" table:formula="of:=[.BB15]/2734.37" office:value-type="float" office:value="19.2857477225101" calcext:value-type="float">
            <text:p>19</text:p>
          </table:table-cell>
          <table:table-cell table:style-name="ce231" table:formula="of:=[.G15]" office:value-type="date" office:date-value="1969-05-21" calcext:value-type="date">
            <text:p>1969-05-21</text:p>
          </table:table-cell>
          <table:table-cell table:style-name="ce241" office:value-type="float" office:value="2.7" calcext:value-type="float">
            <text:p>2,7</text:p>
          </table:table-cell>
          <table:table-cell table:style-name="ce24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39" table:formula="of:=[.BF15]/10/2" office:value-type="currency" office:currency="GBP" office:value="92592.5925925926" calcext:value-type="currency">
            <text:p><text:s/>£92 593 </text:p>
          </table:table-cell>
          <table:table-cell table:style-name="ce233" table:formula="of:=ROUNDUP([.BG15]/2734.37;0)" office:value-type="float" office:value="34" calcext:value-type="float">
            <text:p>34</text:p>
          </table:table-cell>
          <table:table-cell table:style-name="ce23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3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33" table:formula="of:=[.BJ15]/(9600/255)" office:value-type="float" office:value="641.246951111111" calcext:value-type="float">
            <text:p>641</text:p>
          </table:table-cell>
          <table:table-cell table:style-name="ce23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Ilyushin Il-76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O</text:p>
          </table:table-cell>
          <table:table-cell table:style-name="ce229" office:value-type="string" calcext:value-type="string">
            <text:p>il76</text:p>
          </table:table-cell>
          <table:table-cell table:style-name="ce229" office:value-type="string" calcext:value-type="string">
            <text:p>IL76</text:p>
          </table:table-cell>
          <table:table-cell table:style-name="ce232" office:value-type="date" office:date-value="1971-03-25" calcext:value-type="date">
            <text:p>1971-03-25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20" calcext:value-type="float">
            <text:p>20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25" calcext:value-type="float">
            <text:p>25</text:p>
          </table:table-cell>
          <table:table-cell table:style-name="ce230" office:value-type="float" office:value="900" calcext:value-type="float">
            <text:p>900</text:p>
          </table:table-cell>
          <table:table-cell table:style-name="ce233" table:formula="of:=[.AL16]/5" office:value-type="float" office:value="1000" calcext:value-type="float">
            <text:p>10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jet</text:p>
          </table:table-cell>
          <table:table-cell table:style-name="ce233"/>
          <table:table-cell table:style-name="ce233" office:value-type="float" office:value="600" calcext:value-type="float">
            <text:p>600</text:p>
          </table:table-cell>
          <table:table-cell table:style-name="ce234" office:value-type="float" office:value="437" calcext:value-type="float">
            <text:p>437</text:p>
          </table:table-cell>
          <table:table-cell table:style-name="ce235" table:formula="of:=([.AJ16]*2)/(9600/255)" office:value-type="float" office:value="2390.625" calcext:value-type="float">
            <text:p>2391</text:p>
          </table:table-cell>
          <table:table-cell table:style-name="ce233" table:formula="of:=[.BH16]" office:value-type="float" office:value="305" calcext:value-type="float">
            <text:p>305</text:p>
          </table:table-cell>
          <table:table-cell table:style-name="ce233" table:formula="of:=[.BK16]" office:value-type="float" office:value="4844.10105859375" calcext:value-type="float">
            <text:p>4844</text:p>
          </table:table-cell>
          <table:table-cell table:style-name="ce236" table:formula="of:=[.AI16]/100/(700000/255)" office:value-type="float" office:value="437.142857142857" calcext:value-type="float">
            <text:p>437</text:p>
          </table:table-cell>
          <table:table-cell table:style-name="ce237" table:formula="of:=1.28*[.AF16]" office:value-type="float" office:value="59.648" calcext:value-type="float">
            <text:p>59,6</text:p>
          </table:table-cell>
          <table:table-cell table:style-name="ce237" table:formula="of:=1.28*[.AG16]" office:value-type="float" office:value="64.64" calcext:value-type="float">
            <text:p>64,6</text:p>
          </table:table-cell>
          <table:table-cell table:style-name="ce237" table:formula="of:=1.28*[.AH16]" office:value-type="float" office:value="18.8928" calcext:value-type="float">
            <text:p>18,9</text:p>
          </table:table-cell>
          <table:table-cell table:style-name="ce228" office:value-type="float" office:value="420" calcext:value-type="float">
            <text:p>420</text:p>
          </table:table-cell>
          <table:table-cell table:style-name="ce229" office:value-type="string" calcext:value-type="string">
            <text:p>&gt;960</text:p>
          </table:table-cell>
          <table:table-cell table:style-name="ce228" office:value-type="float" office:value="46.6" calcext:value-type="float">
            <text:p>46,6</text:p>
          </table:table-cell>
          <table:table-cell table:style-name="ce228" office:value-type="float" office:value="50.5" calcext:value-type="float">
            <text:p>50,5</text:p>
          </table:table-cell>
          <table:table-cell table:style-name="ce228" office:value-type="float" office:value="14.76" calcext:value-type="float">
            <text:p>14,76</text:p>
          </table:table-cell>
          <table:table-cell table:style-name="ce236" office:value-type="float" office:value="120000000" calcext:value-type="float">
            <text:p>120 000 000</text:p>
          </table:table-cell>
          <table:table-cell table:style-name="ce236" office:value-type="float" office:value="45000" calcext:value-type="float">
            <text:p>45 000</text:p>
          </table:table-cell>
          <table:table-cell table:style-name="ce236"/>
          <table:table-cell table:style-name="ce228" office:value-type="float" office:value="5000" calcext:value-type="float">
            <text:p>5000</text:p>
          </table:table-cell>
          <table:table-cell table:style-name="ce228" office:value-type="float" office:value="195000" calcext:value-type="float">
            <text:p>195000</text:p>
          </table:table-cell>
          <table:table-cell table:style-name="ce228" office:value-type="float" office:value="92500" calcext:value-type="float">
            <text:p>92500</text:p>
          </table:table-cell>
          <table:table-cell table:style-name="ce228" office:value-type="float" office:value="60000" calcext:value-type="float">
            <text:p>60000</text:p>
          </table:table-cell>
          <table:table-cell table:style-name="ce238" table:formula="of:=[.AM16]-[.AO16]-[.AN16]" office:value-type="float" office:value="42500" calcext:value-type="float">
            <text:p>42500</text:p>
          </table:table-cell>
          <table:table-cell table:style-name="ce238" table:formula="of:=([.AP16]/0.8)/([.AL16]/1.852)*54" office:value-type="float" office:value="1062.585" calcext:value-type="float">
            <text:p>1063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2" calcext:value-type="float">
            <text:p>2</text:p>
          </table:table-cell>
          <table:table-cell table:style-name="ce239" table:formula="of:=[.AQ16]*0.673*54" office:value-type="currency" office:currency="GBP" office:value="38616.46407" calcext:value-type="currency">
            <text:p><text:s/>£38 616 </text:p>
          </table:table-cell>
          <table:table-cell table:style-name="ce239" table:formula="of:=[.AM16]/5" office:value-type="currency" office:currency="GBP" office:value="39000" calcext:value-type="currency">
            <text:p><text:s/>£39 000 </text:p>
          </table:table-cell>
          <table:table-cell table:style-name="ce239" table:formula="of:=[.AR16]*([.AS16]*1.3*300)" office:value-type="currency" office:currency="GBP" office:value="3900" calcext:value-type="currency">
            <text:p><text:s/>£3 900 </text:p>
          </table:table-cell>
          <table:table-cell table:style-name="ce239" table:formula="of:=([.BB16]*3/100)" office:value-type="currency" office:currency="GBP" office:value="15082.0311" calcext:value-type="currency">
            <text:p><text:s/>£15 082 </text:p>
          </table:table-cell>
          <table:table-cell table:style-name="ce23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38" table:formula="of:=[.AX16]/(9600/255)" office:value-type="float" office:value="2565.89752795312" calcext:value-type="float">
            <text:p>2566</text:p>
          </table:table-cell>
          <table:table-cell table:style-name="ce240" office:value-type="currency" office:currency="USD" office:value="50000000" calcext:value-type="currency">
            <text:p>$ 50 000 000</text:p>
          </table:table-cell>
          <table:table-cell table:style-name="ce236" table:formula="of:=[.AZ16]" office:value-type="float" office:value="50000000" calcext:value-type="float">
            <text:p>50 000 000</text:p>
          </table:table-cell>
          <table:table-cell table:style-name="ce23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38" table:formula="of:=[.BB16]/2734.37" office:value-type="float" office:value="183.857477225101" calcext:value-type="float">
            <text:p>184</text:p>
          </table:table-cell>
          <table:table-cell table:style-name="ce231" table:formula="of:=[.G16]" office:value-type="date" office:date-value="1971-03-25" calcext:value-type="date">
            <text:p>1971-03-25</text:p>
          </table:table-cell>
          <table:table-cell table:style-name="ce241" office:value-type="float" office:value="3" calcext:value-type="float">
            <text:p>3,0</text:p>
          </table:table-cell>
          <table:table-cell table:style-name="ce24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39" table:formula="of:=[.BF16]/10/2" office:value-type="currency" office:currency="GBP" office:value="833333.333333333" calcext:value-type="currency">
            <text:p><text:s/>£833 333 </text:p>
          </table:table-cell>
          <table:table-cell table:style-name="ce233" table:formula="of:=ROUNDUP([.BG16]/2734.37;0)" office:value-type="float" office:value="305" calcext:value-type="float">
            <text:p>305</text:p>
          </table:table-cell>
          <table:table-cell table:style-name="ce239" table:formula="of:=[.BG16]*1.5/100" office:value-type="currency" office:currency="GBP" office:value="12500" calcext:value-type="currency">
            <text:p><text:s/>£12 500 </text:p>
          </table:table-cell>
          <table:table-cell table:style-name="ce23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33" table:formula="of:=[.BJ16]/(9600/255)" office:value-type="float" office:value="4844.10105859375" calcext:value-type="float">
            <text:p>4844</text:p>
          </table:table-cell>
          <table:table-cell table:style-name="ce23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Boeing C-17 Globemaster III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P</text:p>
          </table:table-cell>
          <table:table-cell table:style-name="ce229" office:value-type="string" calcext:value-type="string">
            <text:p>c17</text:p>
          </table:table-cell>
          <table:table-cell table:style-name="ce229" office:value-type="string" calcext:value-type="string">
            <text:p>C17</text:p>
          </table:table-cell>
          <table:table-cell table:style-name="ce232" office:value-type="date" office:date-value="1991-09-15" calcext:value-type="date">
            <text:p>1991-09-15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50" calcext:value-type="float">
            <text:p>50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188" calcext:value-type="float">
            <text:p>188</text:p>
          </table:table-cell>
          <table:table-cell table:style-name="ce233" office:value-type="float" office:value="78" calcext:value-type="float">
            <text:p>78</text:p>
          </table:table-cell>
          <table:table-cell table:style-name="ce233" office:value-type="float" office:value="1080" calcext:value-type="float">
            <text:p>1080</text:p>
          </table:table-cell>
          <table:table-cell table:style-name="ce233" table:formula="of:=[.AL17]/5" office:value-type="float" office:value="896" calcext:value-type="float">
            <text:p>896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9" calcext:value-type="float">
            <text:p>39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jet</text:p>
          </table:table-cell>
          <table:table-cell table:style-name="ce233"/>
          <table:table-cell table:style-name="ce233" office:value-type="float" office:value="770" calcext:value-type="float">
            <text:p>770</text:p>
          </table:table-cell>
          <table:table-cell table:style-name="ce234" office:value-type="float" office:value="725" calcext:value-type="float">
            <text:p>725</text:p>
          </table:table-cell>
          <table:table-cell table:style-name="ce235" table:formula="of:=([.AJ17]*2)/(9600/255)" office:value-type="float" office:value="1236.75" calcext:value-type="float">
            <text:p>1237</text:p>
          </table:table-cell>
          <table:table-cell table:style-name="ce233" table:formula="of:=[.BH17]" office:value-type="float" office:value="392" calcext:value-type="float">
            <text:p>392</text:p>
          </table:table-cell>
          <table:table-cell table:style-name="ce233" table:formula="of:=[.BK17]" office:value-type="float" office:value="6343.83666036968" calcext:value-type="float">
            <text:p>6344</text:p>
          </table:table-cell>
          <table:table-cell table:style-name="ce236" table:formula="of:=[.AI17]/100/(700000/255)" office:value-type="float" office:value="724.928571428571" calcext:value-type="float">
            <text:p>725</text:p>
          </table:table-cell>
          <table:table-cell table:style-name="ce237" table:formula="of:=1.67*[.AF17]/2" office:value-type="float" office:value="44.255" calcext:value-type="float">
            <text:p>44,3</text:p>
          </table:table-cell>
          <table:table-cell table:style-name="ce237" table:formula="of:=1.67*[.AG17]/2" office:value-type="float" office:value="43.42" calcext:value-type="float">
            <text:p>43,4</text:p>
          </table:table-cell>
          <table:table-cell table:style-name="ce237" table:formula="of:=1.67*[.AH17]/2" office:value-type="float" office:value="14.01965" calcext:value-type="float">
            <text:p>14,0</text:p>
          </table:table-cell>
          <table:table-cell table:style-name="ce238" office:value-type="float" office:value="3" calcext:value-type="float">
            <text:p>3</text:p>
          </table:table-cell>
          <table:table-cell table:style-name="ce233"/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6.79" calcext:value-type="float">
            <text:p>16,79</text:p>
          </table:table-cell>
          <table:table-cell table:style-name="ce236" office:value-type="float" office:value="199000000" calcext:value-type="float">
            <text:p>199 000 000</text:p>
          </table:table-cell>
          <table:table-cell table:style-name="ce236" office:value-type="float" office:value="23280" calcext:value-type="float">
            <text:p>23 280</text:p>
          </table:table-cell>
          <table:table-cell table:style-name="ce236" office:value-type="float" office:value="24000" calcext:value-type="float">
            <text:p>24 000</text:p>
          </table:table-cell>
          <table:table-cell table:style-name="ce238" office:value-type="float" office:value="4480" calcext:value-type="float">
            <text:p>4480</text:p>
          </table:table-cell>
          <table:table-cell table:style-name="ce238" office:value-type="float" office:value="265352" calcext:value-type="float">
            <text:p>265352</text:p>
          </table:table-cell>
          <table:table-cell table:style-name="ce238" office:value-type="float" office:value="128140" calcext:value-type="float">
            <text:p>128140</text:p>
          </table:table-cell>
          <table:table-cell table:style-name="ce238" office:value-type="float" office:value="77519" calcext:value-type="float">
            <text:p>77519</text:p>
          </table:table-cell>
          <table:table-cell table:style-name="ce238" table:formula="of:=[.AM17]-[.AO17]-[.AN17]" office:value-type="float" office:value="59693" calcext:value-type="float">
            <text:p>59693</text:p>
          </table:table-cell>
          <table:table-cell table:style-name="ce23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38" office:value-type="float" office:value="3" calcext:value-type="float">
            <text:p>3</text:p>
          </table:table-cell>
          <table:table-cell table:style-name="ce23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39" table:formula="of:=[.AM17]/5" office:value-type="currency" office:currency="GBP" office:value="53070.4" calcext:value-type="currency">
            <text:p><text:s/>£53 070 </text:p>
          </table:table-cell>
          <table:table-cell table:style-name="ce239" table:formula="of:=[.AR17]*([.AS17]*1.3*300)" office:value-type="currency" office:currency="GBP" office:value="3510" calcext:value-type="currency">
            <text:p><text:s/>£3 510 </text:p>
          </table:table-cell>
          <table:table-cell table:style-name="ce239" table:formula="of:=([.BB17]*3/100)" office:value-type="currency" office:currency="GBP" office:value="67582.0311" calcext:value-type="currency">
            <text:p><text:s/>£67 582 </text:p>
          </table:table-cell>
          <table:table-cell table:style-name="ce23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38" table:formula="of:=[.AX17]/(9600/255)" office:value-type="float" office:value="4905.99746513568" calcext:value-type="float">
            <text:p>4906</text:p>
          </table:table-cell>
          <table:table-cell table:style-name="ce240" office:value-type="currency" office:currency="USD" office:value="225000000" calcext:value-type="currency">
            <text:p>$ 225 000 000</text:p>
          </table:table-cell>
          <table:table-cell table:style-name="ce236" table:formula="of:=[.AZ17]" office:value-type="float" office:value="225000000" calcext:value-type="float">
            <text:p>225 000 000</text:p>
          </table:table-cell>
          <table:table-cell table:style-name="ce23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38" table:formula="of:=[.BB17]/2734.37" office:value-type="float" office:value="823.858647512956" calcext:value-type="float">
            <text:p>824</text:p>
          </table:table-cell>
          <table:table-cell table:style-name="ce231" table:formula="of:=[.G17]" office:value-type="date" office:date-value="1991-09-15" calcext:value-type="date">
            <text:p>1991-09-15</text:p>
          </table:table-cell>
          <table:table-cell table:style-name="ce241" office:value-type="float" office:value="10.5" calcext:value-type="float">
            <text:p>10,5</text:p>
          </table:table-cell>
          <table:table-cell table:style-name="ce24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3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33" table:formula="of:=ROUNDUP([.BG17]/2734.37;0)" office:value-type="float" office:value="392" calcext:value-type="float">
            <text:p>392</text:p>
          </table:table-cell>
          <table:table-cell table:style-name="ce23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3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33" table:formula="of:=[.BJ17]/(9600/255)" office:value-type="float" office:value="6343.83666036968" calcext:value-type="float">
            <text:p>6344</text:p>
          </table:table-cell>
          <table:table-cell table:style-name="ce23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irbus A-400M Atlas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Q</text:p>
          </table:table-cell>
          <table:table-cell table:style-name="ce229" office:value-type="string" calcext:value-type="string">
            <text:p>a400</text:p>
          </table:table-cell>
          <table:table-cell table:style-name="ce229" office:value-type="string" calcext:value-type="string">
            <text:p>A400</text:p>
          </table:table-cell>
          <table:table-cell table:style-name="ce232" office:value-type="date" office:date-value="2009-12-11" calcext:value-type="date">
            <text:p>2009-12-11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200" calcext:value-type="float">
            <text:p>200</text:p>
          </table:table-cell>
          <table:table-cell table:style-name="ce233" office:value-type="float" office:value="69" calcext:value-type="float">
            <text:p>69</text:p>
          </table:table-cell>
          <table:table-cell table:style-name="ce233" office:value-type="float" office:value="858" calcext:value-type="float">
            <text:p>858</text:p>
          </table:table-cell>
          <table:table-cell table:style-name="ce233" table:formula="of:=[.AL18]/5" office:value-type="float" office:value="660" calcext:value-type="float">
            <text:p>66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29" office:value-type="string" calcext:value-type="string">
            <text:p>propeller</text:p>
          </table:table-cell>
          <table:table-cell table:style-name="ce233"/>
          <table:table-cell table:style-name="ce233" office:value-type="float" office:value="385" calcext:value-type="float">
            <text:p>385</text:p>
          </table:table-cell>
          <table:table-cell table:style-name="ce234" office:value-type="float" office:value="856" calcext:value-type="float">
            <text:p>856</text:p>
          </table:table-cell>
          <table:table-cell table:style-name="ce235" table:formula="of:=([.AJ18]*2)/(9600/255)" office:value-type="float" office:value="1062.5" calcext:value-type="float">
            <text:p>1063</text:p>
          </table:table-cell>
          <table:table-cell table:style-name="ce233" table:formula="of:=[.BH18]" office:value-type="float" office:value="126" calcext:value-type="float">
            <text:p>126</text:p>
          </table:table-cell>
          <table:table-cell table:style-name="ce233" table:formula="of:=[.BK18]" office:value-type="float" office:value="3490.13111645089" calcext:value-type="float">
            <text:p>3490</text:p>
          </table:table-cell>
          <table:table-cell table:style-name="ce236" table:formula="of:=[.AI18]/100/(700000/255)" office:value-type="float" office:value="856.071428571429" calcext:value-type="float">
            <text:p>856</text:p>
          </table:table-cell>
          <table:table-cell table:style-name="ce237" table:formula="of:=1.67*[.AF18]/2" office:value-type="float" office:value="37.6585" calcext:value-type="float">
            <text:p>37,7</text:p>
          </table:table-cell>
          <table:table-cell table:style-name="ce237" table:formula="of:=1.67*[.AG18]/2" office:value-type="float" office:value="35.404" calcext:value-type="float">
            <text:p>35,4</text:p>
          </table:table-cell>
          <table:table-cell table:style-name="ce237" table:formula="of:=1.67*[.AH18]/2" office:value-type="float" office:value="12.2745" calcext:value-type="float">
            <text:p>12,3</text:p>
          </table:table-cell>
          <table:table-cell table:style-name="ce238" office:value-type="float" office:value="4" calcext:value-type="float">
            <text:p>4</text:p>
          </table:table-cell>
          <table:table-cell table:style-name="ce233"/>
          <table:table-cell table:style-name="ce228" office:value-type="float" office:value="45.1" calcext:value-type="float">
            <text:p>45,1</text:p>
          </table:table-cell>
          <table:table-cell table:style-name="ce228" office:value-type="float" office:value="42.4" calcext:value-type="float">
            <text:p>42,4</text:p>
          </table:table-cell>
          <table:table-cell table:style-name="ce228" office:value-type="float" office:value="14.7" calcext:value-type="float">
            <text:p>14,7</text:p>
          </table:table-cell>
          <table:table-cell table:style-name="ce236" office:value-type="float" office:value="235000000" calcext:value-type="float">
            <text:p>235 000 000</text:p>
          </table:table-cell>
          <table:table-cell table:style-name="ce236" office:value-type="float" office:value="20000" calcext:value-type="float">
            <text:p>20 000</text:p>
          </table:table-cell>
          <table:table-cell table:style-name="ce236"/>
          <table:table-cell table:style-name="ce238" office:value-type="float" office:value="3300" calcext:value-type="float">
            <text:p>3300</text:p>
          </table:table-cell>
          <table:table-cell table:style-name="ce238" office:value-type="float" office:value="141000" calcext:value-type="float">
            <text:p>141000</text:p>
          </table:table-cell>
          <table:table-cell table:style-name="ce238" office:value-type="float" office:value="76500" calcext:value-type="float">
            <text:p>76500</text:p>
          </table:table-cell>
          <table:table-cell table:style-name="ce238" office:value-type="float" office:value="37000" calcext:value-type="float">
            <text:p>37000</text:p>
          </table:table-cell>
          <table:table-cell table:style-name="ce238" table:formula="of:=[.AM18]-[.AO18]-[.AN18]" office:value-type="float" office:value="27500" calcext:value-type="float">
            <text:p>27500</text:p>
          </table:table-cell>
          <table:table-cell table:style-name="ce23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38" office:value-type="float" office:value="3" calcext:value-type="float">
            <text:p>3</text:p>
          </table:table-cell>
          <table:table-cell table:style-name="ce239" table:formula="of:=[.AQ18]*0.673*54" office:value-type="currency" office:currency="GBP" office:value="37859.2785" calcext:value-type="currency">
            <text:p><text:s/>£37 859 </text:p>
          </table:table-cell>
          <table:table-cell table:style-name="ce239" table:formula="of:=[.AM18]/5" office:value-type="currency" office:currency="GBP" office:value="28200" calcext:value-type="currency">
            <text:p><text:s/>£28 200 </text:p>
          </table:table-cell>
          <table:table-cell table:style-name="ce239" table:formula="of:=[.AR18]*([.AS18]*1.3*300)" office:value-type="currency" office:currency="GBP" office:value="3510" calcext:value-type="currency">
            <text:p><text:s/>£3 510 </text:p>
          </table:table-cell>
          <table:table-cell table:style-name="ce239" table:formula="of:=([.BB18]*3/100)" office:value-type="currency" office:currency="GBP" office:value="36082.0311" calcext:value-type="currency">
            <text:p><text:s/>£36 082 </text:p>
          </table:table-cell>
          <table:table-cell table:style-name="ce23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38" table:formula="of:=[.AX18]/(9600/255)" office:value-type="float" office:value="2806.36291125" calcext:value-type="float">
            <text:p>2806</text:p>
          </table:table-cell>
          <table:table-cell table:style-name="ce240" office:value-type="currency" office:currency="USD" office:value="120000000" calcext:value-type="currency">
            <text:p>$ 120 000 000</text:p>
          </table:table-cell>
          <table:table-cell table:style-name="ce236" table:formula="of:=[.AZ18]" office:value-type="float" office:value="120000000" calcext:value-type="float">
            <text:p>120 000 000</text:p>
          </table:table-cell>
          <table:table-cell table:style-name="ce23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38" table:formula="of:=[.BB18]/2734.37" office:value-type="float" office:value="439.857945340243" calcext:value-type="float">
            <text:p>440</text:p>
          </table:table-cell>
          <table:table-cell table:style-name="ce231" table:formula="of:=[.G18]" office:value-type="date" office:date-value="2009-12-11" calcext:value-type="date">
            <text:p>2009-12-11</text:p>
          </table:table-cell>
          <table:table-cell table:style-name="ce241" office:value-type="float" office:value="17.5" calcext:value-type="float">
            <text:p>17,5</text:p>
          </table:table-cell>
          <table:table-cell table:style-name="ce24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39" table:formula="of:=[.BF18]/10/2" office:value-type="currency" office:currency="GBP" office:value="342857.142857143" calcext:value-type="currency">
            <text:p><text:s/>£342 857 </text:p>
          </table:table-cell>
          <table:table-cell table:style-name="ce233" table:formula="of:=ROUNDUP([.BG18]/2734.37;0)" office:value-type="float" office:value="126" calcext:value-type="float">
            <text:p>126</text:p>
          </table:table-cell>
          <table:table-cell table:style-name="ce23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3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33" table:formula="of:=[.BJ18]/(9600/255)" office:value-type="float" office:value="3490.13111645089" calcext:value-type="float">
            <text:p>3490</text:p>
          </table:table-cell>
          <table:table-cell table:style-name="ce23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Let L-410NG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R</text:p>
          </table:table-cell>
          <table:table-cell table:style-name="ce229" office:value-type="string" calcext:value-type="string">
            <text:p>let_l410ng</text:p>
          </table:table-cell>
          <table:table-cell table:style-name="ce229" office:value-type="string" calcext:value-type="string">
            <text:p>LET_L410NG</text:p>
          </table:table-cell>
          <table:table-cell table:style-name="ce232" office:value-type="date" office:date-value="2015-07-29" calcext:value-type="date">
            <text:p>2015-07-29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417" calcext:value-type="float">
            <text:p>417</text:p>
          </table:table-cell>
          <table:table-cell table:style-name="ce233" table:formula="of:=[.AL19]/5" office:value-type="float" office:value="514" calcext:value-type="float">
            <text:p>51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19" calcext:value-type="float">
            <text:p>19</text:p>
          </table:table-cell>
          <table:table-cell table:style-name="ce233" office:value-type="float" office:value="10" calcext:value-type="float">
            <text:p>10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73" calcext:value-type="float">
            <text:p>73</text:p>
          </table:table-cell>
          <table:table-cell table:style-name="ce235" table:formula="of:=([.AJ19]*2)/(9600/255)" office:value-type="float" office:value="701.25" calcext:value-type="float">
            <text:p>701</text:p>
          </table:table-cell>
          <table:table-cell table:style-name="ce233" table:formula="of:=[.BH19]" office:value-type="float" office:value="13" calcext:value-type="float">
            <text:p>13</text:p>
          </table:table-cell>
          <table:table-cell table:style-name="ce233" table:formula="of:=[.BK19]" office:value-type="float" office:value="191.322318922697" calcext:value-type="float">
            <text:p>191</text:p>
          </table:table-cell>
          <table:table-cell table:style-name="ce236" table:formula="of:=[.AI19]/100/(700000/255)" office:value-type="float" office:value="72.8571428571429" calcext:value-type="float">
            <text:p>73</text:p>
          </table:table-cell>
          <table:table-cell table:style-name="ce237" table:formula="of:=1.28*[.AF19]" office:value-type="float" office:value="20.096" calcext:value-type="float">
            <text:p>20,1</text:p>
          </table:table-cell>
          <table:table-cell table:style-name="ce237" table:formula="of:=1.28*[.AG19]" office:value-type="float" office:value="24.9344" calcext:value-type="float">
            <text:p>24,9</text:p>
          </table:table-cell>
          <table:table-cell table:style-name="ce237" table:formula="of:=1.28*[.AH19]" office:value-type="float" office:value="7.6416" calcext:value-type="float">
            <text:p>7,6</text:p>
          </table:table-cell>
          <table:table-cell table:style-name="ce238" office:value-type="float" office:value="19" calcext:value-type="float">
            <text:p>19</text:p>
          </table:table-cell>
          <table:table-cell table:style-name="ce233" office:value-type="float" office:value="1200" calcext:value-type="float">
            <text:p>1200</text:p>
          </table:table-cell>
          <table:table-cell table:style-name="ce228" office:value-type="float" office:value="15.7" calcext:value-type="float">
            <text:p>15,7</text:p>
          </table:table-cell>
          <table:table-cell table:style-name="ce228" office:value-type="float" office:value="19.48" calcext:value-type="float">
            <text:p>19,48</text:p>
          </table:table-cell>
          <table:table-cell table:style-name="ce228" office:value-type="float" office:value="5.97" calcext:value-type="float">
            <text:p>5,97</text:p>
          </table:table-cell>
          <table:table-cell table:style-name="ce236" office:value-type="float" office:value="20000000" calcext:value-type="float">
            <text:p>20 000 000</text:p>
          </table:table-cell>
          <table:table-cell table:style-name="ce236" office:value-type="float" office:value="13200" calcext:value-type="float">
            <text:p>13 200</text:p>
          </table:table-cell>
          <table:table-cell table:style-name="ce236"/>
          <table:table-cell table:style-name="ce238" office:value-type="float" office:value="2570" calcext:value-type="float">
            <text:p>2570</text:p>
          </table:table-cell>
          <table:table-cell table:style-name="ce238" office:value-type="float" office:value="7000" calcext:value-type="float">
            <text:p>7000</text:p>
          </table:table-cell>
          <table:table-cell table:style-name="ce238" office:value-type="float" office:value="4200" calcext:value-type="float">
            <text:p>4200</text:p>
          </table:table-cell>
          <table:table-cell table:style-name="ce238" office:value-type="float" office:value="2300" calcext:value-type="float">
            <text:p>2300</text:p>
          </table:table-cell>
          <table:table-cell table:style-name="ce238" table:formula="of:=[.AM19]-[.AO19]-[.AN19]" office:value-type="float" office:value="500" calcext:value-type="float">
            <text:p>500</text:p>
          </table:table-cell>
          <table:table-cell table:style-name="ce238" table:formula="of:=([.AP19]/0.8)/([.AL19]/1.852)*54" office:value-type="float" office:value="24.3210116731518" calcext:value-type="float">
            <text:p>24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9" table:formula="of:=[.AQ19]*0.673*54" office:value-type="currency" office:currency="GBP" office:value="883.874206225681" calcext:value-type="currency">
            <text:p><text:s/>£884 </text:p>
          </table:table-cell>
          <table:table-cell table:style-name="ce239" table:formula="of:=[.AM19]/5" office:value-type="currency" office:currency="GBP" office:value="1400" calcext:value-type="currency">
            <text:p><text:s/>£1 400 </text:p>
          </table:table-cell>
          <table:table-cell table:style-name="ce239" table:formula="of:=[.AR19]*([.AS19]*1.3*300)" office:value-type="currency" office:currency="GBP" office:value="2340" calcext:value-type="currency">
            <text:p><text:s/>£2 340 </text:p>
          </table:table-cell>
          <table:table-cell table:style-name="ce239" table:formula="of:=([.BB19]*3/100)" office:value-type="currency" office:currency="GBP" office:value="3982.0311" calcext:value-type="currency">
            <text:p><text:s/>£3 982 </text:p>
          </table:table-cell>
          <table:table-cell table:style-name="ce23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38" table:formula="of:=[.AX19]/(9600/255)" office:value-type="float" office:value="228.59435969662" calcext:value-type="float">
            <text:p>229</text:p>
          </table:table-cell>
          <table:table-cell table:style-name="ce240"/>
          <table:table-cell table:style-name="ce236" office:value-type="float" office:value="13000000" calcext:value-type="float">
            <text:p>13 000 000</text:p>
          </table:table-cell>
          <table:table-cell table:style-name="ce23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38" table:formula="of:=[.BB19]/2734.37" office:value-type="float" office:value="48.5429440785263" calcext:value-type="float">
            <text:p>49</text:p>
          </table:table-cell>
          <table:table-cell table:style-name="ce231" table:formula="of:=[.G19]" office:value-type="date" office:date-value="2015-07-29" calcext:value-type="date">
            <text:p>2015-07-29</text:p>
          </table:table-cell>
          <table:table-cell table:style-name="ce241" office:value-type="float" office:value="19" calcext:value-type="float">
            <text:p>19,0</text:p>
          </table:table-cell>
          <table:table-cell table:style-name="ce24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39" table:formula="of:=[.BF19]/10/2" office:value-type="currency" office:currency="GBP" office:value="34210.5263157895" calcext:value-type="currency">
            <text:p><text:s/>£34 211 </text:p>
          </table:table-cell>
          <table:table-cell table:style-name="ce233" table:formula="of:=ROUNDUP([.BG19]/2734.37;0)" office:value-type="float" office:value="13" calcext:value-type="float">
            <text:p>13</text:p>
          </table:table-cell>
          <table:table-cell table:style-name="ce239" table:formula="of:=[.BG19]*1.5/100" office:value-type="currency" office:currency="GBP" office:value="513.157894736842" calcext:value-type="currency">
            <text:p><text:s/>£513 </text:p>
          </table:table-cell>
          <table:table-cell table:style-name="ce23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33" table:formula="of:=[.BJ19]/(9600/255)" office:value-type="float" office:value="191.322318922697" calcext:value-type="float">
            <text:p>191</text:p>
          </table:table-cell>
          <table:table-cell table:style-name="ce23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ro 504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S</text:p>
          </table:table-cell>
          <table:table-cell table:style-name="ce229" office:value-type="string" calcext:value-type="string">
            <text:p>avro</text:p>
          </table:table-cell>
          <table:table-cell table:style-name="ce229" office:value-type="string" calcext:value-type="string">
            <text:p>AVRO</text:p>
          </table:table-cell>
          <table:table-cell table:style-name="ce232" office:value-type="date" office:date-value="1913-09-18" calcext:value-type="date">
            <text:p>1913-09-18</text:p>
          </table:table-cell>
          <table:table-cell table:style-name="ce233" office:value-type="float" office:value="19" calcext:value-type="float">
            <text:p>19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2" table:style-name="ce233" office:value-type="float" office:value="1" calcext:value-type="float">
            <text:p>1</text:p>
          </table:table-cell>
          <table:table-cell table:style-name="ce233" office:value-type="float" office:value="153" calcext:value-type="float">
            <text:p>153</text:p>
          </table:table-cell>
          <table:table-cell table:style-name="ce233" table:formula="of:=[.AL20]/5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>
            <text:p>2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0]*2)/(9600/255)" office:value-type="float" office:value="10.625" calcext:value-type="float">
            <text:p>11</text:p>
          </table:table-cell>
          <table:table-cell table:style-name="ce233" table:formula="of:=[.BH20]" office:value-type="float" office:value="1" calcext:value-type="float">
            <text:p>1</text:p>
          </table:table-cell>
          <table:table-cell table:style-name="ce233" table:formula="of:=[.BK20]" office:value-type="float" office:value="21.3096116068594" calcext:value-type="float">
            <text:p>21</text:p>
          </table:table-cell>
          <table:table-cell table:style-name="ce236" table:formula="of:=[.AI20]/100/(700000/255)" office:value-type="float" office:value="0.0291428571428571" calcext:value-type="float">
            <text:p>0</text:p>
          </table:table-cell>
          <table:table-cell table:style-name="ce237" table:formula="of:=1.67*[.AF20]" office:value-type="float" office:value="15.03" calcext:value-type="float">
            <text:p>15,0</text:p>
          </table:table-cell>
          <table:table-cell table:style-name="ce237" table:formula="of:=1.67*[.AG20]" office:value-type="float" office:value="18.37" calcext:value-type="float">
            <text:p>18,4</text:p>
          </table:table-cell>
          <table:table-cell table:style-name="ce237" table:formula="of:=1.67*[.AH20]" office:value-type="float" office:value="5.3106" calcext:value-type="float">
            <text:p>5,3</text:p>
          </table:table-cell>
          <table:table-cell table:style-name="ce238" office:value-type="float" office:value="2" calcext:value-type="float">
            <text:p>2</text:p>
          </table:table-cell>
          <table:table-cell table:style-name="ce233"/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3.18" calcext:value-type="float">
            <text:p>3,18</text:p>
          </table:table-cell>
          <table:table-cell table:style-name="ce236" office:value-type="float" office:value="8000" calcext:value-type="float">
            <text:p>8 000</text:p>
          </table:table-cell>
          <table:table-cell table:style-name="ce236" office:value-type="float" office:value="200" calcext:value-type="float">
            <text:p>200</text:p>
          </table:table-cell>
          <table:table-cell table:style-name="ce236"/>
          <table:table-cell table:style-name="ce238" office:value-type="float" office:value="400" calcext:value-type="float">
            <text:p>400</text:p>
          </table:table-cell>
          <table:table-cell table:style-name="ce238" office:value-type="float" office:value="830" calcext:value-type="float">
            <text:p>830</text:p>
          </table:table-cell>
          <table:table-cell table:style-name="ce238" office:value-type="float" office:value="558" calcext:value-type="float">
            <text:p>558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20]-[.AO20]-[.AN20]" office:value-type="float" office:value="102" calcext:value-type="float">
            <text:p>102</text:p>
          </table:table-cell>
          <table:table-cell table:style-name="ce238" table:formula="of:=([.AP20]/0.8)/([.AL20]/1.852)*54" office:value-type="float" office:value="31.87755" calcext:value-type="float">
            <text:p>3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39" table:formula="of:=[.AQ20]*0.673*54" office:value-type="currency" office:currency="GBP" office:value="1158.4939221" calcext:value-type="currency">
            <text:p><text:s/>£1 158 </text:p>
          </table:table-cell>
          <table:table-cell table:style-name="ce239" table:formula="of:=[.AM20]/5" office:value-type="currency" office:currency="GBP" office:value="166" calcext:value-type="currency">
            <text:p><text:s/>£166 </text:p>
          </table:table-cell>
          <table:table-cell table:style-name="ce239" table:formula="of:=[.AR20]*([.AS20]*1.3*300)" office:value-type="currency" office:currency="GBP" office:value="780" calcext:value-type="currency">
            <text:p><text:s/>£780 </text:p>
          </table:table-cell>
          <table:table-cell table:style-name="ce239" table:formula="of:=([.BB20]*3/100)" office:value-type="currency" office:currency="GBP" office:value="84.7311" calcext:value-type="currency">
            <text:p><text:s/>£85 </text:p>
          </table:table-cell>
          <table:table-cell table:style-name="ce23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38" table:formula="of:=[.AX20]/(9600/255)" office:value-type="float" office:value="58.1512896495312" calcext:value-type="float">
            <text:p>58</text:p>
          </table:table-cell>
          <table:table-cell table:style-name="ce240" office:value-type="currency" office:currency="USD" office:value="9000" calcext:value-type="currency">
            <text:p>$ 9 000</text:p>
          </table:table-cell>
          <table:table-cell table:style-name="ce236" table:formula="of:=[.AZ20]" office:value-type="float" office:value="9000" calcext:value-type="float">
            <text:p>9 000</text:p>
          </table:table-cell>
          <table:table-cell table:style-name="ce239" table:formula="of:=([.BA20]/2/50)+2734.37" office:value-type="currency" office:currency="GBP" office:value="2824.37" calcext:value-type="currency">
            <text:p><text:s/>£2 824 </text:p>
          </table:table-cell>
          <table:table-cell table:style-name="ce238" table:formula="of:=[.BB20]/2734.37" office:value-type="float" office:value="1.03291434590052" calcext:value-type="float">
            <text:p>1</text:p>
          </table:table-cell>
          <table:table-cell table:style-name="ce231" table:formula="of:=[.G20]" office:value-type="date" office:date-value="1913-09-18" calcext:value-type="date">
            <text:p>1913-09-18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0]/[.BE20]" office:value-type="currency" office:currency="USD" office:value="9000" calcext:value-type="currency">
            <text:p><text:s/>$9 000 </text:p>
          </table:table-cell>
          <table:table-cell table:style-name="ce239" table:formula="of:=[.BF20]/10/2" office:value-type="currency" office:currency="GBP" office:value="450" calcext:value-type="currency">
            <text:p><text:s/>£450 </text:p>
          </table:table-cell>
          <table:table-cell table:style-name="ce233" table:formula="of:=ROUNDUP([.BG20]/2734.37;0)" office:value-type="float" office:value="1" calcext:value-type="float">
            <text:p>1</text:p>
          </table:table-cell>
          <table:table-cell table:style-name="ce239" table:formula="of:=[.BG20]*1.5/100" office:value-type="currency" office:currency="GBP" office:value="6.75" calcext:value-type="currency">
            <text:p><text:s/>£7 </text:p>
          </table:table-cell>
          <table:table-cell table:style-name="ce23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33" table:formula="of:=[.BJ20]/(9600/255)" office:value-type="float" office:value="21.3096116068594" calcext:value-type="float">
            <text:p>21</text:p>
          </table:table-cell>
          <table:table-cell table:style-name="ce23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Nieuport-Delage NiD 2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T</text:p>
          </table:table-cell>
          <table:table-cell table:style-name="ce229" office:value-type="string" calcext:value-type="string">
            <text:p>nid29</text:p>
          </table:table-cell>
          <table:table-cell table:style-name="ce229" office:value-type="string" calcext:value-type="string">
            <text:p>NID29</text:p>
          </table:table-cell>
          <table:table-cell table:style-name="ce232" office:value-type="date" office:date-value="1918-10-01" calcext:value-type="date">
            <text:p>1918-10-01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15" calcext:value-type="float">
            <text:p>15</text:p>
          </table:table-cell>
          <table:table-cell table:number-columns-repeated="2" table:style-name="ce233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235" calcext:value-type="float">
            <text:p>235</text:p>
          </table:table-cell>
          <table:table-cell table:style-name="ce233" table:formula="of:=[.AL21]/5" office:value-type="float" office:value="116" calcext:value-type="float">
            <text:p>116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>
            <text:p>2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1]*2)/(9600/255)" office:value-type="float" office:value="21.25" calcext:value-type="float">
            <text:p>21</text:p>
          </table:table-cell>
          <table:table-cell table:style-name="ce233" table:formula="of:=[.BH21]" office:value-type="float" office:value="1" calcext:value-type="float">
            <text:p>1</text:p>
          </table:table-cell>
          <table:table-cell table:style-name="ce233" table:formula="of:=[.BK21]" office:value-type="float" office:value="29.4538353433594" calcext:value-type="float">
            <text:p>29</text:p>
          </table:table-cell>
          <table:table-cell table:style-name="ce236" table:formula="of:=[.AI21]/100/(700000/255)" office:value-type="float" office:value="0.0364285714285714" calcext:value-type="float">
            <text:p>0</text:p>
          </table:table-cell>
          <table:table-cell table:style-name="ce237" table:formula="of:=1.67*[.AF21]" office:value-type="float" office:value="10.855" calcext:value-type="float">
            <text:p>10,9</text:p>
          </table:table-cell>
          <table:table-cell table:style-name="ce237" table:formula="of:=1.67*[.AG21]" office:value-type="float" office:value="16.199" calcext:value-type="float">
            <text:p>16,2</text:p>
          </table:table-cell>
          <table:table-cell table:style-name="ce237" table:formula="of:=1.67*[.AH21]" office:value-type="float" office:value="4.342" calcext:value-type="float">
            <text:p>4,3</text:p>
          </table:table-cell>
          <table:table-cell table:style-name="ce238" office:value-type="float" office:value="1" calcext:value-type="float">
            <text:p>1</text:p>
          </table:table-cell>
          <table:table-cell table:style-name="ce233" office:value-type="float" office:value="1571" calcext:value-type="float">
            <text:p>1571</text:p>
          </table:table-cell>
          <table:table-cell table:style-name="ce228" office:value-type="float" office:value="6.5" calcext:value-type="float">
            <text:p>6,5</text:p>
          </table:table-cell>
          <table:table-cell table:style-name="ce228" office:value-type="float" office:value="9.7" calcext:value-type="float">
            <text:p>9,7</text:p>
          </table:table-cell>
          <table:table-cell table:style-name="ce228" office:value-type="float" office:value="2.6" calcext:value-type="float">
            <text:p>2,6</text:p>
          </table:table-cell>
          <table:table-cell table:style-name="ce236" office:value-type="float" office:value="10000" calcext:value-type="float">
            <text:p>10 000</text:p>
          </table:table-cell>
          <table:table-cell table:style-name="ce236" office:value-type="float" office:value="400" calcext:value-type="float">
            <text:p>400</text:p>
          </table:table-cell>
          <table:table-cell table:style-name="ce236"/>
          <table:table-cell table:style-name="ce238" office:value-type="float" office:value="580" calcext:value-type="float">
            <text:p>580</text:p>
          </table:table-cell>
          <table:table-cell table:style-name="ce238" office:value-type="float" office:value="1150" calcext:value-type="float">
            <text:p>1150</text:p>
          </table:table-cell>
          <table:table-cell table:style-name="ce238" office:value-type="float" office:value="760" calcext:value-type="float">
            <text:p>76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1]-[.AO21]-[.AN21]" office:value-type="float" office:value="305" calcext:value-type="float">
            <text:p>305</text:p>
          </table:table-cell>
          <table:table-cell table:style-name="ce23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38" office:value-type="float" office:value="1" calcext:value-type="float">
            <text:p>1</text:p>
          </table:table-cell>
          <table:table-cell table:style-name="ce23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39" table:formula="of:=[.AM21]/5" office:value-type="currency" office:currency="GBP" office:value="230" calcext:value-type="currency">
            <text:p><text:s/>£230 </text:p>
          </table:table-cell>
          <table:table-cell table:style-name="ce239" table:formula="of:=[.AR21]*([.AS21]*1.3*300)" office:value-type="currency" office:currency="GBP" office:value="390" calcext:value-type="currency">
            <text:p><text:s/>£390 </text:p>
          </table:table-cell>
          <table:table-cell table:style-name="ce239" table:formula="of:=([.BB21]*3/100)" office:value-type="currency" office:currency="GBP" office:value="84.7611" calcext:value-type="currency">
            <text:p><text:s/>£85 </text:p>
          </table:table-cell>
          <table:table-cell table:style-name="ce23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38" table:formula="of:=[.AX21]/(9600/255)" office:value-type="float" office:value="82.1793845061961" calcext:value-type="float">
            <text:p>82</text:p>
          </table:table-cell>
          <table:table-cell table:style-name="ce240"/>
          <table:table-cell table:style-name="ce236" office:value-type="float" office:value="9100" calcext:value-type="float">
            <text:p>9 100</text:p>
          </table:table-cell>
          <table:table-cell table:style-name="ce239" table:formula="of:=([.BA21]/2/50)+2734.37" office:value-type="currency" office:currency="GBP" office:value="2825.37" calcext:value-type="currency">
            <text:p><text:s/>£2 825 </text:p>
          </table:table-cell>
          <table:table-cell table:style-name="ce238" table:formula="of:=[.BB21]/2734.37" office:value-type="float" office:value="1.03328006085497" calcext:value-type="float">
            <text:p>1</text:p>
          </table:table-cell>
          <table:table-cell table:style-name="ce231" table:formula="of:=[.G21]" office:value-type="date" office:date-value="1918-10-01" calcext:value-type="date">
            <text:p>1918-10-01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1]/[.BE21]" office:value-type="currency" office:currency="USD" office:value="9100" calcext:value-type="currency">
            <text:p><text:s/>$9 100 </text:p>
          </table:table-cell>
          <table:table-cell table:style-name="ce239" table:formula="of:=[.BF21]/10/2" office:value-type="currency" office:currency="GBP" office:value="455" calcext:value-type="currency">
            <text:p><text:s/>£455 </text:p>
          </table:table-cell>
          <table:table-cell table:style-name="ce233" table:formula="of:=ROUNDUP([.BG21]/2734.37;0)" office:value-type="float" office:value="1" calcext:value-type="float">
            <text:p>1</text:p>
          </table:table-cell>
          <table:table-cell table:style-name="ce239" table:formula="of:=[.BG21]*1.5/100" office:value-type="currency" office:currency="GBP" office:value="6.825" calcext:value-type="currency">
            <text:p><text:s/>£7 </text:p>
          </table:table-cell>
          <table:table-cell table:style-name="ce23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33" table:formula="of:=[.BJ21]/(9600/255)" office:value-type="float" office:value="29.4538353433594" calcext:value-type="float">
            <text:p>29</text:p>
          </table:table-cell>
          <table:table-cell table:style-name="ce23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B.3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U</text:p>
          </table:table-cell>
          <table:table-cell table:style-name="ce229" office:value-type="string" calcext:value-type="string">
            <text:p>avia_b3</text:p>
          </table:table-cell>
          <table:table-cell table:style-name="ce229" office:value-type="string" calcext:value-type="string">
            <text:p>AVIA_B3</text:p>
          </table:table-cell>
          <table:table-cell table:style-name="ce232" office:value-type="date" office:date-value="1921-12-16" calcext:value-type="date">
            <text:p>1921-12-16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240" calcext:value-type="float">
            <text:p>240</text:p>
          </table:table-cell>
          <table:table-cell table:style-name="ce233" table:formula="of:=[.AL22]/5" office:value-type="float" office:value="90" calcext:value-type="float">
            <text:p>9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2]*2)/(9600/255)" office:value-type="float" office:value="15.9375" calcext:value-type="float">
            <text:p>16</text:p>
          </table:table-cell>
          <table:table-cell table:style-name="ce233" table:formula="of:=[.BH22]" office:value-type="float" office:value="1" calcext:value-type="float">
            <text:p>1</text:p>
          </table:table-cell>
          <table:table-cell table:style-name="ce233" table:formula="of:=[.BK22]" office:value-type="float" office:value="26.1443566344375" calcext:value-type="float">
            <text:p>26</text:p>
          </table:table-cell>
          <table:table-cell table:style-name="ce236" table:formula="of:=[.AI22]/100/(700000/255)" office:value-type="float" office:value="0.0364285714285714" calcext:value-type="float">
            <text:p>0</text:p>
          </table:table-cell>
          <table:table-cell table:style-name="ce237" table:formula="of:=1.28*[.AF22]" office:value-type="float" office:value="8.9344" calcext:value-type="float">
            <text:p>8,9</text:p>
          </table:table-cell>
          <table:table-cell table:style-name="ce237" table:formula="of:=1.28*[.AG22]" office:value-type="float" office:value="13.1072" calcext:value-type="float">
            <text:p>13,1</text:p>
          </table:table-cell>
          <table:table-cell table:style-name="ce237" table:formula="of:=1.28*[.AH22]" office:value-type="float" office:value="3.5584" calcext:value-type="float">
            <text:p>3,6</text:p>
          </table:table-cell>
          <table:table-cell table:style-name="ce238"/>
          <table:table-cell table:style-name="ce233" office:value-type="float" office:value="14" calcext:value-type="float">
            <text:p>14</text:p>
          </table:table-cell>
          <table:table-cell table:style-name="ce228" office:value-type="float" office:value="6.98" calcext:value-type="float">
            <text:p>6,98</text:p>
          </table:table-cell>
          <table:table-cell table:style-name="ce228" office:value-type="float" office:value="10.24" calcext:value-type="float">
            <text:p>10,24</text:p>
          </table:table-cell>
          <table:table-cell table:style-name="ce228" office:value-type="float" office:value="2.78" calcext:value-type="float">
            <text:p>2,78</text:p>
          </table:table-cell>
          <table:table-cell table:style-name="ce236" office:value-type="float" office:value="10000" calcext:value-type="float">
            <text:p>10 000</text:p>
          </table:table-cell>
          <table:table-cell table:style-name="ce236" office:value-type="float" office:value="300" calcext:value-type="float">
            <text:p>300</text:p>
          </table:table-cell>
          <table:table-cell table:style-name="ce236"/>
          <table:table-cell table:style-name="ce238" office:value-type="float" office:value="450" calcext:value-type="float">
            <text:p>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38" office:value-type="float" office:value="720" calcext:value-type="float">
            <text:p>72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2]-[.AO22]-[.AN22]" office:value-type="float" office:value="215" calcext:value-type="float">
            <text:p>215</text:p>
          </table:table-cell>
          <table:table-cell table:style-name="ce238" table:formula="of:=([.AP22]/0.8)/([.AL22]/1.852)*54" office:value-type="float" office:value="59.727" calcext:value-type="float">
            <text:p>60</text:p>
          </table:table-cell>
          <table:table-cell table:number-columns-repeated="2" table:style-name="ce238" office:value-type="float" office:value="1" calcext:value-type="float">
            <text:p>1</text:p>
          </table:table-cell>
          <table:table-cell table:style-name="ce239" table:formula="of:=[.AQ22]*0.673*54" office:value-type="currency" office:currency="GBP" office:value="2170.598634" calcext:value-type="currency">
            <text:p><text:s/>£2 171 </text:p>
          </table:table-cell>
          <table:table-cell table:style-name="ce239" table:formula="of:=[.AM22]/5" office:value-type="currency" office:currency="GBP" office:value="204" calcext:value-type="currency">
            <text:p><text:s/>£204 </text:p>
          </table:table-cell>
          <table:table-cell table:style-name="ce239" table:formula="of:=[.AR22]*([.AS22]*1.3*300)" office:value-type="currency" office:currency="GBP" office:value="390" calcext:value-type="currency">
            <text:p><text:s/>£390 </text:p>
          </table:table-cell>
          <table:table-cell table:style-name="ce239" table:formula="of:=([.BB22]*3/100)" office:value-type="currency" office:currency="GBP" office:value="84.7311" calcext:value-type="currency">
            <text:p><text:s/>£85 </text:p>
          </table:table-cell>
          <table:table-cell table:style-name="ce23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38" table:formula="of:=[.AX22]/(9600/255)" office:value-type="float" office:value="75.685321059375" calcext:value-type="float">
            <text:p>76</text:p>
          </table:table-cell>
          <table:table-cell table:style-name="ce240"/>
          <table:table-cell table:style-name="ce236" office:value-type="float" office:value="9000" calcext:value-type="float">
            <text:p>9 000</text:p>
          </table:table-cell>
          <table:table-cell table:style-name="ce239" table:formula="of:=([.BA22]/2/50)+2734.37" office:value-type="currency" office:currency="GBP" office:value="2824.37" calcext:value-type="currency">
            <text:p><text:s/>£2 824 </text:p>
          </table:table-cell>
          <table:table-cell table:style-name="ce238" table:formula="of:=[.BB22]/2734.37" office:value-type="float" office:value="1.03291434590052" calcext:value-type="float">
            <text:p>1</text:p>
          </table:table-cell>
          <table:table-cell table:style-name="ce231" table:formula="of:=[.G22]" office:value-type="date" office:date-value="1921-12-16" calcext:value-type="date">
            <text:p>1921-12-16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2]/[.BE22]" office:value-type="currency" office:currency="USD" office:value="9000" calcext:value-type="currency">
            <text:p><text:s/>$9 000 </text:p>
          </table:table-cell>
          <table:table-cell table:style-name="ce239" table:formula="of:=[.BF22]/10/2" office:value-type="currency" office:currency="GBP" office:value="450" calcext:value-type="currency">
            <text:p><text:s/>£450 </text:p>
          </table:table-cell>
          <table:table-cell table:style-name="ce233" table:formula="of:=ROUNDUP([.BG22]/2734.37;0)" office:value-type="float" office:value="1" calcext:value-type="float">
            <text:p>1</text:p>
          </table:table-cell>
          <table:table-cell table:style-name="ce239" table:formula="of:=[.BG22]*1.5/100" office:value-type="currency" office:currency="GBP" office:value="6.75" calcext:value-type="currency">
            <text:p><text:s/>£7 </text:p>
          </table:table-cell>
          <table:table-cell table:style-name="ce23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33" table:formula="of:=[.BJ22]/(9600/255)" office:value-type="float" office:value="26.1443566344375" calcext:value-type="float">
            <text:p>26</text:p>
          </table:table-cell>
          <table:table-cell table:style-name="ce23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A.18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V</text:p>
          </table:table-cell>
          <table:table-cell table:style-name="ce229" office:value-type="string" calcext:value-type="string">
            <text:p>aero_a18</text:p>
          </table:table-cell>
          <table:table-cell table:style-name="ce229" office:value-type="string" calcext:value-type="string">
            <text:p>AERO_A18</text:p>
          </table:table-cell>
          <table:table-cell table:style-name="ce231" office:value-type="date" office:date-value="1923-03-15" calcext:value-type="date">
            <text:p>1923-03-15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229" calcext:value-type="float">
            <text:p>229</text:p>
          </table:table-cell>
          <table:table-cell table:style-name="ce233" table:formula="of:=[.AL23]/5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3]*2)/(9600/255)" office:value-type="float" office:value="21.25" calcext:value-type="float">
            <text:p>21</text:p>
          </table:table-cell>
          <table:table-cell table:style-name="ce233" table:formula="of:=[.BH23]" office:value-type="float" office:value="1" calcext:value-type="float">
            <text:p>1</text:p>
          </table:table-cell>
          <table:table-cell table:style-name="ce233" table:formula="of:=[.BK23]" office:value-type="float" office:value="22.1279292233194" calcext:value-type="float">
            <text:p>22</text:p>
          </table:table-cell>
          <table:table-cell table:style-name="ce236" table:formula="of:=[.AI23]/100/(700000/255)" office:value-type="float" office:value="0.0437142857142857" calcext:value-type="float">
            <text:p>0</text:p>
          </table:table-cell>
          <table:table-cell table:style-name="ce237" table:formula="of:=1.28*[.AF23]" office:value-type="float" office:value="7.552" calcext:value-type="float">
            <text:p>7,6</text:p>
          </table:table-cell>
          <table:table-cell table:style-name="ce237" table:formula="of:=1.28*[.AG23]" office:value-type="float" office:value="9.728" calcext:value-type="float">
            <text:p>9,7</text:p>
          </table:table-cell>
          <table:table-cell table:style-name="ce237" table:formula="of:=1.28*[.AH23]" office:value-type="float" office:value="0" calcext:value-type="float">
            <text:p>0,0</text:p>
          </table:table-cell>
          <table:table-cell table:style-name="ce238"/>
          <table:table-cell table:style-name="ce233" office:value-type="float" office:value="20" calcext:value-type="float">
            <text:p>20</text:p>
          </table:table-cell>
          <table:table-cell table:style-name="ce228" office:value-type="float" office:value="5.9" calcext:value-type="float">
            <text:p>5,9</text:p>
          </table:table-cell>
          <table:table-cell table:style-name="ce228" office:value-type="float" office:value="7.6" calcext:value-type="float">
            <text:p>7,6</text:p>
          </table:table-cell>
          <table:table-cell table:style-name="ce228"/>
          <table:table-cell table:style-name="ce236" office:value-type="float" office:value="12000" calcext:value-type="float">
            <text:p>12 000</text:p>
          </table:table-cell>
          <table:table-cell table:style-name="ce236" office:value-type="float" office:value="400" calcext:value-type="float">
            <text:p>400</text:p>
          </table:table-cell>
          <table:table-cell table:style-name="ce236"/>
          <table:table-cell table:style-name="ce238" office:value-type="float" office:value="400" calcext:value-type="float">
            <text:p>400</text:p>
          </table:table-cell>
          <table:table-cell table:style-name="ce238" office:value-type="float" office:value="862" calcext:value-type="float">
            <text:p>862</text:p>
          </table:table-cell>
          <table:table-cell table:style-name="ce238" office:value-type="float" office:value="637" calcext:value-type="float">
            <text:p>637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3]-[.AO23]-[.AN23]" office:value-type="float" office:value="140" calcext:value-type="float">
            <text:p>140</text:p>
          </table:table-cell>
          <table:table-cell table:style-name="ce238" table:formula="of:=([.AP23]/0.8)/([.AL23]/1.852)*54" office:value-type="float" office:value="43.7535" calcext:value-type="float">
            <text:p>44</text:p>
          </table:table-cell>
          <table:table-cell table:number-columns-repeated="2" table:style-name="ce238" office:value-type="float" office:value="1" calcext:value-type="float">
            <text:p>1</text:p>
          </table:table-cell>
          <table:table-cell table:style-name="ce239" table:formula="of:=[.AQ23]*0.673*54" office:value-type="currency" office:currency="GBP" office:value="1590.089697" calcext:value-type="currency">
            <text:p><text:s/>£1 590 </text:p>
          </table:table-cell>
          <table:table-cell table:style-name="ce239" table:formula="of:=[.AM23]/5" office:value-type="currency" office:currency="GBP" office:value="172.4" calcext:value-type="currency">
            <text:p><text:s/>£172 </text:p>
          </table:table-cell>
          <table:table-cell table:style-name="ce239" table:formula="of:=[.AR23]*([.AS23]*1.3*300)" office:value-type="currency" office:currency="GBP" office:value="390" calcext:value-type="currency">
            <text:p><text:s/>£390 </text:p>
          </table:table-cell>
          <table:table-cell table:style-name="ce239" table:formula="of:=([.BB23]*3/100)" office:value-type="currency" office:currency="GBP" office:value="84.7911" calcext:value-type="currency">
            <text:p><text:s/>£85 </text:p>
          </table:table-cell>
          <table:table-cell table:style-name="ce23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38" table:formula="of:=[.AX23]/(9600/255)" office:value-type="float" office:value="59.4277711703125" calcext:value-type="float">
            <text:p>59</text:p>
          </table:table-cell>
          <table:table-cell table:style-name="ce240"/>
          <table:table-cell table:style-name="ce236" office:value-type="float" office:value="9200" calcext:value-type="float">
            <text:p>9 200</text:p>
          </table:table-cell>
          <table:table-cell table:style-name="ce239" table:formula="of:=([.BA23]/2/50)+2734.37" office:value-type="currency" office:currency="GBP" office:value="2826.37" calcext:value-type="currency">
            <text:p><text:s/>£2 826 </text:p>
          </table:table-cell>
          <table:table-cell table:style-name="ce238" table:formula="of:=[.BB23]/2734.37" office:value-type="float" office:value="1.03364577580942" calcext:value-type="float">
            <text:p>1</text:p>
          </table:table-cell>
          <table:table-cell table:style-name="ce231" table:formula="of:=[.G23]" office:value-type="date" office:date-value="1923-03-15" calcext:value-type="date">
            <text:p>1923-03-15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3]/[.BE23]" office:value-type="currency" office:currency="USD" office:value="9200" calcext:value-type="currency">
            <text:p><text:s/>$9 200 </text:p>
          </table:table-cell>
          <table:table-cell table:style-name="ce239" table:formula="of:=[.BF23]/10/2" office:value-type="currency" office:currency="GBP" office:value="460" calcext:value-type="currency">
            <text:p><text:s/>£460 </text:p>
          </table:table-cell>
          <table:table-cell table:style-name="ce233" table:formula="of:=ROUNDUP([.BG23]/2734.37;0)" office:value-type="float" office:value="1" calcext:value-type="float">
            <text:p>1</text:p>
          </table:table-cell>
          <table:table-cell table:style-name="ce239" table:formula="of:=[.BG23]*1.5/100" office:value-type="currency" office:currency="GBP" office:value="6.9" calcext:value-type="currency">
            <text:p><text:s/>£7 </text:p>
          </table:table-cell>
          <table:table-cell table:style-name="ce23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33" table:formula="of:=[.BJ23]/(9600/255)" office:value-type="float" office:value="22.1279292233194" calcext:value-type="float">
            <text:p>22</text:p>
          </table:table-cell>
          <table:table-cell table:style-name="ce23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B.21 / BH-21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W</text:p>
          </table:table-cell>
          <table:table-cell table:style-name="ce229" office:value-type="string" calcext:value-type="string">
            <text:p>avia_b21</text:p>
          </table:table-cell>
          <table:table-cell table:style-name="ce229" office:value-type="string" calcext:value-type="string">
            <text:p>AVIA_B21</text:p>
          </table:table-cell>
          <table:table-cell table:style-name="ce231" office:value-type="date" office:date-value="1925-01-15" calcext:value-type="date">
            <text:p>1925-01-15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245" calcext:value-type="float">
            <text:p>245</text:p>
          </table:table-cell>
          <table:table-cell table:style-name="ce233" table:formula="of:=[.AL24]/5" office:value-type="float" office:value="110" calcext:value-type="float">
            <text:p>11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4]*2)/(9600/255)" office:value-type="float" office:value="22.3125" calcext:value-type="float">
            <text:p>22</text:p>
          </table:table-cell>
          <table:table-cell table:style-name="ce233" table:formula="of:=[.BH24]" office:value-type="float" office:value="1" calcext:value-type="float">
            <text:p>1</text:p>
          </table:table-cell>
          <table:table-cell table:style-name="ce233" table:formula="of:=[.BK24]" office:value-type="float" office:value="27.5497036913086" calcext:value-type="float">
            <text:p>28</text:p>
          </table:table-cell>
          <table:table-cell table:style-name="ce236" table:formula="of:=[.AI24]/100/(700000/255)" office:value-type="float" office:value="0.0437142857142857" calcext:value-type="float">
            <text:p>0</text:p>
          </table:table-cell>
          <table:table-cell table:style-name="ce237" table:formula="of:=1.28*[.AF24]" office:value-type="float" office:value="8.7936" calcext:value-type="float">
            <text:p>8,8</text:p>
          </table:table-cell>
          <table:table-cell table:style-name="ce237" table:formula="of:=1.28*[.AG24]" office:value-type="float" office:value="11.392" calcext:value-type="float">
            <text:p>11,4</text:p>
          </table:table-cell>
          <table:table-cell table:style-name="ce237" table:formula="of:=1.28*[.AH24]" office:value-type="float" office:value="3.5072" calcext:value-type="float">
            <text:p>3,5</text:p>
          </table:table-cell>
          <table:table-cell table:style-name="ce238"/>
          <table:table-cell table:style-name="ce233" office:value-type="float" office:value="137" calcext:value-type="float">
            <text:p>137</text:p>
          </table:table-cell>
          <table:table-cell table:style-name="ce228" office:value-type="float" office:value="6.87" calcext:value-type="float">
            <text:p>6,87</text:p>
          </table:table-cell>
          <table:table-cell table:style-name="ce228" office:value-type="float" office:value="8.9" calcext:value-type="float">
            <text:p>8,9</text:p>
          </table:table-cell>
          <table:table-cell table:style-name="ce228" office:value-type="float" office:value="2.74" calcext:value-type="float">
            <text:p>2,74</text:p>
          </table:table-cell>
          <table:table-cell table:style-name="ce236" office:value-type="float" office:value="12000" calcext:value-type="float">
            <text:p>12 000</text:p>
          </table:table-cell>
          <table:table-cell table:style-name="ce236" office:value-type="float" office:value="420" calcext:value-type="float">
            <text:p>420</text:p>
          </table:table-cell>
          <table:table-cell table:style-name="ce236"/>
          <table:table-cell table:style-name="ce238" office:value-type="float" office:value="550" calcext:value-type="float">
            <text:p>550</text:p>
          </table:table-cell>
          <table:table-cell table:style-name="ce238" office:value-type="float" office:value="1075" calcext:value-type="float">
            <text:p>1075</text:p>
          </table:table-cell>
          <table:table-cell table:style-name="ce238" office:value-type="float" office:value="765" calcext:value-type="float">
            <text:p>765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4]-[.AO24]-[.AN24]" office:value-type="float" office:value="225" calcext:value-type="float">
            <text:p>225</text:p>
          </table:table-cell>
          <table:table-cell table:style-name="ce23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38" office:value-type="float" office:value="1" calcext:value-type="float">
            <text:p>1</text:p>
          </table:table-cell>
          <table:table-cell table:style-name="ce23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39" table:formula="of:=[.AM24]/5" office:value-type="currency" office:currency="GBP" office:value="215" calcext:value-type="currency">
            <text:p><text:s/>£215 </text:p>
          </table:table-cell>
          <table:table-cell table:style-name="ce239" table:formula="of:=[.AR24]*([.AS24]*1.3*300)" office:value-type="currency" office:currency="GBP" office:value="390" calcext:value-type="currency">
            <text:p><text:s/>£390 </text:p>
          </table:table-cell>
          <table:table-cell table:style-name="ce239" table:formula="of:=([.BB24]*3/100)" office:value-type="currency" office:currency="GBP" office:value="84.8211" calcext:value-type="currency">
            <text:p><text:s/>£85 </text:p>
          </table:table-cell>
          <table:table-cell table:style-name="ce23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38" table:formula="of:=[.AX24]/(9600/255)" office:value-type="float" office:value="67.6910116946023" calcext:value-type="float">
            <text:p>68</text:p>
          </table:table-cell>
          <table:table-cell table:style-name="ce240"/>
          <table:table-cell table:style-name="ce236" office:value-type="float" office:value="9300" calcext:value-type="float">
            <text:p>9 300</text:p>
          </table:table-cell>
          <table:table-cell table:style-name="ce239" table:formula="of:=([.BA24]/2/50)+2734.37" office:value-type="currency" office:currency="GBP" office:value="2827.37" calcext:value-type="currency">
            <text:p><text:s/>£2 827 </text:p>
          </table:table-cell>
          <table:table-cell table:style-name="ce238" table:formula="of:=[.BB24]/2734.37" office:value-type="float" office:value="1.03401149076387" calcext:value-type="float">
            <text:p>1</text:p>
          </table:table-cell>
          <table:table-cell table:style-name="ce231" table:formula="of:=[.G24]" office:value-type="date" office:date-value="1925-01-15" calcext:value-type="date">
            <text:p>1925-01-15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4]/[.BE24]" office:value-type="currency" office:currency="USD" office:value="9300" calcext:value-type="currency">
            <text:p><text:s/>$9 300 </text:p>
          </table:table-cell>
          <table:table-cell table:style-name="ce239" table:formula="of:=[.BF24]/10/2" office:value-type="currency" office:currency="GBP" office:value="465" calcext:value-type="currency">
            <text:p><text:s/>£465 </text:p>
          </table:table-cell>
          <table:table-cell table:style-name="ce233" table:formula="of:=ROUNDUP([.BG24]/2734.37;0)" office:value-type="float" office:value="1" calcext:value-type="float">
            <text:p>1</text:p>
          </table:table-cell>
          <table:table-cell table:style-name="ce239" table:formula="of:=[.BG24]*1.5/100" office:value-type="currency" office:currency="GBP" office:value="6.975" calcext:value-type="currency">
            <text:p><text:s/>£7 </text:p>
          </table:table-cell>
          <table:table-cell table:style-name="ce23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33" table:formula="of:=[.BJ24]/(9600/255)" office:value-type="float" office:value="27.5497036913086" calcext:value-type="float">
            <text:p>28</text:p>
          </table:table-cell>
          <table:table-cell table:style-name="ce23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Ba.33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X</text:p>
          </table:table-cell>
          <table:table-cell table:style-name="ce229" office:value-type="string" calcext:value-type="string">
            <text:p>avia_ba33</text:p>
          </table:table-cell>
          <table:table-cell table:style-name="ce229" office:value-type="string" calcext:value-type="string">
            <text:p>AVIA_BA33</text:p>
          </table:table-cell>
          <table:table-cell table:style-name="ce232" office:value-type="date" office:date-value="1929-08-12" calcext:value-type="date">
            <text:p>1929-08-12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315" calcext:value-type="float">
            <text:p>315</text:p>
          </table:table-cell>
          <table:table-cell table:style-name="ce233" table:formula="of:=[.AL25]/5" office:value-type="float" office:value="90" calcext:value-type="float">
            <text:p>9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5]*2)/(9600/255)" office:value-type="float" office:value="26.5625" calcext:value-type="float">
            <text:p>27</text:p>
          </table:table-cell>
          <table:table-cell table:style-name="ce233" table:formula="of:=[.BH25]" office:value-type="float" office:value="1" calcext:value-type="float">
            <text:p>1</text:p>
          </table:table-cell>
          <table:table-cell table:style-name="ce233" table:formula="of:=[.BK25]" office:value-type="float" office:value="39.88847089275" calcext:value-type="float">
            <text:p>40</text:p>
          </table:table-cell>
          <table:table-cell table:style-name="ce236" table:formula="of:=[.AI25]/100/(700000/255)" office:value-type="float" office:value="0.0473571428571429" calcext:value-type="float">
            <text:p>0</text:p>
          </table:table-cell>
          <table:table-cell table:style-name="ce237" table:formula="of:=1.28*[.AF25]" office:value-type="float" office:value="9.2416" calcext:value-type="float">
            <text:p>9,2</text:p>
          </table:table-cell>
          <table:table-cell table:style-name="ce237" table:formula="of:=1.28*[.AG25]" office:value-type="float" office:value="12.16" calcext:value-type="float">
            <text:p>12,2</text:p>
          </table:table-cell>
          <table:table-cell table:style-name="ce237" table:formula="of:=1.28*[.AH25]" office:value-type="float" office:value="4.0192" calcext:value-type="float">
            <text:p>4,0</text:p>
          </table:table-cell>
          <table:table-cell table:style-name="ce238"/>
          <table:table-cell table:style-name="ce233" office:value-type="float" office:value="82" calcext:value-type="float">
            <text:p>82</text:p>
          </table:table-cell>
          <table:table-cell table:style-name="ce228" office:value-type="float" office:value="7.22" calcext:value-type="float">
            <text:p>7,22</text:p>
          </table:table-cell>
          <table:table-cell table:style-name="ce228" office:value-type="float" office:value="9.5" calcext:value-type="float">
            <text:p>9,5</text:p>
          </table:table-cell>
          <table:table-cell table:style-name="ce228" office:value-type="float" office:value="3.14" calcext:value-type="float">
            <text:p>3,14</text:p>
          </table:table-cell>
          <table:table-cell table:style-name="ce236" office:value-type="float" office:value="13000" calcext:value-type="float">
            <text:p>13 000</text:p>
          </table:table-cell>
          <table:table-cell table:style-name="ce236" office:value-type="float" office:value="500" calcext:value-type="float">
            <text:p>500</text:p>
          </table:table-cell>
          <table:table-cell table:style-name="ce236"/>
          <table:table-cell table:style-name="ce238" office:value-type="float" office:value="450" calcext:value-type="float">
            <text:p>450</text:p>
          </table:table-cell>
          <table:table-cell table:style-name="ce238" office:value-type="float" office:value="1560" calcext:value-type="float">
            <text:p>1560</text:p>
          </table:table-cell>
          <table:table-cell table:style-name="ce238" office:value-type="float" office:value="1117" calcext:value-type="float">
            <text:p>1117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5]-[.AO25]-[.AN25]" office:value-type="float" office:value="358" calcext:value-type="float">
            <text:p>358</text:p>
          </table:table-cell>
          <table:table-cell table:style-name="ce238" table:formula="of:=([.AP25]/0.8)/([.AL25]/1.852)*54" office:value-type="float" office:value="99.4524" calcext:value-type="float">
            <text:p>99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25]*0.673*54" office:value-type="currency" office:currency="GBP" office:value="3614.2991208" calcext:value-type="currency">
            <text:p><text:s/>£3 614 </text:p>
          </table:table-cell>
          <table:table-cell table:style-name="ce239" table:formula="of:=[.AM25]/5" office:value-type="currency" office:currency="GBP" office:value="312" calcext:value-type="currency">
            <text:p><text:s/>£312 </text:p>
          </table:table-cell>
          <table:table-cell table:style-name="ce239" table:formula="of:=[.AR25]*([.AS25]*1.3*300)" office:value-type="currency" office:currency="GBP" office:value="780" calcext:value-type="currency">
            <text:p><text:s/>£780 </text:p>
          </table:table-cell>
          <table:table-cell table:style-name="ce239" table:formula="of:=([.BB25]*3/100)" office:value-type="currency" office:currency="GBP" office:value="84.8511" calcext:value-type="currency">
            <text:p><text:s/>£85 </text:p>
          </table:table-cell>
          <table:table-cell table:style-name="ce23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38" table:formula="of:=[.AX25]/(9600/255)" office:value-type="float" office:value="127.26492774" calcext:value-type="float">
            <text:p>127</text:p>
          </table:table-cell>
          <table:table-cell table:style-name="ce240"/>
          <table:table-cell table:style-name="ce236" office:value-type="float" office:value="9400" calcext:value-type="float">
            <text:p>9 400</text:p>
          </table:table-cell>
          <table:table-cell table:style-name="ce239" table:formula="of:=([.BA25]/2/50)+2734.37" office:value-type="currency" office:currency="GBP" office:value="2828.37" calcext:value-type="currency">
            <text:p><text:s/>£2 828 </text:p>
          </table:table-cell>
          <table:table-cell table:style-name="ce238" table:formula="of:=[.BB25]/2734.37" office:value-type="float" office:value="1.03437720571832" calcext:value-type="float">
            <text:p>1</text:p>
          </table:table-cell>
          <table:table-cell table:style-name="ce231" table:formula="of:=[.G25]" office:value-type="date" office:date-value="1929-08-12" calcext:value-type="date">
            <text:p>1929-08-12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5]/[.BE25]" office:value-type="currency" office:currency="USD" office:value="9400" calcext:value-type="currency">
            <text:p><text:s/>$9 400 </text:p>
          </table:table-cell>
          <table:table-cell table:style-name="ce239" table:formula="of:=[.BF25]/10/2" office:value-type="currency" office:currency="GBP" office:value="470" calcext:value-type="currency">
            <text:p><text:s/>£470 </text:p>
          </table:table-cell>
          <table:table-cell table:style-name="ce233" table:formula="of:=ROUNDUP([.BG25]/2734.37;0)" office:value-type="float" office:value="1" calcext:value-type="float">
            <text:p>1</text:p>
          </table:table-cell>
          <table:table-cell table:style-name="ce239" table:formula="of:=[.BG25]*1.5/100" office:value-type="currency" office:currency="GBP" office:value="7.05" calcext:value-type="currency">
            <text:p><text:s/>£7 </text:p>
          </table:table-cell>
          <table:table-cell table:style-name="ce23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33" table:formula="of:=[.BJ25]/(9600/255)" office:value-type="float" office:value="39.88847089275" calcext:value-type="float">
            <text:p>40</text:p>
          </table:table-cell>
          <table:table-cell table:style-name="ce23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B.534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Y</text:p>
          </table:table-cell>
          <table:table-cell table:style-name="ce229" office:value-type="string" calcext:value-type="string">
            <text:p>avia_b534</text:p>
          </table:table-cell>
          <table:table-cell table:style-name="ce229" office:value-type="string" calcext:value-type="string">
            <text:p>AVIA_B534</text:p>
          </table:table-cell>
          <table:table-cell table:style-name="ce232" office:value-type="date" office:date-value="1933-05-25" calcext:value-type="date">
            <text:p>1933-05-2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380" calcext:value-type="float">
            <text:p>380</text:p>
          </table:table-cell>
          <table:table-cell table:style-name="ce233" table:formula="of:=[.AL26]/5" office:value-type="float" office:value="120" calcext:value-type="float">
            <text:p>12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8" calcext:value-type="float">
            <text:p>38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6]*2)/(9600/255)" office:value-type="float" office:value="37.1875" calcext:value-type="float">
            <text:p>37</text:p>
          </table:table-cell>
          <table:table-cell table:style-name="ce233" table:formula="of:=[.BH26]" office:value-type="float" office:value="1" calcext:value-type="float">
            <text:p>1</text:p>
          </table:table-cell>
          <table:table-cell table:style-name="ce233" table:formula="of:=[.BK26]" office:value-type="float" office:value="50.5722838813125" calcext:value-type="float">
            <text:p>51</text:p>
          </table:table-cell>
          <table:table-cell table:style-name="ce236" table:formula="of:=[.AI26]/100/(700000/255)" office:value-type="float" office:value="0.0546428571428571" calcext:value-type="float">
            <text:p>0</text:p>
          </table:table-cell>
          <table:table-cell table:style-name="ce237" table:formula="of:=1.28*[.AF26]" office:value-type="float" office:value="10.368" calcext:value-type="float">
            <text:p>10,4</text:p>
          </table:table-cell>
          <table:table-cell table:style-name="ce237" table:formula="of:=1.28*[.AG26]" office:value-type="float" office:value="12.032" calcext:value-type="float">
            <text:p>12,0</text:p>
          </table:table-cell>
          <table:table-cell table:style-name="ce237" table:formula="of:=1.28*[.AH26]" office:value-type="float" office:value="4.032" calcext:value-type="float">
            <text:p>4,0</text:p>
          </table:table-cell>
          <table:table-cell table:style-name="ce238"/>
          <table:table-cell table:style-name="ce233" office:value-type="float" office:value="451" calcext:value-type="float">
            <text:p>451</text:p>
          </table:table-cell>
          <table:table-cell table:style-name="ce228" office:value-type="float" office:value="8.1" calcext:value-type="float">
            <text:p>8,1</text:p>
          </table:table-cell>
          <table:table-cell table:style-name="ce228" office:value-type="float" office:value="9.4" calcext:value-type="float">
            <text:p>9,4</text:p>
          </table:table-cell>
          <table:table-cell table:style-name="ce228" office:value-type="float" office:value="3.15" calcext:value-type="float">
            <text:p>3,15</text:p>
          </table:table-cell>
          <table:table-cell table:style-name="ce236" office:value-type="float" office:value="15000" calcext:value-type="float">
            <text:p>15 000</text:p>
          </table:table-cell>
          <table:table-cell table:style-name="ce236" office:value-type="float" office:value="700" calcext:value-type="float">
            <text:p>700</text:p>
          </table:table-cell>
          <table:table-cell table:style-name="ce236"/>
          <table:table-cell table:style-name="ce238" office:value-type="float" office:value="600" calcext:value-type="float">
            <text:p>600</text:p>
          </table:table-cell>
          <table:table-cell table:style-name="ce238" office:value-type="float" office:value="1980" calcext:value-type="float">
            <text:p>1980</text:p>
          </table:table-cell>
          <table:table-cell table:style-name="ce238" office:value-type="float" office:value="1460" calcext:value-type="float">
            <text:p>146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26]-[.AO26]-[.AN26]" office:value-type="float" office:value="435" calcext:value-type="float">
            <text:p>435</text:p>
          </table:table-cell>
          <table:table-cell table:style-name="ce238" table:formula="of:=([.AP26]/0.8)/([.AL26]/1.852)*54" office:value-type="float" office:value="90.63225" calcext:value-type="float">
            <text:p>91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26]*0.673*54" office:value-type="currency" office:currency="GBP" office:value="3293.7572295" calcext:value-type="currency">
            <text:p><text:s/>£3 294 </text:p>
          </table:table-cell>
          <table:table-cell table:style-name="ce239" table:formula="of:=[.AM26]/5" office:value-type="currency" office:currency="GBP" office:value="396" calcext:value-type="currency">
            <text:p><text:s/>£396 </text:p>
          </table:table-cell>
          <table:table-cell table:style-name="ce239" table:formula="of:=[.AR26]*([.AS26]*1.3*300)" office:value-type="currency" office:currency="GBP" office:value="780" calcext:value-type="currency">
            <text:p><text:s/>£780 </text:p>
          </table:table-cell>
          <table:table-cell table:style-name="ce239" table:formula="of:=([.BB26]*3/100)" office:value-type="currency" office:currency="GBP" office:value="84.9258" calcext:value-type="currency">
            <text:p><text:s/>£85 </text:p>
          </table:table-cell>
          <table:table-cell table:style-name="ce23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38" table:formula="of:=[.AX26]/(9600/255)" office:value-type="float" office:value="120.983767971094" calcext:value-type="float">
            <text:p>121</text:p>
          </table:table-cell>
          <table:table-cell table:style-name="ce240" office:value-type="currency" office:currency="USD" office:value="9649" calcext:value-type="currency">
            <text:p>$ 9 649</text:p>
          </table:table-cell>
          <table:table-cell table:style-name="ce236" table:formula="of:=[.AZ26]" office:value-type="float" office:value="9649" calcext:value-type="float">
            <text:p>9 649</text:p>
          </table:table-cell>
          <table:table-cell table:style-name="ce239" table:formula="of:=([.BA26]/2/50)+2734.37" office:value-type="currency" office:currency="GBP" office:value="2830.86" calcext:value-type="currency">
            <text:p><text:s/>£2 831 </text:p>
          </table:table-cell>
          <table:table-cell table:style-name="ce238" table:formula="of:=[.BB26]/2734.37" office:value-type="float" office:value="1.0352878359549" calcext:value-type="float">
            <text:p>1</text:p>
          </table:table-cell>
          <table:table-cell table:style-name="ce231" table:formula="of:=[.G26]" office:value-type="date" office:date-value="1933-05-25" calcext:value-type="date">
            <text:p>1933-05-25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6]/[.BE26]" office:value-type="currency" office:currency="USD" office:value="9649" calcext:value-type="currency">
            <text:p><text:s/>$9 649 </text:p>
          </table:table-cell>
          <table:table-cell table:style-name="ce239" table:formula="of:=[.BF26]/10/2" office:value-type="currency" office:currency="GBP" office:value="482.45" calcext:value-type="currency">
            <text:p><text:s/>£482 </text:p>
          </table:table-cell>
          <table:table-cell table:style-name="ce233" table:formula="of:=ROUNDUP([.BG26]/2734.37;0)" office:value-type="float" office:value="1" calcext:value-type="float">
            <text:p>1</text:p>
          </table:table-cell>
          <table:table-cell table:style-name="ce239" table:formula="of:=[.BG26]*1.5/100" office:value-type="currency" office:currency="GBP" office:value="7.23675" calcext:value-type="currency">
            <text:p><text:s/>£7 </text:p>
          </table:table-cell>
          <table:table-cell table:style-name="ce23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33" table:formula="of:=[.BJ26]/(9600/255)" office:value-type="float" office:value="50.5722838813125" calcext:value-type="float">
            <text:p>51</text:p>
          </table:table-cell>
          <table:table-cell table:style-name="ce23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Letov Š.328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Z</text:p>
          </table:table-cell>
          <table:table-cell table:style-name="ce229" office:value-type="string" calcext:value-type="string">
            <text:p>letov_s328</text:p>
          </table:table-cell>
          <table:table-cell table:style-name="ce229" office:value-type="string" calcext:value-type="string">
            <text:p>LETOV_S328</text:p>
          </table:table-cell>
          <table:table-cell table:style-name="ce232" office:value-type="date" office:date-value="1933-07-19" calcext:value-type="date">
            <text:p>1933-07-1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328" calcext:value-type="float">
            <text:p>328</text:p>
          </table:table-cell>
          <table:table-cell table:style-name="ce233" table:formula="of:=[.AL27]/5" office:value-type="float" office:value="256" calcext:value-type="float">
            <text:p>256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7]*2)/(9600/255)" office:value-type="float" office:value="31.875" calcext:value-type="float">
            <text:p>32</text:p>
          </table:table-cell>
          <table:table-cell table:style-name="ce233" table:formula="of:=[.BH27]" office:value-type="float" office:value="1" calcext:value-type="float">
            <text:p>1</text:p>
          </table:table-cell>
          <table:table-cell table:style-name="ce233" table:formula="of:=[.BK27]" office:value-type="float" office:value="67.371737664" calcext:value-type="float">
            <text:p>67</text:p>
          </table:table-cell>
          <table:table-cell table:style-name="ce236" table:formula="of:=[.AI27]/100/(700000/255)" office:value-type="float" office:value="0.051" calcext:value-type="float">
            <text:p>0</text:p>
          </table:table-cell>
          <table:table-cell table:style-name="ce237" table:formula="of:=1.28*[.AF27]" office:value-type="float" office:value="13.2608" calcext:value-type="float">
            <text:p>13,3</text:p>
          </table:table-cell>
          <table:table-cell table:style-name="ce237" table:formula="of:=1.28*[.AG27]" office:value-type="float" office:value="17.5488" calcext:value-type="float">
            <text:p>17,5</text:p>
          </table:table-cell>
          <table:table-cell table:style-name="ce237" table:formula="of:=1.28*[.AH27]" office:value-type="float" office:value="4.416" calcext:value-type="float">
            <text:p>4,4</text:p>
          </table:table-cell>
          <table:table-cell table:style-name="ce238"/>
          <table:table-cell table:style-name="ce233" office:value-type="float" office:value="312" calcext:value-type="float">
            <text:p>312</text:p>
          </table:table-cell>
          <table:table-cell table:style-name="ce228" office:value-type="float" office:value="10.36" calcext:value-type="float">
            <text:p>10,36</text:p>
          </table:table-cell>
          <table:table-cell table:style-name="ce228" office:value-type="float" office:value="13.71" calcext:value-type="float">
            <text:p>13,71</text:p>
          </table:table-cell>
          <table:table-cell table:style-name="ce228" office:value-type="float" office:value="3.45" calcext:value-type="float">
            <text:p>3,45</text:p>
          </table:table-cell>
          <table:table-cell table:style-name="ce236" office:value-type="float" office:value="14000" calcext:value-type="float">
            <text:p>14 000</text:p>
          </table:table-cell>
          <table:table-cell table:style-name="ce236" office:value-type="float" office:value="600" calcext:value-type="float">
            <text:p>600</text:p>
          </table:table-cell>
          <table:table-cell table:style-name="ce236"/>
          <table:table-cell table:style-name="ce238" office:value-type="float" office:value="1280" calcext:value-type="float">
            <text:p>1280</text:p>
          </table:table-cell>
          <table:table-cell table:style-name="ce238" office:value-type="float" office:value="2640" calcext:value-type="float">
            <text:p>2640</text:p>
          </table:table-cell>
          <table:table-cell table:style-name="ce238" office:value-type="float" office:value="1680" calcext:value-type="float">
            <text:p>1680</text:p>
          </table:table-cell>
          <table:table-cell table:style-name="ce238" office:value-type="float" office:value="670" calcext:value-type="float">
            <text:p>670</text:p>
          </table:table-cell>
          <table:table-cell table:style-name="ce238" table:formula="of:=[.AM27]-[.AO27]-[.AN27]" office:value-type="float" office:value="290" calcext:value-type="float">
            <text:p>290</text:p>
          </table:table-cell>
          <table:table-cell table:style-name="ce23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39" table:formula="of:=[.AM27]/5" office:value-type="currency" office:currency="GBP" office:value="528" calcext:value-type="currency">
            <text:p><text:s/>£528 </text:p>
          </table:table-cell>
          <table:table-cell table:style-name="ce239" table:formula="of:=[.AR27]*([.AS27]*1.3*300)" office:value-type="currency" office:currency="GBP" office:value="1560" calcext:value-type="currency">
            <text:p><text:s/>£1 560 </text:p>
          </table:table-cell>
          <table:table-cell table:style-name="ce239" table:formula="of:=([.BB27]*3/100)" office:value-type="currency" office:currency="GBP" office:value="85.3311" calcext:value-type="currency">
            <text:p><text:s/>£85 </text:p>
          </table:table-cell>
          <table:table-cell table:style-name="ce23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38" table:formula="of:=[.AX27]/(9600/255)" office:value-type="float" office:value="85.0698655964356" calcext:value-type="float">
            <text:p>85</text:p>
          </table:table-cell>
          <table:table-cell table:style-name="ce240"/>
          <table:table-cell table:style-name="ce236" office:value-type="float" office:value="11000" calcext:value-type="float">
            <text:p>11 000</text:p>
          </table:table-cell>
          <table:table-cell table:style-name="ce239" table:formula="of:=([.BA27]/2/50)+2734.37" office:value-type="currency" office:currency="GBP" office:value="2844.37" calcext:value-type="currency">
            <text:p><text:s/>£2 844 </text:p>
          </table:table-cell>
          <table:table-cell table:style-name="ce238" table:formula="of:=[.BB27]/2734.37" office:value-type="float" office:value="1.04022864498952" calcext:value-type="float">
            <text:p>1</text:p>
          </table:table-cell>
          <table:table-cell table:style-name="ce231" table:formula="of:=[.G27]" office:value-type="date" office:date-value="1933-07-19" calcext:value-type="date">
            <text:p>1933-07-19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7]/[.BE27]" office:value-type="currency" office:currency="USD" office:value="11000" calcext:value-type="currency">
            <text:p><text:s/>$11 000 </text:p>
          </table:table-cell>
          <table:table-cell table:style-name="ce239" table:formula="of:=[.BF27]/10/2" office:value-type="currency" office:currency="GBP" office:value="550" calcext:value-type="currency">
            <text:p><text:s/>£550 </text:p>
          </table:table-cell>
          <table:table-cell table:style-name="ce233" table:formula="of:=ROUNDUP([.BG27]/2734.37;0)" office:value-type="float" office:value="1" calcext:value-type="float">
            <text:p>1</text:p>
          </table:table-cell>
          <table:table-cell table:style-name="ce239" table:formula="of:=[.BG27]*1.5/100" office:value-type="currency" office:currency="GBP" office:value="8.25" calcext:value-type="currency">
            <text:p><text:s/>£8 </text:p>
          </table:table-cell>
          <table:table-cell table:style-name="ce23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33" table:formula="of:=[.BJ27]/(9600/255)" office:value-type="float" office:value="67.371737664" calcext:value-type="float">
            <text:p>67</text:p>
          </table:table-cell>
          <table:table-cell table:style-name="ce23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Polikarpov I-16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A</text:p>
          </table:table-cell>
          <table:table-cell table:style-name="ce229" office:value-type="string" calcext:value-type="string">
            <text:p>i16</text:p>
          </table:table-cell>
          <table:table-cell table:style-name="ce229" office:value-type="string" calcext:value-type="string">
            <text:p>I16</text:p>
          </table:table-cell>
          <table:table-cell table:style-name="ce232" office:value-type="date" office:date-value="1933-12-30" calcext:value-type="date">
            <text:p>1933-12-30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2" table:style-name="ce230" office:value-type="float" office:value="2" calcext:value-type="float">
            <text:p>2</text:p>
          </table:table-cell>
          <table:table-cell table:style-name="ce230" office:value-type="float" office:value="489" calcext:value-type="float">
            <text:p>489</text:p>
          </table:table-cell>
          <table:table-cell table:style-name="ce233" table:formula="of:=[.AL28]/5" office:value-type="float" office:value="140" calcext:value-type="float">
            <text:p>1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28]*2)/(9600/255)" office:value-type="float" office:value="37.1875" calcext:value-type="float">
            <text:p>37</text:p>
          </table:table-cell>
          <table:table-cell table:style-name="ce233" table:formula="of:=[.BH28]" office:value-type="float" office:value="1" calcext:value-type="float">
            <text:p>1</text:p>
          </table:table-cell>
          <table:table-cell table:style-name="ce233" table:formula="of:=[.BK28]" office:value-type="float" office:value="49.7073774757861" calcext:value-type="float">
            <text:p>50</text:p>
          </table:table-cell>
          <table:table-cell table:style-name="ce236" table:formula="of:=[.AI28]/100/(700000/255)" office:value-type="float" office:value="0.051" calcext:value-type="float">
            <text:p>0</text:p>
          </table:table-cell>
          <table:table-cell table:style-name="ce237" table:formula="of:=1.67*[.AF28]" office:value-type="float" office:value="10.2371" calcext:value-type="float">
            <text:p>10,2</text:p>
          </table:table-cell>
          <table:table-cell table:style-name="ce237" table:formula="of:=1.67*[.AG28]" office:value-type="float" office:value="15.03" calcext:value-type="float">
            <text:p>15,0</text:p>
          </table:table-cell>
          <table:table-cell table:style-name="ce237" table:formula="of:=1.67*[.AH28]" office:value-type="float" office:value="5.4275" calcext:value-type="float">
            <text:p>5,4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0292" calcext:value-type="float">
            <text:p>10292</text:p>
          </table:table-cell>
          <table:table-cell table:style-name="ce228" office:value-type="float" office:value="6.13" calcext:value-type="float">
            <text:p>6,13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3.25" calcext:value-type="float">
            <text:p>3,25</text:p>
          </table:table-cell>
          <table:table-cell table:style-name="ce236" office:value-type="float" office:value="14000" calcext:value-type="float">
            <text:p>14 000</text:p>
          </table:table-cell>
          <table:table-cell table:style-name="ce236" office:value-type="float" office:value="700" calcext:value-type="float">
            <text:p>700</text:p>
          </table:table-cell>
          <table:table-cell table:style-name="ce236"/>
          <table:table-cell table:style-name="ce228" office:value-type="float" office:value="700" calcext:value-type="float">
            <text:p>700</text:p>
          </table:table-cell>
          <table:table-cell table:style-name="ce228" office:value-type="float" office:value="1941" calcext:value-type="float">
            <text:p>1941</text:p>
          </table:table-cell>
          <table:table-cell table:style-name="ce228" office:value-type="float" office:value="1490" calcext:value-type="float">
            <text:p>149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28]-[.AO28]-[.AN28]" office:value-type="float" office:value="366" calcext:value-type="float">
            <text:p>366</text:p>
          </table:table-cell>
          <table:table-cell table:style-name="ce238" table:formula="of:=([.AP28]/0.8)/([.AL28]/1.852)*54" office:value-type="float" office:value="65.3623714285714" calcext:value-type="float">
            <text:p>6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3" calcext:value-type="float">
            <text:p>3</text:p>
          </table:table-cell>
          <table:table-cell table:style-name="ce23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39" table:formula="of:=[.AM28]/5" office:value-type="currency" office:currency="GBP" office:value="388.2" calcext:value-type="currency">
            <text:p><text:s/>£388 </text:p>
          </table:table-cell>
          <table:table-cell table:style-name="ce239" table:formula="of:=[.AR28]*([.AS28]*1.3*300)" office:value-type="currency" office:currency="GBP" office:value="1170" calcext:value-type="currency">
            <text:p><text:s/>£1 170 </text:p>
          </table:table-cell>
          <table:table-cell table:style-name="ce239" table:formula="of:=([.BB28]*3/100)" office:value-type="currency" office:currency="GBP" office:value="86.8311" calcext:value-type="currency">
            <text:p><text:s/>£87 </text:p>
          </table:table-cell>
          <table:table-cell table:style-name="ce23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38" table:formula="of:=[.AX28]/(9600/255)" office:value-type="float" office:value="106.792682565268" calcext:value-type="float">
            <text:p>107</text:p>
          </table:table-cell>
          <table:table-cell table:style-name="ce240"/>
          <table:table-cell table:style-name="ce236" office:value-type="float" office:value="16000" calcext:value-type="float">
            <text:p>16 000</text:p>
          </table:table-cell>
          <table:table-cell table:style-name="ce239" table:formula="of:=([.BA28]/2/50)+2734.37" office:value-type="currency" office:currency="GBP" office:value="2894.37" calcext:value-type="currency">
            <text:p><text:s/>£2 894 </text:p>
          </table:table-cell>
          <table:table-cell table:style-name="ce238" table:formula="of:=[.BB28]/2734.37" office:value-type="float" office:value="1.05851439271203" calcext:value-type="float">
            <text:p>1</text:p>
          </table:table-cell>
          <table:table-cell table:style-name="ce231" table:formula="of:=[.G28]" office:value-type="date" office:date-value="1933-12-30" calcext:value-type="date">
            <text:p>1933-12-30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8]/[.BE28]" office:value-type="currency" office:currency="USD" office:value="16000" calcext:value-type="currency">
            <text:p><text:s/>$16 000 </text:p>
          </table:table-cell>
          <table:table-cell table:style-name="ce239" table:formula="of:=[.BF28]/10/2" office:value-type="currency" office:currency="GBP" office:value="800" calcext:value-type="currency">
            <text:p><text:s/>£800 </text:p>
          </table:table-cell>
          <table:table-cell table:style-name="ce233" table:formula="of:=ROUNDUP([.BG28]/2734.37;0)" office:value-type="float" office:value="1" calcext:value-type="float">
            <text:p>1</text:p>
          </table:table-cell>
          <table:table-cell table:style-name="ce239" table:formula="of:=[.BG28]*1.5/100" office:value-type="currency" office:currency="GBP" office:value="12" calcext:value-type="currency">
            <text:p><text:s/>£12 </text:p>
          </table:table-cell>
          <table:table-cell table:style-name="ce23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33" table:formula="of:=[.BJ28]/(9600/255)" office:value-type="float" office:value="49.7073774757861" calcext:value-type="float">
            <text:p>50</text:p>
          </table:table-cell>
          <table:table-cell table:style-name="ce23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Zlín Z.12 / Z-XII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B</text:p>
          </table:table-cell>
          <table:table-cell table:style-name="ce229" office:value-type="string" calcext:value-type="string">
            <text:p>zlin_z12</text:p>
          </table:table-cell>
          <table:table-cell table:style-name="ce229" office:value-type="string" calcext:value-type="string">
            <text:p>ZLIN_Z12</text:p>
          </table:table-cell>
          <table:table-cell table:style-name="ce232" office:value-type="date" office:date-value="1935-04-15" calcext:value-type="date">
            <text:p>1935-04-15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145" calcext:value-type="float">
            <text:p>145</text:p>
          </table:table-cell>
          <table:table-cell table:style-name="ce233" table:formula="of:=[.AL29]/5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29]*2)/(9600/255)" office:value-type="float" office:value="10.625" calcext:value-type="float">
            <text:p>11</text:p>
          </table:table-cell>
          <table:table-cell table:style-name="ce233" table:formula="of:=[.BH29]" office:value-type="float" office:value="1" calcext:value-type="float">
            <text:p>1</text:p>
          </table:table-cell>
          <table:table-cell table:style-name="ce233" table:formula="of:=[.BK29]" office:value-type="float" office:value="12.7588074609375" calcext:value-type="float">
            <text:p>13</text:p>
          </table:table-cell>
          <table:table-cell table:style-name="ce236" table:formula="of:=[.AI29]/100/(700000/255)" office:value-type="float" office:value="0.0327857142857143" calcext:value-type="float">
            <text:p>0</text:p>
          </table:table-cell>
          <table:table-cell table:style-name="ce237" table:formula="of:=1.28*[.AF29]" office:value-type="float" office:value="9.984" calcext:value-type="float">
            <text:p>10,0</text:p>
          </table:table-cell>
          <table:table-cell table:style-name="ce237" table:formula="of:=1.28*[.AG29]" office:value-type="float" office:value="12.8" calcext:value-type="float">
            <text:p>12,8</text:p>
          </table:table-cell>
          <table:table-cell table:style-name="ce237" table:formula="of:=1.28*[.AH29]" office:value-type="float" office:value="2.1504" calcext:value-type="float">
            <text:p>2,2</text:p>
          </table:table-cell>
          <table:table-cell table:style-name="ce238"/>
          <table:table-cell table:style-name="ce233" office:value-type="float" office:value="201" calcext:value-type="float">
            <text:p>201</text:p>
          </table:table-cell>
          <table:table-cell table:style-name="ce228" office:value-type="float" office:value="7.8" calcext:value-type="float">
            <text:p>7,8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.68" calcext:value-type="float">
            <text:p>1,68</text:p>
          </table:table-cell>
          <table:table-cell table:style-name="ce236" office:value-type="float" office:value="9000" calcext:value-type="float">
            <text:p>9 000</text:p>
          </table:table-cell>
          <table:table-cell table:style-name="ce236" office:value-type="float" office:value="200" calcext:value-type="float">
            <text:p>200</text:p>
          </table:table-cell>
          <table:table-cell table:style-name="ce236"/>
          <table:table-cell table:style-name="ce238" office:value-type="float" office:value="400" calcext:value-type="float">
            <text:p>400</text:p>
          </table:table-cell>
          <table:table-cell table:style-name="ce238" office:value-type="float" office:value="500" calcext:value-type="float">
            <text:p>500</text:p>
          </table:table-cell>
          <table:table-cell table:style-name="ce238" office:value-type="float" office:value="295" calcext:value-type="float">
            <text:p>295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29]-[.AO29]-[.AN29]" office:value-type="float" office:value="35" calcext:value-type="float">
            <text:p>35</text:p>
          </table:table-cell>
          <table:table-cell table:style-name="ce23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9" table:formula="of:=[.AQ29]*0.673*54" office:value-type="currency" office:currency="GBP" office:value="397.52242425" calcext:value-type="currency">
            <text:p><text:s/>£398 </text:p>
          </table:table-cell>
          <table:table-cell table:style-name="ce239" table:formula="of:=[.AM29]/5" office:value-type="currency" office:currency="GBP" office:value="100" calcext:value-type="currency">
            <text:p><text:s/>£100 </text:p>
          </table:table-cell>
          <table:table-cell table:style-name="ce239" table:formula="of:=[.AR29]*([.AS29]*1.3*300)" office:value-type="currency" office:currency="GBP" office:value="1560" calcext:value-type="currency">
            <text:p><text:s/>£1 560 </text:p>
          </table:table-cell>
          <table:table-cell table:style-name="ce239" table:formula="of:=([.BB29]*3/100)" office:value-type="currency" office:currency="GBP" office:value="82.4487" calcext:value-type="currency">
            <text:p><text:s/>£82 </text:p>
          </table:table-cell>
          <table:table-cell table:style-name="ce23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38" table:formula="of:=[.AX29]/(9600/255)" office:value-type="float" office:value="56.8429829878906" calcext:value-type="float">
            <text:p>57</text:p>
          </table:table-cell>
          <table:table-cell table:style-name="ce240" office:value-type="currency" office:currency="USD" office:value="1392" calcext:value-type="currency">
            <text:p>$ 1 392</text:p>
          </table:table-cell>
          <table:table-cell table:style-name="ce236" table:formula="of:=[.AZ29]" office:value-type="float" office:value="1392" calcext:value-type="float">
            <text:p>1 392</text:p>
          </table:table-cell>
          <table:table-cell table:style-name="ce239" table:formula="of:=([.BA29]/2/50)+2734.37" office:value-type="currency" office:currency="GBP" office:value="2748.29" calcext:value-type="currency">
            <text:p><text:s/>£2 748 </text:p>
          </table:table-cell>
          <table:table-cell table:style-name="ce238" table:formula="of:=[.BB29]/2734.37" office:value-type="float" office:value="1.00509075216595" calcext:value-type="float">
            <text:p>1</text:p>
          </table:table-cell>
          <table:table-cell table:style-name="ce231" table:formula="of:=[.G29]" office:value-type="date" office:date-value="1935-04-15" calcext:value-type="date">
            <text:p>1935-04-15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29]/[.BE29]" office:value-type="currency" office:currency="USD" office:value="1392" calcext:value-type="currency">
            <text:p><text:s/>$1 392 </text:p>
          </table:table-cell>
          <table:table-cell table:style-name="ce239" table:formula="of:=[.BF29]/10/2" office:value-type="currency" office:currency="GBP" office:value="69.6" calcext:value-type="currency">
            <text:p><text:s/>£70 </text:p>
          </table:table-cell>
          <table:table-cell table:style-name="ce233" table:formula="of:=ROUNDUP([.BG29]/2734.37;0)" office:value-type="float" office:value="1" calcext:value-type="float">
            <text:p>1</text:p>
          </table:table-cell>
          <table:table-cell table:style-name="ce239" table:formula="of:=[.BG29]*1.5/100" office:value-type="currency" office:currency="GBP" office:value="1.044" calcext:value-type="currency">
            <text:p><text:s/>£1 </text:p>
          </table:table-cell>
          <table:table-cell table:style-name="ce23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33" table:formula="of:=[.BJ29]/(9600/255)" office:value-type="float" office:value="12.7588074609375" calcext:value-type="float">
            <text:p>13</text:p>
          </table:table-cell>
          <table:table-cell table:style-name="ce23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Hawker Hurricane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C</text:p>
          </table:table-cell>
          <table:table-cell table:style-name="ce229" office:value-type="string" calcext:value-type="string">
            <text:p>hurricane</text:p>
          </table:table-cell>
          <table:table-cell table:style-name="ce229" office:value-type="string" calcext:value-type="string">
            <text:p>HURRICANE</text:p>
          </table:table-cell>
          <table:table-cell table:style-name="ce232" office:value-type="date" office:date-value="1935-11-06" calcext:value-type="date">
            <text:p>1935-11-06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550" calcext:value-type="float">
            <text:p>550</text:p>
          </table:table-cell>
          <table:table-cell table:style-name="ce233" table:formula="of:=[.AL30]/5" office:value-type="float" office:value="194" calcext:value-type="float">
            <text:p>19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30]*2)/(9600/255)" office:value-type="float" office:value="42.5" calcext:value-type="float">
            <text:p>43</text:p>
          </table:table-cell>
          <table:table-cell table:style-name="ce233" table:formula="of:=[.BH30]" office:value-type="float" office:value="1" calcext:value-type="float">
            <text:p>1</text:p>
          </table:table-cell>
          <table:table-cell table:style-name="ce233" table:formula="of:=[.BK30]" office:value-type="float" office:value="88.8574668810923" calcext:value-type="float">
            <text:p>89</text:p>
          </table:table-cell>
          <table:table-cell table:style-name="ce236" table:formula="of:=[.AI30]/100/(700000/255)" office:value-type="float" office:value="0.0582857142857143" calcext:value-type="float">
            <text:p>0</text:p>
          </table:table-cell>
          <table:table-cell table:style-name="ce237" table:formula="of:=1.67*[.AF30]" office:value-type="float" office:value="16.4161" calcext:value-type="float">
            <text:p>16,4</text:p>
          </table:table-cell>
          <table:table-cell table:style-name="ce237" table:formula="of:=1.67*[.AG30]" office:value-type="float" office:value="20.3573" calcext:value-type="float">
            <text:p>20,4</text:p>
          </table:table-cell>
          <table:table-cell table:style-name="ce237" table:formula="of:=1.67*[.AH30]" office:value-type="float" office:value="6.68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33"/>
          <table:table-cell table:style-name="ce228" office:value-type="float" office:value="9.83" calcext:value-type="float">
            <text:p>9,83</text:p>
          </table:table-cell>
          <table:table-cell table:style-name="ce228" office:value-type="float" office:value="12.19" calcext:value-type="float">
            <text:p>12,19</text:p>
          </table:table-cell>
          <table:table-cell table:style-name="ce228" office:value-type="float" office:value="4" calcext:value-type="float">
            <text:p>4</text:p>
          </table:table-cell>
          <table:table-cell table:style-name="ce236" office:value-type="float" office:value="16000" calcext:value-type="float">
            <text:p>16 000</text:p>
          </table:table-cell>
          <table:table-cell table:style-name="ce236" office:value-type="float" office:value="800" calcext:value-type="float">
            <text:p>800</text:p>
          </table:table-cell>
          <table:table-cell table:style-name="ce236"/>
          <table:table-cell table:style-name="ce238" office:value-type="float" office:value="970" calcext:value-type="float">
            <text:p>970</text:p>
          </table:table-cell>
          <table:table-cell table:style-name="ce238" office:value-type="float" office:value="3479" calcext:value-type="float">
            <text:p>3479</text:p>
          </table:table-cell>
          <table:table-cell table:style-name="ce238" office:value-type="float" office:value="2606" calcext:value-type="float">
            <text:p>2606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30]-[.AO30]-[.AN30]" office:value-type="float" office:value="788" calcext:value-type="float">
            <text:p>788</text:p>
          </table:table-cell>
          <table:table-cell table:style-name="ce238" table:formula="of:=([.AP30]/0.8)/([.AL30]/1.852)*54" office:value-type="float" office:value="101.554515463918" calcext:value-type="float">
            <text:p>10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3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39" table:formula="of:=[.AM30]/5" office:value-type="currency" office:currency="GBP" office:value="695.8" calcext:value-type="currency">
            <text:p><text:s/>£696 </text:p>
          </table:table-cell>
          <table:table-cell table:style-name="ce239" table:formula="of:=[.AR30]*([.AS30]*1.3*300)" office:value-type="currency" office:currency="GBP" office:value="1170" calcext:value-type="currency">
            <text:p><text:s/>£1 170 </text:p>
          </table:table-cell>
          <table:table-cell table:style-name="ce239" table:formula="of:=([.BB30]*3/100)" office:value-type="currency" office:currency="GBP" office:value="88.0311" calcext:value-type="currency">
            <text:p><text:s/>£88 </text:p>
          </table:table-cell>
          <table:table-cell table:style-name="ce23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38" table:formula="of:=[.AX30]/(9600/255)" office:value-type="float" office:value="149.932703307539" calcext:value-type="float">
            <text:p>150</text:p>
          </table:table-cell>
          <table:table-cell table:style-name="ce240" office:value-type="currency" office:currency="USD" office:value="20000" calcext:value-type="currency">
            <text:p>$ 20 000</text:p>
          </table:table-cell>
          <table:table-cell table:style-name="ce236" table:formula="of:=[.AZ30]" office:value-type="float" office:value="20000" calcext:value-type="float">
            <text:p>20 000</text:p>
          </table:table-cell>
          <table:table-cell table:style-name="ce239" table:formula="of:=([.BA30]/2/50)+2734.37" office:value-type="currency" office:currency="GBP" office:value="2934.37" calcext:value-type="currency">
            <text:p><text:s/>£2 934 </text:p>
          </table:table-cell>
          <table:table-cell table:style-name="ce238" table:formula="of:=[.BB30]/2734.37" office:value-type="float" office:value="1.07314299089004" calcext:value-type="float">
            <text:p>1</text:p>
          </table:table-cell>
          <table:table-cell table:style-name="ce231" table:formula="of:=[.G30]" office:value-type="date" office:date-value="1935-11-06" calcext:value-type="date">
            <text:p>1935-11-06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30]/[.BE30]" office:value-type="currency" office:currency="USD" office:value="20000" calcext:value-type="currency">
            <text:p><text:s/>$20 000 </text:p>
          </table:table-cell>
          <table:table-cell table:style-name="ce239" table:formula="of:=[.BF30]/10/2" office:value-type="currency" office:currency="GBP" office:value="1000" calcext:value-type="currency">
            <text:p><text:s/>£1 000 </text:p>
          </table:table-cell>
          <table:table-cell table:style-name="ce233" table:formula="of:=ROUNDUP([.BG30]/2734.37;0)" office:value-type="float" office:value="1" calcext:value-type="float">
            <text:p>1</text:p>
          </table:table-cell>
          <table:table-cell table:style-name="ce239" table:formula="of:=[.BG30]*1.5/100" office:value-type="currency" office:currency="GBP" office:value="15" calcext:value-type="currency">
            <text:p><text:s/>£15 </text:p>
          </table:table-cell>
          <table:table-cell table:style-name="ce23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33" table:formula="of:=[.BJ30]/(9600/255)" office:value-type="float" office:value="88.8574668810923" calcext:value-type="float">
            <text:p>89</text:p>
          </table:table-cell>
          <table:table-cell table:style-name="ce23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B.35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D</text:p>
          </table:table-cell>
          <table:table-cell table:style-name="ce229" office:value-type="string" calcext:value-type="string">
            <text:p>avia_b35</text:p>
          </table:table-cell>
          <table:table-cell table:style-name="ce229" office:value-type="string" calcext:value-type="string">
            <text:p>AVIA_B35</text:p>
          </table:table-cell>
          <table:table-cell table:style-name="ce232" office:value-type="date" office:date-value="1938-09-28" calcext:value-type="date">
            <text:p>1938-09-28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550" calcext:value-type="float">
            <text:p>550</text:p>
          </table:table-cell>
          <table:table-cell table:style-name="ce233" table:formula="of:=[.AL31]/5" office:value-type="float" office:value="188" calcext:value-type="float">
            <text:p>188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31]*2)/(9600/255)" office:value-type="float" office:value="45.15625" calcext:value-type="float">
            <text:p>45</text:p>
          </table:table-cell>
          <table:table-cell table:style-name="ce233" table:formula="of:=[.BH31]" office:value-type="float" office:value="1" calcext:value-type="float">
            <text:p>1</text:p>
          </table:table-cell>
          <table:table-cell table:style-name="ce233" table:formula="of:=[.BK31]" office:value-type="float" office:value="60.8851472319375" calcext:value-type="float">
            <text:p>61</text:p>
          </table:table-cell>
          <table:table-cell table:style-name="ce236" table:formula="of:=[.AI31]/100/(700000/255)" office:value-type="float" office:value="0.0582857142857143" calcext:value-type="float">
            <text:p>0</text:p>
          </table:table-cell>
          <table:table-cell table:style-name="ce237" table:formula="of:=1.28*[.AF31]" office:value-type="float" office:value="10.88" calcext:value-type="float">
            <text:p>10,9</text:p>
          </table:table-cell>
          <table:table-cell table:style-name="ce237" table:formula="of:=1.28*[.AG31]" office:value-type="float" office:value="13.888" calcext:value-type="float">
            <text:p>13,9</text:p>
          </table:table-cell>
          <table:table-cell table:style-name="ce237" table:formula="of:=1.28*[.AH31]" office:value-type="float" office:value="3.328" calcext:value-type="float">
            <text:p>3,3</text:p>
          </table:table-cell>
          <table:table-cell table:style-name="ce238"/>
          <table:table-cell table:style-name="ce233" office:value-type="float" office:value="12" calcext:value-type="float">
            <text:p>12</text:p>
          </table:table-cell>
          <table:table-cell table:style-name="ce228" office:value-type="float" office:value="8.5" calcext:value-type="float">
            <text:p>8,5</text:p>
          </table:table-cell>
          <table:table-cell table:style-name="ce228" office:value-type="float" office:value="10.85" calcext:value-type="float">
            <text:p>10,85</text:p>
          </table:table-cell>
          <table:table-cell table:style-name="ce228" office:value-type="float" office:value="2.6" calcext:value-type="float">
            <text:p>2,6</text:p>
          </table:table-cell>
          <table:table-cell table:style-name="ce236" office:value-type="float" office:value="16000" calcext:value-type="float">
            <text:p>16 000</text:p>
          </table:table-cell>
          <table:table-cell table:style-name="ce236" office:value-type="float" office:value="850" calcext:value-type="float">
            <text:p>850</text:p>
          </table:table-cell>
          <table:table-cell table:style-name="ce236"/>
          <table:table-cell table:style-name="ce238" office:value-type="float" office:value="940" calcext:value-type="float">
            <text:p>940</text:p>
          </table:table-cell>
          <table:table-cell table:style-name="ce238" office:value-type="float" office:value="2380" calcext:value-type="float">
            <text:p>2380</text:p>
          </table:table-cell>
          <table:table-cell table:style-name="ce238" office:value-type="float" office:value="1690" calcext:value-type="float">
            <text:p>169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31]-[.AO31]-[.AN31]" office:value-type="float" office:value="605" calcext:value-type="float">
            <text:p>605</text:p>
          </table:table-cell>
          <table:table-cell table:style-name="ce238" table:formula="of:=([.AP31]/0.8)/([.AL31]/1.852)*54" office:value-type="float" office:value="80.4585638297872" calcext:value-type="float">
            <text:p>80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39" table:formula="of:=[.AM31]/5" office:value-type="currency" office:currency="GBP" office:value="476" calcext:value-type="currency">
            <text:p><text:s/>£476 </text:p>
          </table:table-cell>
          <table:table-cell table:style-name="ce239" table:formula="of:=[.AR31]*([.AS31]*1.3*300)" office:value-type="currency" office:currency="GBP" office:value="780" calcext:value-type="currency">
            <text:p><text:s/>£780 </text:p>
          </table:table-cell>
          <table:table-cell table:style-name="ce239" table:formula="of:=([.BB31]*3/100)" office:value-type="currency" office:currency="GBP" office:value="87.1311" calcext:value-type="currency">
            <text:p><text:s/>£87 </text:p>
          </table:table-cell>
          <table:table-cell table:style-name="ce23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38" table:formula="of:=[.AX31]/(9600/255)" office:value-type="float" office:value="113.346337271775" calcext:value-type="float">
            <text:p>113</text:p>
          </table:table-cell>
          <table:table-cell table:style-name="ce240"/>
          <table:table-cell table:style-name="ce236" office:value-type="float" office:value="17000" calcext:value-type="float">
            <text:p>17 000</text:p>
          </table:table-cell>
          <table:table-cell table:style-name="ce239" table:formula="of:=([.BA31]/2/50)+2734.37" office:value-type="currency" office:currency="GBP" office:value="2904.37" calcext:value-type="currency">
            <text:p><text:s/>£2 904 </text:p>
          </table:table-cell>
          <table:table-cell table:style-name="ce238" table:formula="of:=[.BB31]/2734.37" office:value-type="float" office:value="1.06217154225653" calcext:value-type="float">
            <text:p>1</text:p>
          </table:table-cell>
          <table:table-cell table:style-name="ce231" table:formula="of:=[.G31]" office:value-type="date" office:date-value="1938-09-28" calcext:value-type="date">
            <text:p>1938-09-28</text:p>
          </table:table-cell>
          <table:table-cell table:style-name="ce241" office:value-type="float" office:value="1" calcext:value-type="float">
            <text:p>1,0</text:p>
          </table:table-cell>
          <table:table-cell table:style-name="ce242" table:formula="of:=[.BA31]/[.BE31]" office:value-type="currency" office:currency="USD" office:value="17000" calcext:value-type="currency">
            <text:p><text:s/>$17 000 </text:p>
          </table:table-cell>
          <table:table-cell table:style-name="ce239" table:formula="of:=[.BF31]/10/2" office:value-type="currency" office:currency="GBP" office:value="850" calcext:value-type="currency">
            <text:p><text:s/>£850 </text:p>
          </table:table-cell>
          <table:table-cell table:style-name="ce233" table:formula="of:=ROUNDUP([.BG31]/2734.37;0)" office:value-type="float" office:value="1" calcext:value-type="float">
            <text:p>1</text:p>
          </table:table-cell>
          <table:table-cell table:style-name="ce239" table:formula="of:=[.BG31]*1.5/100" office:value-type="currency" office:currency="GBP" office:value="12.75" calcext:value-type="currency">
            <text:p><text:s/>£13 </text:p>
          </table:table-cell>
          <table:table-cell table:style-name="ce23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33" table:formula="of:=[.BJ31]/(9600/255)" office:value-type="float" office:value="60.8851472319375" calcext:value-type="float">
            <text:p>61</text:p>
          </table:table-cell>
          <table:table-cell table:style-name="ce23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Grumman F6F Hellcat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F</text:p>
          </table:table-cell>
          <table:table-cell table:style-name="ce229" office:value-type="string" calcext:value-type="string">
            <text:p>hellcat</text:p>
          </table:table-cell>
          <table:table-cell table:style-name="ce227" office:value-type="string" calcext:value-type="string">
            <text:p>F6F</text:p>
          </table:table-cell>
          <table:table-cell table:style-name="ce232" office:value-type="date" office:date-value="1942-06-26" calcext:value-type="date">
            <text:p>1942-06-26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629" calcext:value-type="float">
            <text:p>629</text:p>
          </table:table-cell>
          <table:table-cell table:style-name="ce233" table:formula="of:=[.AL32]/5" office:value-type="float" office:value="492" calcext:value-type="float">
            <text:p>49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32]*2)/(9600/255)" office:value-type="float" office:value="53.125" calcext:value-type="float">
            <text:p>53</text:p>
          </table:table-cell>
          <table:table-cell table:style-name="ce233" table:formula="of:=[.BH32]" office:value-type="float" office:value="1" calcext:value-type="float">
            <text:p>1</text:p>
          </table:table-cell>
          <table:table-cell table:style-name="ce233" table:formula="of:=[.BK32]" office:value-type="float" office:value="178.28602943676" calcext:value-type="float">
            <text:p>178</text:p>
          </table:table-cell>
          <table:table-cell table:style-name="ce236" table:formula="of:=[.AI32]/100/(700000/255)" office:value-type="float" office:value="0.1275" calcext:value-type="float">
            <text:p>0</text:p>
          </table:table-cell>
          <table:table-cell table:style-name="ce237" table:formula="of:=1.67*[.AF32]" office:value-type="float" office:value="17.1008" calcext:value-type="float">
            <text:p>17,1</text:p>
          </table:table-cell>
          <table:table-cell table:style-name="ce237" table:formula="of:=1.67*[.AG32]" office:value-type="float" office:value="21.8102" calcext:value-type="float">
            <text:p>21,8</text:p>
          </table:table-cell>
          <table:table-cell table:style-name="ce237" table:formula="of:=1.67*[.AH32]" office:value-type="float" office:value="6.6633" calcext:value-type="float">
            <text:p>6,7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2275" calcext:value-type="float">
            <text:p>12275</text:p>
          </table:table-cell>
          <table:table-cell table:style-name="ce228" office:value-type="float" office:value="10.24" calcext:value-type="float">
            <text:p>10,24</text:p>
          </table:table-cell>
          <table:table-cell table:style-name="ce228" office:value-type="float" office:value="13.06" calcext:value-type="float">
            <text:p>13,06</text:p>
          </table:table-cell>
          <table:table-cell table:style-name="ce228" office:value-type="float" office:value="3.99" calcext:value-type="float">
            <text:p>3,99</text:p>
          </table:table-cell>
          <table:table-cell table:style-name="ce236" office:value-type="float" office:value="35000" calcext:value-type="float">
            <text:p>35 000</text:p>
          </table:table-cell>
          <table:table-cell table:style-name="ce236" office:value-type="float" office:value="1000" calcext:value-type="float">
            <text:p>1 000</text:p>
          </table:table-cell>
          <table:table-cell table:style-name="ce236"/>
          <table:table-cell table:style-name="ce228" office:value-type="float" office:value="2460" calcext:value-type="float">
            <text:p>2460</text:p>
          </table:table-cell>
          <table:table-cell table:style-name="ce228" office:value-type="float" office:value="6992" calcext:value-type="float">
            <text:p>6992</text:p>
          </table:table-cell>
          <table:table-cell table:style-name="ce228" office:value-type="float" office:value="4190" calcext:value-type="float">
            <text:p>419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2]-[.AO32]-[.AN32]" office:value-type="float" office:value="2717" calcext:value-type="float">
            <text:p>2717</text:p>
          </table:table-cell>
          <table:table-cell table:style-name="ce238" table:formula="of:=([.AP32]/0.8)/([.AL32]/1.852)*54" office:value-type="float" office:value="138.069987804878" calcext:value-type="float">
            <text:p>13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3" calcext:value-type="float">
            <text:p>3</text:p>
          </table:table-cell>
          <table:table-cell table:style-name="ce23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39" table:formula="of:=[.AM32]/5" office:value-type="currency" office:currency="GBP" office:value="1398.4" calcext:value-type="currency">
            <text:p><text:s/>£1 398 </text:p>
          </table:table-cell>
          <table:table-cell table:style-name="ce239" table:formula="of:=[.AR32]*([.AS32]*1.3*300)" office:value-type="currency" office:currency="GBP" office:value="1170" calcext:value-type="currency">
            <text:p><text:s/>£1 170 </text:p>
          </table:table-cell>
          <table:table-cell table:style-name="ce239" table:formula="of:=([.BB32]*3/100)" office:value-type="currency" office:currency="GBP" office:value="100.0311" calcext:value-type="currency">
            <text:p><text:s/>£100 </text:p>
          </table:table-cell>
          <table:table-cell table:style-name="ce23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38" table:formula="of:=[.AX32]/(9600/255)" office:value-type="float" office:value="204.16390647763" calcext:value-type="float">
            <text:p>204</text:p>
          </table:table-cell>
          <table:table-cell table:style-name="ce240" office:value-type="currency" office:currency="USD" office:value="60000" calcext:value-type="currency">
            <text:p>$ 60 000</text:p>
          </table:table-cell>
          <table:table-cell table:style-name="ce236" table:formula="of:=[.AZ32]" office:value-type="float" office:value="60000" calcext:value-type="float">
            <text:p>60 000</text:p>
          </table:table-cell>
          <table:table-cell table:style-name="ce239" table:formula="of:=([.BA32]/2/50)+2734.37" office:value-type="currency" office:currency="GBP" office:value="3334.37" calcext:value-type="currency">
            <text:p><text:s/>£3 334 </text:p>
          </table:table-cell>
          <table:table-cell table:style-name="ce238" table:formula="of:=[.BB32]/2734.37" office:value-type="float" office:value="1.21942897267012" calcext:value-type="float">
            <text:p>1</text:p>
          </table:table-cell>
          <table:table-cell table:style-name="ce231" table:formula="of:=[.G32]" office:value-type="date" office:date-value="1942-06-26" calcext:value-type="date">
            <text:p>1942-06-26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32]/[.BE32]" office:value-type="currency" office:currency="USD" office:value="40000" calcext:value-type="currency">
            <text:p><text:s/>$40 000 </text:p>
          </table:table-cell>
          <table:table-cell table:style-name="ce239" table:formula="of:=[.BF32]/10/2" office:value-type="currency" office:currency="GBP" office:value="2000" calcext:value-type="currency">
            <text:p><text:s/>£2 000 </text:p>
          </table:table-cell>
          <table:table-cell table:style-name="ce233" table:formula="of:=ROUNDUP([.BG32]/2734.37;0)" office:value-type="float" office:value="1" calcext:value-type="float">
            <text:p>1</text:p>
          </table:table-cell>
          <table:table-cell table:style-name="ce239" table:formula="of:=[.BG32]*1.5/100" office:value-type="currency" office:currency="GBP" office:value="30" calcext:value-type="currency">
            <text:p><text:s/>£30 </text:p>
          </table:table-cell>
          <table:table-cell table:style-name="ce23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33" table:formula="of:=[.BJ32]/(9600/255)" office:value-type="float" office:value="178.28602943676" calcext:value-type="float">
            <text:p>178</text:p>
          </table:table-cell>
          <table:table-cell table:style-name="ce23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Yakovlev Yak-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G</text:p>
          </table:table-cell>
          <table:table-cell table:style-name="ce229" office:value-type="string" calcext:value-type="string">
            <text:p>yak9</text:p>
          </table:table-cell>
          <table:table-cell table:style-name="ce229" office:value-type="string" calcext:value-type="string">
            <text:p>YAK9</text:p>
          </table:table-cell>
          <table:table-cell table:style-name="ce232" office:value-type="date" office:date-value="1942-07-06" calcext:value-type="date">
            <text:p>1942-07-06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600" calcext:value-type="float">
            <text:p>600</text:p>
          </table:table-cell>
          <table:table-cell table:style-name="ce233" table:formula="of:=[.AL33]/5" office:value-type="float" office:value="182" calcext:value-type="float">
            <text:p>18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7" calcext:value-type="float">
            <text:p>37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33]*2)/(9600/255)" office:value-type="float" office:value="47.8125" calcext:value-type="float">
            <text:p>48</text:p>
          </table:table-cell>
          <table:table-cell table:style-name="ce233" table:formula="of:=[.BH33]" office:value-type="float" office:value="1" calcext:value-type="float">
            <text:p>1</text:p>
          </table:table-cell>
          <table:table-cell table:style-name="ce233" table:formula="of:=[.BK33]" office:value-type="float" office:value="81.7959981128775" calcext:value-type="float">
            <text:p>82</text:p>
          </table:table-cell>
          <table:table-cell table:style-name="ce236" table:formula="of:=[.AI33]/100/(700000/255)" office:value-type="float" office:value="0.0728571428571429" calcext:value-type="float">
            <text:p>0</text:p>
          </table:table-cell>
          <table:table-cell table:style-name="ce237" table:formula="of:=1.67*[.AF33]" office:value-type="float" office:value="14.195" calcext:value-type="float">
            <text:p>14,2</text:p>
          </table:table-cell>
          <table:table-cell table:style-name="ce237" table:formula="of:=1.67*[.AG33]" office:value-type="float" office:value="16.2658" calcext:value-type="float">
            <text:p>16,3</text:p>
          </table:table-cell>
          <table:table-cell table:style-name="ce237" table:formula="of:=1.67*[.AH33]" office:value-type="float" office:value="5.01" calcext:value-type="float">
            <text:p>5,0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6769" calcext:value-type="float">
            <text:p>16769</text:p>
          </table:table-cell>
          <table:table-cell table:style-name="ce228" office:value-type="float" office:value="8.5" calcext:value-type="float">
            <text:p>8,5</text:p>
          </table:table-cell>
          <table:table-cell table:style-name="ce228" office:value-type="float" office:value="9.74" calcext:value-type="float">
            <text:p>9,74</text:p>
          </table:table-cell>
          <table:table-cell table:style-name="ce228" office:value-type="float" office:value="3" calcext:value-type="float">
            <text:p>3</text:p>
          </table:table-cell>
          <table:table-cell table:style-name="ce236" office:value-type="float" office:value="20000" calcext:value-type="float">
            <text:p>20 000</text:p>
          </table:table-cell>
          <table:table-cell table:style-name="ce236" office:value-type="float" office:value="900" calcext:value-type="float">
            <text:p>900</text:p>
          </table:table-cell>
          <table:table-cell table:style-name="ce236"/>
          <table:table-cell table:style-name="ce228" office:value-type="float" office:value="910" calcext:value-type="float">
            <text:p>910</text:p>
          </table:table-cell>
          <table:table-cell table:style-name="ce228" office:value-type="float" office:value="3204" calcext:value-type="float">
            <text:p>3204</text:p>
          </table:table-cell>
          <table:table-cell table:style-name="ce228" office:value-type="float" office:value="2512" calcext:value-type="float">
            <text:p>2512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3]-[.AO33]-[.AN33]" office:value-type="float" office:value="607" calcext:value-type="float">
            <text:p>607</text:p>
          </table:table-cell>
          <table:table-cell table:style-name="ce238" table:formula="of:=([.AP33]/0.8)/([.AL33]/1.852)*54" office:value-type="float" office:value="83.3857912087912" calcext:value-type="float">
            <text:p>83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3" calcext:value-type="float">
            <text:p>3</text:p>
          </table:table-cell>
          <table:table-cell table:style-name="ce23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39" table:formula="of:=[.AM33]/5" office:value-type="currency" office:currency="GBP" office:value="640.8" calcext:value-type="currency">
            <text:p><text:s/>£641 </text:p>
          </table:table-cell>
          <table:table-cell table:style-name="ce239" table:formula="of:=[.AR33]*([.AS33]*1.3*300)" office:value-type="currency" office:currency="GBP" office:value="1170" calcext:value-type="currency">
            <text:p><text:s/>£1 170 </text:p>
          </table:table-cell>
          <table:table-cell table:style-name="ce239" table:formula="of:=([.BB33]*3/100)" office:value-type="currency" office:currency="GBP" office:value="89.2311" calcext:value-type="currency">
            <text:p><text:s/>£89 </text:p>
          </table:table-cell>
          <table:table-cell table:style-name="ce23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38" table:formula="of:=[.AX33]/(9600/255)" office:value-type="float" office:value="130.964746734169" calcext:value-type="float">
            <text:p>131</text:p>
          </table:table-cell>
          <table:table-cell table:style-name="ce240"/>
          <table:table-cell table:style-name="ce236" office:value-type="float" office:value="24000" calcext:value-type="float">
            <text:p>24 000</text:p>
          </table:table-cell>
          <table:table-cell table:style-name="ce239" table:formula="of:=([.BA33]/2/50)+2734.37" office:value-type="currency" office:currency="GBP" office:value="2974.37" calcext:value-type="currency">
            <text:p><text:s/>£2 974 </text:p>
          </table:table-cell>
          <table:table-cell table:style-name="ce238" table:formula="of:=[.BB33]/2734.37" office:value-type="float" office:value="1.08777158906805" calcext:value-type="float">
            <text:p>1</text:p>
          </table:table-cell>
          <table:table-cell table:style-name="ce231" table:formula="of:=[.G33]" office:value-type="date" office:date-value="1942-07-06" calcext:value-type="date">
            <text:p>1942-07-06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33]/[.BE33]" office:value-type="currency" office:currency="USD" office:value="16000" calcext:value-type="currency">
            <text:p><text:s/>$16 000 </text:p>
          </table:table-cell>
          <table:table-cell table:style-name="ce239" table:formula="of:=[.BF33]/10/2" office:value-type="currency" office:currency="GBP" office:value="800" calcext:value-type="currency">
            <text:p><text:s/>£800 </text:p>
          </table:table-cell>
          <table:table-cell table:style-name="ce233" table:formula="of:=ROUNDUP([.BG33]/2734.37;0)" office:value-type="float" office:value="1" calcext:value-type="float">
            <text:p>1</text:p>
          </table:table-cell>
          <table:table-cell table:style-name="ce239" table:formula="of:=[.BG33]*1.5/100" office:value-type="currency" office:currency="GBP" office:value="12" calcext:value-type="currency">
            <text:p><text:s/>£12 </text:p>
          </table:table-cell>
          <table:table-cell table:style-name="ce23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33" table:formula="of:=[.BJ33]/(9600/255)" office:value-type="float" office:value="81.7959981128775" calcext:value-type="float">
            <text:p>82</text:p>
          </table:table-cell>
          <table:table-cell table:style-name="ce23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via S-199 (Bf-109)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avia_s199</text:p>
          </table:table-cell>
          <table:table-cell table:style-name="ce229" office:value-type="string" calcext:value-type="string">
            <text:p>AVIA_S199</text:p>
          </table:table-cell>
          <table:table-cell table:style-name="ce232" office:value-type="date" office:date-value="1947-04-25" calcext:value-type="date">
            <text:p>1947-04-25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12" calcext:value-type="float">
            <text:p>12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590" calcext:value-type="float">
            <text:p>590</text:p>
          </table:table-cell>
          <table:table-cell table:style-name="ce233" table:formula="of:=[.AL34]/5" office:value-type="float" office:value="170" calcext:value-type="float">
            <text:p>17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2" calcext:value-type="float">
            <text:p>4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propeller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34]*2)/(9600/255)" office:value-type="float" office:value="53.125" calcext:value-type="float">
            <text:p>53</text:p>
          </table:table-cell>
          <table:table-cell table:style-name="ce233" table:formula="of:=[.BH34]" office:value-type="float" office:value="3" calcext:value-type="float">
            <text:p>3</text:p>
          </table:table-cell>
          <table:table-cell table:style-name="ce233" table:formula="of:=[.BK34]" office:value-type="float" office:value="97.50562564039" calcext:value-type="float">
            <text:p>98</text:p>
          </table:table-cell>
          <table:table-cell table:style-name="ce236" table:formula="of:=[.AI34]/100/(700000/255)" office:value-type="float" office:value="0.182142857142857" calcext:value-type="float">
            <text:p>0</text:p>
          </table:table-cell>
          <table:table-cell table:style-name="ce237" table:formula="of:=1.28*[.AF34]" office:value-type="float" office:value="11.648" calcext:value-type="float">
            <text:p>11,6</text:p>
          </table:table-cell>
          <table:table-cell table:style-name="ce237" table:formula="of:=1.28*[.AG34]" office:value-type="float" office:value="12.6976" calcext:value-type="float">
            <text:p>12,7</text:p>
          </table:table-cell>
          <table:table-cell table:style-name="ce237" table:formula="of:=1.28*[.AH34]" office:value-type="float" office:value="3.3152" calcext:value-type="float">
            <text:p>3,3</text:p>
          </table:table-cell>
          <table:table-cell table:style-name="ce238"/>
          <table:table-cell table:style-name="ce233" office:value-type="float" office:value="603" calcext:value-type="float">
            <text:p>603</text:p>
          </table:table-cell>
          <table:table-cell table:style-name="ce228" office:value-type="float" office:value="9.1" calcext:value-type="float">
            <text:p>9,1</text:p>
          </table:table-cell>
          <table:table-cell table:style-name="ce228" office:value-type="float" office:value="9.92" calcext:value-type="float">
            <text:p>9,92</text:p>
          </table:table-cell>
          <table:table-cell table:style-name="ce228" office:value-type="float" office:value="2.59" calcext:value-type="float">
            <text:p>2,59</text:p>
          </table:table-cell>
          <table:table-cell table:style-name="ce236" office:value-type="float" office:value="50000" calcext:value-type="float">
            <text:p>50 000</text:p>
          </table:table-cell>
          <table:table-cell table:style-name="ce236" office:value-type="float" office:value="1000" calcext:value-type="float">
            <text:p>1 000</text:p>
          </table:table-cell>
          <table:table-cell table:style-name="ce236"/>
          <table:table-cell table:style-name="ce238" office:value-type="float" office:value="850" calcext:value-type="float">
            <text:p>850</text:p>
          </table:table-cell>
          <table:table-cell table:style-name="ce238" office:value-type="float" office:value="3736" calcext:value-type="float">
            <text:p>3736</text:p>
          </table:table-cell>
          <table:table-cell table:style-name="ce238" office:value-type="float" office:value="2860" calcext:value-type="float">
            <text:p>286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34]-[.AO34]-[.AN34]" office:value-type="float" office:value="791" calcext:value-type="float">
            <text:p>791</text:p>
          </table:table-cell>
          <table:table-cell table:style-name="ce238" table:formula="of:=([.AP34]/0.8)/([.AL34]/1.852)*54" office:value-type="float" office:value="116.332835294118" calcext:value-type="float">
            <text:p>116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3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39" table:formula="of:=[.AM34]/5" office:value-type="currency" office:currency="GBP" office:value="747.2" calcext:value-type="currency">
            <text:p><text:s/>£747 </text:p>
          </table:table-cell>
          <table:table-cell table:style-name="ce239" table:formula="of:=[.AR34]*([.AS34]*1.3*300)" office:value-type="currency" office:currency="GBP" office:value="1170" calcext:value-type="currency">
            <text:p><text:s/>£1 170 </text:p>
          </table:table-cell>
          <table:table-cell table:style-name="ce239" table:formula="of:=([.BB34]*3/100)" office:value-type="currency" office:currency="GBP" office:value="139.0311" calcext:value-type="currency">
            <text:p><text:s/>£139 </text:p>
          </table:table-cell>
          <table:table-cell table:style-name="ce23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38" table:formula="of:=[.AX34]/(9600/255)" office:value-type="float" office:value="166.918723444375" calcext:value-type="float">
            <text:p>167</text:p>
          </table:table-cell>
          <table:table-cell table:style-name="ce240" office:value-type="currency" office:currency="USD" office:value="190000" calcext:value-type="currency">
            <text:p>$ 190 000</text:p>
          </table:table-cell>
          <table:table-cell table:style-name="ce236" table:formula="of:=[.AZ34]" office:value-type="float" office:value="190000" calcext:value-type="float">
            <text:p>190 000</text:p>
          </table:table-cell>
          <table:table-cell table:style-name="ce239" table:formula="of:=([.BA34]/2/50)+2734.37" office:value-type="currency" office:currency="GBP" office:value="4634.37" calcext:value-type="currency">
            <text:p><text:s/>£4 634 </text:p>
          </table:table-cell>
          <table:table-cell table:style-name="ce238" table:formula="of:=[.BB34]/2734.37" office:value-type="float" office:value="1.69485841345538" calcext:value-type="float">
            <text:p>2</text:p>
          </table:table-cell>
          <table:table-cell table:style-name="ce231" table:formula="of:=[.G34]" office:value-type="date" office:date-value="1947-04-25" calcext:value-type="date">
            <text:p>1947-04-25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39" table:formula="of:=[.BF34]/10/2" office:value-type="currency" office:currency="GBP" office:value="6333.33333333333" calcext:value-type="currency">
            <text:p><text:s/>£6 333 </text:p>
          </table:table-cell>
          <table:table-cell table:style-name="ce233" table:formula="of:=ROUNDUP([.BG34]/2734.37;0)" office:value-type="float" office:value="3" calcext:value-type="float">
            <text:p>3</text:p>
          </table:table-cell>
          <table:table-cell table:style-name="ce239" table:formula="of:=[.BG34]*1.5/100" office:value-type="currency" office:currency="GBP" office:value="95" calcext:value-type="currency">
            <text:p><text:s/>£95 </text:p>
          </table:table-cell>
          <table:table-cell table:style-name="ce23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33" table:formula="of:=[.BJ34]/(9600/255)" office:value-type="float" office:value="97.50562564039" calcext:value-type="float">
            <text:p>98</text:p>
          </table:table-cell>
          <table:table-cell table:style-name="ce23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Hawker Sea Hawk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I</text:p>
          </table:table-cell>
          <table:table-cell table:style-name="ce229" office:value-type="string" calcext:value-type="string">
            <text:p>hseahawk</text:p>
          </table:table-cell>
          <table:table-cell table:style-name="ce229" office:value-type="string" calcext:value-type="string">
            <text:p>HSEAHAWK</text:p>
          </table:table-cell>
          <table:table-cell table:style-name="ce232" office:value-type="date" office:date-value="1947-09-02" calcext:value-type="date">
            <text:p>1947-09-02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float" office:value="35" calcext:value-type="float">
            <text:p>35</text:p>
          </table:table-cell>
          <table:table-cell table:number-columns-repeated="2" table:style-name="ce230" office:value-type="float" office:value="5" calcext:value-type="float">
            <text:p>5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970" calcext:value-type="float">
            <text:p>970</text:p>
          </table:table-cell>
          <table:table-cell table:style-name="ce233" table:formula="of:=[.AL35]/5" office:value-type="float" office:value="238.2" calcext:value-type="float">
            <text:p>238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6" calcext:value-type="float">
            <text:p>46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4" calcext:value-type="float">
            <text:p>4</text:p>
          </table:table-cell>
          <table:table-cell table:style-name="ce235" table:formula="of:=([.AJ35]*2)/(9600/255)" office:value-type="float" office:value="69.0625" calcext:value-type="float">
            <text:p>69</text:p>
          </table:table-cell>
          <table:table-cell table:style-name="ce233" table:formula="of:=[.BH35]" office:value-type="float" office:value="3" calcext:value-type="float">
            <text:p>3</text:p>
          </table:table-cell>
          <table:table-cell table:style-name="ce233" table:formula="of:=[.BK35]" office:value-type="float" office:value="188.687602667199" calcext:value-type="float">
            <text:p>189</text:p>
          </table:table-cell>
          <table:table-cell table:style-name="ce236" table:formula="of:=[.AI35]/100/(700000/255)" office:value-type="float" office:value="10.9285714285714" calcext:value-type="float">
            <text:p>11</text:p>
          </table:table-cell>
          <table:table-cell table:style-name="ce237" table:formula="of:=1.67*[.AF35]" office:value-type="float" office:value="20.1903" calcext:value-type="float">
            <text:p>20,2</text:p>
          </table:table-cell>
          <table:table-cell table:style-name="ce237" table:formula="of:=1.67*[.AG35]" office:value-type="float" office:value="19.8563" calcext:value-type="float">
            <text:p>19,9</text:p>
          </table:table-cell>
          <table:table-cell table:style-name="ce237" table:formula="of:=1.67*[.AH35]" office:value-type="float" office:value="4.4088" calcext:value-type="float">
            <text:p>4,4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542" calcext:value-type="float">
            <text:p>542</text:p>
          </table:table-cell>
          <table:table-cell table:style-name="ce228" office:value-type="float" office:value="12.09" calcext:value-type="float">
            <text:p>12,09</text:p>
          </table:table-cell>
          <table:table-cell table:style-name="ce228" office:value-type="float" office:value="11.89" calcext:value-type="float">
            <text:p>11,89</text:p>
          </table:table-cell>
          <table:table-cell table:style-name="ce228" office:value-type="float" office:value="2.64" calcext:value-type="float">
            <text:p>2,64</text:p>
          </table:table-cell>
          <table:table-cell table:style-name="ce236" office:value-type="float" office:value="3000000" calcext:value-type="float">
            <text:p>3 000 000</text:p>
          </table:table-cell>
          <table:table-cell table:style-name="ce236" office:value-type="float" office:value="1300" calcext:value-type="float">
            <text:p>1 300</text:p>
          </table:table-cell>
          <table:table-cell table:style-name="ce236"/>
          <table:table-cell table:style-name="ce228" office:value-type="float" office:value="1191" calcext:value-type="float">
            <text:p>1191</text:p>
          </table:table-cell>
          <table:table-cell table:style-name="ce228" office:value-type="float" office:value="7326" calcext:value-type="float">
            <text:p>7326</text:p>
          </table:table-cell>
          <table:table-cell table:style-name="ce228" office:value-type="float" office:value="4208" calcext:value-type="float">
            <text:p>4208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5]-[.AO35]-[.AN35]" office:value-type="float" office:value="3033" calcext:value-type="float">
            <text:p>3033</text:p>
          </table:table-cell>
          <table:table-cell table:style-name="ce238" table:formula="of:=([.AP35]/0.8)/([.AL35]/1.852)*54" office:value-type="float" office:value="318.35040302267" calcext:value-type="float">
            <text:p>31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4" calcext:value-type="float">
            <text:p>4</text:p>
          </table:table-cell>
          <table:table-cell table:style-name="ce23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39" table:formula="of:=[.AM35]/5" office:value-type="currency" office:currency="GBP" office:value="1465.2" calcext:value-type="currency">
            <text:p><text:s/>£1 465 </text:p>
          </table:table-cell>
          <table:table-cell table:style-name="ce239" table:formula="of:=[.AR35]*([.AS35]*1.3*300)" office:value-type="currency" office:currency="GBP" office:value="1560" calcext:value-type="currency">
            <text:p><text:s/>£1 560 </text:p>
          </table:table-cell>
          <table:table-cell table:style-name="ce239" table:formula="of:=([.BB35]*3/100)" office:value-type="currency" office:currency="GBP" office:value="144.1311" calcext:value-type="currency">
            <text:p><text:s/>£144 </text:p>
          </table:table-cell>
          <table:table-cell table:style-name="ce23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38" table:formula="of:=[.AX35]/(9600/255)" office:value-type="float" office:value="391.499944676637" calcext:value-type="float">
            <text:p>391</text:p>
          </table:table-cell>
          <table:table-cell table:style-name="ce240" office:value-type="currency" office:currency="USD" office:value="207000" calcext:value-type="currency">
            <text:p>$ 207 000</text:p>
          </table:table-cell>
          <table:table-cell table:style-name="ce236" table:formula="of:=[.AZ35]" office:value-type="float" office:value="207000" calcext:value-type="float">
            <text:p>207 000</text:p>
          </table:table-cell>
          <table:table-cell table:style-name="ce239" table:formula="of:=([.BA35]/2/50)+2734.37" office:value-type="currency" office:currency="GBP" office:value="4804.37" calcext:value-type="currency">
            <text:p><text:s/>£4 804 </text:p>
          </table:table-cell>
          <table:table-cell table:style-name="ce238" table:formula="of:=[.BB35]/2734.37" office:value-type="float" office:value="1.75702995571192" calcext:value-type="float">
            <text:p>2</text:p>
          </table:table-cell>
          <table:table-cell table:style-name="ce231" table:formula="of:=[.G35]" office:value-type="date" office:date-value="1947-09-02" calcext:value-type="date">
            <text:p>1947-09-02</text:p>
          </table:table-cell>
          <table:table-cell table:style-name="ce241" office:value-type="float" office:value="1.5" calcext:value-type="float">
            <text:p>1,5</text:p>
          </table:table-cell>
          <table:table-cell table:style-name="ce242" table:formula="of:=[.BA35]/[.BE35]" office:value-type="currency" office:currency="USD" office:value="138000" calcext:value-type="currency">
            <text:p><text:s/>$138 000 </text:p>
          </table:table-cell>
          <table:table-cell table:style-name="ce239" table:formula="of:=[.BF35]/10/2" office:value-type="currency" office:currency="GBP" office:value="6900" calcext:value-type="currency">
            <text:p><text:s/>£6 900 </text:p>
          </table:table-cell>
          <table:table-cell table:style-name="ce233" table:formula="of:=ROUNDUP([.BG35]/2734.37;0)" office:value-type="float" office:value="3" calcext:value-type="float">
            <text:p>3</text:p>
          </table:table-cell>
          <table:table-cell table:style-name="ce239" table:formula="of:=[.BG35]*1.5/100" office:value-type="currency" office:currency="GBP" office:value="103.5" calcext:value-type="currency">
            <text:p><text:s/>£104 </text:p>
          </table:table-cell>
          <table:table-cell table:style-name="ce23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33" table:formula="of:=[.BJ35]/(9600/255)" office:value-type="float" office:value="188.687602667199" calcext:value-type="float">
            <text:p>189</text:p>
          </table:table-cell>
          <table:table-cell table:style-name="ce23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Mikoyan-Gurevich </text:p>
            <text:p>MiG-15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J</text:p>
          </table:table-cell>
          <table:table-cell table:style-name="ce229" office:value-type="string" calcext:value-type="string">
            <text:p>mig15</text:p>
          </table:table-cell>
          <table:table-cell table:style-name="ce229" office:value-type="string" calcext:value-type="string">
            <text:p>MIG15</text:p>
          </table:table-cell>
          <table:table-cell table:style-name="ce232" office:value-type="date" office:date-value="1947-12-30" calcext:value-type="date">
            <text:p>1947-12-30</text:p>
          </table:table-cell>
          <table:table-cell table:style-name="ce233" office:value-type="float" office:value="6" calcext:value-type="float">
            <text:p>6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2" table:style-name="ce230" office:value-type="float" office:value="3" calcext:value-type="float">
            <text:p>3</text:p>
          </table:table-cell>
          <table:table-cell table:style-name="ce230" office:value-type="float" office:value="1076" calcext:value-type="float">
            <text:p>1076</text:p>
          </table:table-cell>
          <table:table-cell table:style-name="ce233" table:formula="of:=[.AL36]/5" office:value-type="float" office:value="504" calcext:value-type="float">
            <text:p>50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52" calcext:value-type="float">
            <text:p>5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3" calcext:value-type="float">
            <text:p>3</text:p>
          </table:table-cell>
          <table:table-cell table:style-name="ce235" table:formula="of:=([.AJ36]*2)/(9600/255)" office:value-type="float" office:value="74.375" calcext:value-type="float">
            <text:p>74</text:p>
          </table:table-cell>
          <table:table-cell table:style-name="ce233" table:formula="of:=[.BH36]" office:value-type="float" office:value="2" calcext:value-type="float">
            <text:p>2</text:p>
          </table:table-cell>
          <table:table-cell table:style-name="ce233" table:formula="of:=[.BK36]" office:value-type="float" office:value="155.293392634944" calcext:value-type="float">
            <text:p>155</text:p>
          </table:table-cell>
          <table:table-cell table:style-name="ce236" table:formula="of:=[.AI36]/100/(700000/255)" office:value-type="float" office:value="1.02" calcext:value-type="float">
            <text:p>1</text:p>
          </table:table-cell>
          <table:table-cell table:style-name="ce237" table:formula="of:=1.67*[.AF36]" office:value-type="float" office:value="16.87034" calcext:value-type="float">
            <text:p>16,9</text:p>
          </table:table-cell>
          <table:table-cell table:style-name="ce237" table:formula="of:=1.67*[.AG36]" office:value-type="float" office:value="16.84195" calcext:value-type="float">
            <text:p>16,8</text:p>
          </table:table-cell>
          <table:table-cell table:style-name="ce237" table:formula="of:=1.67*[.AH36]" office:value-type="float" office:value="6.179" calcext:value-type="float">
            <text:p>6,2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&gt; 17000</text:p>
          </table:table-cell>
          <table:table-cell table:style-name="ce228" office:value-type="float" office:value="10.102" calcext:value-type="float">
            <text:p>10,102</text:p>
          </table:table-cell>
          <table:table-cell table:style-name="ce228" office:value-type="float" office:value="10.085" calcext:value-type="float">
            <text:p>10,085</text:p>
          </table:table-cell>
          <table:table-cell table:style-name="ce228" office:value-type="float" office:value="3.7" calcext:value-type="float">
            <text:p>3,7</text:p>
          </table:table-cell>
          <table:table-cell table:style-name="ce236" office:value-type="float" office:value="280000" calcext:value-type="float">
            <text:p>280 000</text:p>
          </table:table-cell>
          <table:table-cell table:style-name="ce236" office:value-type="float" office:value="1400" calcext:value-type="float">
            <text:p>1 400</text:p>
          </table:table-cell>
          <table:table-cell table:style-name="ce236"/>
          <table:table-cell table:style-name="ce228" office:value-type="float" office:value="2520" calcext:value-type="float">
            <text:p>2520</text:p>
          </table:table-cell>
          <table:table-cell table:style-name="ce228" office:value-type="float" office:value="6038" calcext:value-type="float">
            <text:p>6038</text:p>
          </table:table-cell>
          <table:table-cell table:style-name="ce228" office:value-type="float" office:value="3681" calcext:value-type="float">
            <text:p>3681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6]-[.AO36]-[.AN36]" office:value-type="float" office:value="2272" calcext:value-type="float">
            <text:p>2272</text:p>
          </table:table-cell>
          <table:table-cell table:style-name="ce238" table:formula="of:=([.AP36]/0.8)/([.AL36]/1.852)*54" office:value-type="float" office:value="112.707428571429" calcext:value-type="float">
            <text:p>113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4" calcext:value-type="float">
            <text:p>4</text:p>
          </table:table-cell>
          <table:table-cell table:style-name="ce23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39" table:formula="of:=[.AM36]/5" office:value-type="currency" office:currency="GBP" office:value="1207.6" calcext:value-type="currency">
            <text:p><text:s/>£1 208 </text:p>
          </table:table-cell>
          <table:table-cell table:style-name="ce239" table:formula="of:=[.AR36]*([.AS36]*1.3*300)" office:value-type="currency" office:currency="GBP" office:value="1560" calcext:value-type="currency">
            <text:p><text:s/>£1 560 </text:p>
          </table:table-cell>
          <table:table-cell table:style-name="ce239" table:formula="of:=([.BB36]*3/100)" office:value-type="currency" office:currency="GBP" office:value="140.8311" calcext:value-type="currency">
            <text:p><text:s/>£141 </text:p>
          </table:table-cell>
          <table:table-cell table:style-name="ce23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38" table:formula="of:=[.AX36]/(9600/255)" office:value-type="float" office:value="186.055556211607" calcext:value-type="float">
            <text:p>186</text:p>
          </table:table-cell>
          <table:table-cell table:style-name="ce240"/>
          <table:table-cell table:style-name="ce236" office:value-type="float" office:value="196000" calcext:value-type="float">
            <text:p>196 000</text:p>
          </table:table-cell>
          <table:table-cell table:style-name="ce239" table:formula="of:=([.BA36]/2/50)+2734.37" office:value-type="currency" office:currency="GBP" office:value="4694.37" calcext:value-type="currency">
            <text:p><text:s/>£4 694 </text:p>
          </table:table-cell>
          <table:table-cell table:style-name="ce238" table:formula="of:=[.BB36]/2734.37" office:value-type="float" office:value="1.7168013107224" calcext:value-type="float">
            <text:p>2</text:p>
          </table:table-cell>
          <table:table-cell table:style-name="ce231" table:formula="of:=[.G36]" office:value-type="date" office:date-value="1947-12-30" calcext:value-type="date">
            <text:p>1947-12-30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36]/[.BE36]" office:value-type="currency" office:currency="USD" office:value="98000" calcext:value-type="currency">
            <text:p><text:s/>$98 000 </text:p>
          </table:table-cell>
          <table:table-cell table:style-name="ce239" table:formula="of:=[.BF36]/10/2" office:value-type="currency" office:currency="GBP" office:value="4900" calcext:value-type="currency">
            <text:p><text:s/>£4 900 </text:p>
          </table:table-cell>
          <table:table-cell table:style-name="ce233" table:formula="of:=ROUNDUP([.BG36]/2734.37;0)" office:value-type="float" office:value="2" calcext:value-type="float">
            <text:p>2</text:p>
          </table:table-cell>
          <table:table-cell table:style-name="ce239" table:formula="of:=[.BG36]*1.5/100" office:value-type="currency" office:currency="GBP" office:value="73.5" calcext:value-type="currency">
            <text:p><text:s/>£74 </text:p>
          </table:table-cell>
          <table:table-cell table:style-name="ce23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33" table:formula="of:=[.BJ36]/(9600/255)" office:value-type="float" office:value="155.293392634944" calcext:value-type="float">
            <text:p>155</text:p>
          </table:table-cell>
          <table:table-cell table:style-name="ce23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F-86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K</text:p>
          </table:table-cell>
          <table:table-cell table:style-name="ce229" office:value-type="string" calcext:value-type="string">
            <text:p>f86</text:p>
          </table:table-cell>
          <table:table-cell table:style-name="ce229" office:value-type="string" calcext:value-type="string">
            <text:p>F86</text:p>
          </table:table-cell>
          <table:table-cell table:style-name="ce232" office:value-type="date" office:date-value="1949-10-01" calcext:value-type="date">
            <text:p>1949-10-01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15" calcext:value-type="float">
            <text:p>15</text:p>
          </table:table-cell>
          <table:table-cell table:number-columns-repeated="2" table:style-name="ce233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1106" calcext:value-type="float">
            <text:p>1106</text:p>
          </table:table-cell>
          <table:table-cell table:style-name="ce233" table:formula="of:=[.AL37]/5" office:value-type="float" office:value="490.8" calcext:value-type="float">
            <text:p>491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50" calcext:value-type="float">
            <text:p>5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3" calcext:value-type="float">
            <text:p>3</text:p>
          </table:table-cell>
          <table:table-cell table:style-name="ce235" table:formula="of:=([.AJ37]*2)/(9600/255)" office:value-type="float" office:value="63.75" calcext:value-type="float">
            <text:p>64</text:p>
          </table:table-cell>
          <table:table-cell table:style-name="ce233" table:formula="of:=[.BH37]" office:value-type="float" office:value="3" calcext:value-type="float">
            <text:p>3</text:p>
          </table:table-cell>
          <table:table-cell table:style-name="ce233" table:formula="of:=[.BK37]" office:value-type="float" office:value="211.080671976962" calcext:value-type="float">
            <text:p>211</text:p>
          </table:table-cell>
          <table:table-cell table:style-name="ce236" table:formula="of:=[.AI37]/100/(700000/255)" office:value-type="float" office:value="1.275" calcext:value-type="float">
            <text:p>1</text:p>
          </table:table-cell>
          <table:table-cell table:style-name="ce237" table:formula="of:=1.67*[.AF37]" office:value-type="float" office:value="19.038" calcext:value-type="float">
            <text:p>19,0</text:p>
          </table:table-cell>
          <table:table-cell table:style-name="ce237" table:formula="of:=1.67*[.AG37]" office:value-type="float" office:value="18.871" calcext:value-type="float">
            <text:p>18,9</text:p>
          </table:table-cell>
          <table:table-cell table:style-name="ce237" table:formula="of:=1.67*[.AH37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3"/>
          <table:table-cell table:style-name="ce228" office:value-type="float" office:value="11.4" calcext:value-type="float">
            <text:p>11,4</text:p>
          </table:table-cell>
          <table:table-cell table:style-name="ce228" office:value-type="float" office:value="11.3" calcext:value-type="float">
            <text:p>11,3</text:p>
          </table:table-cell>
          <table:table-cell table:style-name="ce228" office:value-type="float" office:value="4.5" calcext:value-type="float">
            <text:p>4,5</text:p>
          </table:table-cell>
          <table:table-cell table:style-name="ce236" office:value-type="float" office:value="350000" calcext:value-type="float">
            <text:p>350 000</text:p>
          </table:table-cell>
          <table:table-cell table:style-name="ce236" office:value-type="float" office:value="1200" calcext:value-type="float">
            <text:p>1 200</text:p>
          </table:table-cell>
          <table:table-cell table:style-name="ce236" office:value-type="float" office:value="400" calcext:value-type="float">
            <text:p>400</text:p>
          </table:table-cell>
          <table:table-cell table:style-name="ce238" office:value-type="float" office:value="2454" calcext:value-type="float">
            <text:p>2454</text:p>
          </table:table-cell>
          <table:table-cell table:style-name="ce238" office:value-type="float" office:value="8234" calcext:value-type="float">
            <text:p>8234</text:p>
          </table:table-cell>
          <table:table-cell table:style-name="ce238" office:value-type="float" office:value="5046" calcext:value-type="float">
            <text:p>5046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37]-[.AO37]-[.AN37]" office:value-type="float" office:value="3103" calcext:value-type="float">
            <text:p>3103</text:p>
          </table:table-cell>
          <table:table-cell table:style-name="ce238" table:formula="of:=([.AP37]/0.8)/([.AL37]/1.852)*54" office:value-type="float" office:value="158.070916870416" calcext:value-type="float">
            <text:p>15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3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39" table:formula="of:=[.AM37]/5" office:value-type="currency" office:currency="GBP" office:value="1646.8" calcext:value-type="currency">
            <text:p><text:s/>£1 647 </text:p>
          </table:table-cell>
          <table:table-cell table:style-name="ce239" table:formula="of:=[.AR37]*([.AS37]*1.3*300)" office:value-type="currency" office:currency="GBP" office:value="1560" calcext:value-type="currency">
            <text:p><text:s/>£1 560 </text:p>
          </table:table-cell>
          <table:table-cell table:style-name="ce239" table:formula="of:=([.BB37]*3/100)" office:value-type="currency" office:currency="GBP" office:value="147.8682" calcext:value-type="currency">
            <text:p><text:s/>£148 </text:p>
          </table:table-cell>
          <table:table-cell table:style-name="ce23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38" table:formula="of:=[.AX37]/(9600/255)" office:value-type="float" office:value="241.69966380528" calcext:value-type="float">
            <text:p>242</text:p>
          </table:table-cell>
          <table:table-cell table:style-name="ce240" office:value-type="currency" office:currency="USD" office:value="219457" calcext:value-type="currency">
            <text:p>$ 219 457</text:p>
          </table:table-cell>
          <table:table-cell table:style-name="ce236" table:formula="of:=[.AZ37]" office:value-type="float" office:value="219457" calcext:value-type="float">
            <text:p>219 457</text:p>
          </table:table-cell>
          <table:table-cell table:style-name="ce239" table:formula="of:=([.BA37]/2/50)+2734.37" office:value-type="currency" office:currency="GBP" office:value="4928.94" calcext:value-type="currency">
            <text:p><text:s/>£4 929 </text:p>
          </table:table-cell>
          <table:table-cell table:style-name="ce238" table:formula="of:=[.BB37]/2734.37" office:value-type="float" office:value="1.80258706758778" calcext:value-type="float">
            <text:p>2</text:p>
          </table:table-cell>
          <table:table-cell table:style-name="ce231" table:formula="of:=[.G37]" office:value-type="date" office:date-value="1949-10-01" calcext:value-type="date">
            <text:p>1949-10-01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37]/[.BE37]" office:value-type="currency" office:currency="USD" office:value="109728.5" calcext:value-type="currency">
            <text:p><text:s/>$109 729 </text:p>
          </table:table-cell>
          <table:table-cell table:style-name="ce239" table:formula="of:=[.BF37]/10/2" office:value-type="currency" office:currency="GBP" office:value="5486.425" calcext:value-type="currency">
            <text:p><text:s/>£5 486 </text:p>
          </table:table-cell>
          <table:table-cell table:style-name="ce233" table:formula="of:=ROUNDUP([.BG37]/2734.37;0)" office:value-type="float" office:value="3" calcext:value-type="float">
            <text:p>3</text:p>
          </table:table-cell>
          <table:table-cell table:style-name="ce239" table:formula="of:=[.BG37]*1.5/100" office:value-type="currency" office:currency="GBP" office:value="82.296375" calcext:value-type="currency">
            <text:p><text:s/>£82 </text:p>
          </table:table-cell>
          <table:table-cell table:style-name="ce23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33" table:formula="of:=[.BJ37]/(9600/255)" office:value-type="float" office:value="211.080671976962" calcext:value-type="float">
            <text:p>211</text:p>
          </table:table-cell>
          <table:table-cell table:style-name="ce23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S-103 (Mig-15bis)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L</text:p>
          </table:table-cell>
          <table:table-cell table:style-name="ce229" office:value-type="string" calcext:value-type="string">
            <text:p>s103</text:p>
          </table:table-cell>
          <table:table-cell table:style-name="ce229" office:value-type="string" calcext:value-type="string">
            <text:p>S103</text:p>
          </table:table-cell>
          <table:table-cell table:style-name="ce232" office:value-type="date" office:date-value="1951-11-06" calcext:value-type="date">
            <text:p>1951-11-06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1076" calcext:value-type="float">
            <text:p>1076</text:p>
          </table:table-cell>
          <table:table-cell table:style-name="ce233" office:value-type="float" office:value="504" calcext:value-type="float">
            <text:p>50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52" calcext:value-type="float">
            <text:p>5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3" calcext:value-type="float">
            <text:p>3</text:p>
          </table:table-cell>
          <table:table-cell table:style-name="ce235" table:formula="of:=([.AJ38]*2)/(9600/255)" office:value-type="float" office:value="69.0625" calcext:value-type="float">
            <text:p>69</text:p>
          </table:table-cell>
          <table:table-cell table:style-name="ce233" table:formula="of:=[.BH38]" office:value-type="float" office:value="2" calcext:value-type="float">
            <text:p>2</text:p>
          </table:table-cell>
          <table:table-cell table:style-name="ce233" table:formula="of:=[.BK38]" office:value-type="float" office:value="155.333236384944" calcext:value-type="float">
            <text:p>155</text:p>
          </table:table-cell>
          <table:table-cell table:style-name="ce236" table:formula="of:=[.AI38]/100/(700000/255)" office:value-type="float" office:value="0.837857142857143" calcext:value-type="float">
            <text:p>1</text:p>
          </table:table-cell>
          <table:table-cell table:style-name="ce237" table:formula="of:=1.28*[.AF38]" office:value-type="float" office:value="0" calcext:value-type="float">
            <text:p>0,0</text:p>
          </table:table-cell>
          <table:table-cell table:style-name="ce237" table:formula="of:=1.28*[.AG38]" office:value-type="float" office:value="0" calcext:value-type="float">
            <text:p>0,0</text:p>
          </table:table-cell>
          <table:table-cell table:style-name="ce237" table:formula="of:=1.28*[.AH38]" office:value-type="float" office:value="0" calcext:value-type="float">
            <text:p>0,0</text:p>
          </table:table-cell>
          <table:table-cell table:style-name="ce238"/>
          <table:table-cell table:style-name="ce229" office:value-type="string" calcext:value-type="string">
            <text:p>&gt;2500</text:p>
          </table:table-cell>
          <table:table-cell table:style-name="ce228" table:number-columns-repeated="3"/>
          <table:table-cell table:style-name="ce236" office:value-type="float" office:value="230000" calcext:value-type="float">
            <text:p>230 000</text:p>
          </table:table-cell>
          <table:table-cell table:style-name="ce236" office:value-type="float" office:value="1300" calcext:value-type="float">
            <text:p>1 300</text:p>
          </table:table-cell>
          <table:table-cell table:style-name="ce236"/>
          <table:table-cell table:style-name="ce238" office:value-type="float" office:value="2520" calcext:value-type="float">
            <text:p>2520</text:p>
          </table:table-cell>
          <table:table-cell table:style-name="ce228" office:value-type="float" office:value="6038" calcext:value-type="float">
            <text:p>6038</text:p>
          </table:table-cell>
          <table:table-cell table:style-name="ce228" office:value-type="float" office:value="3681" calcext:value-type="float">
            <text:p>3681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8]-[.AO38]-[.AN38]" office:value-type="float" office:value="2272" calcext:value-type="float">
            <text:p>2272</text:p>
          </table:table-cell>
          <table:table-cell table:style-name="ce238" table:formula="of:=([.AP38]/0.8)/([.AL38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3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39" table:formula="of:=[.AM38]/5" office:value-type="currency" office:currency="GBP" office:value="1207.6" calcext:value-type="currency">
            <text:p><text:s/>£1 208 </text:p>
          </table:table-cell>
          <table:table-cell table:style-name="ce239" table:formula="of:=[.AR38]*([.AS38]*1.3*300)" office:value-type="currency" office:currency="GBP" office:value="1560" calcext:value-type="currency">
            <text:p><text:s/>£1 560 </text:p>
          </table:table-cell>
          <table:table-cell table:style-name="ce239" table:formula="of:=([.BB38]*3/100)" office:value-type="currency" office:currency="GBP" office:value="142.0311" calcext:value-type="currency">
            <text:p><text:s/>£142 </text:p>
          </table:table-cell>
          <table:table-cell table:style-name="ce23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38" table:formula="of:=[.AX38]/(9600/255)" office:value-type="float" office:value="186.087431211607" calcext:value-type="float">
            <text:p>186</text:p>
          </table:table-cell>
          <table:table-cell table:style-name="ce240"/>
          <table:table-cell table:style-name="ce236" office:value-type="float" office:value="200000" calcext:value-type="float">
            <text:p>200 000</text:p>
          </table:table-cell>
          <table:table-cell table:style-name="ce239" table:formula="of:=([.BA38]/2/50)+2734.37" office:value-type="currency" office:currency="GBP" office:value="4734.37" calcext:value-type="currency">
            <text:p><text:s/>£4 734 </text:p>
          </table:table-cell>
          <table:table-cell table:style-name="ce238" table:formula="of:=[.BB38]/2734.37" office:value-type="float" office:value="1.7314299089004" calcext:value-type="float">
            <text:p>2</text:p>
          </table:table-cell>
          <table:table-cell table:style-name="ce231" table:formula="of:=[.G38]" office:value-type="date" office:date-value="1951-11-06" calcext:value-type="date">
            <text:p>1951-11-06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38]/[.BE38]" office:value-type="currency" office:currency="USD" office:value="100000" calcext:value-type="currency">
            <text:p><text:s/>$100 000 </text:p>
          </table:table-cell>
          <table:table-cell table:style-name="ce239" table:formula="of:=[.BF38]/10/2" office:value-type="currency" office:currency="GBP" office:value="5000" calcext:value-type="currency">
            <text:p><text:s/>£5 000 </text:p>
          </table:table-cell>
          <table:table-cell table:style-name="ce233" table:formula="of:=ROUNDUP([.BG38]/2734.37;0)" office:value-type="float" office:value="2" calcext:value-type="float">
            <text:p>2</text:p>
          </table:table-cell>
          <table:table-cell table:style-name="ce239" table:formula="of:=[.BG38]*1.5/100" office:value-type="currency" office:currency="GBP" office:value="75" calcext:value-type="currency">
            <text:p><text:s/>£75 </text:p>
          </table:table-cell>
          <table:table-cell table:style-name="ce23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33" table:formula="of:=[.BJ38]/(9600/255)" office:value-type="float" office:value="155.333236384944" calcext:value-type="float">
            <text:p>155</text:p>
          </table:table-cell>
          <table:table-cell table:style-name="ce23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Mikoyan-Gurevich MiG-1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M</text:p>
          </table:table-cell>
          <table:table-cell table:style-name="ce229" office:value-type="string" calcext:value-type="string">
            <text:p>mig19</text:p>
          </table:table-cell>
          <table:table-cell table:style-name="ce229" office:value-type="string" calcext:value-type="string">
            <text:p>MIG19</text:p>
          </table:table-cell>
          <table:table-cell table:style-name="ce232" office:value-type="date" office:date-value="1952-05-24" calcext:value-type="date">
            <text:p>1952-05-24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2" table:style-name="ce230" office:value-type="float" office:value="3" calcext:value-type="float">
            <text:p>3</text:p>
          </table:table-cell>
          <table:table-cell table:style-name="ce230" office:value-type="float" office:value="1452" calcext:value-type="float">
            <text:p>1452</text:p>
          </table:table-cell>
          <table:table-cell table:style-name="ce233" table:formula="of:=[.AL39]/5" office:value-type="float" office:value="440" calcext:value-type="float">
            <text:p>4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60" calcext:value-type="float">
            <text:p>6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6" calcext:value-type="float">
            <text:p>6</text:p>
          </table:table-cell>
          <table:table-cell table:style-name="ce235" table:formula="of:=([.AJ39]*2)/(9600/255)" office:value-type="float" office:value="531.25" calcext:value-type="float">
            <text:p>531</text:p>
          </table:table-cell>
          <table:table-cell table:style-name="ce233" table:formula="of:=[.BH39]" office:value-type="float" office:value="10" calcext:value-type="float">
            <text:p>10</text:p>
          </table:table-cell>
          <table:table-cell table:style-name="ce233" table:formula="of:=[.BK39]" office:value-type="float" office:value="233.96364485616" calcext:value-type="float">
            <text:p>234</text:p>
          </table:table-cell>
          <table:table-cell table:style-name="ce236" table:formula="of:=[.AI39]/100/(700000/255)" office:value-type="float" office:value="6.19285714285714" calcext:value-type="float">
            <text:p>6</text:p>
          </table:table-cell>
          <table:table-cell table:style-name="ce237" table:formula="of:=1.67*[.AF39]" office:value-type="float" office:value="20.9418" calcext:value-type="float">
            <text:p>20,9</text:p>
          </table:table-cell>
          <table:table-cell table:style-name="ce237" table:formula="of:=1.67*[.AG39]" office:value-type="float" office:value="15.03" calcext:value-type="float">
            <text:p>15,0</text:p>
          </table:table-cell>
          <table:table-cell table:style-name="ce237" table:formula="of:=1.67*[.AH39]" office:value-type="float" office:value="6.4796" calcext:value-type="float">
            <text:p>6,5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&gt; 2500</text:p>
          </table:table-cell>
          <table:table-cell table:style-name="ce228" office:value-type="float" office:value="12.54" calcext:value-type="float">
            <text:p>12,54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3.88" calcext:value-type="float">
            <text:p>3,88</text:p>
          </table:table-cell>
          <table:table-cell table:style-name="ce236" office:value-type="float" office:value="1700000" calcext:value-type="float">
            <text:p>1 700 000</text:p>
          </table:table-cell>
          <table:table-cell table:style-name="ce236" office:value-type="float" office:value="10000" calcext:value-type="float">
            <text:p>10 000</text:p>
          </table:table-cell>
          <table:table-cell table:style-name="ce236"/>
          <table:table-cell table:style-name="ce228" office:value-type="float" office:value="2200" calcext:value-type="float">
            <text:p>2200</text:p>
          </table:table-cell>
          <table:table-cell table:style-name="ce228" office:value-type="float" office:value="8832" calcext:value-type="float">
            <text:p>8832</text:p>
          </table:table-cell>
          <table:table-cell table:style-name="ce228" office:value-type="float" office:value="5172" calcext:value-type="float">
            <text:p>5172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39]-[.AO39]-[.AN39]" office:value-type="float" office:value="3575" calcext:value-type="float">
            <text:p>3575</text:p>
          </table:table-cell>
          <table:table-cell table:style-name="ce238" table:formula="of:=([.AP39]/0.8)/([.AL39]/1.852)*54" office:value-type="float" office:value="203.14125" calcext:value-type="float">
            <text:p>203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 table:style-name="ce239" table:formula="of:=[.AQ39]*0.673*54" office:value-type="currency" office:currency="GBP" office:value="7382.5593075" calcext:value-type="currency">
            <text:p><text:s/>£7 383 </text:p>
          </table:table-cell>
          <table:table-cell table:style-name="ce239" table:formula="of:=[.AM39]/5" office:value-type="currency" office:currency="GBP" office:value="1766.4" calcext:value-type="currency">
            <text:p><text:s/>£1 766 </text:p>
          </table:table-cell>
          <table:table-cell table:style-name="ce239" table:formula="of:=[.AR39]*([.AS39]*1.3*300)" office:value-type="currency" office:currency="GBP" office:value="1950" calcext:value-type="currency">
            <text:p><text:s/>£1 950 </text:p>
          </table:table-cell>
          <table:table-cell table:style-name="ce239" table:formula="of:=([.BB39]*3/100)" office:value-type="currency" office:currency="GBP" office:value="382.0311" calcext:value-type="currency">
            <text:p><text:s/>£382 </text:p>
          </table:table-cell>
          <table:table-cell table:style-name="ce23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38" table:formula="of:=[.AX39]/(9600/255)" office:value-type="float" office:value="304.963807699219" calcext:value-type="float">
            <text:p>305</text:p>
          </table:table-cell>
          <table:table-cell table:style-name="ce240"/>
          <table:table-cell table:style-name="ce236" office:value-type="float" office:value="1000000" calcext:value-type="float">
            <text:p>1 000 000</text:p>
          </table:table-cell>
          <table:table-cell table:style-name="ce23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38" table:formula="of:=[.BB39]/2734.37" office:value-type="float" office:value="4.65714954450202" calcext:value-type="float">
            <text:p>5</text:p>
          </table:table-cell>
          <table:table-cell table:style-name="ce231" table:formula="of:=[.G39]" office:value-type="date" office:date-value="1952-05-24" calcext:value-type="date">
            <text:p>1952-05-24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39]/[.BE39]" office:value-type="currency" office:currency="USD" office:value="500000" calcext:value-type="currency">
            <text:p><text:s/>$500 000 </text:p>
          </table:table-cell>
          <table:table-cell table:style-name="ce239" table:formula="of:=[.BF39]/10/2" office:value-type="currency" office:currency="GBP" office:value="25000" calcext:value-type="currency">
            <text:p><text:s/>£25 000 </text:p>
          </table:table-cell>
          <table:table-cell table:style-name="ce233" table:formula="of:=ROUNDUP([.BG39]/2734.37;0)" office:value-type="float" office:value="10" calcext:value-type="float">
            <text:p>10</text:p>
          </table:table-cell>
          <table:table-cell table:style-name="ce239" table:formula="of:=[.BG39]*1.5/100" office:value-type="currency" office:currency="GBP" office:value="375" calcext:value-type="currency">
            <text:p><text:s/>£375 </text:p>
          </table:table-cell>
          <table:table-cell table:style-name="ce23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33" table:formula="of:=[.BJ39]/(9600/255)" office:value-type="float" office:value="233.96364485616" calcext:value-type="float">
            <text:p>234</text:p>
          </table:table-cell>
          <table:table-cell table:style-name="ce23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Mikoyan-Gurevich MiG-21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N</text:p>
          </table:table-cell>
          <table:table-cell table:style-name="ce229" office:value-type="string" calcext:value-type="string">
            <text:p>mig21</text:p>
          </table:table-cell>
          <table:table-cell table:style-name="ce229" office:value-type="string" calcext:value-type="string">
            <text:p>MIG21</text:p>
          </table:table-cell>
          <table:table-cell table:style-name="ce232" office:value-type="date" office:date-value="1955-06-16" calcext:value-type="date">
            <text:p>1955-06-16</text:p>
          </table:table-cell>
          <table:table-cell table:style-name="ce230" office:value-type="float" office:value="36" calcext:value-type="float">
            <text:p>36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2175" calcext:value-type="float">
            <text:p>2175</text:p>
          </table:table-cell>
          <table:table-cell table:style-name="ce233" table:formula="of:=[.AL40]/5" office:value-type="float" office:value="158.8" calcext:value-type="float">
            <text:p>159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3" calcext:value-type="float">
            <text:p>83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2" calcext:value-type="float">
            <text:p>22</text:p>
          </table:table-cell>
          <table:table-cell table:style-name="ce235" table:formula="of:=([.AJ40]*2)/(9600/255)" office:value-type="float" office:value="743.75" calcext:value-type="float">
            <text:p>744</text:p>
          </table:table-cell>
          <table:table-cell table:style-name="ce233" table:formula="of:=[.BH40]" office:value-type="float" office:value="27" calcext:value-type="float">
            <text:p>27</text:p>
          </table:table-cell>
          <table:table-cell table:style-name="ce233" table:formula="of:=[.BK40]" office:value-type="float" office:value="292.46323065" calcext:value-type="float">
            <text:p>292</text:p>
          </table:table-cell>
          <table:table-cell table:style-name="ce236" table:formula="of:=[.AI40]/100/(700000/255)" office:value-type="float" office:value="9.10714285714286" calcext:value-type="float">
            <text:p>9</text:p>
          </table:table-cell>
          <table:table-cell table:style-name="ce237" table:formula="of:=1.67*[.AF40]" office:value-type="float" office:value="24.549" calcext:value-type="float">
            <text:p>24,5</text:p>
          </table:table-cell>
          <table:table-cell table:style-name="ce237" table:formula="of:=1.67*[.AG40]" office:value-type="float" office:value="11.94718" calcext:value-type="float">
            <text:p>11,9</text:p>
          </table:table-cell>
          <table:table-cell table:style-name="ce237" table:formula="of:=1.67*[.AH40]" office:value-type="float" office:value="6.847" calcext:value-type="float">
            <text:p>6,8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1496" calcext:value-type="float">
            <text:p>11496</text:p>
          </table:table-cell>
          <table:table-cell table:style-name="ce228" office:value-type="float" office:value="14.7" calcext:value-type="float">
            <text:p>14,7</text:p>
          </table:table-cell>
          <table:table-cell table:style-name="ce228" office:value-type="float" office:value="7.154" calcext:value-type="float">
            <text:p>7,154</text:p>
          </table:table-cell>
          <table:table-cell table:style-name="ce228" office:value-type="float" office:value="4.1" calcext:value-type="float">
            <text:p>4,1</text:p>
          </table:table-cell>
          <table:table-cell table:style-name="ce236" office:value-type="float" office:value="2500000" calcext:value-type="float">
            <text:p>2 500 000</text:p>
          </table:table-cell>
          <table:table-cell table:style-name="ce236" office:value-type="float" office:value="14000" calcext:value-type="float">
            <text:p>14 000</text:p>
          </table:table-cell>
          <table:table-cell table:style-name="ce236"/>
          <table:table-cell table:style-name="ce228" office:value-type="float" office:value="794" calcext:value-type="float">
            <text:p>794</text:p>
          </table:table-cell>
          <table:table-cell table:style-name="ce228" office:value-type="float" office:value="10400" calcext:value-type="float">
            <text:p>10400</text:p>
          </table:table-cell>
          <table:table-cell table:style-name="ce228" office:value-type="float" office:value="5200" calcext:value-type="float">
            <text:p>5200</text:p>
          </table:table-cell>
          <table:table-cell table:style-name="ce228" office:value-type="float" office:value="86" calcext:value-type="float">
            <text:p>86</text:p>
          </table:table-cell>
          <table:table-cell table:style-name="ce238" table:formula="of:=[.AM40]-[.AO40]-[.AN40]" office:value-type="float" office:value="5114" calcext:value-type="float">
            <text:p>5114</text:p>
          </table:table-cell>
          <table:table-cell table:style-name="ce238" table:formula="of:=([.AP40]/0.8)/([.AL40]/1.852)*54" office:value-type="float" office:value="805.16516372796" calcext:value-type="float">
            <text:p>80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 table:style-name="ce23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39" table:formula="of:=[.AM40]/5" office:value-type="currency" office:currency="GBP" office:value="2080" calcext:value-type="currency">
            <text:p><text:s/>£2 080 </text:p>
          </table:table-cell>
          <table:table-cell table:style-name="ce239" table:formula="of:=[.AR40]*([.AS40]*1.3*300)" office:value-type="currency" office:currency="GBP" office:value="1950" calcext:value-type="currency">
            <text:p><text:s/>£1 950 </text:p>
          </table:table-cell>
          <table:table-cell table:style-name="ce239" table:formula="of:=([.BB40]*3/100)" office:value-type="currency" office:currency="GBP" office:value="952.0311" calcext:value-type="currency">
            <text:p><text:s/>£952 </text:p>
          </table:table-cell>
          <table:table-cell table:style-name="ce23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38" table:formula="of:=[.AX40]/(9600/255)" office:value-type="float" office:value="909.588811192853" calcext:value-type="float">
            <text:p>910</text:p>
          </table:table-cell>
          <table:table-cell table:style-name="ce240" office:value-type="currency" office:currency="USD" office:value="2900000" calcext:value-type="currency">
            <text:p>$ 2 900 000</text:p>
          </table:table-cell>
          <table:table-cell table:style-name="ce236" table:formula="of:=[.AZ40]" office:value-type="float" office:value="2900000" calcext:value-type="float">
            <text:p>2 900 000</text:p>
          </table:table-cell>
          <table:table-cell table:style-name="ce23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38" table:formula="of:=[.BB40]/2734.37" office:value-type="float" office:value="11.6057336790559" calcext:value-type="float">
            <text:p>12</text:p>
          </table:table-cell>
          <table:table-cell table:style-name="ce231" table:formula="of:=[.G40]" office:value-type="date" office:date-value="1955-06-16" calcext:value-type="date">
            <text:p>1955-06-16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40]/[.BE40]" office:value-type="currency" office:currency="USD" office:value="1450000" calcext:value-type="currency">
            <text:p><text:s/>$1 450 000 </text:p>
          </table:table-cell>
          <table:table-cell table:style-name="ce239" table:formula="of:=[.BF40]/10/2" office:value-type="currency" office:currency="GBP" office:value="72500" calcext:value-type="currency">
            <text:p><text:s/>£72 500 </text:p>
          </table:table-cell>
          <table:table-cell table:style-name="ce233" table:formula="of:=ROUNDUP([.BG40]/2734.37;0)" office:value-type="float" office:value="27" calcext:value-type="float">
            <text:p>27</text:p>
          </table:table-cell>
          <table:table-cell table:style-name="ce239" table:formula="of:=[.BG40]*1.5/100" office:value-type="currency" office:currency="GBP" office:value="1087.5" calcext:value-type="currency">
            <text:p><text:s/>£1 088 </text:p>
          </table:table-cell>
          <table:table-cell table:style-name="ce23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33" table:formula="of:=[.BJ40]/(9600/255)" office:value-type="float" office:value="292.46323065" calcext:value-type="float">
            <text:p>292</text:p>
          </table:table-cell>
          <table:table-cell table:style-name="ce23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Dassault Mirage III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O</text:p>
          </table:table-cell>
          <table:table-cell table:style-name="ce229" office:value-type="string" calcext:value-type="string">
            <text:p>mirage3</text:p>
          </table:table-cell>
          <table:table-cell table:style-name="ce229" office:value-type="string" calcext:value-type="string">
            <text:p>MIRAGE3</text:p>
          </table:table-cell>
          <table:table-cell table:style-name="ce232" office:value-type="date" office:date-value="1956-11-17" calcext:value-type="date">
            <text:p>1956-11-17</text:p>
          </table:table-cell>
          <table:table-cell table:style-name="ce230" office:value-type="float" office:value="24" calcext:value-type="float">
            <text:p>24</text:p>
          </table:table-cell>
          <table:table-cell table:style-name="ce230" office:value-type="float" office:value="45" calcext:value-type="float">
            <text:p>45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2" table:style-name="ce230" office:value-type="float" office:value="7" calcext:value-type="float">
            <text:p>7</text:p>
          </table:table-cell>
          <table:table-cell table:style-name="ce230" office:value-type="float" office:value="2350" calcext:value-type="float">
            <text:p>2350</text:p>
          </table:table-cell>
          <table:table-cell table:style-name="ce233" table:formula="of:=[.AL41]/5" office:value-type="float" office:value="667" calcext:value-type="float">
            <text:p>667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6" calcext:value-type="float">
            <text:p>6</text:p>
          </table:table-cell>
          <table:table-cell table:style-name="ce235" table:formula="of:=([.AJ41]*2)/(9600/255)" office:value-type="float" office:value="318.75" calcext:value-type="float">
            <text:p>319</text:p>
          </table:table-cell>
          <table:table-cell table:style-name="ce233" table:formula="of:=[.BH41]" office:value-type="float" office:value="18" calcext:value-type="float">
            <text:p>18</text:p>
          </table:table-cell>
          <table:table-cell table:style-name="ce233" table:formula="of:=[.BK41]" office:value-type="float" office:value="262.6874703375" calcext:value-type="float">
            <text:p>263</text:p>
          </table:table-cell>
          <table:table-cell table:style-name="ce236" table:formula="of:=[.AI41]/100/(700000/255)" office:value-type="float" office:value="6.02892857142857" calcext:value-type="float">
            <text:p>6</text:p>
          </table:table-cell>
          <table:table-cell table:style-name="ce237" table:formula="of:=1.67*[.AF41]" office:value-type="float" office:value="25.1001" calcext:value-type="float">
            <text:p>25,1</text:p>
          </table:table-cell>
          <table:table-cell table:style-name="ce237" table:formula="of:=1.67*[.AG41]" office:value-type="float" office:value="13.7274" calcext:value-type="float">
            <text:p>13,7</text:p>
          </table:table-cell>
          <table:table-cell table:style-name="ce237" table:formula="of:=1.67*[.AH41]" office:value-type="float" office:value="7.515" calcext:value-type="float">
            <text:p>7,5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422" calcext:value-type="float">
            <text:p>1422</text:p>
          </table:table-cell>
          <table:table-cell table:style-name="ce228" office:value-type="float" office:value="15.03" calcext:value-type="float">
            <text:p>15,03</text:p>
          </table:table-cell>
          <table:table-cell table:style-name="ce228" office:value-type="float" office:value="8.22" calcext:value-type="float">
            <text:p>8,22</text:p>
          </table:table-cell>
          <table:table-cell table:style-name="ce228" office:value-type="float" office:value="4.5" calcext:value-type="float">
            <text:p>4,5</text:p>
          </table:table-cell>
          <table:table-cell table:style-name="ce236" office:value-type="float" office:value="1655000" calcext:value-type="float">
            <text:p>1 655 000</text:p>
          </table:table-cell>
          <table:table-cell table:style-name="ce236" office:value-type="float" office:value="6000" calcext:value-type="float">
            <text:p>6 000</text:p>
          </table:table-cell>
          <table:table-cell table:style-name="ce236" office:value-type="float" office:value="2000" calcext:value-type="float">
            <text:p>2 000</text:p>
          </table:table-cell>
          <table:table-cell table:style-name="ce228" office:value-type="float" office:value="3335" calcext:value-type="float">
            <text:p>3335</text:p>
          </table:table-cell>
          <table:table-cell table:style-name="ce228" office:value-type="float" office:value="9600" calcext:value-type="float">
            <text:p>9600</text:p>
          </table:table-cell>
          <table:table-cell table:style-name="ce228" office:value-type="float" office:value="7050" calcext:value-type="float">
            <text:p>705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41]-[.AO41]-[.AN41]" office:value-type="float" office:value="2465" calcext:value-type="float">
            <text:p>2465</text:p>
          </table:table-cell>
          <table:table-cell table:style-name="ce238" table:formula="of:=([.AP41]/0.8)/([.AL41]/1.852)*54" office:value-type="float" office:value="92.3986956521739" calcext:value-type="float">
            <text:p>9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 table:style-name="ce23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39" table:formula="of:=[.AM41]/5" office:value-type="currency" office:currency="GBP" office:value="1920" calcext:value-type="currency">
            <text:p><text:s/>£1 920 </text:p>
          </table:table-cell>
          <table:table-cell table:style-name="ce239" table:formula="of:=[.AR41]*([.AS41]*1.3*300)" office:value-type="currency" office:currency="GBP" office:value="1950" calcext:value-type="currency">
            <text:p><text:s/>£1 950 </text:p>
          </table:table-cell>
          <table:table-cell table:style-name="ce239" table:formula="of:=([.BB41]*3/100)" office:value-type="currency" office:currency="GBP" office:value="663.1311" calcext:value-type="currency">
            <text:p><text:s/>£663 </text:p>
          </table:table-cell>
          <table:table-cell table:style-name="ce23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38" table:formula="of:=[.AX41]/(9600/255)" office:value-type="float" office:value="209.606931961957" calcext:value-type="float">
            <text:p>210</text:p>
          </table:table-cell>
          <table:table-cell table:style-name="ce240" office:value-type="currency" office:currency="USD" office:value="1937000" calcext:value-type="currency">
            <text:p>$ 1 937 000</text:p>
          </table:table-cell>
          <table:table-cell table:style-name="ce236" table:formula="of:=[.AZ41]" office:value-type="float" office:value="1937000" calcext:value-type="float">
            <text:p>1 937 000</text:p>
          </table:table-cell>
          <table:table-cell table:style-name="ce23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38" table:formula="of:=[.BB41]/2734.37" office:value-type="float" office:value="8.08389866770042" calcext:value-type="float">
            <text:p>8</text:p>
          </table:table-cell>
          <table:table-cell table:style-name="ce231" table:formula="of:=[.G41]" office:value-type="date" office:date-value="1956-11-17" calcext:value-type="date">
            <text:p>1956-11-17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41]/[.BE41]" office:value-type="currency" office:currency="USD" office:value="968500" calcext:value-type="currency">
            <text:p><text:s/>$968 500 </text:p>
          </table:table-cell>
          <table:table-cell table:style-name="ce239" table:formula="of:=[.BF41]/10/2" office:value-type="currency" office:currency="GBP" office:value="48425" calcext:value-type="currency">
            <text:p><text:s/>£48 425 </text:p>
          </table:table-cell>
          <table:table-cell table:style-name="ce233" table:formula="of:=ROUNDUP([.BG41]/2734.37;0)" office:value-type="float" office:value="18" calcext:value-type="float">
            <text:p>18</text:p>
          </table:table-cell>
          <table:table-cell table:style-name="ce239" table:formula="of:=[.BG41]*1.5/100" office:value-type="currency" office:currency="GBP" office:value="726.375" calcext:value-type="currency">
            <text:p><text:s/>£726 </text:p>
          </table:table-cell>
          <table:table-cell table:style-name="ce23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33" table:formula="of:=[.BJ41]/(9600/255)" office:value-type="float" office:value="262.6874703375" calcext:value-type="float">
            <text:p>263</text:p>
          </table:table-cell>
          <table:table-cell table:style-name="ce23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S-105 (Mig-19S)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P</text:p>
          </table:table-cell>
          <table:table-cell table:style-name="ce229" office:value-type="string" calcext:value-type="string">
            <text:p>s105</text:p>
          </table:table-cell>
          <table:table-cell table:style-name="ce229" office:value-type="string" calcext:value-type="string">
            <text:p>S105</text:p>
          </table:table-cell>
          <table:table-cell table:style-name="ce232" office:value-type="date" office:date-value="1957-05-15" calcext:value-type="date">
            <text:p>1957-05-15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1452" calcext:value-type="float">
            <text:p>1452</text:p>
          </table:table-cell>
          <table:table-cell table:style-name="ce233" office:value-type="float" office:value="440" calcext:value-type="float">
            <text:p>4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60" calcext:value-type="float">
            <text:p>6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5" calcext:value-type="float">
            <text:p>5</text:p>
          </table:table-cell>
          <table:table-cell table:style-name="ce235" table:formula="of:=([.AJ42]*2)/(9600/255)" office:value-type="float" office:value="478.125" calcext:value-type="float">
            <text:p>478</text:p>
          </table:table-cell>
          <table:table-cell table:style-name="ce233" table:formula="of:=[.BH42]" office:value-type="float" office:value="0" calcext:value-type="float">
            <text:p>0</text:p>
          </table:table-cell>
          <table:table-cell table:style-name="ce233" table:formula="of:=[.BK42]" office:value-type="float" office:value="224.00270735616" calcext:value-type="float">
            <text:p>224</text:p>
          </table:table-cell>
          <table:table-cell table:style-name="ce236" table:formula="of:=[.AI42]/100/(700000/255)" office:value-type="float" office:value="4.73571428571429" calcext:value-type="float">
            <text:p>5</text:p>
          </table:table-cell>
          <table:table-cell table:style-name="ce237" table:formula="of:=1.28*[.AF42]" office:value-type="float" office:value="0" calcext:value-type="float">
            <text:p>0,0</text:p>
          </table:table-cell>
          <table:table-cell table:style-name="ce237" table:formula="of:=1.28*[.AG42]" office:value-type="float" office:value="0" calcext:value-type="float">
            <text:p>0,0</text:p>
          </table:table-cell>
          <table:table-cell table:style-name="ce237" table:formula="of:=1.28*[.AH42]" office:value-type="float" office:value="0" calcext:value-type="float">
            <text:p>0,0</text:p>
          </table:table-cell>
          <table:table-cell table:style-name="ce238"/>
          <table:table-cell table:style-name="ce233" office:value-type="float" office:value="104" calcext:value-type="float">
            <text:p>104</text:p>
          </table:table-cell>
          <table:table-cell table:style-name="ce228" table:number-columns-repeated="3"/>
          <table:table-cell table:style-name="ce236" office:value-type="float" office:value="1300000" calcext:value-type="float">
            <text:p>1 300 000</text:p>
          </table:table-cell>
          <table:table-cell table:style-name="ce236" office:value-type="float" office:value="9000" calcext:value-type="float">
            <text:p>9 000</text:p>
          </table:table-cell>
          <table:table-cell table:style-name="ce236"/>
          <table:table-cell table:style-name="ce238" office:value-type="float" office:value="2200" calcext:value-type="float">
            <text:p>2200</text:p>
          </table:table-cell>
          <table:table-cell table:style-name="ce228" office:value-type="float" office:value="8832" calcext:value-type="float">
            <text:p>8832</text:p>
          </table:table-cell>
          <table:table-cell table:style-name="ce228" office:value-type="float" office:value="5172" calcext:value-type="float">
            <text:p>5172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42]-[.AO42]-[.AN42]" office:value-type="float" office:value="3575" calcext:value-type="float">
            <text:p>3575</text:p>
          </table:table-cell>
          <table:table-cell table:style-name="ce238" table:formula="of:=([.AP42]/0.8)/([.AL42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39" table:formula="of:=[.AQ42]*0.673*54" office:value-type="currency" office:currency="GBP" office:value="7382.5593075" calcext:value-type="currency">
            <text:p><text:s/>£7 383 </text:p>
          </table:table-cell>
          <table:table-cell table:style-name="ce239" table:formula="of:=[.AM42]/5" office:value-type="currency" office:currency="GBP" office:value="1766.4" calcext:value-type="currency">
            <text:p><text:s/>£1 766 </text:p>
          </table:table-cell>
          <table:table-cell table:style-name="ce239" table:formula="of:=[.AR42]*([.AS42]*1.3*300)" office:value-type="currency" office:currency="GBP" office:value="1950" calcext:value-type="currency">
            <text:p><text:s/>£1 950 </text:p>
          </table:table-cell>
          <table:table-cell table:style-name="ce239" table:formula="of:=([.BB42]*3/100)" office:value-type="currency" office:currency="GBP" office:value="82.0311" calcext:value-type="currency">
            <text:p><text:s/>£82 </text:p>
          </table:table-cell>
          <table:table-cell table:style-name="ce23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38" table:formula="of:=[.AX42]/(9600/255)" office:value-type="float" office:value="296.995057699219" calcext:value-type="float">
            <text:p>297</text:p>
          </table:table-cell>
          <table:table-cell table:style-name="ce240"/>
          <table:table-cell table:style-name="ce236" table:formula="of:=[.AZ42]" office:value-type="float" office:value="0" calcext:value-type="float">
            <text:p>0</text:p>
          </table:table-cell>
          <table:table-cell table:style-name="ce239" table:formula="of:=([.BA42]/2/50)+2734.37" office:value-type="currency" office:currency="GBP" office:value="2734.37" calcext:value-type="currency">
            <text:p><text:s/>£2 734 </text:p>
          </table:table-cell>
          <table:table-cell table:style-name="ce238" table:formula="of:=[.BB42]/2734.37" office:value-type="float" office:value="1" calcext:value-type="float">
            <text:p>1</text:p>
          </table:table-cell>
          <table:table-cell table:style-name="ce231" table:formula="of:=[.G42]" office:value-type="date" office:date-value="1957-05-15" calcext:value-type="date">
            <text:p>1957-05-15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42]/[.BE42]" office:value-type="currency" office:currency="USD" office:value="0" calcext:value-type="currency">
            <text:p><text:s/>$-</text:p>
          </table:table-cell>
          <table:table-cell table:style-name="ce239" table:formula="of:=[.BF42]/10/2" office:value-type="currency" office:currency="GBP" office:value="0" calcext:value-type="currency">
            <text:p><text:s/>£-</text:p>
          </table:table-cell>
          <table:table-cell table:style-name="ce233" table:formula="of:=ROUNDUP([.BG42]/2734.37;0)" office:value-type="float" office:value="0" calcext:value-type="float">
            <text:p>0</text:p>
          </table:table-cell>
          <table:table-cell table:style-name="ce239" table:formula="of:=[.BG42]*1.5/100" office:value-type="currency" office:currency="GBP" office:value="0" calcext:value-type="currency">
            <text:p><text:s/>£-</text:p>
          </table:table-cell>
          <table:table-cell table:style-name="ce23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33" table:formula="of:=[.BJ42]/(9600/255)" office:value-type="float" office:value="224.00270735616" calcext:value-type="float">
            <text:p>224</text:p>
          </table:table-cell>
          <table:table-cell table:style-name="ce23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F-4 Phantom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Q</text:p>
          </table:table-cell>
          <table:table-cell table:style-name="ce229" office:value-type="string" calcext:value-type="string">
            <text:p>f4</text:p>
          </table:table-cell>
          <table:table-cell table:style-name="ce229" office:value-type="string" calcext:value-type="string">
            <text:p>F4</text:p>
          </table:table-cell>
          <table:table-cell table:style-name="ce232" office:value-type="date" office:date-value="1958-06-01" calcext:value-type="date">
            <text:p>1958-06-01</text:p>
          </table:table-cell>
          <table:table-cell table:style-name="ce233" office:value-type="float" office:value="24" calcext:value-type="float">
            <text:p>24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13" calcext:value-type="float">
            <text:p>13</text:p>
          </table:table-cell>
          <table:table-cell table:style-name="ce230" office:value-type="float" office:value="2370" calcext:value-type="float">
            <text:p>2370</text:p>
          </table:table-cell>
          <table:table-cell table:style-name="ce233" table:formula="of:=[.AL43]/5" office:value-type="float" office:value="540" calcext:value-type="float">
            <text:p>5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7" calcext:value-type="float">
            <text:p>7</text:p>
          </table:table-cell>
          <table:table-cell table:style-name="ce235" table:formula="of:=([.AJ43]*2)/(9600/255)" office:value-type="float" office:value="637.5" calcext:value-type="float">
            <text:p>638</text:p>
          </table:table-cell>
          <table:table-cell table:style-name="ce233" table:formula="of:=[.BH43]" office:value-type="float" office:value="20" calcext:value-type="float">
            <text:p>20</text:p>
          </table:table-cell>
          <table:table-cell table:style-name="ce233" table:formula="of:=[.BK43]" office:value-type="float" office:value="724.124510998434" calcext:value-type="float">
            <text:p>724</text:p>
          </table:table-cell>
          <table:table-cell table:style-name="ce236" table:formula="of:=[.AI43]/100/(700000/255)" office:value-type="float" office:value="6.92142857142857" calcext:value-type="float">
            <text:p>7</text:p>
          </table:table-cell>
          <table:table-cell table:style-name="ce237" table:formula="of:=1.67*[.AF43]" office:value-type="float" office:value="32.064" calcext:value-type="float">
            <text:p>32,1</text:p>
          </table:table-cell>
          <table:table-cell table:style-name="ce237" table:formula="of:=1.67*[.AG43]" office:value-type="float" office:value="19.539" calcext:value-type="float">
            <text:p>19,5</text:p>
          </table:table-cell>
          <table:table-cell table:style-name="ce237" table:formula="of:=1.67*[.AH43]" office:value-type="float" office:value="8.35" calcext:value-type="float">
            <text:p>8,4</text:p>
          </table:table-cell>
          <table:table-cell table:style-name="ce228" office:value-type="float" office:value="2" calcext:value-type="float">
            <text:p>2</text:p>
          </table:table-cell>
          <table:table-cell table:style-name="ce230"/>
          <table:table-cell table:style-name="ce228" office:value-type="float" office:value="19.2" calcext:value-type="float">
            <text:p>19,2</text:p>
          </table:table-cell>
          <table:table-cell table:style-name="ce228" office:value-type="float" office:value="11.7" calcext:value-type="float">
            <text:p>11,7</text:p>
          </table:table-cell>
          <table:table-cell table:style-name="ce228" office:value-type="float" office:value="5" calcext:value-type="float">
            <text:p>5</text:p>
          </table:table-cell>
          <table:table-cell table:style-name="ce236" office:value-type="float" office:value="1900000" calcext:value-type="float">
            <text:p>1 900 000</text:p>
          </table:table-cell>
          <table:table-cell table:style-name="ce236" office:value-type="float" office:value="12000" calcext:value-type="float">
            <text:p>12 000</text:p>
          </table:table-cell>
          <table:table-cell table:style-name="ce236" office:value-type="float" office:value="4000" calcext:value-type="float">
            <text:p>4 000</text:p>
          </table:table-cell>
          <table:table-cell table:style-name="ce228" office:value-type="float" office:value="2700" calcext:value-type="float">
            <text:p>2700</text:p>
          </table:table-cell>
          <table:table-cell table:style-name="ce228" office:value-type="float" office:value="27965" calcext:value-type="float">
            <text:p>27965</text:p>
          </table:table-cell>
          <table:table-cell table:style-name="ce228" office:value-type="float" office:value="13397" calcext:value-type="float">
            <text:p>13397</text:p>
          </table:table-cell>
          <table:table-cell table:style-name="ce228" table:formula="of:=85*2" office:value-type="float" office:value="170" calcext:value-type="float">
            <text:p>170</text:p>
          </table:table-cell>
          <table:table-cell table:style-name="ce238" table:formula="of:=[.AM43]-[.AO43]-[.AN43]" office:value-type="float" office:value="14398" calcext:value-type="float">
            <text:p>14398</text:p>
          </table:table-cell>
          <table:table-cell table:style-name="ce238" table:formula="of:=([.AP43]/0.8)/([.AL43]/1.852)*54" office:value-type="float" office:value="666.6274" calcext:value-type="float">
            <text:p>66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6" calcext:value-type="float">
            <text:p>6</text:p>
          </table:table-cell>
          <table:table-cell table:style-name="ce239" table:formula="of:=[.AQ43]*0.673*54" office:value-type="currency" office:currency="GBP" office:value="24226.5729708" calcext:value-type="currency">
            <text:p><text:s/>£24 227 </text:p>
          </table:table-cell>
          <table:table-cell table:style-name="ce239" table:formula="of:=[.AM43]/5" office:value-type="currency" office:currency="GBP" office:value="5593" calcext:value-type="currency">
            <text:p><text:s/>£5 593 </text:p>
          </table:table-cell>
          <table:table-cell table:style-name="ce239" table:formula="of:=[.AR43]*([.AS43]*1.3*300)" office:value-type="currency" office:currency="GBP" office:value="4680" calcext:value-type="currency">
            <text:p><text:s/>£4 680 </text:p>
          </table:table-cell>
          <table:table-cell table:style-name="ce239" table:formula="of:=([.BB43]*3/100)" office:value-type="currency" office:currency="GBP" office:value="802.0311" calcext:value-type="currency">
            <text:p><text:s/>£802 </text:p>
          </table:table-cell>
          <table:table-cell table:style-name="ce23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38" table:formula="of:=[.AX43]/(9600/255)" office:value-type="float" office:value="937.698858130625" calcext:value-type="float">
            <text:p>938</text:p>
          </table:table-cell>
          <table:table-cell table:style-name="ce240" office:value-type="currency" office:currency="USD" office:value="2400000" calcext:value-type="currency">
            <text:p>$ 2 400 000</text:p>
          </table:table-cell>
          <table:table-cell table:style-name="ce236" table:formula="of:=[.AZ43]" office:value-type="float" office:value="2400000" calcext:value-type="float">
            <text:p>2 400 000</text:p>
          </table:table-cell>
          <table:table-cell table:style-name="ce23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38" table:formula="of:=[.BB43]/2734.37" office:value-type="float" office:value="9.77715890680486" calcext:value-type="float">
            <text:p>10</text:p>
          </table:table-cell>
          <table:table-cell table:style-name="ce231" table:formula="of:=[.G43]" office:value-type="date" office:date-value="1958-06-01" calcext:value-type="date">
            <text:p>1958-06-01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39" table:formula="of:=[.BF43]/10/2" office:value-type="currency" office:currency="GBP" office:value="53333.3333333333" calcext:value-type="currency">
            <text:p><text:s/>£53 333 </text:p>
          </table:table-cell>
          <table:table-cell table:style-name="ce233" table:formula="of:=ROUNDUP([.BG43]/2734.37;0)" office:value-type="float" office:value="20" calcext:value-type="float">
            <text:p>20</text:p>
          </table:table-cell>
          <table:table-cell table:style-name="ce239" table:formula="of:=[.BG43]*1.5/100" office:value-type="currency" office:currency="GBP" office:value="800" calcext:value-type="currency">
            <text:p><text:s/>£800 </text:p>
          </table:table-cell>
          <table:table-cell table:style-name="ce23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33" table:formula="of:=[.BJ43]/(9600/255)" office:value-type="float" office:value="724.124510998434" calcext:value-type="float">
            <text:p>724</text:p>
          </table:table-cell>
          <table:table-cell table:style-name="ce23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L-2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R</text:p>
          </table:table-cell>
          <table:table-cell table:style-name="ce229" office:value-type="string" calcext:value-type="string">
            <text:p>aero_l29</text:p>
          </table:table-cell>
          <table:table-cell table:style-name="ce229" office:value-type="string" calcext:value-type="string">
            <text:p>AERO_L29</text:p>
          </table:table-cell>
          <table:table-cell table:style-name="ce232" office:value-type="date" office:date-value="1959-04-05" calcext:value-type="date">
            <text:p>1959-04-05</text:p>
          </table:table-cell>
          <table:table-cell table:style-name="ce233" office:value-type="float" office:value="11" calcext:value-type="float">
            <text:p>11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655" calcext:value-type="float">
            <text:p>655</text:p>
          </table:table-cell>
          <table:table-cell table:style-name="ce233" table:formula="of:=[.AL44]/5" office:value-type="float" office:value="180" calcext:value-type="float">
            <text:p>1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65" calcext:value-type="float">
            <text:p>6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1" calcext:value-type="float">
            <text:p>1</text:p>
          </table:table-cell>
          <table:table-cell table:style-name="ce235" table:formula="of:=([.AJ44]*2)/(9600/255)" office:value-type="float" office:value="318.75" calcext:value-type="float">
            <text:p>319</text:p>
          </table:table-cell>
          <table:table-cell table:style-name="ce233" table:formula="of:=[.BH44]" office:value-type="float" office:value="1" calcext:value-type="float">
            <text:p>1</text:p>
          </table:table-cell>
          <table:table-cell table:style-name="ce233" table:formula="of:=[.BK44]" office:value-type="float" office:value="83.8022157935" calcext:value-type="float">
            <text:p>84</text:p>
          </table:table-cell>
          <table:table-cell table:style-name="ce236" table:formula="of:=[.AI44]/100/(700000/255)" office:value-type="float" office:value="0.291428571428571" calcext:value-type="float">
            <text:p>0</text:p>
          </table:table-cell>
          <table:table-cell table:style-name="ce237" table:formula="of:=1.28*[.AF44]" office:value-type="float" office:value="13.8368" calcext:value-type="float">
            <text:p>13,8</text:p>
          </table:table-cell>
          <table:table-cell table:style-name="ce237" table:formula="of:=1.28*[.AG44]" office:value-type="float" office:value="13.1712" calcext:value-type="float">
            <text:p>13,2</text:p>
          </table:table-cell>
          <table:table-cell table:style-name="ce237" table:formula="of:=1.28*[.AH44]" office:value-type="float" office:value="4.0064" calcext:value-type="float">
            <text:p>4,0</text:p>
          </table:table-cell>
          <table:table-cell table:style-name="ce238"/>
          <table:table-cell table:style-name="ce233" office:value-type="float" office:value="3665" calcext:value-type="float">
            <text:p>3665</text:p>
          </table:table-cell>
          <table:table-cell table:style-name="ce228" office:value-type="float" office:value="10.81" calcext:value-type="float">
            <text:p>10,81</text:p>
          </table:table-cell>
          <table:table-cell table:style-name="ce228" office:value-type="float" office:value="10.29" calcext:value-type="float">
            <text:p>10,29</text:p>
          </table:table-cell>
          <table:table-cell table:style-name="ce228" office:value-type="float" office:value="3.13" calcext:value-type="float">
            <text:p>3,13</text:p>
          </table:table-cell>
          <table:table-cell table:style-name="ce236" office:value-type="float" office:value="80000" calcext:value-type="float">
            <text:p>80 000</text:p>
          </table:table-cell>
          <table:table-cell table:style-name="ce236" office:value-type="float" office:value="6000" calcext:value-type="float">
            <text:p>6 000</text:p>
          </table:table-cell>
          <table:table-cell table:style-name="ce236"/>
          <table:table-cell table:style-name="ce238" office:value-type="float" office:value="900" calcext:value-type="float">
            <text:p>900</text:p>
          </table:table-cell>
          <table:table-cell table:style-name="ce238" office:value-type="float" office:value="3280" calcext:value-type="float">
            <text:p>3280</text:p>
          </table:table-cell>
          <table:table-cell table:style-name="ce238" office:value-type="float" office:value="2280" calcext:value-type="float">
            <text:p>2280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44]-[.AO44]-[.AN44]" office:value-type="float" office:value="830" calcext:value-type="float">
            <text:p>830</text:p>
          </table:table-cell>
          <table:table-cell table:style-name="ce238" table:formula="of:=([.AP44]/0.8)/([.AL44]/1.852)*54" office:value-type="float" office:value="115.287" calcext:value-type="float">
            <text:p>115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4" calcext:value-type="float">
            <text:p>4</text:p>
          </table:table-cell>
          <table:table-cell table:style-name="ce239" table:formula="of:=[.AQ44]*0.673*54" office:value-type="currency" office:currency="GBP" office:value="4189.760154" calcext:value-type="currency">
            <text:p><text:s/>£4 190 </text:p>
          </table:table-cell>
          <table:table-cell table:style-name="ce239" table:formula="of:=[.AM44]/5" office:value-type="currency" office:currency="GBP" office:value="656" calcext:value-type="currency">
            <text:p><text:s/>£656 </text:p>
          </table:table-cell>
          <table:table-cell table:style-name="ce239" table:formula="of:=[.AR44]*([.AS44]*1.3*300)" office:value-type="currency" office:currency="GBP" office:value="3120" calcext:value-type="currency">
            <text:p><text:s/>£3 120 </text:p>
          </table:table-cell>
          <table:table-cell table:style-name="ce239" table:formula="of:=([.BB44]*3/100)" office:value-type="currency" office:currency="GBP" office:value="95.424" calcext:value-type="currency">
            <text:p><text:s/>£95 </text:p>
          </table:table-cell>
          <table:table-cell table:style-name="ce23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38" table:formula="of:=[.AX44]/(9600/255)" office:value-type="float" office:value="214.125204090625" calcext:value-type="float">
            <text:p>214</text:p>
          </table:table-cell>
          <table:table-cell table:style-name="ce240" office:value-type="currency" office:currency="USD" office:value="44643" calcext:value-type="currency">
            <text:p>$ 44 643</text:p>
          </table:table-cell>
          <table:table-cell table:style-name="ce236" table:formula="of:=[.AZ44]" office:value-type="float" office:value="44643" calcext:value-type="float">
            <text:p>44 643</text:p>
          </table:table-cell>
          <table:table-cell table:style-name="ce239" table:formula="of:=([.BA44]/2/50)+2734.37" office:value-type="currency" office:currency="GBP" office:value="3180.8" calcext:value-type="currency">
            <text:p><text:s/>£3 181 </text:p>
          </table:table-cell>
          <table:table-cell table:style-name="ce238" table:formula="of:=[.BB44]/2734.37" office:value-type="float" office:value="1.1632661271152" calcext:value-type="float">
            <text:p>1</text:p>
          </table:table-cell>
          <table:table-cell table:style-name="ce231" table:formula="of:=[.G44]" office:value-type="date" office:date-value="1959-04-05" calcext:value-type="date">
            <text:p>1959-04-05</text:p>
          </table:table-cell>
          <table:table-cell table:style-name="ce241" office:value-type="float" office:value="2.25" calcext:value-type="float">
            <text:p>2,3</text:p>
          </table:table-cell>
          <table:table-cell table:style-name="ce24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39" table:formula="of:=[.BF44]/10/2" office:value-type="currency" office:currency="GBP" office:value="992.066666666667" calcext:value-type="currency">
            <text:p><text:s/>£992 </text:p>
          </table:table-cell>
          <table:table-cell table:style-name="ce233" table:formula="of:=ROUNDUP([.BG44]/2734.37;0)" office:value-type="float" office:value="1" calcext:value-type="float">
            <text:p>1</text:p>
          </table:table-cell>
          <table:table-cell table:style-name="ce239" table:formula="of:=[.BG44]*1.5/100" office:value-type="currency" office:currency="GBP" office:value="14.881" calcext:value-type="currency">
            <text:p><text:s/>£15 </text:p>
          </table:table-cell>
          <table:table-cell table:style-name="ce23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33" table:formula="of:=[.BJ44]/(9600/255)" office:value-type="float" office:value="83.8022157935" calcext:value-type="float">
            <text:p>84</text:p>
          </table:table-cell>
          <table:table-cell table:style-name="ce23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L-3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S</text:p>
          </table:table-cell>
          <table:table-cell table:style-name="ce229" office:value-type="string" calcext:value-type="string">
            <text:p>aero_l39</text:p>
          </table:table-cell>
          <table:table-cell table:style-name="ce229" office:value-type="string" calcext:value-type="string">
            <text:p>AERO_L39</text:p>
          </table:table-cell>
          <table:table-cell table:style-name="ce232" office:value-type="date" office:date-value="1968-11-04" calcext:value-type="date">
            <text:p>1968-11-04</text:p>
          </table:table-cell>
          <table:table-cell table:style-name="ce233" office:value-type="float" office:value="28" calcext:value-type="float">
            <text:p>28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750" calcext:value-type="float">
            <text:p>750</text:p>
          </table:table-cell>
          <table:table-cell table:style-name="ce233" table:formula="of:=[.AL45]/5" office:value-type="float" office:value="350" calcext:value-type="float">
            <text:p>35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75" calcext:value-type="float">
            <text:p>7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" calcext:value-type="float">
            <text:p>2</text:p>
          </table:table-cell>
          <table:table-cell table:style-name="ce235" table:formula="of:=([.AJ45]*2)/(9600/255)" office:value-type="float" office:value="584.375" calcext:value-type="float">
            <text:p>584</text:p>
          </table:table-cell>
          <table:table-cell table:style-name="ce233" table:formula="of:=[.BH45]" office:value-type="float" office:value="2" calcext:value-type="float">
            <text:p>2</text:p>
          </table:table-cell>
          <table:table-cell table:style-name="ce233" table:formula="of:=[.BK45]" office:value-type="float" office:value="121.030068998437" calcext:value-type="float">
            <text:p>121</text:p>
          </table:table-cell>
          <table:table-cell table:style-name="ce236" table:formula="of:=[.AI45]/100/(700000/255)" office:value-type="float" office:value="0.728571428571429" calcext:value-type="float">
            <text:p>1</text:p>
          </table:table-cell>
          <table:table-cell table:style-name="ce237" table:formula="of:=1.28*[.AF45]" office:value-type="float" office:value="15.5264" calcext:value-type="float">
            <text:p>15,5</text:p>
          </table:table-cell>
          <table:table-cell table:style-name="ce237" table:formula="of:=1.28*[.AG45]" office:value-type="float" office:value="12.1088" calcext:value-type="float">
            <text:p>12,1</text:p>
          </table:table-cell>
          <table:table-cell table:style-name="ce237" table:formula="of:=1.28*[.AH45]" office:value-type="float" office:value="6.1056" calcext:value-type="float">
            <text:p>6,1</text:p>
          </table:table-cell>
          <table:table-cell table:style-name="ce238"/>
          <table:table-cell table:style-name="ce233" office:value-type="float" office:value="2900" calcext:value-type="float">
            <text:p>2900</text:p>
          </table:table-cell>
          <table:table-cell table:style-name="ce228" office:value-type="float" office:value="12.13" calcext:value-type="float">
            <text:p>12,13</text:p>
          </table:table-cell>
          <table:table-cell table:style-name="ce228" office:value-type="float" office:value="9.46" calcext:value-type="float">
            <text:p>9,46</text:p>
          </table:table-cell>
          <table:table-cell table:style-name="ce228" office:value-type="float" office:value="4.77" calcext:value-type="float">
            <text:p>4,77</text:p>
          </table:table-cell>
          <table:table-cell table:style-name="ce236" office:value-type="float" office:value="200000" calcext:value-type="float">
            <text:p>200 000</text:p>
          </table:table-cell>
          <table:table-cell table:style-name="ce236" office:value-type="float" office:value="11000" calcext:value-type="float">
            <text:p>11 000</text:p>
          </table:table-cell>
          <table:table-cell table:style-name="ce236"/>
          <table:table-cell table:style-name="ce238" office:value-type="float" office:value="1750" calcext:value-type="float">
            <text:p>1750</text:p>
          </table:table-cell>
          <table:table-cell table:style-name="ce238" office:value-type="float" office:value="4700" calcext:value-type="float">
            <text:p>4700</text:p>
          </table:table-cell>
          <table:table-cell table:style-name="ce238" office:value-type="float" office:value="3459" calcext:value-type="float">
            <text:p>3459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45]-[.AO45]-[.AN45]" office:value-type="float" office:value="1071" calcext:value-type="float">
            <text:p>1071</text:p>
          </table:table-cell>
          <table:table-cell table:style-name="ce238" table:formula="of:=([.AP45]/0.8)/([.AL45]/1.852)*54" office:value-type="float" office:value="76.50612" calcext:value-type="float">
            <text:p>7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4" calcext:value-type="float">
            <text:p>4</text:p>
          </table:table-cell>
          <table:table-cell table:style-name="ce239" table:formula="of:=[.AQ45]*0.673*54" office:value-type="currency" office:currency="GBP" office:value="2780.38541304" calcext:value-type="currency">
            <text:p><text:s/>£2 780 </text:p>
          </table:table-cell>
          <table:table-cell table:style-name="ce239" table:formula="of:=[.AM45]/5" office:value-type="currency" office:currency="GBP" office:value="940" calcext:value-type="currency">
            <text:p><text:s/>£940 </text:p>
          </table:table-cell>
          <table:table-cell table:style-name="ce239" table:formula="of:=[.AR45]*([.AS45]*1.3*300)" office:value-type="currency" office:currency="GBP" office:value="3120" calcext:value-type="currency">
            <text:p><text:s/>£3 120 </text:p>
          </table:table-cell>
          <table:table-cell table:style-name="ce239" table:formula="of:=([.BB45]*3/100)" office:value-type="currency" office:currency="GBP" office:value="142.0311" calcext:value-type="currency">
            <text:p><text:s/>£142 </text:p>
          </table:table-cell>
          <table:table-cell table:style-name="ce23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38" table:formula="of:=[.AX45]/(9600/255)" office:value-type="float" office:value="185.470438627625" calcext:value-type="float">
            <text:p>185</text:p>
          </table:table-cell>
          <table:table-cell table:style-name="ce240" office:value-type="currency" office:currency="USD" office:value="200000" calcext:value-type="currency">
            <text:p>$ 200 000</text:p>
          </table:table-cell>
          <table:table-cell table:style-name="ce236" table:formula="of:=[.AZ45]" office:value-type="float" office:value="200000" calcext:value-type="float">
            <text:p>200 000</text:p>
          </table:table-cell>
          <table:table-cell table:style-name="ce239" table:formula="of:=([.BA45]/2/50)+2734.37" office:value-type="currency" office:currency="GBP" office:value="4734.37" calcext:value-type="currency">
            <text:p><text:s/>£4 734 </text:p>
          </table:table-cell>
          <table:table-cell table:style-name="ce238" table:formula="of:=[.BB45]/2734.37" office:value-type="float" office:value="1.7314299089004" calcext:value-type="float">
            <text:p>2</text:p>
          </table:table-cell>
          <table:table-cell table:style-name="ce231" table:formula="of:=[.G45]" office:value-type="date" office:date-value="1968-11-04" calcext:value-type="date">
            <text:p>1968-11-04</text:p>
          </table:table-cell>
          <table:table-cell table:style-name="ce241" office:value-type="float" office:value="2.5" calcext:value-type="float">
            <text:p>2,5</text:p>
          </table:table-cell>
          <table:table-cell table:style-name="ce242" table:formula="of:=[.BA45]/[.BE45]" office:value-type="currency" office:currency="USD" office:value="80000" calcext:value-type="currency">
            <text:p><text:s/>$80 000 </text:p>
          </table:table-cell>
          <table:table-cell table:style-name="ce239" table:formula="of:=[.BF45]/10/2" office:value-type="currency" office:currency="GBP" office:value="4000" calcext:value-type="currency">
            <text:p><text:s/>£4 000 </text:p>
          </table:table-cell>
          <table:table-cell table:style-name="ce233" table:formula="of:=ROUNDUP([.BG45]/2734.37;0)" office:value-type="float" office:value="2" calcext:value-type="float">
            <text:p>2</text:p>
          </table:table-cell>
          <table:table-cell table:style-name="ce239" table:formula="of:=[.BG45]*1.5/100" office:value-type="currency" office:currency="GBP" office:value="60" calcext:value-type="currency">
            <text:p><text:s/>£60 </text:p>
          </table:table-cell>
          <table:table-cell table:style-name="ce23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33" table:formula="of:=[.BJ45]/(9600/255)" office:value-type="float" office:value="121.030068998437" calcext:value-type="float">
            <text:p>121</text:p>
          </table:table-cell>
          <table:table-cell table:style-name="ce23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F-16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T</text:p>
          </table:table-cell>
          <table:table-cell table:style-name="ce229" office:value-type="string" calcext:value-type="string">
            <text:p>f16</text:p>
          </table:table-cell>
          <table:table-cell table:style-name="ce229" office:value-type="string" calcext:value-type="string">
            <text:p>F16</text:p>
          </table:table-cell>
          <table:table-cell table:style-name="ce232" office:value-type="date" office:date-value="1976-06-01" calcext:value-type="date">
            <text:p>1976-06-01</text:p>
          </table:table-cell>
          <table:table-cell table:style-name="ce233" office:value-type="float" office:value="55" calcext:value-type="float">
            <text:p>55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27" calcext:value-type="float">
            <text:p>27</text:p>
          </table:table-cell>
          <table:table-cell table:style-name="ce233" office:value-type="float" office:value="2124" calcext:value-type="float">
            <text:p>2124</text:p>
          </table:table-cell>
          <table:table-cell table:style-name="ce233" table:formula="of:=[.AL46]/5" office:value-type="float" office:value="840" calcext:value-type="float">
            <text:p>8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77" calcext:value-type="float">
            <text:p>77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109" calcext:value-type="float">
            <text:p>109</text:p>
          </table:table-cell>
          <table:table-cell table:style-name="ce235" table:formula="of:=([.AJ46]*2)/(9600/255)" office:value-type="float" office:value="1184.6875" calcext:value-type="float">
            <text:p>1185</text:p>
          </table:table-cell>
          <table:table-cell table:style-name="ce233" table:formula="of:=[.BH46]" office:value-type="float" office:value="118" calcext:value-type="float">
            <text:p>118</text:p>
          </table:table-cell>
          <table:table-cell table:style-name="ce233" table:formula="of:=[.BK46]" office:value-type="float" office:value="554.442235918318" calcext:value-type="float">
            <text:p>554</text:p>
          </table:table-cell>
          <table:table-cell table:style-name="ce236" table:formula="of:=[.AI46]/100/(700000/255)" office:value-type="float" office:value="109.285714285714" calcext:value-type="float">
            <text:p>109</text:p>
          </table:table-cell>
          <table:table-cell table:style-name="ce237" table:formula="of:=1.67*[.AF46]" office:value-type="float" office:value="24.716" calcext:value-type="float">
            <text:p>24,7</text:p>
          </table:table-cell>
          <table:table-cell table:style-name="ce237" table:formula="of:=1.67*[.AG46]" office:value-type="float" office:value="16.366" calcext:value-type="float">
            <text:p>16,4</text:p>
          </table:table-cell>
          <table:table-cell table:style-name="ce237" table:formula="of:=1.67*[.AH46]" office:value-type="float" office:value="8.016" calcext:value-type="float">
            <text:p>8,0</text:p>
          </table:table-cell>
          <table:table-cell table:style-name="ce238" office:value-type="float" office:value="1" calcext:value-type="float">
            <text:p>1</text:p>
          </table:table-cell>
          <table:table-cell table:style-name="ce233"/>
          <table:table-cell table:style-name="ce228" office:value-type="float" office:value="14.8" calcext:value-type="float">
            <text:p>14,8</text:p>
          </table:table-cell>
          <table:table-cell table:style-name="ce228" office:value-type="float" office:value="9.8" calcext:value-type="float">
            <text:p>9,8</text:p>
          </table:table-cell>
          <table:table-cell table:style-name="ce228" office:value-type="float" office:value="4.8" calcext:value-type="float">
            <text:p>4,8</text:p>
          </table:table-cell>
          <table:table-cell table:style-name="ce236" office:value-type="float" office:value="30000000" calcext:value-type="float">
            <text:p>30 000 000</text:p>
          </table:table-cell>
          <table:table-cell table:style-name="ce236" office:value-type="float" office:value="22300" calcext:value-type="float">
            <text:p>22 300</text:p>
          </table:table-cell>
          <table:table-cell table:style-name="ce236" office:value-type="float" office:value="7000" calcext:value-type="float">
            <text:p>7 000</text:p>
          </table:table-cell>
          <table:table-cell table:style-name="ce238" office:value-type="float" office:value="4200" calcext:value-type="float">
            <text:p>4200</text:p>
          </table:table-cell>
          <table:table-cell table:style-name="ce238" office:value-type="float" office:value="16875" calcext:value-type="float">
            <text:p>16875</text:p>
          </table:table-cell>
          <table:table-cell table:style-name="ce238" office:value-type="float" office:value="8272" calcext:value-type="float">
            <text:p>8272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46]-[.AO46]-[.AN46]" office:value-type="float" office:value="8518" calcext:value-type="float">
            <text:p>8518</text:p>
          </table:table-cell>
          <table:table-cell table:style-name="ce238" table:formula="of:=([.AP46]/0.8)/([.AL46]/1.852)*54" office:value-type="float" office:value="253.532185714286" calcext:value-type="float">
            <text:p>25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3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39" table:formula="of:=[.AM46]/5" office:value-type="currency" office:currency="GBP" office:value="3375" calcext:value-type="currency">
            <text:p><text:s/>£3 375 </text:p>
          </table:table-cell>
          <table:table-cell table:style-name="ce239" table:formula="of:=[.AR46]*([.AS46]*1.3*300)" office:value-type="currency" office:currency="GBP" office:value="2730" calcext:value-type="currency">
            <text:p><text:s/>£2 730 </text:p>
          </table:table-cell>
          <table:table-cell table:style-name="ce239" table:formula="of:=([.BB46]*3/100)" office:value-type="currency" office:currency="GBP" office:value="8182.0311" calcext:value-type="currency">
            <text:p><text:s/>£8 182 </text:p>
          </table:table-cell>
          <table:table-cell table:style-name="ce23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38" table:formula="of:=[.AX46]/(9600/255)" office:value-type="float" office:value="624.242597632634" calcext:value-type="float">
            <text:p>624</text:p>
          </table:table-cell>
          <table:table-cell table:style-name="ce240" office:value-type="currency" office:currency="USD" office:value="27000000" calcext:value-type="currency">
            <text:p>$ 27 000 000</text:p>
          </table:table-cell>
          <table:table-cell table:style-name="ce236" table:formula="of:=[.AZ46]" office:value-type="float" office:value="27000000" calcext:value-type="float">
            <text:p>27 000 000</text:p>
          </table:table-cell>
          <table:table-cell table:style-name="ce23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38" table:formula="of:=[.BB46]/2734.37" office:value-type="float" office:value="99.7430377015547" calcext:value-type="float">
            <text:p>100</text:p>
          </table:table-cell>
          <table:table-cell table:style-name="ce231" table:formula="of:=[.G46]" office:value-type="date" office:date-value="1976-06-01" calcext:value-type="date">
            <text:p>1976-06-01</text:p>
          </table:table-cell>
          <table:table-cell table:style-name="ce241" office:value-type="float" office:value="4.2" calcext:value-type="float">
            <text:p>4,2</text:p>
          </table:table-cell>
          <table:table-cell table:style-name="ce24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39" table:formula="of:=[.BF46]/10/2" office:value-type="currency" office:currency="GBP" office:value="321428.571428571" calcext:value-type="currency">
            <text:p><text:s/>£321 429 </text:p>
          </table:table-cell>
          <table:table-cell table:style-name="ce233" table:formula="of:=ROUNDUP([.BG46]/2734.37;0)" office:value-type="float" office:value="118" calcext:value-type="float">
            <text:p>118</text:p>
          </table:table-cell>
          <table:table-cell table:style-name="ce23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3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33" table:formula="of:=[.BJ46]/(9600/255)" office:value-type="float" office:value="554.442235918318" calcext:value-type="float">
            <text:p>554</text:p>
          </table:table-cell>
          <table:table-cell table:style-name="ce23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koyan MiG-2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U</text:p>
          </table:table-cell>
          <table:table-cell table:style-name="ce229" office:value-type="string" calcext:value-type="string">
            <text:p>mig29</text:p>
          </table:table-cell>
          <table:table-cell table:style-name="ce229" office:value-type="string" calcext:value-type="string">
            <text:p>MIG29</text:p>
          </table:table-cell>
          <table:table-cell table:style-name="ce232" office:value-type="date" office:date-value="1977-10-06" calcext:value-type="date">
            <text:p>1977-10-06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52" calcext:value-type="float">
            <text:p>52</text:p>
          </table:table-cell>
          <table:table-cell table:style-name="ce230" office:value-type="float" office:value="2400" calcext:value-type="float">
            <text:p>2400</text:p>
          </table:table-cell>
          <table:table-cell table:style-name="ce233" table:formula="of:=[.AL47]/5" office:value-type="float" office:value="420" calcext:value-type="float">
            <text:p>42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106" calcext:value-type="float">
            <text:p>106</text:p>
          </table:table-cell>
          <table:table-cell table:style-name="ce235" table:formula="of:=([.AJ47]*2)/(9600/255)" office:value-type="float" office:value="1275" calcext:value-type="float">
            <text:p>1275</text:p>
          </table:table-cell>
          <table:table-cell table:style-name="ce233" table:formula="of:=[.BH47]" office:value-type="float" office:value="78" calcext:value-type="float">
            <text:p>78</text:p>
          </table:table-cell>
          <table:table-cell table:style-name="ce233" table:formula="of:=[.BK47]" office:value-type="float" office:value="539.329955545213" calcext:value-type="float">
            <text:p>539</text:p>
          </table:table-cell>
          <table:table-cell table:style-name="ce236" table:formula="of:=[.AI47]/100/(700000/255)" office:value-type="float" office:value="105.642857142857" calcext:value-type="float">
            <text:p>106</text:p>
          </table:table-cell>
          <table:table-cell table:style-name="ce237" table:formula="of:=1.67*[.AF47]" office:value-type="float" office:value="28.9244" calcext:value-type="float">
            <text:p>28,9</text:p>
          </table:table-cell>
          <table:table-cell table:style-name="ce237" table:formula="of:=1.67*[.AG47]" office:value-type="float" office:value="18.9712" calcext:value-type="float">
            <text:p>19,0</text:p>
          </table:table-cell>
          <table:table-cell table:style-name="ce237" table:formula="of:=1.67*[.AH47]" office:value-type="float" office:value="7.8991" calcext:value-type="float">
            <text:p>7,9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&gt; 1600</text:p>
          </table:table-cell>
          <table:table-cell table:style-name="ce228" office:value-type="float" office:value="17.32" calcext:value-type="float">
            <text:p>17,32</text:p>
          </table:table-cell>
          <table:table-cell table:style-name="ce228" office:value-type="float" office:value="11.36" calcext:value-type="float">
            <text:p>11,36</text:p>
          </table:table-cell>
          <table:table-cell table:style-name="ce228" office:value-type="float" office:value="4.73" calcext:value-type="float">
            <text:p>4,73</text:p>
          </table:table-cell>
          <table:table-cell table:style-name="ce236" office:value-type="float" office:value="29000000" calcext:value-type="float">
            <text:p>29 000 000</text:p>
          </table:table-cell>
          <table:table-cell table:style-name="ce236" office:value-type="float" office:value="24000" calcext:value-type="float">
            <text:p>24 000</text:p>
          </table:table-cell>
          <table:table-cell table:style-name="ce236"/>
          <table:table-cell table:style-name="ce228" office:value-type="float" office:value="2100" calcext:value-type="float">
            <text:p>2100</text:p>
          </table:table-cell>
          <table:table-cell table:style-name="ce228" office:value-type="float" office:value="18000" calcext:value-type="float">
            <text:p>18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47]-[.AO47]-[.AN47]" office:value-type="float" office:value="6915" calcext:value-type="float">
            <text:p>6915</text:p>
          </table:table-cell>
          <table:table-cell table:style-name="ce238" table:formula="of:=([.AP47]/0.8)/([.AL47]/1.852)*54" office:value-type="float" office:value="411.640071428571" calcext:value-type="float">
            <text:p>41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7" calcext:value-type="float">
            <text:p>7</text:p>
          </table:table-cell>
          <table:table-cell table:style-name="ce23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39" table:formula="of:=[.AM47]/5" office:value-type="currency" office:currency="GBP" office:value="3600" calcext:value-type="currency">
            <text:p><text:s/>£3 600 </text:p>
          </table:table-cell>
          <table:table-cell table:style-name="ce239" table:formula="of:=[.AR47]*([.AS47]*1.3*300)" office:value-type="currency" office:currency="GBP" office:value="2730" calcext:value-type="currency">
            <text:p><text:s/>£2 730 </text:p>
          </table:table-cell>
          <table:table-cell table:style-name="ce239" table:formula="of:=([.BB47]*3/100)" office:value-type="currency" office:currency="GBP" office:value="6082.0311" calcext:value-type="currency">
            <text:p><text:s/>£6 082 </text:p>
          </table:table-cell>
          <table:table-cell table:style-name="ce23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38" table:formula="of:=[.AX47]/(9600/255)" office:value-type="float" office:value="727.064887171205" calcext:value-type="float">
            <text:p>727</text:p>
          </table:table-cell>
          <table:table-cell table:style-name="ce240" office:value-type="currency" office:currency="USD" office:value="20000000" calcext:value-type="currency">
            <text:p>$ 20 000 000</text:p>
          </table:table-cell>
          <table:table-cell table:style-name="ce236" table:formula="of:=[.AZ47]" office:value-type="float" office:value="20000000" calcext:value-type="float">
            <text:p>20 000 000</text:p>
          </table:table-cell>
          <table:table-cell table:style-name="ce23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38" table:formula="of:=[.BB47]/2734.37" office:value-type="float" office:value="74.1429908900405" calcext:value-type="float">
            <text:p>74</text:p>
          </table:table-cell>
          <table:table-cell table:style-name="ce231" table:formula="of:=[.G47]" office:value-type="date" office:date-value="1977-10-06" calcext:value-type="date">
            <text:p>1977-10-06</text:p>
          </table:table-cell>
          <table:table-cell table:style-name="ce241" office:value-type="float" office:value="4.7" calcext:value-type="float">
            <text:p>4,7</text:p>
          </table:table-cell>
          <table:table-cell table:style-name="ce24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39" table:formula="of:=[.BF47]/10/2" office:value-type="currency" office:currency="GBP" office:value="212765.957446809" calcext:value-type="currency">
            <text:p><text:s/>£212 766 </text:p>
          </table:table-cell>
          <table:table-cell table:style-name="ce233" table:formula="of:=ROUNDUP([.BG47]/2734.37;0)" office:value-type="float" office:value="78" calcext:value-type="float">
            <text:p>78</text:p>
          </table:table-cell>
          <table:table-cell table:style-name="ce23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3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33" table:formula="of:=[.BJ47]/(9600/255)" office:value-type="float" office:value="539.329955545213" calcext:value-type="float">
            <text:p>539</text:p>
          </table:table-cell>
          <table:table-cell table:style-name="ce23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Dassault Mirage 2000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V</text:p>
          </table:table-cell>
          <table:table-cell table:style-name="ce229" office:value-type="string" calcext:value-type="string">
            <text:p>mirage2k</text:p>
          </table:table-cell>
          <table:table-cell table:style-name="ce229" office:value-type="string" calcext:value-type="string">
            <text:p>MIRAGE2K</text:p>
          </table:table-cell>
          <table:table-cell table:style-name="ce232" office:value-type="date" office:date-value="1978-03-10" calcext:value-type="date">
            <text:p>1978-03-10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2336" calcext:value-type="float">
            <text:p>2336</text:p>
          </table:table-cell>
          <table:table-cell table:style-name="ce233" table:formula="of:=[.AL48]/5" office:value-type="float" office:value="667" calcext:value-type="float">
            <text:p>667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95" calcext:value-type="float">
            <text:p>95</text:p>
          </table:table-cell>
          <table:table-cell table:style-name="ce235" table:formula="of:=([.AJ48]*2)/(9600/255)" office:value-type="float" office:value="903.125" calcext:value-type="float">
            <text:p>903</text:p>
          </table:table-cell>
          <table:table-cell table:style-name="ce233" table:formula="of:=[.BH48]" office:value-type="float" office:value="85" calcext:value-type="float">
            <text:p>85</text:p>
          </table:table-cell>
          <table:table-cell table:style-name="ce233" table:formula="of:=[.BK48]" office:value-type="float" office:value="521.14659984375" calcext:value-type="float">
            <text:p>521</text:p>
          </table:table-cell>
          <table:table-cell table:style-name="ce236" table:formula="of:=[.AI48]/100/(700000/255)" office:value-type="float" office:value="94.7142857142857" calcext:value-type="float">
            <text:p>95</text:p>
          </table:table-cell>
          <table:table-cell table:style-name="ce237" table:formula="of:=1.67*[.AF48]" office:value-type="float" office:value="23.9812" calcext:value-type="float">
            <text:p>24,0</text:p>
          </table:table-cell>
          <table:table-cell table:style-name="ce237" table:formula="of:=1.67*[.AG48]" office:value-type="float" office:value="15.2471" calcext:value-type="float">
            <text:p>15,2</text:p>
          </table:table-cell>
          <table:table-cell table:style-name="ce237" table:formula="of:=1.67*[.AH48]" office:value-type="float" office:value="8.684" calcext:value-type="float">
            <text:p>8,7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601" calcext:value-type="float">
            <text:p>601</text:p>
          </table:table-cell>
          <table:table-cell table:style-name="ce228" office:value-type="float" office:value="14.36" calcext:value-type="float">
            <text:p>14,36</text:p>
          </table:table-cell>
          <table:table-cell table:style-name="ce228" office:value-type="float" office:value="9.13" calcext:value-type="float">
            <text:p>9,13</text:p>
          </table:table-cell>
          <table:table-cell table:style-name="ce228" office:value-type="float" office:value="5.2" calcext:value-type="float">
            <text:p>5,2</text:p>
          </table:table-cell>
          <table:table-cell table:style-name="ce236" office:value-type="float" office:value="26000000" calcext:value-type="float">
            <text:p>26 000 000</text:p>
          </table:table-cell>
          <table:table-cell table:style-name="ce236" office:value-type="float" office:value="17000" calcext:value-type="float">
            <text:p>17 000</text:p>
          </table:table-cell>
          <table:table-cell table:style-name="ce236" office:value-type="float" office:value="5400" calcext:value-type="float">
            <text:p>5 400</text:p>
          </table:table-cell>
          <table:table-cell table:style-name="ce228" office:value-type="float" office:value="3335" calcext:value-type="float">
            <text:p>3335</text:p>
          </table:table-cell>
          <table:table-cell table:style-name="ce228" office:value-type="float" office:value="17000" calcext:value-type="float">
            <text:p>17000</text:p>
          </table:table-cell>
          <table:table-cell table:style-name="ce228" office:value-type="float" office:value="7500" calcext:value-type="float">
            <text:p>750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48]-[.AO48]-[.AN48]" office:value-type="float" office:value="9415" calcext:value-type="float">
            <text:p>9415</text:p>
          </table:table-cell>
          <table:table-cell table:style-name="ce238" table:formula="of:=([.AP48]/0.8)/([.AL48]/1.852)*54" office:value-type="float" office:value="352.914287856072" calcext:value-type="float">
            <text:p>353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7" calcext:value-type="float">
            <text:p>7</text:p>
          </table:table-cell>
          <table:table-cell table:style-name="ce23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39" table:formula="of:=[.AM48]/5" office:value-type="currency" office:currency="GBP" office:value="3400" calcext:value-type="currency">
            <text:p><text:s/>£3 400 </text:p>
          </table:table-cell>
          <table:table-cell table:style-name="ce239" table:formula="of:=[.AR48]*([.AS48]*1.3*300)" office:value-type="currency" office:currency="GBP" office:value="2730" calcext:value-type="currency">
            <text:p><text:s/>£2 730 </text:p>
          </table:table-cell>
          <table:table-cell table:style-name="ce239" table:formula="of:=([.BB48]*3/100)" office:value-type="currency" office:currency="GBP" office:value="6982.0311" calcext:value-type="currency">
            <text:p><text:s/>£6 982 </text:p>
          </table:table-cell>
          <table:table-cell table:style-name="ce23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38" table:formula="of:=[.AX48]/(9600/255)" office:value-type="float" office:value="688.968619589861" calcext:value-type="float">
            <text:p>689</text:p>
          </table:table-cell>
          <table:table-cell table:style-name="ce240" office:value-type="currency" office:currency="USD" office:value="23000000" calcext:value-type="currency">
            <text:p>$ 23 000 000</text:p>
          </table:table-cell>
          <table:table-cell table:style-name="ce236" table:formula="of:=[.AZ48]" office:value-type="float" office:value="23000000" calcext:value-type="float">
            <text:p>23 000 000</text:p>
          </table:table-cell>
          <table:table-cell table:style-name="ce23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38" table:formula="of:=[.BB48]/2734.37" office:value-type="float" office:value="85.1144395235466" calcext:value-type="float">
            <text:p>85</text:p>
          </table:table-cell>
          <table:table-cell table:style-name="ce231" table:formula="of:=[.G48]" office:value-type="date" office:date-value="1978-03-10" calcext:value-type="date">
            <text:p>1978-03-10</text:p>
          </table:table-cell>
          <table:table-cell table:style-name="ce241" office:value-type="float" office:value="5" calcext:value-type="float">
            <text:p>5,0</text:p>
          </table:table-cell>
          <table:table-cell table:style-name="ce242" table:formula="of:=[.BA48]/[.BE48]" office:value-type="currency" office:currency="USD" office:value="4600000" calcext:value-type="currency">
            <text:p><text:s/>$4 600 000 </text:p>
          </table:table-cell>
          <table:table-cell table:style-name="ce239" table:formula="of:=[.BF48]/10/2" office:value-type="currency" office:currency="GBP" office:value="230000" calcext:value-type="currency">
            <text:p><text:s/>£230 000 </text:p>
          </table:table-cell>
          <table:table-cell table:style-name="ce233" table:formula="of:=ROUNDUP([.BG48]/2734.37;0)" office:value-type="float" office:value="85" calcext:value-type="float">
            <text:p>85</text:p>
          </table:table-cell>
          <table:table-cell table:style-name="ce239" table:formula="of:=[.BG48]*1.5/100" office:value-type="currency" office:currency="GBP" office:value="3450" calcext:value-type="currency">
            <text:p><text:s/>£3 450 </text:p>
          </table:table-cell>
          <table:table-cell table:style-name="ce23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33" table:formula="of:=[.BJ48]/(9600/255)" office:value-type="float" office:value="521.14659984375" calcext:value-type="float">
            <text:p>521</text:p>
          </table:table-cell>
          <table:table-cell table:style-name="ce23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F/A-18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W</text:p>
          </table:table-cell>
          <table:table-cell table:style-name="ce229" office:value-type="string" calcext:value-type="string">
            <text:p>f18</text:p>
          </table:table-cell>
          <table:table-cell table:style-name="ce229" office:value-type="string" calcext:value-type="string">
            <text:p>F18</text:p>
          </table:table-cell>
          <table:table-cell table:style-name="ce232" office:value-type="date" office:date-value="1980-02-01" calcext:value-type="date">
            <text:p>1980-02-01</text:p>
          </table:table-cell>
          <table:table-cell table:style-name="ce233" office:value-type="float" office:value="53" calcext:value-type="float">
            <text:p>53</text:p>
          </table:table-cell>
          <table:table-cell table:style-name="ce233" office:value-type="float" office:value="25" calcext:value-type="float">
            <text:p>25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3" calcext:value-type="float">
            <text:p>63</text:p>
          </table:table-cell>
          <table:table-cell table:style-name="ce233" office:value-type="float" office:value="49" calcext:value-type="float">
            <text:p>49</text:p>
          </table:table-cell>
          <table:table-cell table:style-name="ce233" office:value-type="float" office:value="1915" calcext:value-type="float">
            <text:p>1915</text:p>
          </table:table-cell>
          <table:table-cell table:style-name="ce233" table:formula="of:=[.AL49]/5" office:value-type="float" office:value="403.4" calcext:value-type="float">
            <text:p>403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90" calcext:value-type="float">
            <text:p>9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08" calcext:value-type="float">
            <text:p>208</text:p>
          </table:table-cell>
          <table:table-cell table:style-name="ce235" table:formula="of:=([.AJ49]*2)/(9600/255)" office:value-type="float" office:value="1296.25" calcext:value-type="float">
            <text:p>1296</text:p>
          </table:table-cell>
          <table:table-cell table:style-name="ce233" table:formula="of:=[.BH49]" office:value-type="float" office:value="112" calcext:value-type="float">
            <text:p>112</text:p>
          </table:table-cell>
          <table:table-cell table:style-name="ce233" table:formula="of:=[.BK49]" office:value-type="float" office:value="713.989081613113" calcext:value-type="float">
            <text:p>714</text:p>
          </table:table-cell>
          <table:table-cell table:style-name="ce236" table:formula="of:=[.AI49]/100/(700000/255)" office:value-type="float" office:value="207.642857142857" calcext:value-type="float">
            <text:p>208</text:p>
          </table:table-cell>
          <table:table-cell table:style-name="ce237" table:formula="of:=1.67*[.AF49]" office:value-type="float" office:value="28.557" calcext:value-type="float">
            <text:p>28,6</text:p>
          </table:table-cell>
          <table:table-cell table:style-name="ce237" table:formula="of:=1.67*[.AG49]" office:value-type="float" office:value="20.541" calcext:value-type="float">
            <text:p>20,5</text:p>
          </table:table-cell>
          <table:table-cell table:style-name="ce237" table:formula="of:=1.67*[.AH49]" office:value-type="float" office:value="7.849" calcext:value-type="float">
            <text:p>7,8</text:p>
          </table:table-cell>
          <table:table-cell table:style-name="ce238" office:value-type="float" office:value="2" calcext:value-type="float">
            <text:p>2</text:p>
          </table:table-cell>
          <table:table-cell table:style-name="ce233"/>
          <table:table-cell table:style-name="ce228" office:value-type="float" office:value="17.1" calcext:value-type="float">
            <text:p>17,1</text:p>
          </table:table-cell>
          <table:table-cell table:style-name="ce228" office:value-type="float" office:value="12.3" calcext:value-type="float">
            <text:p>12,3</text:p>
          </table:table-cell>
          <table:table-cell table:style-name="ce228" office:value-type="float" office:value="4.7" calcext:value-type="float">
            <text:p>4,7</text:p>
          </table:table-cell>
          <table:table-cell table:style-name="ce236" office:value-type="float" office:value="57000000" calcext:value-type="float">
            <text:p>57 000 000</text:p>
          </table:table-cell>
          <table:table-cell table:number-columns-repeated="2" table:style-name="ce236" office:value-type="float" office:value="24400" calcext:value-type="float">
            <text:p>24 400</text:p>
          </table:table-cell>
          <table:table-cell table:style-name="ce238" office:value-type="float" office:value="2017" calcext:value-type="float">
            <text:p>2017</text:p>
          </table:table-cell>
          <table:table-cell table:style-name="ce238" office:value-type="float" office:value="23541" calcext:value-type="float">
            <text:p>23541</text:p>
          </table:table-cell>
          <table:table-cell table:style-name="ce238" office:value-type="float" office:value="10433" calcext:value-type="float">
            <text:p>10433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49]-[.AO49]-[.AN49]" office:value-type="float" office:value="12938" calcext:value-type="float">
            <text:p>12938</text:p>
          </table:table-cell>
          <table:table-cell table:style-name="ce238" table:formula="of:=([.AP49]/0.8)/([.AL49]/1.852)*54" office:value-type="float" office:value="801.873763014378" calcext:value-type="float">
            <text:p>80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3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39" table:formula="of:=[.AM49]/5" office:value-type="currency" office:currency="GBP" office:value="4708.2" calcext:value-type="currency">
            <text:p><text:s/>£4 708 </text:p>
          </table:table-cell>
          <table:table-cell table:style-name="ce239" table:formula="of:=[.AR49]*([.AS49]*1.3*300)" office:value-type="currency" office:currency="GBP" office:value="6240" calcext:value-type="currency">
            <text:p><text:s/>£6 240 </text:p>
          </table:table-cell>
          <table:table-cell table:style-name="ce239" table:formula="of:=([.BB49]*3/100)" office:value-type="currency" office:currency="GBP" office:value="11932.0311" calcext:value-type="currency">
            <text:p><text:s/>£11 932 </text:p>
          </table:table-cell>
          <table:table-cell table:style-name="ce23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38" table:formula="of:=[.AX49]/(9600/255)" office:value-type="float" office:value="1381.83244644213" calcext:value-type="float">
            <text:p>1382</text:p>
          </table:table-cell>
          <table:table-cell table:style-name="ce240" office:value-type="currency" office:currency="USD" office:value="39500000" calcext:value-type="currency">
            <text:p>$ 39 500 000</text:p>
          </table:table-cell>
          <table:table-cell table:style-name="ce236" table:formula="of:=[.AZ49]" office:value-type="float" office:value="39500000" calcext:value-type="float">
            <text:p>39 500 000</text:p>
          </table:table-cell>
          <table:table-cell table:style-name="ce23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38" table:formula="of:=[.BB49]/2734.37" office:value-type="float" office:value="145.45740700783" calcext:value-type="float">
            <text:p>145</text:p>
          </table:table-cell>
          <table:table-cell table:style-name="ce231" table:formula="of:=[.G49]" office:value-type="date" office:date-value="1980-02-01" calcext:value-type="date">
            <text:p>1980-02-01</text:p>
          </table:table-cell>
          <table:table-cell table:style-name="ce241" office:value-type="float" office:value="6.5" calcext:value-type="float">
            <text:p>6,5</text:p>
          </table:table-cell>
          <table:table-cell table:style-name="ce24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39" table:formula="of:=[.BF49]/10/2" office:value-type="currency" office:currency="GBP" office:value="303846.153846154" calcext:value-type="currency">
            <text:p><text:s/>£303 846 </text:p>
          </table:table-cell>
          <table:table-cell table:style-name="ce233" table:formula="of:=ROUNDUP([.BG49]/2734.37;0)" office:value-type="float" office:value="112" calcext:value-type="float">
            <text:p>112</text:p>
          </table:table-cell>
          <table:table-cell table:style-name="ce23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3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33" table:formula="of:=[.BJ49]/(9600/255)" office:value-type="float" office:value="713.989081613113" calcext:value-type="float">
            <text:p>714</text:p>
          </table:table-cell>
          <table:table-cell table:style-name="ce23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Saab JAS 39 Gripen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X</text:p>
          </table:table-cell>
          <table:table-cell table:style-name="ce229" office:value-type="string" calcext:value-type="string">
            <text:p>jas39</text:p>
          </table:table-cell>
          <table:table-cell table:style-name="ce229" office:value-type="string" calcext:value-type="string">
            <text:p>JAS39</text:p>
          </table:table-cell>
          <table:table-cell table:style-name="ce232" office:value-type="date" office:date-value="1989-02-01" calcext:value-type="date">
            <text:p>1989-02-01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2460" calcext:value-type="float">
            <text:p>2460</text:p>
          </table:table-cell>
          <table:table-cell table:style-name="ce233" table:formula="of:=[.AL50]/5" office:value-type="float" office:value="640" calcext:value-type="float">
            <text:p>6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4" calcext:value-type="float">
            <text:p>8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109" calcext:value-type="float">
            <text:p>109</text:p>
          </table:table-cell>
          <table:table-cell table:style-name="ce235" table:formula="of:=([.AJ50]*2)/(9600/255)" office:value-type="float" office:value="1434.375" calcext:value-type="float">
            <text:p>1434</text:p>
          </table:table-cell>
          <table:table-cell table:style-name="ce233" table:formula="of:=[.BH50]" office:value-type="float" office:value="74" calcext:value-type="float">
            <text:p>74</text:p>
          </table:table-cell>
          <table:table-cell table:style-name="ce233" table:formula="of:=[.BK50]" office:value-type="float" office:value="433.899999375" calcext:value-type="float">
            <text:p>434</text:p>
          </table:table-cell>
          <table:table-cell table:style-name="ce236" table:formula="of:=[.AI50]/100/(700000/255)" office:value-type="float" office:value="109.285714285714" calcext:value-type="float">
            <text:p>109</text:p>
          </table:table-cell>
          <table:table-cell table:style-name="ce237" table:formula="of:=1.67*[.AF50]" office:value-type="float" office:value="23.547" calcext:value-type="float">
            <text:p>23,5</text:p>
          </table:table-cell>
          <table:table-cell table:style-name="ce237" table:formula="of:=1.67*[.AG50]" office:value-type="float" office:value="14.028" calcext:value-type="float">
            <text:p>14,0</text:p>
          </table:table-cell>
          <table:table-cell table:style-name="ce237" table:formula="of:=1.67*[.AH50]" office:value-type="float" office:value="7.515" calcext:value-type="float">
            <text:p>7,5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271plus</text:p>
          </table:table-cell>
          <table:table-cell table:style-name="ce228" office:value-type="float" office:value="14.1" calcext:value-type="float">
            <text:p>14,1</text:p>
          </table:table-cell>
          <table:table-cell table:style-name="ce228" office:value-type="float" office:value="8.4" calcext:value-type="float">
            <text:p>8,4</text:p>
          </table:table-cell>
          <table:table-cell table:style-name="ce228" office:value-type="float" office:value="4.5" calcext:value-type="float">
            <text:p>4,5</text:p>
          </table:table-cell>
          <table:table-cell table:style-name="ce236" office:value-type="float" office:value="30000000" calcext:value-type="float">
            <text:p>30 000 000</text:p>
          </table:table-cell>
          <table:table-cell table:style-name="ce236" office:value-type="float" office:value="27000" calcext:value-type="float">
            <text:p>27 000</text:p>
          </table:table-cell>
          <table:table-cell table:style-name="ce236" office:value-type="float" office:value="4700" calcext:value-type="float">
            <text:p>4 700</text:p>
          </table:table-cell>
          <table:table-cell table:style-name="ce228" office:value-type="float" office:value="3200" calcext:value-type="float">
            <text:p>3200</text:p>
          </table:table-cell>
          <table:table-cell table:style-name="ce228" office:value-type="float" office:value="14000" calcext:value-type="float">
            <text:p>14000</text:p>
          </table:table-cell>
          <table:table-cell table:style-name="ce228" office:value-type="float" office:value="6800" calcext:value-type="float">
            <text:p>680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50]-[.AO50]-[.AN50]" office:value-type="float" office:value="7115" calcext:value-type="float">
            <text:p>7115</text:p>
          </table:table-cell>
          <table:table-cell table:style-name="ce238" table:formula="of:=([.AP50]/0.8)/([.AL50]/1.852)*54" office:value-type="float" office:value="277.951921875" calcext:value-type="float">
            <text:p>27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3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39" table:formula="of:=[.AM50]/5" office:value-type="currency" office:currency="GBP" office:value="2800" calcext:value-type="currency">
            <text:p><text:s/>£2 800 </text:p>
          </table:table-cell>
          <table:table-cell table:style-name="ce239" table:formula="of:=[.AR50]*([.AS50]*1.3*300)" office:value-type="currency" office:currency="GBP" office:value="3120" calcext:value-type="currency">
            <text:p><text:s/>£3 120 </text:p>
          </table:table-cell>
          <table:table-cell table:style-name="ce239" table:formula="of:=([.BB50]*3/100)" office:value-type="currency" office:currency="GBP" office:value="12082.0311" calcext:value-type="currency">
            <text:p><text:s/>£12 082 </text:p>
          </table:table-cell>
          <table:table-cell table:style-name="ce23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38" table:formula="of:=[.AX50]/(9600/255)" office:value-type="float" office:value="746.495495877002" calcext:value-type="float">
            <text:p>746</text:p>
          </table:table-cell>
          <table:table-cell table:style-name="ce240" office:value-type="currency" office:currency="USD" office:value="40000000" calcext:value-type="currency">
            <text:p>$ 40 000 000</text:p>
          </table:table-cell>
          <table:table-cell table:style-name="ce236" table:formula="of:=[.AZ50]" office:value-type="float" office:value="40000000" calcext:value-type="float">
            <text:p>40 000 000</text:p>
          </table:table-cell>
          <table:table-cell table:style-name="ce23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38" table:formula="of:=[.BB50]/2734.37" office:value-type="float" office:value="147.285981780081" calcext:value-type="float">
            <text:p>147</text:p>
          </table:table-cell>
          <table:table-cell table:style-name="ce231" table:formula="of:=[.G50]" office:value-type="date" office:date-value="1989-02-01" calcext:value-type="date">
            <text:p>1989-02-01</text:p>
          </table:table-cell>
          <table:table-cell table:style-name="ce241" office:value-type="float" office:value="10" calcext:value-type="float">
            <text:p>10,0</text:p>
          </table:table-cell>
          <table:table-cell table:style-name="ce242" table:formula="of:=[.BA50]/[.BE50]" office:value-type="currency" office:currency="USD" office:value="4000000" calcext:value-type="currency">
            <text:p><text:s/>$4 000 000 </text:p>
          </table:table-cell>
          <table:table-cell table:style-name="ce239" table:formula="of:=[.BF50]/10/2" office:value-type="currency" office:currency="GBP" office:value="200000" calcext:value-type="currency">
            <text:p><text:s/>£200 000 </text:p>
          </table:table-cell>
          <table:table-cell table:style-name="ce233" table:formula="of:=ROUNDUP([.BG50]/2734.37;0)" office:value-type="float" office:value="74" calcext:value-type="float">
            <text:p>74</text:p>
          </table:table-cell>
          <table:table-cell table:style-name="ce239" table:formula="of:=[.BG50]*1.5/100" office:value-type="currency" office:currency="GBP" office:value="3000" calcext:value-type="currency">
            <text:p><text:s/>£3 000 </text:p>
          </table:table-cell>
          <table:table-cell table:style-name="ce23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33" table:formula="of:=[.BJ50]/(9600/255)" office:value-type="float" office:value="433.899999375" calcext:value-type="float">
            <text:p>434</text:p>
          </table:table-cell>
          <table:table-cell table:style-name="ce23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Sukhoi Su-30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Y</text:p>
          </table:table-cell>
          <table:table-cell table:style-name="ce229" office:value-type="string" calcext:value-type="string">
            <text:p>su30</text:p>
          </table:table-cell>
          <table:table-cell table:style-name="ce229" office:value-type="string" calcext:value-type="string">
            <text:p>SU30</text:p>
          </table:table-cell>
          <table:table-cell table:style-name="ce232" office:value-type="date" office:date-value="1989-12-31" calcext:value-type="date">
            <text:p>1989-12-31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4" calcext:value-type="float">
            <text:p>64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2120" calcext:value-type="float">
            <text:p>2120</text:p>
          </table:table-cell>
          <table:table-cell table:style-name="ce233" table:formula="of:=[.AL51]/5" office:value-type="float" office:value="600" calcext:value-type="float">
            <text:p>6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138" calcext:value-type="float">
            <text:p>138</text:p>
          </table:table-cell>
          <table:table-cell table:style-name="ce235" table:formula="of:=([.AJ51]*2)/(9600/255)" office:value-type="float" office:value="1381.25" calcext:value-type="float">
            <text:p>1381</text:p>
          </table:table-cell>
          <table:table-cell table:style-name="ce233" table:formula="of:=[.BH51]" office:value-type="float" office:value="53" calcext:value-type="float">
            <text:p>53</text:p>
          </table:table-cell>
          <table:table-cell table:style-name="ce233" table:formula="of:=[.BK51]" office:value-type="float" office:value="921.807590273437" calcext:value-type="float">
            <text:p>922</text:p>
          </table:table-cell>
          <table:table-cell table:style-name="ce236" table:formula="of:=[.AI51]/100/(700000/255)" office:value-type="float" office:value="138.428571428571" calcext:value-type="float">
            <text:p>138</text:p>
          </table:table-cell>
          <table:table-cell table:style-name="ce237" table:formula="of:=1.67*[.AF51]" office:value-type="float" office:value="36.63145" calcext:value-type="float">
            <text:p>36,6</text:p>
          </table:table-cell>
          <table:table-cell table:style-name="ce237" table:formula="of:=1.67*[.AG51]" office:value-type="float" office:value="24.549" calcext:value-type="float">
            <text:p>24,5</text:p>
          </table:table-cell>
          <table:table-cell table:style-name="ce237" table:formula="of:=1.67*[.AH51]" office:value-type="float" office:value="10.6045" calcext:value-type="float">
            <text:p>10,6</text:p>
          </table:table-cell>
          <table:table-cell table:style-name="ce228" office:value-type="float" office:value="2" calcext:value-type="float">
            <text:p>2</text:p>
          </table:table-cell>
          <table:table-cell table:style-name="ce229" office:value-type="string" calcext:value-type="string">
            <text:p>&gt; 630</text:p>
          </table:table-cell>
          <table:table-cell table:style-name="ce228" office:value-type="float" office:value="21.935" calcext:value-type="float">
            <text:p>21,935</text:p>
          </table:table-cell>
          <table:table-cell table:style-name="ce228" office:value-type="float" office:value="14.7" calcext:value-type="float">
            <text:p>14,7</text:p>
          </table:table-cell>
          <table:table-cell table:style-name="ce228" office:value-type="float" office:value="6.35" calcext:value-type="float">
            <text:p>6,35</text:p>
          </table:table-cell>
          <table:table-cell table:style-name="ce236" office:value-type="float" office:value="38000000" calcext:value-type="float">
            <text:p>38 000 000</text:p>
          </table:table-cell>
          <table:table-cell table:style-name="ce236" office:value-type="float" office:value="26000" calcext:value-type="float">
            <text:p>26 000</text:p>
          </table:table-cell>
          <table:table-cell table:style-name="ce236"/>
          <table:table-cell table:style-name="ce228" office:value-type="float" office:value="3000" calcext:value-type="float">
            <text:p>3000</text:p>
          </table:table-cell>
          <table:table-cell table:style-name="ce228" office:value-type="float" office:value="34500" calcext:value-type="float">
            <text:p>34500</text:p>
          </table:table-cell>
          <table:table-cell table:style-name="ce228" office:value-type="float" office:value="17700" calcext:value-type="float">
            <text:p>17700</text:p>
          </table:table-cell>
          <table:table-cell table:style-name="ce228" office:value-type="float" office:value="170" calcext:value-type="float">
            <text:p>170</text:p>
          </table:table-cell>
          <table:table-cell table:style-name="ce238" table:formula="of:=[.AM51]-[.AO51]-[.AN51]" office:value-type="float" office:value="16630" calcext:value-type="float">
            <text:p>16630</text:p>
          </table:table-cell>
          <table:table-cell table:style-name="ce238" table:formula="of:=([.AP51]/0.8)/([.AL51]/1.852)*54" office:value-type="float" office:value="692.9721" calcext:value-type="float">
            <text:p>69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8" calcext:value-type="float">
            <text:p>8</text:p>
          </table:table-cell>
          <table:table-cell table:style-name="ce239" table:formula="of:=[.AQ51]*0.673*54" office:value-type="currency" office:currency="GBP" office:value="25183.9920582" calcext:value-type="currency">
            <text:p><text:s/>£25 184 </text:p>
          </table:table-cell>
          <table:table-cell table:style-name="ce239" table:formula="of:=[.AM51]/5" office:value-type="currency" office:currency="GBP" office:value="6900" calcext:value-type="currency">
            <text:p><text:s/>£6 900 </text:p>
          </table:table-cell>
          <table:table-cell table:style-name="ce239" table:formula="of:=[.AR51]*([.AS51]*1.3*300)" office:value-type="currency" office:currency="GBP" office:value="6240" calcext:value-type="currency">
            <text:p><text:s/>£6 240 </text:p>
          </table:table-cell>
          <table:table-cell table:style-name="ce239" table:formula="of:=([.BB51]*3/100)" office:value-type="currency" office:currency="GBP" office:value="8722.0311" calcext:value-type="currency">
            <text:p><text:s/>£8 722 </text:p>
          </table:table-cell>
          <table:table-cell table:style-name="ce23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38" table:formula="of:=[.AX51]/(9600/255)" office:value-type="float" office:value="1249.65999013969" calcext:value-type="float">
            <text:p>1250</text:p>
          </table:table-cell>
          <table:table-cell table:style-name="ce240" office:value-type="currency" office:currency="USD" office:value="28800000" calcext:value-type="currency">
            <text:p>$ 28 800 000</text:p>
          </table:table-cell>
          <table:table-cell table:style-name="ce236" table:formula="of:=[.AZ51]" office:value-type="float" office:value="28800000" calcext:value-type="float">
            <text:p>28 800 000</text:p>
          </table:table-cell>
          <table:table-cell table:style-name="ce23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38" table:formula="of:=[.BB51]/2734.37" office:value-type="float" office:value="106.325906881658" calcext:value-type="float">
            <text:p>106</text:p>
          </table:table-cell>
          <table:table-cell table:style-name="ce231" table:formula="of:=[.G51]" office:value-type="date" office:date-value="1989-12-31" calcext:value-type="date">
            <text:p>1989-12-31</text:p>
          </table:table-cell>
          <table:table-cell table:style-name="ce241" office:value-type="float" office:value="10" calcext:value-type="float">
            <text:p>10,0</text:p>
          </table:table-cell>
          <table:table-cell table:style-name="ce242" table:formula="of:=[.BA51]/[.BE51]" office:value-type="currency" office:currency="USD" office:value="2880000" calcext:value-type="currency">
            <text:p><text:s/>$2 880 000 </text:p>
          </table:table-cell>
          <table:table-cell table:style-name="ce239" table:formula="of:=[.BF51]/10/2" office:value-type="currency" office:currency="GBP" office:value="144000" calcext:value-type="currency">
            <text:p><text:s/>£144 000 </text:p>
          </table:table-cell>
          <table:table-cell table:style-name="ce233" table:formula="of:=ROUNDUP([.BG51]/2734.37;0)" office:value-type="float" office:value="53" calcext:value-type="float">
            <text:p>53</text:p>
          </table:table-cell>
          <table:table-cell table:style-name="ce239" table:formula="of:=[.BG51]*1.5/100" office:value-type="currency" office:currency="GBP" office:value="2160" calcext:value-type="currency">
            <text:p><text:s/>£2 160 </text:p>
          </table:table-cell>
          <table:table-cell table:style-name="ce23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33" table:formula="of:=[.BJ51]/(9600/255)" office:value-type="float" office:value="921.807590273437" calcext:value-type="float">
            <text:p>922</text:p>
          </table:table-cell>
          <table:table-cell table:style-name="ce23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Dassault Rafale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Z</text:p>
          </table:table-cell>
          <table:table-cell table:style-name="ce229" office:value-type="string" calcext:value-type="string">
            <text:p>rafale</text:p>
          </table:table-cell>
          <table:table-cell table:style-name="ce229" office:value-type="string" calcext:value-type="string">
            <text:p>RAFALE</text:p>
          </table:table-cell>
          <table:table-cell table:style-name="ce232" office:value-type="date" office:date-value="1991-05-19" calcext:value-type="date">
            <text:p>1991-05-19</text:p>
          </table:table-cell>
          <table:table-cell table:number-columns-repeated="2" table:style-name="ce230" office:value-type="float" office:value="40" calcext:value-type="float">
            <text:p>4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" calcext:value-type="float">
            <text:p>65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1912" calcext:value-type="float">
            <text:p>1912</text:p>
          </table:table-cell>
          <table:table-cell table:style-name="ce233" table:formula="of:=[.AL52]/5" office:value-type="float" office:value="740" calcext:value-type="float">
            <text:p>74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5" calcext:value-type="float">
            <text:p>8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19" calcext:value-type="float">
            <text:p>219</text:p>
          </table:table-cell>
          <table:table-cell table:style-name="ce235" table:formula="of:=([.AJ52]*2)/(9600/255)" office:value-type="float" office:value="876.5625" calcext:value-type="float">
            <text:p>877</text:p>
          </table:table-cell>
          <table:table-cell table:style-name="ce233" table:formula="of:=[.BH52]" office:value-type="float" office:value="217" calcext:value-type="float">
            <text:p>217</text:p>
          </table:table-cell>
          <table:table-cell table:style-name="ce233" table:formula="of:=[.BK52]" office:value-type="float" office:value="852.239323370028" calcext:value-type="float">
            <text:p>852</text:p>
          </table:table-cell>
          <table:table-cell table:style-name="ce236" table:formula="of:=[.AI52]/100/(700000/255)" office:value-type="float" office:value="218.571428571429" calcext:value-type="float">
            <text:p>219</text:p>
          </table:table-cell>
          <table:table-cell table:style-name="ce237" table:formula="of:=1.67*[.AF52]" office:value-type="float" office:value="25.5009" calcext:value-type="float">
            <text:p>25,5</text:p>
          </table:table-cell>
          <table:table-cell table:style-name="ce237" table:formula="of:=1.67*[.AG52]" office:value-type="float" office:value="18.203" calcext:value-type="float">
            <text:p>18,2</text:p>
          </table:table-cell>
          <table:table-cell table:style-name="ce237" table:formula="of:=1.67*[.AH52]" office:value-type="float" office:value="8.9178" calcext:value-type="float">
            <text:p>8,9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201 plus</text:p>
          </table:table-cell>
          <table:table-cell table:style-name="ce228" office:value-type="float" office:value="15.27" calcext:value-type="float">
            <text:p>15,27</text:p>
          </table:table-cell>
          <table:table-cell table:style-name="ce228" office:value-type="float" office:value="10.9" calcext:value-type="float">
            <text:p>10,9</text:p>
          </table:table-cell>
          <table:table-cell table:style-name="ce228" office:value-type="float" office:value="5.34" calcext:value-type="float">
            <text:p>5,34</text:p>
          </table:table-cell>
          <table:table-cell table:style-name="ce236" office:value-type="float" office:value="60000000" calcext:value-type="float">
            <text:p>60 000 000</text:p>
          </table:table-cell>
          <table:table-cell table:number-columns-repeated="2" table:style-name="ce236" office:value-type="float" office:value="16500" calcext:value-type="float">
            <text:p>16 500</text:p>
          </table:table-cell>
          <table:table-cell table:style-name="ce228" office:value-type="float" office:value="3700" calcext:value-type="float">
            <text:p>3700</text:p>
          </table:table-cell>
          <table:table-cell table:style-name="ce228" office:value-type="float" office:value="24500" calcext:value-type="float">
            <text:p>24500</text:p>
          </table:table-cell>
          <table:table-cell table:style-name="ce228" office:value-type="float" office:value="10300" calcext:value-type="float">
            <text:p>1030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52]-[.AO52]-[.AN52]" office:value-type="float" office:value="14115" calcext:value-type="float">
            <text:p>14115</text:p>
          </table:table-cell>
          <table:table-cell table:style-name="ce238" table:formula="of:=([.AP52]/0.8)/([.AL52]/1.852)*54" office:value-type="float" office:value="476.896256756757" calcext:value-type="float">
            <text:p>477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3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39" table:formula="of:=[.AM52]/5" office:value-type="currency" office:currency="GBP" office:value="4900" calcext:value-type="currency">
            <text:p><text:s/>£4 900 </text:p>
          </table:table-cell>
          <table:table-cell table:style-name="ce239" table:formula="of:=[.AR52]*([.AS52]*1.3*300)" office:value-type="currency" office:currency="GBP" office:value="3120" calcext:value-type="currency">
            <text:p><text:s/>£3 120 </text:p>
          </table:table-cell>
          <table:table-cell table:style-name="ce239" table:formula="of:=([.BB52]*3/100)" office:value-type="currency" office:currency="GBP" office:value="39082.0311" calcext:value-type="currency">
            <text:p><text:s/>£39 082 </text:p>
          </table:table-cell>
          <table:table-cell table:style-name="ce23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38" table:formula="of:=[.AX52]/(9600/255)" office:value-type="float" office:value="1711.51205104987" calcext:value-type="float">
            <text:p>1712</text:p>
          </table:table-cell>
          <table:table-cell table:style-name="ce240" office:value-type="currency" office:currency="USD" office:value="130000000" calcext:value-type="currency">
            <text:p>$ 130 000 000</text:p>
          </table:table-cell>
          <table:table-cell table:style-name="ce236" table:formula="of:=[.AZ52]" office:value-type="float" office:value="130000000" calcext:value-type="float">
            <text:p>130 000 000</text:p>
          </table:table-cell>
          <table:table-cell table:style-name="ce23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38" table:formula="of:=[.BB52]/2734.37" office:value-type="float" office:value="476.429440785263" calcext:value-type="float">
            <text:p>476</text:p>
          </table:table-cell>
          <table:table-cell table:style-name="ce231" table:formula="of:=[.G52]" office:value-type="date" office:date-value="1991-05-19" calcext:value-type="date">
            <text:p>1991-05-19</text:p>
          </table:table-cell>
          <table:table-cell table:style-name="ce241" office:value-type="float" office:value="11" calcext:value-type="float">
            <text:p>11,0</text:p>
          </table:table-cell>
          <table:table-cell table:style-name="ce24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39" table:formula="of:=[.BF52]/10/2" office:value-type="currency" office:currency="GBP" office:value="590909.090909091" calcext:value-type="currency">
            <text:p><text:s/>£590 909 </text:p>
          </table:table-cell>
          <table:table-cell table:style-name="ce233" table:formula="of:=ROUNDUP([.BG52]/2734.37;0)" office:value-type="float" office:value="217" calcext:value-type="float">
            <text:p>217</text:p>
          </table:table-cell>
          <table:table-cell table:style-name="ce23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3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33" table:formula="of:=[.BJ52]/(9600/255)" office:value-type="float" office:value="852.239323370028" calcext:value-type="float">
            <text:p>852</text:p>
          </table:table-cell>
          <table:table-cell table:style-name="ce23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L-159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A</text:p>
          </table:table-cell>
          <table:table-cell table:style-name="ce229" office:value-type="string" calcext:value-type="string">
            <text:p>aero_l159</text:p>
          </table:table-cell>
          <table:table-cell table:style-name="ce229" office:value-type="string" calcext:value-type="string">
            <text:p>AERO_L159</text:p>
          </table:table-cell>
          <table:table-cell table:style-name="ce232" office:value-type="date" office:date-value="1997-08-02" calcext:value-type="date">
            <text:p>1997-08-02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35" calcext:value-type="float">
            <text:p>35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960" calcext:value-type="float">
            <text:p>960</text:p>
          </table:table-cell>
          <table:table-cell table:style-name="ce233" table:formula="of:=[.AL53]/5" office:value-type="float" office:value="506" calcext:value-type="float">
            <text:p>506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75" calcext:value-type="float">
            <text:p>7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40" calcext:value-type="float">
            <text:p>40</text:p>
          </table:table-cell>
          <table:table-cell table:style-name="ce235" table:formula="of:=([.AJ53]*2)/(9600/255)" office:value-type="float" office:value="796.875" calcext:value-type="float">
            <text:p>797</text:p>
          </table:table-cell>
          <table:table-cell table:style-name="ce233" table:formula="of:=[.BH53]" office:value-type="float" office:value="30" calcext:value-type="float">
            <text:p>30</text:p>
          </table:table-cell>
          <table:table-cell table:style-name="ce233" table:formula="of:=[.BK53]" office:value-type="float" office:value="235.63932147541" calcext:value-type="float">
            <text:p>236</text:p>
          </table:table-cell>
          <table:table-cell table:style-name="ce236" table:formula="of:=[.AI53]/100/(700000/255)" office:value-type="float" office:value="40.0714285714286" calcext:value-type="float">
            <text:p>40</text:p>
          </table:table-cell>
          <table:table-cell table:style-name="ce237" table:formula="of:=1.28*[.AF53]" office:value-type="float" office:value="16.2944" calcext:value-type="float">
            <text:p>16,3</text:p>
          </table:table-cell>
          <table:table-cell table:style-name="ce237" table:formula="of:=1.28*[.AG53]" office:value-type="float" office:value="12.2112" calcext:value-type="float">
            <text:p>12,2</text:p>
          </table:table-cell>
          <table:table-cell table:style-name="ce237" table:formula="of:=1.28*[.AH53]" office:value-type="float" office:value="6.144" calcext:value-type="float">
            <text:p>6,1</text:p>
          </table:table-cell>
          <table:table-cell table:style-name="ce238"/>
          <table:table-cell table:style-name="ce233" office:value-type="float" office:value="72" calcext:value-type="float">
            <text:p>72</text:p>
          </table:table-cell>
          <table:table-cell table:style-name="ce228" office:value-type="float" office:value="12.73" calcext:value-type="float">
            <text:p>12,73</text:p>
          </table:table-cell>
          <table:table-cell table:style-name="ce228" office:value-type="float" office:value="9.54" calcext:value-type="float">
            <text:p>9,54</text:p>
          </table:table-cell>
          <table:table-cell table:style-name="ce228" office:value-type="float" office:value="4.8" calcext:value-type="float">
            <text:p>4,8</text:p>
          </table:table-cell>
          <table:table-cell table:style-name="ce236" office:value-type="float" office:value="11000000" calcext:value-type="float">
            <text:p>11 000 000</text:p>
          </table:table-cell>
          <table:table-cell table:style-name="ce236" office:value-type="float" office:value="15000" calcext:value-type="float">
            <text:p>15 000</text:p>
          </table:table-cell>
          <table:table-cell table:style-name="ce236"/>
          <table:table-cell table:style-name="ce238" office:value-type="float" office:value="2530" calcext:value-type="float">
            <text:p>2530</text:p>
          </table:table-cell>
          <table:table-cell table:style-name="ce238" office:value-type="float" office:value="8000" calcext:value-type="float">
            <text:p>8000</text:p>
          </table:table-cell>
          <table:table-cell table:style-name="ce238" office:value-type="float" office:value="4350" calcext:value-type="float">
            <text:p>4350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53]-[.AO53]-[.AN53]" office:value-type="float" office:value="3565" calcext:value-type="float">
            <text:p>3565</text:p>
          </table:table-cell>
          <table:table-cell table:style-name="ce238" table:formula="of:=([.AP53]/0.8)/([.AL53]/1.852)*54" office:value-type="float" office:value="176.150454545455" calcext:value-type="float">
            <text:p>176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6" calcext:value-type="float">
            <text:p>6</text:p>
          </table:table-cell>
          <table:table-cell table:style-name="ce23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39" table:formula="of:=[.AM53]/5" office:value-type="currency" office:currency="GBP" office:value="1600" calcext:value-type="currency">
            <text:p><text:s/>£1 600 </text:p>
          </table:table-cell>
          <table:table-cell table:style-name="ce239" table:formula="of:=[.AR53]*([.AS53]*1.3*300)" office:value-type="currency" office:currency="GBP" office:value="2340" calcext:value-type="currency">
            <text:p><text:s/>£2 340 </text:p>
          </table:table-cell>
          <table:table-cell table:style-name="ce239" table:formula="of:=([.BB53]*3/100)" office:value-type="currency" office:currency="GBP" office:value="6082.0311" calcext:value-type="currency">
            <text:p><text:s/>£6 082 </text:p>
          </table:table-cell>
          <table:table-cell table:style-name="ce23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38" table:formula="of:=[.AX53]/(9600/255)" office:value-type="float" office:value="436.254290038352" calcext:value-type="float">
            <text:p>436</text:p>
          </table:table-cell>
          <table:table-cell table:style-name="ce240" office:value-type="currency" office:currency="USD" office:value="20000000" calcext:value-type="currency">
            <text:p>$ 20 000 000</text:p>
          </table:table-cell>
          <table:table-cell table:style-name="ce236" table:formula="of:=[.AZ53]" office:value-type="float" office:value="20000000" calcext:value-type="float">
            <text:p>20 000 000</text:p>
          </table:table-cell>
          <table:table-cell table:style-name="ce23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38" table:formula="of:=[.BB53]/2734.37" office:value-type="float" office:value="74.1429908900405" calcext:value-type="float">
            <text:p>74</text:p>
          </table:table-cell>
          <table:table-cell table:style-name="ce231" table:formula="of:=[.G53]" office:value-type="date" office:date-value="1997-08-02" calcext:value-type="date">
            <text:p>1997-08-02</text:p>
          </table:table-cell>
          <table:table-cell table:style-name="ce241" office:value-type="float" office:value="12.2" calcext:value-type="float">
            <text:p>12,2</text:p>
          </table:table-cell>
          <table:table-cell table:style-name="ce24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39" table:formula="of:=[.BF53]/10/2" office:value-type="currency" office:currency="GBP" office:value="81967.2131147541" calcext:value-type="currency">
            <text:p><text:s/>£81 967 </text:p>
          </table:table-cell>
          <table:table-cell table:style-name="ce233" table:formula="of:=ROUNDUP([.BG53]/2734.37;0)" office:value-type="float" office:value="30" calcext:value-type="float">
            <text:p>30</text:p>
          </table:table-cell>
          <table:table-cell table:style-name="ce23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3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33" table:formula="of:=[.BJ53]/(9600/255)" office:value-type="float" office:value="235.63932147541" calcext:value-type="float">
            <text:p>236</text:p>
          </table:table-cell>
          <table:table-cell table:style-name="ce23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F-35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B</text:p>
          </table:table-cell>
          <table:table-cell table:style-name="ce229" office:value-type="string" calcext:value-type="string">
            <text:p>f35</text:p>
          </table:table-cell>
          <table:table-cell table:style-name="ce229" office:value-type="string" calcext:value-type="string">
            <text:p>F35</text:p>
          </table:table-cell>
          <table:table-cell table:style-name="ce232" office:value-type="date" office:date-value="2006-12-01" calcext:value-type="date">
            <text:p>2006-12-01</text:p>
          </table:table-cell>
          <table:table-cell table:style-name="ce233" office:value-type="float" office:value="34" calcext:value-type="float">
            <text:p>34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74" calcext:value-type="float">
            <text:p>74</text:p>
          </table:table-cell>
          <table:table-cell table:style-name="ce233" office:value-type="float" office:value="92" calcext:value-type="float">
            <text:p>92</text:p>
          </table:table-cell>
          <table:table-cell table:style-name="ce233" office:value-type="float" office:value="1930" calcext:value-type="float">
            <text:p>1930</text:p>
          </table:table-cell>
          <table:table-cell table:style-name="ce233" table:formula="of:=[.AL54]/5" office:value-type="float" office:value="560" calcext:value-type="float">
            <text:p>56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0" calcext:value-type="float">
            <text:p>8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91" calcext:value-type="float">
            <text:p>291</text:p>
          </table:table-cell>
          <table:table-cell table:style-name="ce235" table:formula="of:=([.AJ54]*2)/(9600/255)" office:value-type="float" office:value="1115.625" calcext:value-type="float">
            <text:p>1116</text:p>
          </table:table-cell>
          <table:table-cell table:style-name="ce233" table:formula="of:=[.BH54]" office:value-type="float" office:value="233" calcext:value-type="float">
            <text:p>233</text:p>
          </table:table-cell>
          <table:table-cell table:style-name="ce233" table:formula="of:=[.BK54]" office:value-type="float" office:value="1051.00756003246" calcext:value-type="float">
            <text:p>1051</text:p>
          </table:table-cell>
          <table:table-cell table:style-name="ce236" table:formula="of:=[.AI54]/100/(700000/255)" office:value-type="float" office:value="291.428571428571" calcext:value-type="float">
            <text:p>291</text:p>
          </table:table-cell>
          <table:table-cell table:style-name="ce237" table:formula="of:=1.67*[.AF54]" office:value-type="float" office:value="25.718" calcext:value-type="float">
            <text:p>25,7</text:p>
          </table:table-cell>
          <table:table-cell table:style-name="ce237" table:formula="of:=1.67*[.AG54]" office:value-type="float" office:value="17.869" calcext:value-type="float">
            <text:p>17,9</text:p>
          </table:table-cell>
          <table:table-cell table:style-name="ce237" table:formula="of:=1.67*[.AH54]" office:value-type="float" office:value="7.682" calcext:value-type="float">
            <text:p>7,7</text:p>
          </table:table-cell>
          <table:table-cell table:style-name="ce238" office:value-type="float" office:value="1" calcext:value-type="float">
            <text:p>1</text:p>
          </table:table-cell>
          <table:table-cell table:style-name="ce233"/>
          <table:table-cell table:style-name="ce228" office:value-type="float" office:value="15.4" calcext:value-type="float">
            <text:p>15,4</text:p>
          </table:table-cell>
          <table:table-cell table:style-name="ce228" office:value-type="float" office:value="10.7" calcext:value-type="float">
            <text:p>10,7</text:p>
          </table:table-cell>
          <table:table-cell table:style-name="ce228" office:value-type="float" office:value="4.6" calcext:value-type="float">
            <text:p>4,6</text:p>
          </table:table-cell>
          <table:table-cell table:style-name="ce236" office:value-type="float" office:value="80000000" calcext:value-type="float">
            <text:p>80 000 000</text:p>
          </table:table-cell>
          <table:table-cell table:number-columns-repeated="2" table:style-name="ce236" office:value-type="float" office:value="21000" calcext:value-type="float">
            <text:p>21 000</text:p>
          </table:table-cell>
          <table:table-cell table:style-name="ce238" office:value-type="float" office:value="2800" calcext:value-type="float">
            <text:p>2800</text:p>
          </table:table-cell>
          <table:table-cell table:style-name="ce238" office:value-type="float" office:value="31800" calcext:value-type="float">
            <text:p>31800</text:p>
          </table:table-cell>
          <table:table-cell table:style-name="ce238" office:value-type="float" office:value="13199" calcext:value-type="float">
            <text:p>13199</text:p>
          </table:table-cell>
          <table:table-cell table:style-name="ce238" office:value-type="float" office:value="85" calcext:value-type="float">
            <text:p>85</text:p>
          </table:table-cell>
          <table:table-cell table:style-name="ce238" table:formula="of:=[.AM54]-[.AO54]-[.AN54]" office:value-type="float" office:value="18516" calcext:value-type="float">
            <text:p>18516</text:p>
          </table:table-cell>
          <table:table-cell table:style-name="ce238" table:formula="of:=([.AP54]/0.8)/([.AL54]/1.852)*54" office:value-type="float" office:value="826.673271428571" calcext:value-type="float">
            <text:p>82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3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39" table:formula="of:=[.AM54]/5" office:value-type="currency" office:currency="GBP" office:value="6360" calcext:value-type="currency">
            <text:p><text:s/>£6 360 </text:p>
          </table:table-cell>
          <table:table-cell table:style-name="ce239" table:formula="of:=[.AR54]*([.AS54]*1.3*300)" office:value-type="currency" office:currency="GBP" office:value="3510" calcext:value-type="currency">
            <text:p><text:s/>£3 510 </text:p>
          </table:table-cell>
          <table:table-cell table:style-name="ce239" table:formula="of:=([.BB54]*3/100)" office:value-type="currency" office:currency="GBP" office:value="59182.0311" calcext:value-type="currency">
            <text:p><text:s/>£59 182 </text:p>
          </table:table-cell>
          <table:table-cell table:style-name="ce23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38" table:formula="of:=[.AX54]/(9600/255)" office:value-type="float" office:value="2632.21070189746" calcext:value-type="float">
            <text:p>2632</text:p>
          </table:table-cell>
          <table:table-cell table:style-name="ce240" office:value-type="currency" office:currency="USD" office:value="197000000" calcext:value-type="currency">
            <text:p>$ 197 000 000</text:p>
          </table:table-cell>
          <table:table-cell table:style-name="ce236" table:formula="of:=[.AZ54]" office:value-type="float" office:value="197000000" calcext:value-type="float">
            <text:p>197 000 000</text:p>
          </table:table-cell>
          <table:table-cell table:style-name="ce23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38" table:formula="of:=[.BB54]/2734.37" office:value-type="float" office:value="721.458460266899" calcext:value-type="float">
            <text:p>721</text:p>
          </table:table-cell>
          <table:table-cell table:style-name="ce231" table:formula="of:=[.G54]" office:value-type="date" office:date-value="2006-12-01" calcext:value-type="date">
            <text:p>2006-12-01</text:p>
          </table:table-cell>
          <table:table-cell table:style-name="ce241" office:value-type="float" office:value="15.5" calcext:value-type="float">
            <text:p>15,5</text:p>
          </table:table-cell>
          <table:table-cell table:style-name="ce24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39" table:formula="of:=[.BF54]/10/2" office:value-type="currency" office:currency="GBP" office:value="635483.870967742" calcext:value-type="currency">
            <text:p><text:s/>£635 484 </text:p>
          </table:table-cell>
          <table:table-cell table:style-name="ce233" table:formula="of:=ROUNDUP([.BG54]/2734.37;0)" office:value-type="float" office:value="233" calcext:value-type="float">
            <text:p>233</text:p>
          </table:table-cell>
          <table:table-cell table:style-name="ce23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3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33" table:formula="of:=[.BJ54]/(9600/255)" office:value-type="float" office:value="1051.00756003246" calcext:value-type="float">
            <text:p>1051</text:p>
          </table:table-cell>
          <table:table-cell table:style-name="ce23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Sukhoi Su-57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C</text:p>
          </table:table-cell>
          <table:table-cell table:style-name="ce229" office:value-type="string" calcext:value-type="string">
            <text:p>su57</text:p>
          </table:table-cell>
          <table:table-cell table:style-name="ce229" office:value-type="string" calcext:value-type="string">
            <text:p>SU57</text:p>
          </table:table-cell>
          <table:table-cell table:style-name="ce232" office:value-type="date" office:date-value="2010-01-29" calcext:value-type="date">
            <text:p>2010-01-29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0" calcext:value-type="float">
            <text:p>70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2440" calcext:value-type="float">
            <text:p>2440</text:p>
          </table:table-cell>
          <table:table-cell table:style-name="ce233" table:formula="of:=[.AL55]/5" office:value-type="float" office:value="700" calcext:value-type="float">
            <text:p>7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88" calcext:value-type="float">
            <text:p>88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08" calcext:value-type="float">
            <text:p>208</text:p>
          </table:table-cell>
          <table:table-cell table:style-name="ce235" table:formula="of:=([.AJ55]*2)/(9600/255)" office:value-type="float" office:value="1275" calcext:value-type="float">
            <text:p>1275</text:p>
          </table:table-cell>
          <table:table-cell table:style-name="ce233" table:formula="of:=[.BH55]" office:value-type="float" office:value="89" calcext:value-type="float">
            <text:p>89</text:p>
          </table:table-cell>
          <table:table-cell table:style-name="ce233" table:formula="of:=[.BK55]" office:value-type="float" office:value="973.514951450893" calcext:value-type="float">
            <text:p>974</text:p>
          </table:table-cell>
          <table:table-cell table:style-name="ce236" table:formula="of:=[.AI55]/100/(700000/255)" office:value-type="float" office:value="207.642857142857" calcext:value-type="float">
            <text:p>208</text:p>
          </table:table-cell>
          <table:table-cell table:style-name="ce237" table:formula="of:=1.67*[.AF55]" office:value-type="float" office:value="33.567" calcext:value-type="float">
            <text:p>33,6</text:p>
          </table:table-cell>
          <table:table-cell table:style-name="ce237" table:formula="of:=1.67*[.AG55]" office:value-type="float" office:value="23.547" calcext:value-type="float">
            <text:p>23,5</text:p>
          </table:table-cell>
          <table:table-cell table:style-name="ce237" table:formula="of:=1.67*[.AH55]" office:value-type="float" office:value="7.9158" calcext:value-type="float">
            <text:p>7,9</text:p>
          </table:table-cell>
          <table:table-cell table:style-name="ce228" office:value-type="float" office:value="1" calcext:value-type="float">
            <text:p>1</text:p>
          </table:table-cell>
          <table:table-cell table:style-name="ce230" office:value-type="float" office:value="12" calcext:value-type="float">
            <text:p>12</text:p>
          </table:table-cell>
          <table:table-cell table:style-name="ce228" office:value-type="float" office:value="20.1" calcext:value-type="float">
            <text:p>20,1</text:p>
          </table:table-cell>
          <table:table-cell table:style-name="ce228" office:value-type="float" office:value="14.1" calcext:value-type="float">
            <text:p>14,1</text:p>
          </table:table-cell>
          <table:table-cell table:style-name="ce228" office:value-type="float" office:value="4.74" calcext:value-type="float">
            <text:p>4,74</text:p>
          </table:table-cell>
          <table:table-cell table:style-name="ce236" office:value-type="float" office:value="57000000" calcext:value-type="float">
            <text:p>57 000 000</text:p>
          </table:table-cell>
          <table:table-cell table:style-name="ce236" office:value-type="float" office:value="24000" calcext:value-type="float">
            <text:p>24 000</text:p>
          </table:table-cell>
          <table:table-cell table:style-name="ce236"/>
          <table:table-cell table:style-name="ce228" office:value-type="float" office:value="3500" calcext:value-type="float">
            <text:p>3500</text:p>
          </table:table-cell>
          <table:table-cell table:style-name="ce228" office:value-type="float" office:value="35000" calcext:value-type="float">
            <text:p>35000</text:p>
          </table:table-cell>
          <table:table-cell table:style-name="ce228" office:value-type="float" office:value="18000" calcext:value-type="float">
            <text:p>18000</text:p>
          </table:table-cell>
          <table:table-cell table:style-name="ce228" office:value-type="float" office:value="85" calcext:value-type="float">
            <text:p>85</text:p>
          </table:table-cell>
          <table:table-cell table:style-name="ce238" table:formula="of:=[.AM55]-[.AO55]-[.AN55]" office:value-type="float" office:value="16915" calcext:value-type="float">
            <text:p>16915</text:p>
          </table:table-cell>
          <table:table-cell table:style-name="ce238" table:formula="of:=([.AP55]/0.8)/([.AL55]/1.852)*54" office:value-type="float" office:value="604.155471428571" calcext:value-type="float">
            <text:p>60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3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39" table:formula="of:=[.AM55]/5" office:value-type="currency" office:currency="GBP" office:value="7000" calcext:value-type="currency">
            <text:p><text:s/>£7 000 </text:p>
          </table:table-cell>
          <table:table-cell table:style-name="ce239" table:formula="of:=[.AR55]*([.AS55]*1.3*300)" office:value-type="currency" office:currency="GBP" office:value="3510" calcext:value-type="currency">
            <text:p><text:s/>£3 510 </text:p>
          </table:table-cell>
          <table:table-cell table:style-name="ce239" table:formula="of:=([.BB55]*3/100)" office:value-type="currency" office:currency="GBP" office:value="25582.0311" calcext:value-type="currency">
            <text:p><text:s/>£25 582 </text:p>
          </table:table-cell>
          <table:table-cell table:style-name="ce23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38" table:formula="of:=[.AX55]/(9600/255)" office:value-type="float" office:value="1541.90662050808" calcext:value-type="float">
            <text:p>1542</text:p>
          </table:table-cell>
          <table:table-cell table:style-name="ce240" office:value-type="currency" office:currency="USD" office:value="85000000" calcext:value-type="currency">
            <text:p>$ 85 000 000</text:p>
          </table:table-cell>
          <table:table-cell table:style-name="ce236" table:formula="of:=[.AZ55]" office:value-type="float" office:value="85000000" calcext:value-type="float">
            <text:p>85 000 000</text:p>
          </table:table-cell>
          <table:table-cell table:style-name="ce23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38" table:formula="of:=[.BB55]/2734.37" office:value-type="float" office:value="311.857711282672" calcext:value-type="float">
            <text:p>312</text:p>
          </table:table-cell>
          <table:table-cell table:style-name="ce231" table:formula="of:=[.G55]" office:value-type="date" office:date-value="2010-01-29" calcext:value-type="date">
            <text:p>2010-01-29</text:p>
          </table:table-cell>
          <table:table-cell table:style-name="ce241" office:value-type="float" office:value="17.5" calcext:value-type="float">
            <text:p>17,5</text:p>
          </table:table-cell>
          <table:table-cell table:style-name="ce24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39" table:formula="of:=[.BF55]/10/2" office:value-type="currency" office:currency="GBP" office:value="242857.142857143" calcext:value-type="currency">
            <text:p><text:s/>£242 857 </text:p>
          </table:table-cell>
          <table:table-cell table:style-name="ce233" table:formula="of:=ROUNDUP([.BG55]/2734.37;0)" office:value-type="float" office:value="89" calcext:value-type="float">
            <text:p>89</text:p>
          </table:table-cell>
          <table:table-cell table:style-name="ce23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3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33" table:formula="of:=[.BJ55]/(9600/255)" office:value-type="float" office:value="973.514951450893" calcext:value-type="float">
            <text:p>974</text:p>
          </table:table-cell>
          <table:table-cell table:style-name="ce23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ero L-39NG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D</text:p>
          </table:table-cell>
          <table:table-cell table:style-name="ce229" office:value-type="string" calcext:value-type="string">
            <text:p>aero_l39ng</text:p>
          </table:table-cell>
          <table:table-cell table:style-name="ce229" office:value-type="string" calcext:value-type="string">
            <text:p>AERO_L39NG</text:p>
          </table:table-cell>
          <table:table-cell table:style-name="ce232" office:value-type="date" office:date-value="2018-12-22" calcext:value-type="date">
            <text:p>2018-12-22</text:p>
          </table:table-cell>
          <table:table-cell table:style-name="ce233" office:value-type="float" office:value="25" calcext:value-type="float">
            <text:p>25</text:p>
          </table:table-cell>
          <table:table-cell table:style-name="ce233" office:value-type="float" office:value="30" calcext:value-type="float">
            <text:p>30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2" table:style-name="ce233" office:value-type="float" office:value="3" calcext:value-type="float">
            <text:p>3</text:p>
          </table:table-cell>
          <table:table-cell table:style-name="ce233" office:value-type="float" office:value="780" calcext:value-type="float">
            <text:p>780</text:p>
          </table:table-cell>
          <table:table-cell table:style-name="ce233" table:formula="of:=[.AL56]/5" office:value-type="float" office:value="500" calcext:value-type="float">
            <text:p>5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79" calcext:value-type="float">
            <text:p>79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9" calcext:value-type="float">
            <text:p>29</text:p>
          </table:table-cell>
          <table:table-cell table:style-name="ce235" table:formula="of:=([.AJ56]*2)/(9600/255)" office:value-type="float" office:value="610.9375" calcext:value-type="float">
            <text:p>611</text:p>
          </table:table-cell>
          <table:table-cell table:style-name="ce233" table:formula="of:=[.BH56]" office:value-type="float" office:value="12" calcext:value-type="float">
            <text:p>12</text:p>
          </table:table-cell>
          <table:table-cell table:style-name="ce233" table:formula="of:=[.BK56]" office:value-type="float" office:value="159.751821035121" calcext:value-type="float">
            <text:p>160</text:p>
          </table:table-cell>
          <table:table-cell table:style-name="ce236" table:formula="of:=[.AI56]/100/(700000/255)" office:value-type="float" office:value="29.1428571428571" calcext:value-type="float">
            <text:p>29</text:p>
          </table:table-cell>
          <table:table-cell table:style-name="ce237" table:formula="of:=1.28*[.AF56]" office:value-type="float" office:value="15.1424" calcext:value-type="float">
            <text:p>15,1</text:p>
          </table:table-cell>
          <table:table-cell table:style-name="ce237" table:formula="of:=1.28*[.AG56]" office:value-type="float" office:value="11.9936" calcext:value-type="float">
            <text:p>12,0</text:p>
          </table:table-cell>
          <table:table-cell table:style-name="ce237" table:formula="of:=1.28*[.AH56]" office:value-type="float" office:value="6.2336" calcext:value-type="float">
            <text:p>6,2</text:p>
          </table:table-cell>
          <table:table-cell table:style-name="ce238"/>
          <table:table-cell table:style-name="ce233" office:value-type="float" office:value="4" calcext:value-type="float">
            <text:p>4</text:p>
          </table:table-cell>
          <table:table-cell table:style-name="ce228" office:value-type="float" office:value="11.83" calcext:value-type="float">
            <text:p>11,83</text:p>
          </table:table-cell>
          <table:table-cell table:style-name="ce228" office:value-type="float" office:value="9.37" calcext:value-type="float">
            <text:p>9,37</text:p>
          </table:table-cell>
          <table:table-cell table:style-name="ce228" office:value-type="float" office:value="4.87" calcext:value-type="float">
            <text:p>4,87</text:p>
          </table:table-cell>
          <table:table-cell table:style-name="ce236" office:value-type="float" office:value="8000000" calcext:value-type="float">
            <text:p>8 000 000</text:p>
          </table:table-cell>
          <table:table-cell table:style-name="ce236" office:value-type="float" office:value="11500" calcext:value-type="float">
            <text:p>11 500</text:p>
          </table:table-cell>
          <table:table-cell table:style-name="ce23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5800" calcext:value-type="float">
            <text:p>5800</text:p>
          </table:table-cell>
          <table:table-cell table:style-name="ce238" office:value-type="float" office:value="3100" calcext:value-type="float">
            <text:p>31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38" table:formula="of:=[.AM56]-[.AO56]-[.AN56]" office:value-type="float" office:value="2530" calcext:value-type="float">
            <text:p>2530</text:p>
          </table:table-cell>
          <table:table-cell table:style-name="ce238" table:formula="of:=([.AP56]/0.8)/([.AL56]/1.852)*54" office:value-type="float" office:value="126.51012" calcext:value-type="float">
            <text:p>12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7" calcext:value-type="float">
            <text:p>7</text:p>
          </table:table-cell>
          <table:table-cell table:style-name="ce239" table:formula="of:=[.AQ56]*0.673*54" office:value-type="currency" office:currency="GBP" office:value="4597.63078104" calcext:value-type="currency">
            <text:p><text:s/>£4 598 </text:p>
          </table:table-cell>
          <table:table-cell table:style-name="ce239" table:formula="of:=[.AM56]/5" office:value-type="currency" office:currency="GBP" office:value="1160" calcext:value-type="currency">
            <text:p><text:s/>£1 160 </text:p>
          </table:table-cell>
          <table:table-cell table:style-name="ce239" table:formula="of:=[.AR56]*([.AS56]*1.3*300)" office:value-type="currency" office:currency="GBP" office:value="5460" calcext:value-type="currency">
            <text:p><text:s/>£5 460 </text:p>
          </table:table-cell>
          <table:table-cell table:style-name="ce239" table:formula="of:=([.BB56]*3/100)" office:value-type="currency" office:currency="GBP" office:value="3772.0311" calcext:value-type="currency">
            <text:p><text:s/>£3 772 </text:p>
          </table:table-cell>
          <table:table-cell table:style-name="ce23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38" table:formula="of:=[.AX56]/(9600/255)" office:value-type="float" office:value="398.162893715125" calcext:value-type="float">
            <text:p>398</text:p>
          </table:table-cell>
          <table:table-cell table:style-name="ce240" office:value-type="currency" office:currency="USD" office:value="12300000" calcext:value-type="currency">
            <text:p>$ 12 300 000</text:p>
          </table:table-cell>
          <table:table-cell table:style-name="ce236" table:formula="of:=[.AZ56]" office:value-type="float" office:value="12300000" calcext:value-type="float">
            <text:p>12 300 000</text:p>
          </table:table-cell>
          <table:table-cell table:style-name="ce23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38" table:formula="of:=[.BB56]/2734.37" office:value-type="float" office:value="45.9829393973749" calcext:value-type="float">
            <text:p>46</text:p>
          </table:table-cell>
          <table:table-cell table:style-name="ce231" table:formula="of:=[.G56]" office:value-type="date" office:date-value="2018-12-22" calcext:value-type="date">
            <text:p>2018-12-22</text:p>
          </table:table-cell>
          <table:table-cell table:style-name="ce241" office:value-type="float" office:value="19.7" calcext:value-type="float">
            <text:p>19,7</text:p>
          </table:table-cell>
          <table:table-cell table:style-name="ce24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39" table:formula="of:=[.BF56]/10/2" office:value-type="currency" office:currency="GBP" office:value="31218.2741116751" calcext:value-type="currency">
            <text:p><text:s/>£31 218 </text:p>
          </table:table-cell>
          <table:table-cell table:style-name="ce233" table:formula="of:=ROUNDUP([.BG56]/2734.37;0)" office:value-type="float" office:value="12" calcext:value-type="float">
            <text:p>12</text:p>
          </table:table-cell>
          <table:table-cell table:style-name="ce239" table:formula="of:=[.BG56]*1.5/100" office:value-type="currency" office:currency="GBP" office:value="468.274111675127" calcext:value-type="currency">
            <text:p><text:s/>£468 </text:p>
          </table:table-cell>
          <table:table-cell table:style-name="ce23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33" table:formula="of:=[.BJ56]/(9600/255)" office:value-type="float" office:value="159.751821035121" calcext:value-type="float">
            <text:p>160</text:p>
          </table:table-cell>
          <table:table-cell table:style-name="ce23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Bell UH-1 Iroquois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E</text:p>
          </table:table-cell>
          <table:table-cell table:style-name="ce229" office:value-type="string" calcext:value-type="string">
            <text:p>uh1</text:p>
          </table:table-cell>
          <table:table-cell table:style-name="ce229" office:value-type="string" calcext:value-type="string">
            <text:p>UH1</text:p>
          </table:table-cell>
          <table:table-cell table:style-name="ce232" office:value-type="date" office:date-value="1956-10-20" calcext:value-type="date">
            <text:p>1956-10-20</text:p>
          </table:table-cell>
          <table:table-cell table:style-name="ce230" office:value-type="float" office:value="31" calcext:value-type="float">
            <text:p>31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float" office:value="10" calcext:value-type="float">
            <text:p>10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220" calcext:value-type="float">
            <text:p>220</text:p>
          </table:table-cell>
          <table:table-cell table:style-name="ce233" table:formula="of:=[.AL57]/5" office:value-type="float" office:value="102" calcext:value-type="float">
            <text:p>10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3" calcext:value-type="float">
            <text:p>3</text:p>
          </table:table-cell>
          <table:table-cell table:style-name="ce229" office:value-type="string" calcext:value-type="string">
            <text:p>helicopter</text:p>
          </table:table-cell>
          <table:table-cell table:style-name="ce233" table:number-columns-repeated="2"/>
          <table:table-cell table:style-name="ce234" office:value-type="float" office:value="3" calcext:value-type="float">
            <text:p>3</text:p>
          </table:table-cell>
          <table:table-cell table:style-name="ce235" table:formula="of:=([.AJ57]*2)/(9600/255)" office:value-type="float" office:value="212.5" calcext:value-type="float">
            <text:p>213</text:p>
          </table:table-cell>
          <table:table-cell table:style-name="ce233" table:formula="of:=[.BH57]" office:value-type="float" office:value="43" calcext:value-type="float">
            <text:p>43</text:p>
          </table:table-cell>
          <table:table-cell table:style-name="ce233" table:formula="of:=[.BK57]" office:value-type="float" office:value="156.336765413286" calcext:value-type="float">
            <text:p>156</text:p>
          </table:table-cell>
          <table:table-cell table:style-name="ce236" table:formula="of:=[.AI57]/100/(700000/255)" office:value-type="float" office:value="3.49714285714286" calcext:value-type="float">
            <text:p>3</text:p>
          </table:table-cell>
          <table:table-cell table:style-name="ce237" table:formula="of:=1.67*[.AF57]" office:value-type="float" office:value="20.374" calcext:value-type="float">
            <text:p>20,4</text:p>
          </table:table-cell>
          <table:table-cell table:style-name="ce237" table:formula="of:=1.67*[.AG57]" office:value-type="float" office:value="4.3754" calcext:value-type="float">
            <text:p>4,4</text:p>
          </table:table-cell>
          <table:table-cell table:style-name="ce237" table:formula="of:=1.67*[.AH57]" office:value-type="float" office:value="7.3313" calcext:value-type="float">
            <text:p>7,3</text:p>
          </table:table-cell>
          <table:table-cell table:style-name="ce228" office:value-type="float" office:value="1" calcext:value-type="float">
            <text:p>1</text:p>
          </table:table-cell>
          <table:table-cell table:style-name="ce229" office:value-type="string" calcext:value-type="string">
            <text:p>&gt;16000</text:p>
          </table:table-cell>
          <table:table-cell table:style-name="ce228" office:value-type="float" office:value="12.2" calcext:value-type="float">
            <text:p>12,2</text:p>
          </table:table-cell>
          <table:table-cell table:style-name="ce228" office:value-type="float" office:value="2.62" calcext:value-type="float">
            <text:p>2,62</text:p>
          </table:table-cell>
          <table:table-cell table:style-name="ce228" office:value-type="float" office:value="4.39" calcext:value-type="float">
            <text:p>4,39</text:p>
          </table:table-cell>
          <table:table-cell table:style-name="ce236" office:value-type="float" office:value="960000" calcext:value-type="float">
            <text:p>960 000</text:p>
          </table:table-cell>
          <table:table-cell table:style-name="ce236" office:value-type="float" office:value="4000" calcext:value-type="float">
            <text:p>4 000</text:p>
          </table:table-cell>
          <table:table-cell table:style-name="ce236"/>
          <table:table-cell table:style-name="ce228" office:value-type="float" office:value="510" calcext:value-type="float">
            <text:p>510</text:p>
          </table:table-cell>
          <table:table-cell table:style-name="ce228" office:value-type="float" office:value="4309" calcext:value-type="float">
            <text:p>4309</text:p>
          </table:table-cell>
          <table:table-cell table:style-name="ce228" office:value-type="float" office:value="2365" calcext:value-type="float">
            <text:p>2365</text:p>
          </table:table-cell>
          <table:table-cell table:style-name="ce228" office:value-type="float" office:value="1760" calcext:value-type="float">
            <text:p>1760</text:p>
          </table:table-cell>
          <table:table-cell table:style-name="ce238" table:formula="of:=[.AM57]-[.AO57]-[.AN57]" office:value-type="float" office:value="184" calcext:value-type="float">
            <text:p>184</text:p>
          </table:table-cell>
          <table:table-cell table:style-name="ce238" table:formula="of:=([.AP57]/0.8)/([.AL57]/1.852)*54" office:value-type="float" office:value="45.1016470588235" calcext:value-type="float">
            <text:p>4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3" calcext:value-type="float">
            <text:p>3</text:p>
          </table:table-cell>
          <table:table-cell table:style-name="ce23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39" table:formula="of:=[.AM57]/5" office:value-type="currency" office:currency="GBP" office:value="861.8" calcext:value-type="currency">
            <text:p><text:s/>£862 </text:p>
          </table:table-cell>
          <table:table-cell table:style-name="ce239" table:formula="of:=[.AR57]*([.AS57]*1.3*300)" office:value-type="currency" office:currency="GBP" office:value="1170" calcext:value-type="currency">
            <text:p><text:s/>£1 170 </text:p>
          </table:table-cell>
          <table:table-cell table:style-name="ce239" table:formula="of:=([.BB57]*3/100)" office:value-type="currency" office:currency="GBP" office:value="1492.0311" calcext:value-type="currency">
            <text:p><text:s/>£1 492 </text:p>
          </table:table-cell>
          <table:table-cell table:style-name="ce23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38" table:formula="of:=[.AX57]/(9600/255)" office:value-type="float" office:value="137.13993386875" calcext:value-type="float">
            <text:p>137</text:p>
          </table:table-cell>
          <table:table-cell table:style-name="ce240" office:value-type="currency" office:currency="USD" office:value="4700000" calcext:value-type="currency">
            <text:p>$ 4 700 000</text:p>
          </table:table-cell>
          <table:table-cell table:style-name="ce236" table:formula="of:=[.AZ57]" office:value-type="float" office:value="4700000" calcext:value-type="float">
            <text:p>4 700 000</text:p>
          </table:table-cell>
          <table:table-cell table:style-name="ce23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38" table:formula="of:=[.BB57]/2734.37" office:value-type="float" office:value="18.1886028591595" calcext:value-type="float">
            <text:p>18</text:p>
          </table:table-cell>
          <table:table-cell table:style-name="ce231" table:formula="of:=[.G57]" office:value-type="date" office:date-value="1956-10-20" calcext:value-type="date">
            <text:p>1956-10-20</text:p>
          </table:table-cell>
          <table:table-cell table:style-name="ce241" office:value-type="float" office:value="2" calcext:value-type="float">
            <text:p>2,0</text:p>
          </table:table-cell>
          <table:table-cell table:style-name="ce242" table:formula="of:=[.BA57]/[.BE57]" office:value-type="currency" office:currency="USD" office:value="2350000" calcext:value-type="currency">
            <text:p><text:s/>$2 350 000 </text:p>
          </table:table-cell>
          <table:table-cell table:style-name="ce239" table:formula="of:=[.BF57]/10/2" office:value-type="currency" office:currency="GBP" office:value="117500" calcext:value-type="currency">
            <text:p><text:s/>£117 500 </text:p>
          </table:table-cell>
          <table:table-cell table:style-name="ce233" table:formula="of:=ROUNDUP([.BG57]/2734.37;0)" office:value-type="float" office:value="43" calcext:value-type="float">
            <text:p>43</text:p>
          </table:table-cell>
          <table:table-cell table:style-name="ce239" table:formula="of:=[.BG57]*1.5/100" office:value-type="currency" office:currency="GBP" office:value="1762.5" calcext:value-type="currency">
            <text:p><text:s/>£1 763 </text:p>
          </table:table-cell>
          <table:table-cell table:style-name="ce23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33" table:formula="of:=[.BJ57]/(9600/255)" office:value-type="float" office:value="156.336765413286" calcext:value-type="float">
            <text:p>156</text:p>
          </table:table-cell>
          <table:table-cell table:style-name="ce23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RQ-4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F</text:p>
          </table:table-cell>
          <table:table-cell table:style-name="ce229" office:value-type="string" calcext:value-type="string">
            <text:p>rq4</text:p>
          </table:table-cell>
          <table:table-cell table:style-name="ce229" office:value-type="string" calcext:value-type="string">
            <text:p>RQ4</text:p>
          </table:table-cell>
          <table:table-cell table:style-name="ce232" office:value-type="date" office:date-value="1998-03-01" calcext:value-type="date">
            <text:p>1998-03-01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7" calcext:value-type="float">
            <text:p>67</text:p>
          </table:table-cell>
          <table:table-cell table:style-name="ce230" office:value-type="float" office:value="163" calcext:value-type="float">
            <text:p>163</text:p>
          </table:table-cell>
          <table:table-cell table:style-name="ce230" office:value-type="float" office:value="609" calcext:value-type="float">
            <text:p>609</text:p>
          </table:table-cell>
          <table:table-cell table:style-name="ce233" table:formula="of:=[.AL58]/5" office:value-type="float" office:value="4560" calcext:value-type="float">
            <text:p>456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5" calcext:value-type="float">
            <text:p>4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4" calcext:value-type="float">
            <text:p>4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22" calcext:value-type="float">
            <text:p>222</text:p>
          </table:table-cell>
          <table:table-cell table:style-name="ce235" table:formula="of:=([.AJ58]*2)/(9600/255)" office:value-type="float" office:value="2656.25" calcext:value-type="float">
            <text:p>2656</text:p>
          </table:table-cell>
          <table:table-cell table:style-name="ce233" table:formula="of:=[.BH58]" office:value-type="float" office:value="151" calcext:value-type="float">
            <text:p>151</text:p>
          </table:table-cell>
          <table:table-cell table:style-name="ce233" table:formula="of:=[.BK58]" office:value-type="float" office:value="534.426251078521" calcext:value-type="float">
            <text:p>534</text:p>
          </table:table-cell>
          <table:table-cell table:style-name="ce236" table:formula="of:=[.AI58]/100/(700000/255)" office:value-type="float" office:value="222.214285714286" calcext:value-type="float">
            <text:p>222</text:p>
          </table:table-cell>
          <table:table-cell table:style-name="ce237" table:formula="of:=1.67*[.AF58]" office:value-type="float" office:value="24.215" calcext:value-type="float">
            <text:p>24,2</text:p>
          </table:table-cell>
          <table:table-cell table:style-name="ce237" table:formula="of:=1.67*[.AG58]" office:value-type="float" office:value="66.8" calcext:value-type="float">
            <text:p>66,8</text:p>
          </table:table-cell>
          <table:table-cell table:style-name="ce237" table:formula="of:=1.67*[.AH58]" office:value-type="float" office:value="7.849" calcext:value-type="float">
            <text:p>7,8</text:p>
          </table:table-cell>
          <table:table-cell table:style-name="ce228" office:value-type="float" office:value="0" calcext:value-type="float">
            <text:p>0</text:p>
          </table:table-cell>
          <table:table-cell table:style-name="ce230"/>
          <table:table-cell table:style-name="ce228" office:value-type="float" office:value="14.5" calcext:value-type="float">
            <text:p>14,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4.7" calcext:value-type="float">
            <text:p>4,7</text:p>
          </table:table-cell>
          <table:table-cell table:style-name="ce236" office:value-type="float" office:value="61000000" calcext:value-type="float">
            <text:p>61 000 000</text:p>
          </table:table-cell>
          <table:table-cell table:style-name="ce236" office:value-type="float" office:value="50000" calcext:value-type="float">
            <text:p>50 000</text:p>
          </table:table-cell>
          <table:table-cell table:style-name="ce236" office:value-type="float" office:value="5000" calcext:value-type="float">
            <text:p>5 000</text:p>
          </table:table-cell>
          <table:table-cell table:style-name="ce228" office:value-type="float" office:value="22800" calcext:value-type="float">
            <text:p>22800</text:p>
          </table:table-cell>
          <table:table-cell table:style-name="ce228" office:value-type="float" office:value="14628" calcext:value-type="float">
            <text:p>14628</text:p>
          </table:table-cell>
          <table:table-cell table:style-name="ce228" office:value-type="float" office:value="6781" calcext:value-type="float">
            <text:p>6781</text:p>
          </table:table-cell>
          <table:table-cell table:style-name="ce228" office:value-type="float" office:value="1360" calcext:value-type="float">
            <text:p>1360</text:p>
          </table:table-cell>
          <table:table-cell table:style-name="ce238" table:formula="of:=[.AM58]-[.AO58]-[.AN58]" office:value-type="float" office:value="6487" calcext:value-type="float">
            <text:p>6487</text:p>
          </table:table-cell>
          <table:table-cell table:style-name="ce238" table:formula="of:=([.AP58]/0.8)/([.AL58]/1.852)*54" office:value-type="float" office:value="35.5675381578947" calcext:value-type="float">
            <text:p>36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0" calcext:value-type="float">
            <text:p>10</text:p>
          </table:table-cell>
          <table:table-cell table:style-name="ce23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39" table:formula="of:=[.AM58]/5" office:value-type="currency" office:currency="GBP" office:value="2925.6" calcext:value-type="currency">
            <text:p><text:s/>£2 926 </text:p>
          </table:table-cell>
          <table:table-cell table:style-name="ce23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39" table:formula="of:=([.BB58]*3/100)" office:value-type="currency" office:currency="GBP" office:value="31282.0311" calcext:value-type="currency">
            <text:p><text:s/>£31 282 </text:p>
          </table:table-cell>
          <table:table-cell table:style-name="ce23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38" table:formula="of:=[.AX58]/(9600/255)" office:value-type="float" office:value="1253.75601831169" calcext:value-type="float">
            <text:p>1254</text:p>
          </table:table-cell>
          <table:table-cell table:style-name="ce240" office:value-type="currency" office:currency="USD" office:value="104000000" calcext:value-type="currency">
            <text:p>$ 104 000 000</text:p>
          </table:table-cell>
          <table:table-cell table:style-name="ce236" table:formula="of:=[.AZ58]" office:value-type="float" office:value="104000000" calcext:value-type="float">
            <text:p>104 000 000</text:p>
          </table:table-cell>
          <table:table-cell table:style-name="ce23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38" table:formula="of:=[.BB58]/2734.37" office:value-type="float" office:value="381.343552628211" calcext:value-type="float">
            <text:p>381</text:p>
          </table:table-cell>
          <table:table-cell table:style-name="ce231" table:formula="of:=[.G58]" office:value-type="date" office:date-value="1998-03-01" calcext:value-type="date">
            <text:p>1998-03-01</text:p>
          </table:table-cell>
          <table:table-cell table:style-name="ce241" office:value-type="float" office:value="12.6" calcext:value-type="float">
            <text:p>12,6</text:p>
          </table:table-cell>
          <table:table-cell table:style-name="ce24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39" table:formula="of:=[.BF58]/10/2" office:value-type="currency" office:currency="GBP" office:value="412698.412698413" calcext:value-type="currency">
            <text:p><text:s/>£412 698 </text:p>
          </table:table-cell>
          <table:table-cell table:style-name="ce233" table:formula="of:=ROUNDUP([.BG58]/2734.37;0)" office:value-type="float" office:value="151" calcext:value-type="float">
            <text:p>151</text:p>
          </table:table-cell>
          <table:table-cell table:style-name="ce23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3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33" table:formula="of:=[.BJ58]/(9600/255)" office:value-type="float" office:value="534.426251078521" calcext:value-type="float">
            <text:p>534</text:p>
          </table:table-cell>
          <table:table-cell table:style-name="ce23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Lockheed Martin RQ-170 Sentinel</text:p>
          </table:table-cell>
          <table:table-cell table:style-name="ce227" office:value-type="string" calcext:value-type="string">
            <text:p>ALMOST DONE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G</text:p>
          </table:table-cell>
          <table:table-cell table:style-name="ce229" office:value-type="string" calcext:value-type="string">
            <text:p>rq170</text:p>
          </table:table-cell>
          <table:table-cell table:style-name="ce229" office:value-type="string" calcext:value-type="string">
            <text:p>RQ170</text:p>
          </table:table-cell>
          <table:table-cell table:style-name="ce232" office:value-type="date" office:date-value="2007-07-01" calcext:value-type="date">
            <text:p>2007-07-01</text:p>
          </table:table-cell>
          <table:table-cell table:number-columns-repeated="2" table:style-name="ce233" office:value-type="float" office:value="30" calcext:value-type="float">
            <text:p>30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70" calcext:value-type="float">
            <text:p>70</text:p>
          </table:table-cell>
          <table:table-cell table:style-name="ce233" office:value-type="float" office:value="145" calcext:value-type="float">
            <text:p>145</text:p>
          </table:table-cell>
          <table:table-cell table:style-name="ce233" office:value-type="float" office:value="950" calcext:value-type="float">
            <text:p>950</text:p>
          </table:table-cell>
          <table:table-cell table:style-name="ce233" table:formula="of:=[.AL59]/5" office:value-type="float" office:value="2000" calcext:value-type="float">
            <text:p>20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55" calcext:value-type="float">
            <text:p>5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>
            <text:p>2</text:p>
          </table:table-cell>
          <table:table-cell table:style-name="ce229" office:value-type="string" calcext:value-type="string">
            <text:p>jet</text:p>
          </table:table-cell>
          <table:table-cell table:style-name="ce233" table:number-columns-repeated="2"/>
          <table:table-cell table:style-name="ce234" office:value-type="float" office:value="291" calcext:value-type="float">
            <text:p>291</text:p>
          </table:table-cell>
          <table:table-cell table:style-name="ce235" table:formula="of:=([.AJ59]*2)/(9600/255)" office:value-type="float" office:value="3187.5" calcext:value-type="float">
            <text:p>3188</text:p>
          </table:table-cell>
          <table:table-cell table:style-name="ce233" table:formula="of:=[.BH59]" office:value-type="float" office:value="7" calcext:value-type="float">
            <text:p>7</text:p>
          </table:table-cell>
          <table:table-cell table:style-name="ce233" table:formula="of:=[.BK59]" office:value-type="float" office:value="1731.7081875" calcext:value-type="float">
            <text:p>1732</text:p>
          </table:table-cell>
          <table:table-cell table:style-name="ce236" table:formula="of:=[.AI59]/100/(700000/255)" office:value-type="float" office:value="291.428571428571" calcext:value-type="float">
            <text:p>291</text:p>
          </table:table-cell>
          <table:table-cell table:style-name="ce237" table:formula="of:=1.67*[.AF59]" office:value-type="float" office:value="7.515" calcext:value-type="float">
            <text:p>7,5</text:p>
          </table:table-cell>
          <table:table-cell table:style-name="ce237" table:formula="of:=1.67*[.AG59]" office:value-type="float" office:value="33.3833" calcext:value-type="float">
            <text:p>33,4</text:p>
          </table:table-cell>
          <table:table-cell table:style-name="ce237" table:formula="of:=1.67*[.AH59]" office:value-type="float" office:value="3.006" calcext:value-type="float">
            <text:p>3,0</text:p>
          </table:table-cell>
          <table:table-cell table:style-name="ce238" office:value-type="float" office:value="0" calcext:value-type="float">
            <text:p>0</text:p>
          </table:table-cell>
          <table:table-cell table:style-name="ce233" office:value-type="float" office:value="30" calcext:value-type="float">
            <text:p>30</text:p>
          </table:table-cell>
          <table:table-cell table:style-name="ce228" office:value-type="float" office:value="4.5" calcext:value-type="float">
            <text:p>4,5</text:p>
          </table:table-cell>
          <table:table-cell table:style-name="ce228" office:value-type="float" office:value="19.99" calcext:value-type="float">
            <text:p>19,99</text:p>
          </table:table-cell>
          <table:table-cell table:style-name="ce228" office:value-type="float" office:value="1.8" calcext:value-type="float">
            <text:p>1,8</text:p>
          </table:table-cell>
          <table:table-cell table:style-name="ce236" office:value-type="float" office:value="80000000" calcext:value-type="float">
            <text:p>80 000 000</text:p>
          </table:table-cell>
          <table:table-cell table:style-name="ce236" office:value-type="float" office:value="60000" calcext:value-type="float">
            <text:p>60 000</text:p>
          </table:table-cell>
          <table:table-cell table:style-name="ce236"/>
          <table:table-cell table:style-name="ce238" office:value-type="float" office:value="10000" calcext:value-type="float">
            <text:p>10000</text:p>
          </table:table-cell>
          <table:table-cell table:style-name="ce238" office:value-type="float" office:value="70000" calcext:value-type="float">
            <text:p>70000</text:p>
          </table:table-cell>
          <table:table-cell table:style-name="ce238" office:value-type="float" office:value="32000" calcext:value-type="float">
            <text:p>32000</text:p>
          </table:table-cell>
          <table:table-cell table:style-name="ce238" office:value-type="float" office:value="10000" calcext:value-type="float">
            <text:p>10000</text:p>
          </table:table-cell>
          <table:table-cell table:style-name="ce238" table:formula="of:=[.AM59]-[.AO59]-[.AN59]" office:value-type="float" office:value="28000" calcext:value-type="float">
            <text:p>28000</text:p>
          </table:table-cell>
          <table:table-cell table:style-name="ce238" table:formula="of:=([.AP59]/0.8)/([.AL59]/1.852)*54" office:value-type="float" office:value="350.028" calcext:value-type="float">
            <text:p>35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39" table:formula="of:=[.AQ59]*0.673*54" office:value-type="currency" office:currency="GBP" office:value="12720.717576" calcext:value-type="currency">
            <text:p><text:s/>£12 721 </text:p>
          </table:table-cell>
          <table:table-cell table:style-name="ce239" table:formula="of:=[.AM59]/5" office:value-type="currency" office:currency="GBP" office:value="14000" calcext:value-type="currency">
            <text:p><text:s/>£14 000 </text:p>
          </table:table-cell>
          <table:table-cell table:style-name="ce23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39" table:formula="of:=([.BB59]*3/100)" office:value-type="currency" office:currency="GBP" office:value="1882.0311" calcext:value-type="currency">
            <text:p><text:s/>£1 882 </text:p>
          </table:table-cell>
          <table:table-cell table:style-name="ce23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38" table:formula="of:=[.AX59]/(9600/255)" office:value-type="float" office:value="1070.54176170625" calcext:value-type="float">
            <text:p>1071</text:p>
          </table:table-cell>
          <table:table-cell table:style-name="ce240" office:value-type="currency" office:currency="USD" office:value="6000000" calcext:value-type="currency">
            <text:p>$ 6 000 000</text:p>
          </table:table-cell>
          <table:table-cell table:style-name="ce236" table:formula="of:=[.AZ59]" office:value-type="float" office:value="6000000" calcext:value-type="float">
            <text:p>6 000 000</text:p>
          </table:table-cell>
          <table:table-cell table:style-name="ce23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38" table:formula="of:=[.BB59]/2734.37" office:value-type="float" office:value="22.9428972670121" calcext:value-type="float">
            <text:p>23</text:p>
          </table:table-cell>
          <table:table-cell table:style-name="ce231" table:formula="of:=[.G59]" office:value-type="date" office:date-value="2007-07-01" calcext:value-type="date">
            <text:p>2007-07-01</text:p>
          </table:table-cell>
          <table:table-cell table:style-name="ce241" office:value-type="float" office:value="16" calcext:value-type="float">
            <text:p>16,0</text:p>
          </table:table-cell>
          <table:table-cell table:style-name="ce242" table:formula="of:=[.BA59]/[.BE59]" office:value-type="currency" office:currency="USD" office:value="375000" calcext:value-type="currency">
            <text:p><text:s/>$375 000 </text:p>
          </table:table-cell>
          <table:table-cell table:style-name="ce239" table:formula="of:=[.BF59]/10/2" office:value-type="currency" office:currency="GBP" office:value="18750" calcext:value-type="currency">
            <text:p><text:s/>£18 750 </text:p>
          </table:table-cell>
          <table:table-cell table:style-name="ce233" table:formula="of:=ROUNDUP([.BG59]/2734.37;0)" office:value-type="float" office:value="7" calcext:value-type="float">
            <text:p>7</text:p>
          </table:table-cell>
          <table:table-cell table:style-name="ce239" table:formula="of:=[.BG59]*1.5/100" office:value-type="currency" office:currency="GBP" office:value="281.25" calcext:value-type="currency">
            <text:p><text:s/>£281 </text:p>
          </table:table-cell>
          <table:table-cell table:style-name="ce23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33" table:formula="of:=[.BJ59]/(9600/255)" office:value-type="float" office:value="1731.7081875" calcext:value-type="float">
            <text:p>1732</text:p>
          </table:table-cell>
          <table:table-cell table:style-name="ce23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l Mi-6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mi6</text:p>
          </table:table-cell>
          <table:table-cell table:style-name="ce229" table:formula="of:=UPPER([.E60])" office:value-type="string" office:string-value="MI6" calcext:value-type="string">
            <text:p>MI6</text:p>
          </table:table-cell>
          <table:table-cell table:style-name="ce232"/>
          <table:table-cell table:style-name="ce233" table:number-columns-repeated="6"/>
          <table:table-cell table:style-name="ce233" table:formula="of:=[.AL60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0]*2)/(9600/255)" office:value-type="float" office:value="0" calcext:value-type="float">
            <text:p>0</text:p>
          </table:table-cell>
          <table:table-cell table:style-name="ce233" table:formula="of:=[.BH60]" office:value-type="string" office:string-value="" calcext:value-type="error">
            <text:p>#DIV/0!</text:p>
          </table:table-cell>
          <table:table-cell table:style-name="ce233" table:formula="of:=[.BK60]" office:value-type="string" office:string-value="" calcext:value-type="error">
            <text:p>#DIV/0!</text:p>
          </table:table-cell>
          <table:table-cell table:style-name="ce236" table:formula="of:=[.AI60]/100/(700000/255)" office:value-type="float" office:value="0" calcext:value-type="float">
            <text:p>0</text:p>
          </table:table-cell>
          <table:table-cell table:style-name="ce237" table:formula="of:=1.67*[.AF60]" office:value-type="float" office:value="0" calcext:value-type="float">
            <text:p>0,0</text:p>
          </table:table-cell>
          <table:table-cell table:style-name="ce237" table:formula="of:=1.67*[.AG60]" office:value-type="float" office:value="0" calcext:value-type="float">
            <text:p>0,0</text:p>
          </table:table-cell>
          <table:table-cell table:style-name="ce237" table:formula="of:=1.67*[.AH60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0]-[.AO60]-[.AN60]" office:value-type="float" office:value="0" calcext:value-type="float">
            <text:p>0</text:p>
          </table:table-cell>
          <table:table-cell table:style-name="ce238" table:formula="of:=([.AP60]/0.8)/([.AL60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0]*0.673*54" office:value-type="string" office:string-value="" calcext:value-type="error">
            <text:p>#DIV/0!</text:p>
          </table:table-cell>
          <table:table-cell table:style-name="ce239" table:formula="of:=[.AM60]/5" office:value-type="currency" office:currency="GBP" office:value="0" calcext:value-type="currency">
            <text:p><text:s/>£-</text:p>
          </table:table-cell>
          <table:table-cell table:style-name="ce239" table:formula="of:=[.AR60]*([.AS60]*1.3*300)" office:value-type="currency" office:currency="GBP" office:value="0" calcext:value-type="currency">
            <text:p><text:s/>£-</text:p>
          </table:table-cell>
          <table:table-cell table:style-name="ce239" table:formula="of:=([.BB60]*3/100)" office:value-type="currency" office:currency="GBP" office:value="82.0311" calcext:value-type="currency">
            <text:p><text:s/>£82 </text:p>
          </table:table-cell>
          <table:table-cell table:style-name="ce239" table:formula="of:=[.AT60]+[.AU60]+[.AV60]+[.AW60]" office:value-type="string" office:string-value="" calcext:value-type="error">
            <text:p>#DIV/0!</text:p>
          </table:table-cell>
          <table:table-cell table:style-name="ce238" table:formula="of:=[.AX60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0]" office:value-type="float" office:value="0" calcext:value-type="float">
            <text:p>0</text:p>
          </table:table-cell>
          <table:table-cell table:style-name="ce239" table:formula="of:=([.BA60]/2/50)+2734.37" office:value-type="currency" office:currency="GBP" office:value="2734.37" calcext:value-type="currency">
            <text:p><text:s/>£2 734 </text:p>
          </table:table-cell>
          <table:table-cell table:style-name="ce238" table:formula="of:=[.BB60]/2734.37" office:value-type="float" office:value="1" calcext:value-type="float">
            <text:p>1</text:p>
          </table:table-cell>
          <table:table-cell table:style-name="ce228" table:formula="of:=[.G60]" office:value-type="float" office:value="0" calcext:value-type="float">
            <text:p>0</text:p>
          </table:table-cell>
          <table:table-cell table:style-name="ce241"/>
          <table:table-cell table:style-name="ce242" table:formula="of:=[.BA60]/[.BE60]" office:value-type="string" office:string-value="" calcext:value-type="error">
            <text:p>#DIV/0!</text:p>
          </table:table-cell>
          <table:table-cell table:style-name="ce239" table:formula="of:=[.BF60]/10/2" office:value-type="string" office:string-value="" calcext:value-type="error">
            <text:p>#DIV/0!</text:p>
          </table:table-cell>
          <table:table-cell table:style-name="ce233" table:formula="of:=ROUNDUP([.BG60]/2734.37;0)" office:value-type="string" office:string-value="" calcext:value-type="error">
            <text:p>#DIV/0!</text:p>
          </table:table-cell>
          <table:table-cell table:style-name="ce239" table:formula="of:=[.BG60]*1.5/100" office:value-type="string" office:string-value="" calcext:value-type="error">
            <text:p>#DIV/0!</text:p>
          </table:table-cell>
          <table:table-cell table:style-name="ce239" table:formula="of:=(-0.0000004497*POWER([.AM60];2))+(0.9588*[.AM60])+[.BI60]" office:value-type="string" office:string-value="" calcext:value-type="error">
            <text:p>#DIV/0!</text:p>
          </table:table-cell>
          <table:table-cell table:style-name="ce233" table:formula="of:=[.BJ60]/(9600/255)" office:value-type="string" office:string-value="" calcext:value-type="error">
            <text:p>#DIV/0!</text:p>
          </table:table-cell>
          <table:table-cell table:style-name="ce23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l Mi-8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mi8</text:p>
          </table:table-cell>
          <table:table-cell table:style-name="ce229" table:formula="of:=UPPER([.E61])" office:value-type="string" office:string-value="MI8" calcext:value-type="string">
            <text:p>MI8</text:p>
          </table:table-cell>
          <table:table-cell table:style-name="ce232"/>
          <table:table-cell table:style-name="ce233" table:number-columns-repeated="6"/>
          <table:table-cell table:style-name="ce233" table:formula="of:=[.AL61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1]*2)/(9600/255)" office:value-type="float" office:value="0" calcext:value-type="float">
            <text:p>0</text:p>
          </table:table-cell>
          <table:table-cell table:style-name="ce233" table:formula="of:=[.BH61]" office:value-type="string" office:string-value="" calcext:value-type="error">
            <text:p>#DIV/0!</text:p>
          </table:table-cell>
          <table:table-cell table:style-name="ce233" table:formula="of:=[.BK61]" office:value-type="string" office:string-value="" calcext:value-type="error">
            <text:p>#DIV/0!</text:p>
          </table:table-cell>
          <table:table-cell table:style-name="ce236" table:formula="of:=[.AI61]/100/(700000/255)" office:value-type="float" office:value="0" calcext:value-type="float">
            <text:p>0</text:p>
          </table:table-cell>
          <table:table-cell table:style-name="ce237" table:formula="of:=1.67*[.AF61]" office:value-type="float" office:value="0" calcext:value-type="float">
            <text:p>0,0</text:p>
          </table:table-cell>
          <table:table-cell table:style-name="ce237" table:formula="of:=1.67*[.AG61]" office:value-type="float" office:value="0" calcext:value-type="float">
            <text:p>0,0</text:p>
          </table:table-cell>
          <table:table-cell table:style-name="ce237" table:formula="of:=1.67*[.AH61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1]-[.AO61]-[.AN61]" office:value-type="float" office:value="0" calcext:value-type="float">
            <text:p>0</text:p>
          </table:table-cell>
          <table:table-cell table:style-name="ce238" table:formula="of:=([.AP61]/0.8)/([.AL61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1]*0.673*54" office:value-type="string" office:string-value="" calcext:value-type="error">
            <text:p>#DIV/0!</text:p>
          </table:table-cell>
          <table:table-cell table:style-name="ce239" table:formula="of:=[.AM61]/5" office:value-type="currency" office:currency="GBP" office:value="0" calcext:value-type="currency">
            <text:p><text:s/>£-</text:p>
          </table:table-cell>
          <table:table-cell table:style-name="ce239" table:formula="of:=[.AR61]*([.AS61]*1.3*300)" office:value-type="currency" office:currency="GBP" office:value="0" calcext:value-type="currency">
            <text:p><text:s/>£-</text:p>
          </table:table-cell>
          <table:table-cell table:style-name="ce239" table:formula="of:=([.BB61]*3/100)" office:value-type="currency" office:currency="GBP" office:value="82.0311" calcext:value-type="currency">
            <text:p><text:s/>£82 </text:p>
          </table:table-cell>
          <table:table-cell table:style-name="ce239" table:formula="of:=[.AT61]+[.AU61]+[.AV61]+[.AW61]" office:value-type="string" office:string-value="" calcext:value-type="error">
            <text:p>#DIV/0!</text:p>
          </table:table-cell>
          <table:table-cell table:style-name="ce238" table:formula="of:=[.AX61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1]" office:value-type="float" office:value="0" calcext:value-type="float">
            <text:p>0</text:p>
          </table:table-cell>
          <table:table-cell table:style-name="ce239" table:formula="of:=([.BA61]/2/50)+2734.37" office:value-type="currency" office:currency="GBP" office:value="2734.37" calcext:value-type="currency">
            <text:p><text:s/>£2 734 </text:p>
          </table:table-cell>
          <table:table-cell table:style-name="ce238" table:formula="of:=[.BB61]/2734.37" office:value-type="float" office:value="1" calcext:value-type="float">
            <text:p>1</text:p>
          </table:table-cell>
          <table:table-cell table:style-name="ce228" table:formula="of:=[.G61]" office:value-type="float" office:value="0" calcext:value-type="float">
            <text:p>0</text:p>
          </table:table-cell>
          <table:table-cell table:style-name="ce241"/>
          <table:table-cell table:style-name="ce242" table:formula="of:=[.BA61]/[.BE61]" office:value-type="string" office:string-value="" calcext:value-type="error">
            <text:p>#DIV/0!</text:p>
          </table:table-cell>
          <table:table-cell table:style-name="ce239" table:formula="of:=[.BF61]/10/2" office:value-type="string" office:string-value="" calcext:value-type="error">
            <text:p>#DIV/0!</text:p>
          </table:table-cell>
          <table:table-cell table:style-name="ce233" table:formula="of:=ROUNDUP([.BG61]/2734.37;0)" office:value-type="string" office:string-value="" calcext:value-type="error">
            <text:p>#DIV/0!</text:p>
          </table:table-cell>
          <table:table-cell table:style-name="ce239" table:formula="of:=[.BG61]*1.5/100" office:value-type="string" office:string-value="" calcext:value-type="error">
            <text:p>#DIV/0!</text:p>
          </table:table-cell>
          <table:table-cell table:style-name="ce239" table:formula="of:=(-0.0000004497*POWER([.AM61];2))+(0.9588*[.AM61])+[.BI61]" office:value-type="string" office:string-value="" calcext:value-type="error">
            <text:p>#DIV/0!</text:p>
          </table:table-cell>
          <table:table-cell table:style-name="ce233" table:formula="of:=[.BJ61]/(9600/255)" office:value-type="string" office:string-value="" calcext:value-type="error">
            <text:p>#DIV/0!</text:p>
          </table:table-cell>
          <table:table-cell table:style-name="ce23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l Mi-17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mi17</text:p>
          </table:table-cell>
          <table:table-cell table:style-name="ce229" table:formula="of:=UPPER([.E62])" office:value-type="string" office:string-value="MI17" calcext:value-type="string">
            <text:p>MI17</text:p>
          </table:table-cell>
          <table:table-cell table:style-name="ce232"/>
          <table:table-cell table:style-name="ce233" table:number-columns-repeated="6"/>
          <table:table-cell table:style-name="ce233" table:formula="of:=[.AL62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2]*2)/(9600/255)" office:value-type="float" office:value="0" calcext:value-type="float">
            <text:p>0</text:p>
          </table:table-cell>
          <table:table-cell table:style-name="ce233" table:formula="of:=[.BH62]" office:value-type="string" office:string-value="" calcext:value-type="error">
            <text:p>#DIV/0!</text:p>
          </table:table-cell>
          <table:table-cell table:style-name="ce233" table:formula="of:=[.BK62]" office:value-type="string" office:string-value="" calcext:value-type="error">
            <text:p>#DIV/0!</text:p>
          </table:table-cell>
          <table:table-cell table:style-name="ce236" table:formula="of:=[.AI62]/100/(700000/255)" office:value-type="float" office:value="0" calcext:value-type="float">
            <text:p>0</text:p>
          </table:table-cell>
          <table:table-cell table:style-name="ce237" table:formula="of:=1.67*[.AF62]" office:value-type="float" office:value="0" calcext:value-type="float">
            <text:p>0,0</text:p>
          </table:table-cell>
          <table:table-cell table:style-name="ce237" table:formula="of:=1.67*[.AG62]" office:value-type="float" office:value="0" calcext:value-type="float">
            <text:p>0,0</text:p>
          </table:table-cell>
          <table:table-cell table:style-name="ce237" table:formula="of:=1.67*[.AH62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2]-[.AO62]-[.AN62]" office:value-type="float" office:value="0" calcext:value-type="float">
            <text:p>0</text:p>
          </table:table-cell>
          <table:table-cell table:style-name="ce238" table:formula="of:=([.AP62]/0.8)/([.AL6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2]*0.673*54" office:value-type="string" office:string-value="" calcext:value-type="error">
            <text:p>#DIV/0!</text:p>
          </table:table-cell>
          <table:table-cell table:style-name="ce239" table:formula="of:=[.AM62]/5" office:value-type="currency" office:currency="GBP" office:value="0" calcext:value-type="currency">
            <text:p><text:s/>£-</text:p>
          </table:table-cell>
          <table:table-cell table:style-name="ce239" table:formula="of:=[.AR62]*([.AS62]*1.3*300)" office:value-type="currency" office:currency="GBP" office:value="0" calcext:value-type="currency">
            <text:p><text:s/>£-</text:p>
          </table:table-cell>
          <table:table-cell table:style-name="ce239" table:formula="of:=([.BB62]*3/100)" office:value-type="currency" office:currency="GBP" office:value="82.0311" calcext:value-type="currency">
            <text:p><text:s/>£82 </text:p>
          </table:table-cell>
          <table:table-cell table:style-name="ce239" table:formula="of:=[.AT62]+[.AU62]+[.AV62]+[.AW62]" office:value-type="string" office:string-value="" calcext:value-type="error">
            <text:p>#DIV/0!</text:p>
          </table:table-cell>
          <table:table-cell table:style-name="ce238" table:formula="of:=[.AX62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2]" office:value-type="float" office:value="0" calcext:value-type="float">
            <text:p>0</text:p>
          </table:table-cell>
          <table:table-cell table:style-name="ce239" table:formula="of:=([.BA62]/2/50)+2734.37" office:value-type="currency" office:currency="GBP" office:value="2734.37" calcext:value-type="currency">
            <text:p><text:s/>£2 734 </text:p>
          </table:table-cell>
          <table:table-cell table:style-name="ce238" table:formula="of:=[.BB62]/2734.37" office:value-type="float" office:value="1" calcext:value-type="float">
            <text:p>1</text:p>
          </table:table-cell>
          <table:table-cell table:style-name="ce228" table:formula="of:=[.G62]" office:value-type="float" office:value="0" calcext:value-type="float">
            <text:p>0</text:p>
          </table:table-cell>
          <table:table-cell table:style-name="ce241"/>
          <table:table-cell table:style-name="ce242" table:formula="of:=[.BA62]/[.BE62]" office:value-type="string" office:string-value="" calcext:value-type="error">
            <text:p>#DIV/0!</text:p>
          </table:table-cell>
          <table:table-cell table:style-name="ce239" table:formula="of:=[.BF62]/10/2" office:value-type="string" office:string-value="" calcext:value-type="error">
            <text:p>#DIV/0!</text:p>
          </table:table-cell>
          <table:table-cell table:style-name="ce233" table:formula="of:=ROUNDUP([.BG62]/2734.37;0)" office:value-type="string" office:string-value="" calcext:value-type="error">
            <text:p>#DIV/0!</text:p>
          </table:table-cell>
          <table:table-cell table:style-name="ce239" table:formula="of:=[.BG62]*1.5/100" office:value-type="string" office:string-value="" calcext:value-type="error">
            <text:p>#DIV/0!</text:p>
          </table:table-cell>
          <table:table-cell table:style-name="ce239" table:formula="of:=(-0.0000004497*POWER([.AM62];2))+(0.9588*[.AM62])+[.BI62]" office:value-type="string" office:string-value="" calcext:value-type="error">
            <text:p>#DIV/0!</text:p>
          </table:table-cell>
          <table:table-cell table:style-name="ce233" table:formula="of:=[.BJ62]/(9600/255)" office:value-type="string" office:string-value="" calcext:value-type="error">
            <text:p>#DIV/0!</text:p>
          </table:table-cell>
          <table:table-cell table:style-name="ce23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l Mi-26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mi26</text:p>
          </table:table-cell>
          <table:table-cell table:style-name="ce229" table:formula="of:=UPPER([.E63])" office:value-type="string" office:string-value="MI26" calcext:value-type="string">
            <text:p>MI26</text:p>
          </table:table-cell>
          <table:table-cell table:style-name="ce232" office:value-type="date" office:date-value="1977-12-17" calcext:value-type="date">
            <text:p>1977-12-17</text:p>
          </table:table-cell>
          <table:table-cell table:style-name="ce233" office:value-type="float" office:value="60" calcext:value-type="float">
            <text:p>6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20" calcext:value-type="float">
            <text:p>20</text:p>
          </table:table-cell>
          <table:table-cell table:number-columns-repeated="2" table:style-name="ce229" office:value-type="string" calcext:value-type="string">
            <text:p>x</text:p>
          </table:table-cell>
          <table:table-cell table:style-name="ce233" office:value-type="float" office:value="295" calcext:value-type="float">
            <text:p>295</text:p>
          </table:table-cell>
          <table:table-cell table:style-name="ce233" table:formula="of:=[.AL63]/5" office:value-type="float" office:value="384" calcext:value-type="float">
            <text:p>384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90" calcext:value-type="float">
            <text:p>90</text:p>
          </table:table-cell>
          <table:table-cell table:style-name="ce233" office:value-type="float" office:value="200" calcext:value-type="float">
            <text:p>200</text:p>
          </table:table-cell>
          <table:table-cell table:style-name="ce229" office:value-type="string" calcext:value-type="string">
            <text:p>helicopter</text:p>
          </table:table-cell>
          <table:table-cell table:style-name="ce233" table:number-columns-repeated="2"/>
          <table:table-cell table:style-name="ce234"/>
          <table:table-cell table:style-name="ce235" table:formula="of:=([.AJ63]*2)/(9600/255)" office:value-type="float" office:value="0" calcext:value-type="float">
            <text:p>0</text:p>
          </table:table-cell>
          <table:table-cell table:style-name="ce233" table:formula="of:=[.BH63]" office:value-type="float" office:value="0" calcext:value-type="float">
            <text:p>0</text:p>
          </table:table-cell>
          <table:table-cell table:style-name="ce233" table:formula="of:=[.BK63]" office:value-type="float" office:value="1388.75499" calcext:value-type="float">
            <text:p>1389</text:p>
          </table:table-cell>
          <table:table-cell table:style-name="ce236" table:formula="of:=[.AI63]/100/(700000/255)" office:value-type="float" office:value="0" calcext:value-type="float">
            <text:p>0</text:p>
          </table:table-cell>
          <table:table-cell table:style-name="ce237" table:formula="of:=1.67*[.AF63]" office:value-type="float" office:value="66.8" calcext:value-type="float">
            <text:p>66,8</text:p>
          </table:table-cell>
          <table:table-cell table:style-name="ce237" table:formula="of:=1.67*[.AG63]" office:value-type="float" office:value="53.44" calcext:value-type="float">
            <text:p>53,4</text:p>
          </table:table-cell>
          <table:table-cell table:style-name="ce237" table:formula="of:=1.67*[.AH63]" office:value-type="float" office:value="13.60215" calcext:value-type="float">
            <text:p>13,6</text:p>
          </table:table-cell>
          <table:table-cell table:style-name="ce238"/>
          <table:table-cell table:style-name="ce233" office:value-type="float" office:value="316" calcext:value-type="float">
            <text:p>316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8.145" calcext:value-type="float">
            <text:p>8,145</text:p>
          </table:table-cell>
          <table:table-cell table:style-name="ce236" table:number-columns-repeated="3"/>
          <table:table-cell table:style-name="ce238" office:value-type="float" office:value="1920" calcext:value-type="float">
            <text:p>1920</text:p>
          </table:table-cell>
          <table:table-cell table:style-name="ce238" office:value-type="float" office:value="56000" calcext:value-type="float">
            <text:p>56000</text:p>
          </table:table-cell>
          <table:table-cell table:style-name="ce238" office:value-type="float" office:value="28200" calcext:value-type="float">
            <text:p>282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38" table:formula="of:=[.AM63]-[.AO63]-[.AN63]" office:value-type="float" office:value="7800" calcext:value-type="float">
            <text:p>7800</text:p>
          </table:table-cell>
          <table:table-cell table:style-name="ce238" table:formula="of:=([.AP63]/0.8)/([.AL63]/1.852)*54" office:value-type="float" office:value="507.853125" calcext:value-type="float">
            <text:p>508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39" table:formula="of:=[.AM63]/5" office:value-type="currency" office:currency="GBP" office:value="11200" calcext:value-type="currency">
            <text:p><text:s/>£11 200 </text:p>
          </table:table-cell>
          <table:table-cell table:style-name="ce239" table:formula="of:=[.AR63]*([.AS63]*1.3*300)" office:value-type="currency" office:currency="GBP" office:value="3900" calcext:value-type="currency">
            <text:p><text:s/>£3 900 </text:p>
          </table:table-cell>
          <table:table-cell table:style-name="ce239" table:formula="of:=([.BB63]*3/100)" office:value-type="currency" office:currency="GBP" office:value="82.0311" calcext:value-type="currency">
            <text:p><text:s/>£82 </text:p>
          </table:table-cell>
          <table:table-cell table:style-name="ce23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38" table:formula="of:=[.AX63]/(9600/255)" office:value-type="float" office:value="893.520780107422" calcext:value-type="float">
            <text:p>894</text:p>
          </table:table-cell>
          <table:table-cell table:style-name="ce240"/>
          <table:table-cell table:style-name="ce236" table:formula="of:=[.AZ63]" office:value-type="float" office:value="0" calcext:value-type="float">
            <text:p>0</text:p>
          </table:table-cell>
          <table:table-cell table:style-name="ce239" table:formula="of:=([.BA63]/2/50)+2734.37" office:value-type="currency" office:currency="GBP" office:value="2734.37" calcext:value-type="currency">
            <text:p><text:s/>£2 734 </text:p>
          </table:table-cell>
          <table:table-cell table:style-name="ce238" table:formula="of:=[.BB63]/2734.37" office:value-type="float" office:value="1" calcext:value-type="float">
            <text:p>1</text:p>
          </table:table-cell>
          <table:table-cell table:style-name="ce231" table:formula="of:=[.G63]" office:value-type="date" office:date-value="1977-12-17" calcext:value-type="date">
            <text:p>1977-12-17</text:p>
          </table:table-cell>
          <table:table-cell table:style-name="ce241" office:value-type="float" office:value="4.7" calcext:value-type="float">
            <text:p>4,7</text:p>
          </table:table-cell>
          <table:table-cell table:style-name="ce242" table:formula="of:=[.BA63]/[.BE63]" office:value-type="currency" office:currency="USD" office:value="0" calcext:value-type="currency">
            <text:p><text:s/>$-</text:p>
          </table:table-cell>
          <table:table-cell table:style-name="ce239" table:formula="of:=[.BF63]/10/2" office:value-type="currency" office:currency="GBP" office:value="0" calcext:value-type="currency">
            <text:p><text:s/>£-</text:p>
          </table:table-cell>
          <table:table-cell table:style-name="ce233" table:formula="of:=ROUNDUP([.BG63]/2734.37;0)" office:value-type="float" office:value="0" calcext:value-type="float">
            <text:p>0</text:p>
          </table:table-cell>
          <table:table-cell table:style-name="ce239" table:formula="of:=[.BG63]*1.5/100" office:value-type="currency" office:currency="GBP" office:value="0" calcext:value-type="currency">
            <text:p><text:s/>£-</text:p>
          </table:table-cell>
          <table:table-cell table:style-name="ce23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33" table:formula="of:=[.BJ63]/(9600/255)" office:value-type="float" office:value="1388.75499" calcext:value-type="float">
            <text:p>1389</text:p>
          </table:table-cell>
          <table:table-cell table:style-name="ce23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Mil Mi-38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mi38</text:p>
          </table:table-cell>
          <table:table-cell table:style-name="ce229" table:formula="of:=UPPER([.E64])" office:value-type="string" office:string-value="MI38" calcext:value-type="string">
            <text:p>MI38</text:p>
          </table:table-cell>
          <table:table-cell table:style-name="ce232"/>
          <table:table-cell table:style-name="ce233" table:number-columns-repeated="6"/>
          <table:table-cell table:style-name="ce233" table:formula="of:=[.AL64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4]*2)/(9600/255)" office:value-type="float" office:value="0" calcext:value-type="float">
            <text:p>0</text:p>
          </table:table-cell>
          <table:table-cell table:style-name="ce233" table:formula="of:=[.BH64]" office:value-type="string" office:string-value="" calcext:value-type="error">
            <text:p>#DIV/0!</text:p>
          </table:table-cell>
          <table:table-cell table:style-name="ce233" table:formula="of:=[.BK64]" office:value-type="string" office:string-value="" calcext:value-type="error">
            <text:p>#DIV/0!</text:p>
          </table:table-cell>
          <table:table-cell table:style-name="ce236" table:formula="of:=[.AI64]/100/(700000/255)" office:value-type="float" office:value="0" calcext:value-type="float">
            <text:p>0</text:p>
          </table:table-cell>
          <table:table-cell table:style-name="ce237" table:formula="of:=1.67*[.AF64]" office:value-type="float" office:value="0" calcext:value-type="float">
            <text:p>0,0</text:p>
          </table:table-cell>
          <table:table-cell table:style-name="ce237" table:formula="of:=1.67*[.AG64]" office:value-type="float" office:value="0" calcext:value-type="float">
            <text:p>0,0</text:p>
          </table:table-cell>
          <table:table-cell table:style-name="ce237" table:formula="of:=1.67*[.AH64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4]-[.AO64]-[.AN64]" office:value-type="float" office:value="0" calcext:value-type="float">
            <text:p>0</text:p>
          </table:table-cell>
          <table:table-cell table:style-name="ce238" table:formula="of:=([.AP64]/0.8)/([.AL6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4]*0.673*54" office:value-type="string" office:string-value="" calcext:value-type="error">
            <text:p>#DIV/0!</text:p>
          </table:table-cell>
          <table:table-cell table:style-name="ce239" table:formula="of:=[.AM64]/5" office:value-type="currency" office:currency="GBP" office:value="0" calcext:value-type="currency">
            <text:p><text:s/>£-</text:p>
          </table:table-cell>
          <table:table-cell table:style-name="ce239" table:formula="of:=[.AR64]*([.AS64]*1.3*300)" office:value-type="currency" office:currency="GBP" office:value="0" calcext:value-type="currency">
            <text:p><text:s/>£-</text:p>
          </table:table-cell>
          <table:table-cell table:style-name="ce239" table:formula="of:=([.BB64]*3/100)" office:value-type="currency" office:currency="GBP" office:value="82.0311" calcext:value-type="currency">
            <text:p><text:s/>£82 </text:p>
          </table:table-cell>
          <table:table-cell table:style-name="ce239" table:formula="of:=[.AT64]+[.AU64]+[.AV64]+[.AW64]" office:value-type="string" office:string-value="" calcext:value-type="error">
            <text:p>#DIV/0!</text:p>
          </table:table-cell>
          <table:table-cell table:style-name="ce238" table:formula="of:=[.AX64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4]" office:value-type="float" office:value="0" calcext:value-type="float">
            <text:p>0</text:p>
          </table:table-cell>
          <table:table-cell table:style-name="ce239" table:formula="of:=([.BA64]/2/50)+2734.37" office:value-type="currency" office:currency="GBP" office:value="2734.37" calcext:value-type="currency">
            <text:p><text:s/>£2 734 </text:p>
          </table:table-cell>
          <table:table-cell table:style-name="ce238" table:formula="of:=[.BB64]/2734.37" office:value-type="float" office:value="1" calcext:value-type="float">
            <text:p>1</text:p>
          </table:table-cell>
          <table:table-cell table:style-name="ce228" table:formula="of:=[.G64]" office:value-type="float" office:value="0" calcext:value-type="float">
            <text:p>0</text:p>
          </table:table-cell>
          <table:table-cell table:style-name="ce241"/>
          <table:table-cell table:style-name="ce242" table:formula="of:=[.BA64]/[.BE64]" office:value-type="string" office:string-value="" calcext:value-type="error">
            <text:p>#DIV/0!</text:p>
          </table:table-cell>
          <table:table-cell table:style-name="ce239" table:formula="of:=[.BF64]/10/2" office:value-type="string" office:string-value="" calcext:value-type="error">
            <text:p>#DIV/0!</text:p>
          </table:table-cell>
          <table:table-cell table:style-name="ce233" table:formula="of:=ROUNDUP([.BG64]/2734.37;0)" office:value-type="string" office:string-value="" calcext:value-type="error">
            <text:p>#DIV/0!</text:p>
          </table:table-cell>
          <table:table-cell table:style-name="ce239" table:formula="of:=[.BG64]*1.5/100" office:value-type="string" office:string-value="" calcext:value-type="error">
            <text:p>#DIV/0!</text:p>
          </table:table-cell>
          <table:table-cell table:style-name="ce239" table:formula="of:=(-0.0000004497*POWER([.AM64];2))+(0.9588*[.AM64])+[.BI64]" office:value-type="string" office:string-value="" calcext:value-type="error">
            <text:p>#DIV/0!</text:p>
          </table:table-cell>
          <table:table-cell table:style-name="ce233" table:formula="of:=[.BJ64]/(9600/255)" office:value-type="string" office:string-value="" calcext:value-type="error">
            <text:p>#DIV/0!</text:p>
          </table:table-cell>
          <table:table-cell table:style-name="ce23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Sikorsky CH-37 Mojave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ch37</text:p>
          </table:table-cell>
          <table:table-cell table:style-name="ce229" table:formula="of:=UPPER([.E65])" office:value-type="string" office:string-value="CH37" calcext:value-type="string">
            <text:p>CH37</text:p>
          </table:table-cell>
          <table:table-cell table:style-name="ce232"/>
          <table:table-cell table:style-name="ce233" table:number-columns-repeated="6"/>
          <table:table-cell table:style-name="ce233" table:formula="of:=[.AL65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5]*2)/(9600/255)" office:value-type="float" office:value="0" calcext:value-type="float">
            <text:p>0</text:p>
          </table:table-cell>
          <table:table-cell table:style-name="ce233" table:formula="of:=[.BH65]" office:value-type="string" office:string-value="" calcext:value-type="error">
            <text:p>#DIV/0!</text:p>
          </table:table-cell>
          <table:table-cell table:style-name="ce233" table:formula="of:=[.BK65]" office:value-type="string" office:string-value="" calcext:value-type="error">
            <text:p>#DIV/0!</text:p>
          </table:table-cell>
          <table:table-cell table:style-name="ce236" table:formula="of:=[.AI65]/100/(700000/255)" office:value-type="float" office:value="0" calcext:value-type="float">
            <text:p>0</text:p>
          </table:table-cell>
          <table:table-cell table:style-name="ce237" table:formula="of:=1.67*[.AF65]" office:value-type="float" office:value="0" calcext:value-type="float">
            <text:p>0,0</text:p>
          </table:table-cell>
          <table:table-cell table:style-name="ce237" table:formula="of:=1.67*[.AG65]" office:value-type="float" office:value="0" calcext:value-type="float">
            <text:p>0,0</text:p>
          </table:table-cell>
          <table:table-cell table:style-name="ce237" table:formula="of:=1.67*[.AH65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5]-[.AO65]-[.AN65]" office:value-type="float" office:value="0" calcext:value-type="float">
            <text:p>0</text:p>
          </table:table-cell>
          <table:table-cell table:style-name="ce238" table:formula="of:=([.AP65]/0.8)/([.AL6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5]*0.673*54" office:value-type="string" office:string-value="" calcext:value-type="error">
            <text:p>#DIV/0!</text:p>
          </table:table-cell>
          <table:table-cell table:style-name="ce239" table:formula="of:=[.AM65]/5" office:value-type="currency" office:currency="GBP" office:value="0" calcext:value-type="currency">
            <text:p><text:s/>£-</text:p>
          </table:table-cell>
          <table:table-cell table:style-name="ce239" table:formula="of:=[.AR65]*([.AS65]*1.3*300)" office:value-type="currency" office:currency="GBP" office:value="0" calcext:value-type="currency">
            <text:p><text:s/>£-</text:p>
          </table:table-cell>
          <table:table-cell table:style-name="ce239" table:formula="of:=([.BB65]*3/100)" office:value-type="currency" office:currency="GBP" office:value="82.0311" calcext:value-type="currency">
            <text:p><text:s/>£82 </text:p>
          </table:table-cell>
          <table:table-cell table:style-name="ce239" table:formula="of:=[.AT65]+[.AU65]+[.AV65]+[.AW65]" office:value-type="string" office:string-value="" calcext:value-type="error">
            <text:p>#DIV/0!</text:p>
          </table:table-cell>
          <table:table-cell table:style-name="ce238" table:formula="of:=[.AX65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5]" office:value-type="float" office:value="0" calcext:value-type="float">
            <text:p>0</text:p>
          </table:table-cell>
          <table:table-cell table:style-name="ce239" table:formula="of:=([.BA65]/2/50)+2734.37" office:value-type="currency" office:currency="GBP" office:value="2734.37" calcext:value-type="currency">
            <text:p><text:s/>£2 734 </text:p>
          </table:table-cell>
          <table:table-cell table:style-name="ce238" table:formula="of:=[.BB65]/2734.37" office:value-type="float" office:value="1" calcext:value-type="float">
            <text:p>1</text:p>
          </table:table-cell>
          <table:table-cell table:style-name="ce228" table:formula="of:=[.G65]" office:value-type="float" office:value="0" calcext:value-type="float">
            <text:p>0</text:p>
          </table:table-cell>
          <table:table-cell table:style-name="ce241"/>
          <table:table-cell table:style-name="ce242" table:formula="of:=[.BA65]/[.BE65]" office:value-type="string" office:string-value="" calcext:value-type="error">
            <text:p>#DIV/0!</text:p>
          </table:table-cell>
          <table:table-cell table:style-name="ce239" table:formula="of:=[.BF65]/10/2" office:value-type="string" office:string-value="" calcext:value-type="error">
            <text:p>#DIV/0!</text:p>
          </table:table-cell>
          <table:table-cell table:style-name="ce233" table:formula="of:=ROUNDUP([.BG65]/2734.37;0)" office:value-type="string" office:string-value="" calcext:value-type="error">
            <text:p>#DIV/0!</text:p>
          </table:table-cell>
          <table:table-cell table:style-name="ce239" table:formula="of:=[.BG65]*1.5/100" office:value-type="string" office:string-value="" calcext:value-type="error">
            <text:p>#DIV/0!</text:p>
          </table:table-cell>
          <table:table-cell table:style-name="ce239" table:formula="of:=(-0.0000004497*POWER([.AM65];2))+(0.9588*[.AM65])+[.BI65]" office:value-type="string" office:string-value="" calcext:value-type="error">
            <text:p>#DIV/0!</text:p>
          </table:table-cell>
          <table:table-cell table:style-name="ce233" table:formula="of:=[.BJ65]/(9600/255)" office:value-type="string" office:string-value="" calcext:value-type="error">
            <text:p>#DIV/0!</text:p>
          </table:table-cell>
          <table:table-cell table:style-name="ce23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Sikorsky H-60 Black Hawk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h60</text:p>
          </table:table-cell>
          <table:table-cell table:style-name="ce229" table:formula="of:=UPPER([.E66])" office:value-type="string" office:string-value="H60" calcext:value-type="string">
            <text:p>H60</text:p>
          </table:table-cell>
          <table:table-cell table:style-name="ce232"/>
          <table:table-cell table:style-name="ce233" table:number-columns-repeated="6"/>
          <table:table-cell table:style-name="ce233" table:formula="of:=[.AL66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6]*2)/(9600/255)" office:value-type="float" office:value="0" calcext:value-type="float">
            <text:p>0</text:p>
          </table:table-cell>
          <table:table-cell table:style-name="ce233" table:formula="of:=[.BH66]" office:value-type="string" office:string-value="" calcext:value-type="error">
            <text:p>#DIV/0!</text:p>
          </table:table-cell>
          <table:table-cell table:style-name="ce233" table:formula="of:=[.BK66]" office:value-type="string" office:string-value="" calcext:value-type="error">
            <text:p>#DIV/0!</text:p>
          </table:table-cell>
          <table:table-cell table:style-name="ce236" table:formula="of:=[.AI66]/100/(700000/255)" office:value-type="float" office:value="0" calcext:value-type="float">
            <text:p>0</text:p>
          </table:table-cell>
          <table:table-cell table:style-name="ce237" table:formula="of:=1.67*[.AF66]" office:value-type="float" office:value="0" calcext:value-type="float">
            <text:p>0,0</text:p>
          </table:table-cell>
          <table:table-cell table:style-name="ce237" table:formula="of:=1.67*[.AG66]" office:value-type="float" office:value="0" calcext:value-type="float">
            <text:p>0,0</text:p>
          </table:table-cell>
          <table:table-cell table:style-name="ce237" table:formula="of:=1.67*[.AH66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6]-[.AO66]-[.AN66]" office:value-type="float" office:value="0" calcext:value-type="float">
            <text:p>0</text:p>
          </table:table-cell>
          <table:table-cell table:style-name="ce238" table:formula="of:=([.AP66]/0.8)/([.AL66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6]*0.673*54" office:value-type="string" office:string-value="" calcext:value-type="error">
            <text:p>#DIV/0!</text:p>
          </table:table-cell>
          <table:table-cell table:style-name="ce239" table:formula="of:=[.AM66]/5" office:value-type="currency" office:currency="GBP" office:value="0" calcext:value-type="currency">
            <text:p><text:s/>£-</text:p>
          </table:table-cell>
          <table:table-cell table:style-name="ce239" table:formula="of:=[.AR66]*([.AS66]*1.3*300)" office:value-type="currency" office:currency="GBP" office:value="0" calcext:value-type="currency">
            <text:p><text:s/>£-</text:p>
          </table:table-cell>
          <table:table-cell table:style-name="ce239" table:formula="of:=([.BB66]*3/100)" office:value-type="currency" office:currency="GBP" office:value="82.0311" calcext:value-type="currency">
            <text:p><text:s/>£82 </text:p>
          </table:table-cell>
          <table:table-cell table:style-name="ce239" table:formula="of:=[.AT66]+[.AU66]+[.AV66]+[.AW66]" office:value-type="string" office:string-value="" calcext:value-type="error">
            <text:p>#DIV/0!</text:p>
          </table:table-cell>
          <table:table-cell table:style-name="ce238" table:formula="of:=[.AX66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6]" office:value-type="float" office:value="0" calcext:value-type="float">
            <text:p>0</text:p>
          </table:table-cell>
          <table:table-cell table:style-name="ce239" table:formula="of:=([.BA66]/2/50)+2734.37" office:value-type="currency" office:currency="GBP" office:value="2734.37" calcext:value-type="currency">
            <text:p><text:s/>£2 734 </text:p>
          </table:table-cell>
          <table:table-cell table:style-name="ce238" table:formula="of:=[.BB66]/2734.37" office:value-type="float" office:value="1" calcext:value-type="float">
            <text:p>1</text:p>
          </table:table-cell>
          <table:table-cell table:style-name="ce228" table:formula="of:=[.G66]" office:value-type="float" office:value="0" calcext:value-type="float">
            <text:p>0</text:p>
          </table:table-cell>
          <table:table-cell table:style-name="ce241"/>
          <table:table-cell table:style-name="ce242" table:formula="of:=[.BA66]/[.BE66]" office:value-type="string" office:string-value="" calcext:value-type="error">
            <text:p>#DIV/0!</text:p>
          </table:table-cell>
          <table:table-cell table:style-name="ce239" table:formula="of:=[.BF66]/10/2" office:value-type="string" office:string-value="" calcext:value-type="error">
            <text:p>#DIV/0!</text:p>
          </table:table-cell>
          <table:table-cell table:style-name="ce233" table:formula="of:=ROUNDUP([.BG66]/2734.37;0)" office:value-type="string" office:string-value="" calcext:value-type="error">
            <text:p>#DIV/0!</text:p>
          </table:table-cell>
          <table:table-cell table:style-name="ce239" table:formula="of:=[.BG66]*1.5/100" office:value-type="string" office:string-value="" calcext:value-type="error">
            <text:p>#DIV/0!</text:p>
          </table:table-cell>
          <table:table-cell table:style-name="ce239" table:formula="of:=(-0.0000004497*POWER([.AM66];2))+(0.9588*[.AM66])+[.BI66]" office:value-type="string" office:string-value="" calcext:value-type="error">
            <text:p>#DIV/0!</text:p>
          </table:table-cell>
          <table:table-cell table:style-name="ce233" table:formula="of:=[.BJ66]/(9600/255)" office:value-type="string" office:string-value="" calcext:value-type="error">
            <text:p>#DIV/0!</text:p>
          </table:table-cell>
          <table:table-cell table:style-name="ce23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Sikorsky CH-53E/K Super/King Stallion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ch53</text:p>
          </table:table-cell>
          <table:table-cell table:style-name="ce229" table:formula="of:=UPPER([.E67])" office:value-type="string" office:string-value="CH53" calcext:value-type="string">
            <text:p>CH53</text:p>
          </table:table-cell>
          <table:table-cell table:style-name="ce232"/>
          <table:table-cell table:style-name="ce233" table:number-columns-repeated="6"/>
          <table:table-cell table:style-name="ce233" table:formula="of:=[.AL67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7]*2)/(9600/255)" office:value-type="float" office:value="0" calcext:value-type="float">
            <text:p>0</text:p>
          </table:table-cell>
          <table:table-cell table:style-name="ce233" table:formula="of:=[.BH67]" office:value-type="string" office:string-value="" calcext:value-type="error">
            <text:p>#DIV/0!</text:p>
          </table:table-cell>
          <table:table-cell table:style-name="ce233" table:formula="of:=[.BK67]" office:value-type="string" office:string-value="" calcext:value-type="error">
            <text:p>#DIV/0!</text:p>
          </table:table-cell>
          <table:table-cell table:style-name="ce236" table:formula="of:=[.AI67]/100/(700000/255)" office:value-type="float" office:value="0" calcext:value-type="float">
            <text:p>0</text:p>
          </table:table-cell>
          <table:table-cell table:style-name="ce237" table:formula="of:=1.67*[.AF67]" office:value-type="float" office:value="0" calcext:value-type="float">
            <text:p>0,0</text:p>
          </table:table-cell>
          <table:table-cell table:style-name="ce237" table:formula="of:=1.67*[.AG67]" office:value-type="float" office:value="0" calcext:value-type="float">
            <text:p>0,0</text:p>
          </table:table-cell>
          <table:table-cell table:style-name="ce237" table:formula="of:=1.67*[.AH67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7]-[.AO67]-[.AN67]" office:value-type="float" office:value="0" calcext:value-type="float">
            <text:p>0</text:p>
          </table:table-cell>
          <table:table-cell table:style-name="ce238" table:formula="of:=([.AP67]/0.8)/([.AL67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7]*0.673*54" office:value-type="string" office:string-value="" calcext:value-type="error">
            <text:p>#DIV/0!</text:p>
          </table:table-cell>
          <table:table-cell table:style-name="ce239" table:formula="of:=[.AM67]/5" office:value-type="currency" office:currency="GBP" office:value="0" calcext:value-type="currency">
            <text:p><text:s/>£-</text:p>
          </table:table-cell>
          <table:table-cell table:style-name="ce239" table:formula="of:=[.AR67]*([.AS67]*1.3*300)" office:value-type="currency" office:currency="GBP" office:value="0" calcext:value-type="currency">
            <text:p><text:s/>£-</text:p>
          </table:table-cell>
          <table:table-cell table:style-name="ce239" table:formula="of:=([.BB67]*3/100)" office:value-type="currency" office:currency="GBP" office:value="82.0311" calcext:value-type="currency">
            <text:p><text:s/>£82 </text:p>
          </table:table-cell>
          <table:table-cell table:style-name="ce239" table:formula="of:=[.AT67]+[.AU67]+[.AV67]+[.AW67]" office:value-type="string" office:string-value="" calcext:value-type="error">
            <text:p>#DIV/0!</text:p>
          </table:table-cell>
          <table:table-cell table:style-name="ce238" table:formula="of:=[.AX67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7]" office:value-type="float" office:value="0" calcext:value-type="float">
            <text:p>0</text:p>
          </table:table-cell>
          <table:table-cell table:style-name="ce239" table:formula="of:=([.BA67]/2/50)+2734.37" office:value-type="currency" office:currency="GBP" office:value="2734.37" calcext:value-type="currency">
            <text:p><text:s/>£2 734 </text:p>
          </table:table-cell>
          <table:table-cell table:style-name="ce238" table:formula="of:=[.BB67]/2734.37" office:value-type="float" office:value="1" calcext:value-type="float">
            <text:p>1</text:p>
          </table:table-cell>
          <table:table-cell table:style-name="ce228" table:formula="of:=[.G67]" office:value-type="float" office:value="0" calcext:value-type="float">
            <text:p>0</text:p>
          </table:table-cell>
          <table:table-cell table:style-name="ce241"/>
          <table:table-cell table:style-name="ce242" table:formula="of:=[.BA67]/[.BE67]" office:value-type="string" office:string-value="" calcext:value-type="error">
            <text:p>#DIV/0!</text:p>
          </table:table-cell>
          <table:table-cell table:style-name="ce239" table:formula="of:=[.BF67]/10/2" office:value-type="string" office:string-value="" calcext:value-type="error">
            <text:p>#DIV/0!</text:p>
          </table:table-cell>
          <table:table-cell table:style-name="ce233" table:formula="of:=ROUNDUP([.BG67]/2734.37;0)" office:value-type="string" office:string-value="" calcext:value-type="error">
            <text:p>#DIV/0!</text:p>
          </table:table-cell>
          <table:table-cell table:style-name="ce239" table:formula="of:=[.BG67]*1.5/100" office:value-type="string" office:string-value="" calcext:value-type="error">
            <text:p>#DIV/0!</text:p>
          </table:table-cell>
          <table:table-cell table:style-name="ce239" table:formula="of:=(-0.0000004497*POWER([.AM67];2))+(0.9588*[.AM67])+[.BI67]" office:value-type="string" office:string-value="" calcext:value-type="error">
            <text:p>#DIV/0!</text:p>
          </table:table-cell>
          <table:table-cell table:style-name="ce233" table:formula="of:=[.BJ67]/(9600/255)" office:value-type="string" office:string-value="" calcext:value-type="error">
            <text:p>#DIV/0!</text:p>
          </table:table-cell>
          <table:table-cell table:style-name="ce23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Sikorsky CH-148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ch148</text:p>
          </table:table-cell>
          <table:table-cell table:style-name="ce229" table:formula="of:=UPPER([.E68])" office:value-type="string" office:string-value="CH148" calcext:value-type="string">
            <text:p>CH148</text:p>
          </table:table-cell>
          <table:table-cell table:style-name="ce232"/>
          <table:table-cell table:style-name="ce233" table:number-columns-repeated="6"/>
          <table:table-cell table:style-name="ce233" table:formula="of:=[.AL68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68]*2)/(9600/255)" office:value-type="float" office:value="0" calcext:value-type="float">
            <text:p>0</text:p>
          </table:table-cell>
          <table:table-cell table:style-name="ce233" table:formula="of:=[.BH68]" office:value-type="string" office:string-value="" calcext:value-type="error">
            <text:p>#DIV/0!</text:p>
          </table:table-cell>
          <table:table-cell table:style-name="ce233" table:formula="of:=[.BK68]" office:value-type="string" office:string-value="" calcext:value-type="error">
            <text:p>#DIV/0!</text:p>
          </table:table-cell>
          <table:table-cell table:style-name="ce236" table:formula="of:=[.AI68]/100/(700000/255)" office:value-type="float" office:value="0" calcext:value-type="float">
            <text:p>0</text:p>
          </table:table-cell>
          <table:table-cell table:style-name="ce237" table:formula="of:=1.67*[.AF68]" office:value-type="float" office:value="0" calcext:value-type="float">
            <text:p>0,0</text:p>
          </table:table-cell>
          <table:table-cell table:style-name="ce237" table:formula="of:=1.67*[.AG68]" office:value-type="float" office:value="0" calcext:value-type="float">
            <text:p>0,0</text:p>
          </table:table-cell>
          <table:table-cell table:style-name="ce237" table:formula="of:=1.67*[.AH68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68]-[.AO68]-[.AN68]" office:value-type="float" office:value="0" calcext:value-type="float">
            <text:p>0</text:p>
          </table:table-cell>
          <table:table-cell table:style-name="ce238" table:formula="of:=([.AP68]/0.8)/([.AL68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68]*0.673*54" office:value-type="string" office:string-value="" calcext:value-type="error">
            <text:p>#DIV/0!</text:p>
          </table:table-cell>
          <table:table-cell table:style-name="ce239" table:formula="of:=[.AM68]/5" office:value-type="currency" office:currency="GBP" office:value="0" calcext:value-type="currency">
            <text:p><text:s/>£-</text:p>
          </table:table-cell>
          <table:table-cell table:style-name="ce239" table:formula="of:=[.AR68]*([.AS68]*1.3*300)" office:value-type="currency" office:currency="GBP" office:value="0" calcext:value-type="currency">
            <text:p><text:s/>£-</text:p>
          </table:table-cell>
          <table:table-cell table:style-name="ce239" table:formula="of:=([.BB68]*3/100)" office:value-type="currency" office:currency="GBP" office:value="82.0311" calcext:value-type="currency">
            <text:p><text:s/>£82 </text:p>
          </table:table-cell>
          <table:table-cell table:style-name="ce239" table:formula="of:=[.AT68]+[.AU68]+[.AV68]+[.AW68]" office:value-type="string" office:string-value="" calcext:value-type="error">
            <text:p>#DIV/0!</text:p>
          </table:table-cell>
          <table:table-cell table:style-name="ce238" table:formula="of:=[.AX68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8]" office:value-type="float" office:value="0" calcext:value-type="float">
            <text:p>0</text:p>
          </table:table-cell>
          <table:table-cell table:style-name="ce239" table:formula="of:=([.BA68]/2/50)+2734.37" office:value-type="currency" office:currency="GBP" office:value="2734.37" calcext:value-type="currency">
            <text:p><text:s/>£2 734 </text:p>
          </table:table-cell>
          <table:table-cell table:style-name="ce238" table:formula="of:=[.BB68]/2734.37" office:value-type="float" office:value="1" calcext:value-type="float">
            <text:p>1</text:p>
          </table:table-cell>
          <table:table-cell table:style-name="ce228" table:formula="of:=[.G68]" office:value-type="float" office:value="0" calcext:value-type="float">
            <text:p>0</text:p>
          </table:table-cell>
          <table:table-cell table:style-name="ce241"/>
          <table:table-cell table:style-name="ce242" table:formula="of:=[.BA68]/[.BE68]" office:value-type="string" office:string-value="" calcext:value-type="error">
            <text:p>#DIV/0!</text:p>
          </table:table-cell>
          <table:table-cell table:style-name="ce239" table:formula="of:=[.BF68]/10/2" office:value-type="string" office:string-value="" calcext:value-type="error">
            <text:p>#DIV/0!</text:p>
          </table:table-cell>
          <table:table-cell table:style-name="ce233" table:formula="of:=ROUNDUP([.BG68]/2734.37;0)" office:value-type="string" office:string-value="" calcext:value-type="error">
            <text:p>#DIV/0!</text:p>
          </table:table-cell>
          <table:table-cell table:style-name="ce239" table:formula="of:=[.BG68]*1.5/100" office:value-type="string" office:string-value="" calcext:value-type="error">
            <text:p>#DIV/0!</text:p>
          </table:table-cell>
          <table:table-cell table:style-name="ce239" table:formula="of:=(-0.0000004497*POWER([.AM68];2))+(0.9588*[.AM68])+[.BI68]" office:value-type="string" office:string-value="" calcext:value-type="error">
            <text:p>#DIV/0!</text:p>
          </table:table-cell>
          <table:table-cell table:style-name="ce233" table:formula="of:=[.BJ68]/(9600/255)" office:value-type="string" office:string-value="" calcext:value-type="error">
            <text:p>#DIV/0!</text:p>
          </table:table-cell>
          <table:table-cell table:style-name="ce23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Aérospatiale SA 321 Super Frelon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sa321</text:p>
          </table:table-cell>
          <table:table-cell table:style-name="ce229" table:formula="of:=UPPER([.E69])" office:value-type="string" office:string-value="SA321" calcext:value-type="string">
            <text:p>SA321</text:p>
          </table:table-cell>
          <table:table-cell table:style-name="ce232" office:value-type="date" office:date-value="1962-12-07" calcext:value-type="date">
            <text:p>1962-12-07</text:p>
          </table:table-cell>
          <table:table-cell table:style-name="ce233" office:value-type="float" office:value="20" calcext:value-type="float">
            <text:p>20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15" calcext:value-type="float">
            <text:p>15</text:p>
          </table:table-cell>
          <table:table-cell table:number-columns-repeated="2" table:style-name="ce229" office:value-type="string" calcext:value-type="string">
            <text:p>x</text:p>
          </table:table-cell>
          <table:table-cell table:style-name="ce233" office:value-type="float" office:value="249" calcext:value-type="float">
            <text:p>249</text:p>
          </table:table-cell>
          <table:table-cell table:style-name="ce233" table:formula="of:=[.AL69]/5" office:value-type="float" office:value="0" calcext:value-type="float">
            <text:p>0</text:p>
          </table:table-cell>
          <table:table-cell table:style-name="ce233"/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27" calcext:value-type="float">
            <text:p>27</text:p>
          </table:table-cell>
          <table:table-cell table:style-name="ce233"/>
          <table:table-cell table:style-name="ce229" office:value-type="string" calcext:value-type="string">
            <text:p>helicopter</text:p>
          </table:table-cell>
          <table:table-cell table:style-name="ce233" table:number-columns-repeated="2"/>
          <table:table-cell table:style-name="ce234"/>
          <table:table-cell table:style-name="ce235" table:formula="of:=([.AJ69]*2)/(9600/255)" office:value-type="float" office:value="0" calcext:value-type="float">
            <text:p>0</text:p>
          </table:table-cell>
          <table:table-cell table:style-name="ce233" table:formula="of:=[.BH69]" office:value-type="string" office:string-value="" calcext:value-type="error">
            <text:p>#DIV/0!</text:p>
          </table:table-cell>
          <table:table-cell table:style-name="ce233" table:formula="of:=[.BK69]" office:value-type="string" office:string-value="" calcext:value-type="error">
            <text:p>#DIV/0!</text:p>
          </table:table-cell>
          <table:table-cell table:style-name="ce236" table:formula="of:=[.AI69]/100/(700000/255)" office:value-type="float" office:value="0" calcext:value-type="float">
            <text:p>0</text:p>
          </table:table-cell>
          <table:table-cell table:style-name="ce237" table:formula="of:=1.67*[.AF69]" office:value-type="float" office:value="32.398" calcext:value-type="float">
            <text:p>32,4</text:p>
          </table:table-cell>
          <table:table-cell table:style-name="ce237" table:formula="of:=1.67*[.AG69]" office:value-type="float" office:value="0" calcext:value-type="float">
            <text:p>0,0</text:p>
          </table:table-cell>
          <table:table-cell table:style-name="ce237" table:formula="of:=1.67*[.AH69]" office:value-type="float" office:value="11.022" calcext:value-type="float">
            <text:p>11,0</text:p>
          </table:table-cell>
          <table:table-cell table:style-name="ce238"/>
          <table:table-cell table:style-name="ce233" office:value-type="float" office:value="110" calcext:value-type="float">
            <text:p>110</text:p>
          </table:table-cell>
          <table:table-cell table:style-name="ce228" office:value-type="float" office:value="19.4" calcext:value-type="float">
            <text:p>19,4</text:p>
          </table:table-cell>
          <table:table-cell table:style-name="ce228"/>
          <table:table-cell table:style-name="ce228" office:value-type="float" office:value="6.6" calcext:value-type="float">
            <text:p>6,6</text:p>
          </table:table-cell>
          <table:table-cell table:style-name="ce236" table:number-columns-repeated="3"/>
          <table:table-cell table:style-name="ce238"/>
          <table:table-cell table:style-name="ce238" office:value-type="float" office:value="13000" calcext:value-type="float">
            <text:p>13000</text:p>
          </table:table-cell>
          <table:table-cell table:style-name="ce238" office:value-type="float" office:value="6863" calcext:value-type="float">
            <text:p>6863</text:p>
          </table:table-cell>
          <table:table-cell table:style-name="ce238" office:value-type="float" office:value="3000" calcext:value-type="float">
            <text:p>3000</text:p>
          </table:table-cell>
          <table:table-cell table:style-name="ce238" table:formula="of:=[.AM69]-[.AO69]-[.AN69]" office:value-type="float" office:value="3137" calcext:value-type="float">
            <text:p>3137</text:p>
          </table:table-cell>
          <table:table-cell table:style-name="ce238" table:formula="of:=([.AP69]/0.8)/([.AL69]/1.852)*54" office:value-type="string" office:string-value="" calcext:value-type="error">
            <text:p>#DIV/0!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39" table:formula="of:=[.AQ69]*0.673*54" office:value-type="string" office:string-value="" calcext:value-type="error">
            <text:p>#DIV/0!</text:p>
          </table:table-cell>
          <table:table-cell table:style-name="ce239" table:formula="of:=[.AM69]/5" office:value-type="currency" office:currency="GBP" office:value="2600" calcext:value-type="currency">
            <text:p><text:s/>£2 600 </text:p>
          </table:table-cell>
          <table:table-cell table:style-name="ce239" table:formula="of:=[.AR69]*([.AS69]*1.3*300)" office:value-type="currency" office:currency="GBP" office:value="3900" calcext:value-type="currency">
            <text:p><text:s/>£3 900 </text:p>
          </table:table-cell>
          <table:table-cell table:style-name="ce239" table:formula="of:=([.BB69]*3/100)" office:value-type="currency" office:currency="GBP" office:value="82.0311" calcext:value-type="currency">
            <text:p><text:s/>£82 </text:p>
          </table:table-cell>
          <table:table-cell table:style-name="ce239" table:formula="of:=[.AT69]+[.AU69]+[.AV69]+[.AW69]" office:value-type="string" office:string-value="" calcext:value-type="error">
            <text:p>#DIV/0!</text:p>
          </table:table-cell>
          <table:table-cell table:style-name="ce238" table:formula="of:=[.AX69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69]" office:value-type="float" office:value="0" calcext:value-type="float">
            <text:p>0</text:p>
          </table:table-cell>
          <table:table-cell table:style-name="ce239" table:formula="of:=([.BA69]/2/50)+2734.37" office:value-type="currency" office:currency="GBP" office:value="2734.37" calcext:value-type="currency">
            <text:p><text:s/>£2 734 </text:p>
          </table:table-cell>
          <table:table-cell table:style-name="ce238" table:formula="of:=[.BB69]/2734.37" office:value-type="float" office:value="1" calcext:value-type="float">
            <text:p>1</text:p>
          </table:table-cell>
          <table:table-cell table:style-name="ce231" table:formula="of:=[.G69]" office:value-type="date" office:date-value="1962-12-07" calcext:value-type="date">
            <text:p>1962-12-07</text:p>
          </table:table-cell>
          <table:table-cell table:style-name="ce241"/>
          <table:table-cell table:style-name="ce242" table:formula="of:=[.BA69]/[.BE69]" office:value-type="string" office:string-value="" calcext:value-type="error">
            <text:p>#DIV/0!</text:p>
          </table:table-cell>
          <table:table-cell table:style-name="ce239" table:formula="of:=[.BF69]/10/2" office:value-type="string" office:string-value="" calcext:value-type="error">
            <text:p>#DIV/0!</text:p>
          </table:table-cell>
          <table:table-cell table:style-name="ce233" table:formula="of:=ROUNDUP([.BG69]/2734.37;0)" office:value-type="string" office:string-value="" calcext:value-type="error">
            <text:p>#DIV/0!</text:p>
          </table:table-cell>
          <table:table-cell table:style-name="ce239" table:formula="of:=[.BG69]*1.5/100" office:value-type="string" office:string-value="" calcext:value-type="error">
            <text:p>#DIV/0!</text:p>
          </table:table-cell>
          <table:table-cell table:style-name="ce239" table:formula="of:=(-0.0000004497*POWER([.AM69];2))+(0.9588*[.AM69])+[.BI69]" office:value-type="string" office:string-value="" calcext:value-type="error">
            <text:p>#DIV/0!</text:p>
          </table:table-cell>
          <table:table-cell table:style-name="ce233" table:formula="of:=[.BJ69]/(9600/255)" office:value-type="string" office:string-value="" calcext:value-type="error">
            <text:p>#DIV/0!</text:p>
          </table:table-cell>
          <table:table-cell table:style-name="ce23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25" office:value-type="string" calcext:value-type="string">
            <text:p>Aérospatiale SA 330 Puma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sa330</text:p>
          </table:table-cell>
          <table:table-cell table:style-name="ce229" table:formula="of:=UPPER([.E70])" office:value-type="string" office:string-value="SA330" calcext:value-type="string">
            <text:p>SA330</text:p>
          </table:table-cell>
          <table:table-cell table:style-name="ce232" office:value-type="date" office:date-value="1965-04-15" calcext:value-type="date">
            <text:p>1965-04-15</text:p>
          </table:table-cell>
          <table:table-cell table:style-name="ce233" office:value-type="float" office:value="22" calcext:value-type="float">
            <text:p>22</text:p>
          </table:table-cell>
          <table:table-cell table:style-name="ce233" office:value-type="float" office:value="40" calcext:value-type="float">
            <text:p>40</text:p>
          </table:table-cell>
          <table:table-cell table:style-name="ce233" office:value-type="float" office:value="15" calcext:value-type="float">
            <text:p>15</text:p>
          </table:table-cell>
          <table:table-cell table:number-columns-repeated="2" table:style-name="ce229" office:value-type="string" calcext:value-type="string">
            <text:p>x</text:p>
          </table:table-cell>
          <table:table-cell table:style-name="ce233" office:value-type="float" office:value="257" calcext:value-type="float">
            <text:p>257</text:p>
          </table:table-cell>
          <table:table-cell table:style-name="ce233" table:formula="of:=[.AL70]/5" office:value-type="float" office:value="116" calcext:value-type="float">
            <text:p>116</text:p>
          </table:table-cell>
          <table:table-cell table:style-name="ce233"/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16" calcext:value-type="float">
            <text:p>16</text:p>
          </table:table-cell>
          <table:table-cell table:style-name="ce233"/>
          <table:table-cell table:style-name="ce229" office:value-type="string" calcext:value-type="string">
            <text:p>helicopter</text:p>
          </table:table-cell>
          <table:table-cell table:style-name="ce233" table:number-columns-repeated="2"/>
          <table:table-cell table:style-name="ce234"/>
          <table:table-cell table:style-name="ce235" table:formula="of:=([.AJ70]*2)/(9600/255)" office:value-type="float" office:value="0" calcext:value-type="float">
            <text:p>0</text:p>
          </table:table-cell>
          <table:table-cell table:style-name="ce233" table:formula="of:=[.BH70]" office:value-type="string" office:string-value="" calcext:value-type="error">
            <text:p>#DIV/0!</text:p>
          </table:table-cell>
          <table:table-cell table:style-name="ce233" table:formula="of:=[.BK70]" office:value-type="string" office:string-value="" calcext:value-type="error">
            <text:p>#DIV/0!</text:p>
          </table:table-cell>
          <table:table-cell table:style-name="ce236" table:formula="of:=[.AI70]/100/(700000/255)" office:value-type="float" office:value="0" calcext:value-type="float">
            <text:p>0</text:p>
          </table:table-cell>
          <table:table-cell table:style-name="ce237" table:formula="of:=1.67*[.AF70]" office:value-type="float" office:value="30.3105" calcext:value-type="float">
            <text:p>30,3</text:p>
          </table:table-cell>
          <table:table-cell table:style-name="ce237" table:formula="of:=1.67*[.AG70]" office:value-type="float" office:value="0" calcext:value-type="float">
            <text:p>0,0</text:p>
          </table:table-cell>
          <table:table-cell table:style-name="ce237" table:formula="of:=1.67*[.AH70]" office:value-type="float" office:value="8.5838" calcext:value-type="float">
            <text:p>8,6</text:p>
          </table:table-cell>
          <table:table-cell table:style-name="ce238"/>
          <table:table-cell table:style-name="ce233" office:value-type="float" office:value="697" calcext:value-type="float">
            <text:p>697</text:p>
          </table:table-cell>
          <table:table-cell table:style-name="ce228" office:value-type="float" office:value="18.15" calcext:value-type="float">
            <text:p>18,15</text:p>
          </table:table-cell>
          <table:table-cell table:style-name="ce228"/>
          <table:table-cell table:style-name="ce228" office:value-type="float" office:value="5.14" calcext:value-type="float">
            <text:p>5,14</text:p>
          </table:table-cell>
          <table:table-cell table:style-name="ce236" table:number-columns-repeated="3"/>
          <table:table-cell table:style-name="ce238" office:value-type="float" office:value="580" calcext:value-type="float">
            <text:p>580</text:p>
          </table:table-cell>
          <table:table-cell table:style-name="ce238" office:value-type="float" office:value="7000" calcext:value-type="float">
            <text:p>7000</text:p>
          </table:table-cell>
          <table:table-cell table:style-name="ce238" office:value-type="float" office:value="3536" calcext:value-type="float">
            <text:p>3536</text:p>
          </table:table-cell>
          <table:table-cell table:style-name="ce238" office:value-type="float" office:value="2000" calcext:value-type="float">
            <text:p>2000</text:p>
          </table:table-cell>
          <table:table-cell table:style-name="ce238" table:formula="of:=[.AM70]-[.AO70]-[.AN70]" office:value-type="float" office:value="1464" calcext:value-type="float">
            <text:p>1464</text:p>
          </table:table-cell>
          <table:table-cell table:style-name="ce238" table:formula="of:=([.AP70]/0.8)/([.AL70]/1.852)*54" office:value-type="float" office:value="315.542482758621" calcext:value-type="float">
            <text:p>316</text:p>
          </table:table-cell>
          <table:table-cell table:style-name="ce238" table:number-columns-repeated="2"/>
          <table:table-cell table:style-name="ce23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39" table:formula="of:=[.AM70]/5" office:value-type="currency" office:currency="GBP" office:value="1400" calcext:value-type="currency">
            <text:p><text:s/>£1 400 </text:p>
          </table:table-cell>
          <table:table-cell table:style-name="ce239" table:formula="of:=[.AR70]*([.AS70]*1.3*300)" office:value-type="currency" office:currency="GBP" office:value="0" calcext:value-type="currency">
            <text:p><text:s/>£-</text:p>
          </table:table-cell>
          <table:table-cell table:style-name="ce239" table:formula="of:=([.BB70]*3/100)" office:value-type="currency" office:currency="GBP" office:value="82.0311" calcext:value-type="currency">
            <text:p><text:s/>£82 </text:p>
          </table:table-cell>
          <table:table-cell table:style-name="ce23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38" table:formula="of:=[.AX70]/(9600/255)" office:value-type="float" office:value="343.970456473491" calcext:value-type="float">
            <text:p>344</text:p>
          </table:table-cell>
          <table:table-cell table:style-name="ce240"/>
          <table:table-cell table:style-name="ce236" table:formula="of:=[.AZ70]" office:value-type="float" office:value="0" calcext:value-type="float">
            <text:p>0</text:p>
          </table:table-cell>
          <table:table-cell table:style-name="ce239" table:formula="of:=([.BA70]/2/50)+2734.37" office:value-type="currency" office:currency="GBP" office:value="2734.37" calcext:value-type="currency">
            <text:p><text:s/>£2 734 </text:p>
          </table:table-cell>
          <table:table-cell table:style-name="ce238" table:formula="of:=[.BB70]/2734.37" office:value-type="float" office:value="1" calcext:value-type="float">
            <text:p>1</text:p>
          </table:table-cell>
          <table:table-cell table:style-name="ce231" table:formula="of:=[.G70]" office:value-type="date" office:date-value="1965-04-15" calcext:value-type="date">
            <text:p>1965-04-15</text:p>
          </table:table-cell>
          <table:table-cell table:style-name="ce241"/>
          <table:table-cell table:style-name="ce242" table:formula="of:=[.BA70]/[.BE70]" office:value-type="string" office:string-value="" calcext:value-type="error">
            <text:p>#DIV/0!</text:p>
          </table:table-cell>
          <table:table-cell table:style-name="ce239" table:formula="of:=[.BF70]/10/2" office:value-type="string" office:string-value="" calcext:value-type="error">
            <text:p>#DIV/0!</text:p>
          </table:table-cell>
          <table:table-cell table:style-name="ce233" table:formula="of:=ROUNDUP([.BG70]/2734.37;0)" office:value-type="string" office:string-value="" calcext:value-type="error">
            <text:p>#DIV/0!</text:p>
          </table:table-cell>
          <table:table-cell table:style-name="ce239" table:formula="of:=[.BG70]*1.5/100" office:value-type="string" office:string-value="" calcext:value-type="error">
            <text:p>#DIV/0!</text:p>
          </table:table-cell>
          <table:table-cell table:style-name="ce239" table:formula="of:=(-0.0000004497*POWER([.AM70];2))+(0.9588*[.AM70])+[.BI70]" office:value-type="string" office:string-value="" calcext:value-type="error">
            <text:p>#DIV/0!</text:p>
          </table:table-cell>
          <table:table-cell table:style-name="ce233" table:formula="of:=[.BJ70]/(9600/255)" office:value-type="string" office:string-value="" calcext:value-type="error">
            <text:p>#DIV/0!</text:p>
          </table:table-cell>
          <table:table-cell table:style-name="ce23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225" office:value-type="string" calcext:value-type="string">
            <text:p>Eurocopter AS532 Cougar / AS 332 Super Puma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as532</text:p>
          </table:table-cell>
          <table:table-cell table:style-name="ce229" table:formula="of:=UPPER([.E71])" office:value-type="string" office:string-value="AS532" calcext:value-type="string">
            <text:p>AS532</text:p>
          </table:table-cell>
          <table:table-cell table:style-name="ce232"/>
          <table:table-cell table:style-name="ce233" table:number-columns-repeated="6"/>
          <table:table-cell table:style-name="ce233" table:formula="of:=[.AL71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71]*2)/(9600/255)" office:value-type="float" office:value="0" calcext:value-type="float">
            <text:p>0</text:p>
          </table:table-cell>
          <table:table-cell table:style-name="ce233" table:formula="of:=[.BH71]" office:value-type="string" office:string-value="" calcext:value-type="error">
            <text:p>#DIV/0!</text:p>
          </table:table-cell>
          <table:table-cell table:style-name="ce233" table:formula="of:=[.BK71]" office:value-type="string" office:string-value="" calcext:value-type="error">
            <text:p>#DIV/0!</text:p>
          </table:table-cell>
          <table:table-cell table:style-name="ce236" table:formula="of:=[.AI71]/100/(700000/255)" office:value-type="float" office:value="0" calcext:value-type="float">
            <text:p>0</text:p>
          </table:table-cell>
          <table:table-cell table:style-name="ce237" table:formula="of:=1.67*[.AF71]" office:value-type="float" office:value="0" calcext:value-type="float">
            <text:p>0,0</text:p>
          </table:table-cell>
          <table:table-cell table:style-name="ce237" table:formula="of:=1.67*[.AG71]" office:value-type="float" office:value="0" calcext:value-type="float">
            <text:p>0,0</text:p>
          </table:table-cell>
          <table:table-cell table:style-name="ce237" table:formula="of:=1.67*[.AH71]" office:value-type="float" office:value="0" calcext:value-type="float">
            <text:p>0,0</text:p>
          </table:table-cell>
          <table:table-cell table:style-name="ce238"/>
          <table:table-cell table:style-name="ce233"/>
          <table:table-cell table:style-name="ce228" table:number-columns-repeated="3"/>
          <table:table-cell table:style-name="ce236" table:number-columns-repeated="3"/>
          <table:table-cell table:style-name="ce238" table:number-columns-repeated="4"/>
          <table:table-cell table:style-name="ce238" table:formula="of:=[.AM71]-[.AO71]-[.AN71]" office:value-type="float" office:value="0" calcext:value-type="float">
            <text:p>0</text:p>
          </table:table-cell>
          <table:table-cell table:style-name="ce238" table:formula="of:=([.AP71]/0.8)/([.AL71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39" table:formula="of:=[.AQ71]*0.673*54" office:value-type="string" office:string-value="" calcext:value-type="error">
            <text:p>#DIV/0!</text:p>
          </table:table-cell>
          <table:table-cell table:style-name="ce239" table:formula="of:=[.AM71]/5" office:value-type="currency" office:currency="GBP" office:value="0" calcext:value-type="currency">
            <text:p><text:s/>£-</text:p>
          </table:table-cell>
          <table:table-cell table:style-name="ce239" table:formula="of:=[.AR71]*([.AS71]*1.3*300)" office:value-type="currency" office:currency="GBP" office:value="0" calcext:value-type="currency">
            <text:p><text:s/>£-</text:p>
          </table:table-cell>
          <table:table-cell table:style-name="ce239" table:formula="of:=([.BB71]*3/100)" office:value-type="currency" office:currency="GBP" office:value="82.0311" calcext:value-type="currency">
            <text:p><text:s/>£82 </text:p>
          </table:table-cell>
          <table:table-cell table:style-name="ce239" table:formula="of:=[.AT71]+[.AU71]+[.AV71]+[.AW71]" office:value-type="string" office:string-value="" calcext:value-type="error">
            <text:p>#DIV/0!</text:p>
          </table:table-cell>
          <table:table-cell table:style-name="ce238" table:formula="of:=[.AX71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71]" office:value-type="float" office:value="0" calcext:value-type="float">
            <text:p>0</text:p>
          </table:table-cell>
          <table:table-cell table:style-name="ce239" table:formula="of:=([.BA71]/2/50)+2734.37" office:value-type="currency" office:currency="GBP" office:value="2734.37" calcext:value-type="currency">
            <text:p><text:s/>£2 734 </text:p>
          </table:table-cell>
          <table:table-cell table:style-name="ce238" table:formula="of:=[.BB71]/2734.37" office:value-type="float" office:value="1" calcext:value-type="float">
            <text:p>1</text:p>
          </table:table-cell>
          <table:table-cell table:style-name="ce228" table:formula="of:=[.G71]" office:value-type="float" office:value="0" calcext:value-type="float">
            <text:p>0</text:p>
          </table:table-cell>
          <table:table-cell table:style-name="ce241"/>
          <table:table-cell table:style-name="ce242" table:formula="of:=[.BA71]/[.BE71]" office:value-type="string" office:string-value="" calcext:value-type="error">
            <text:p>#DIV/0!</text:p>
          </table:table-cell>
          <table:table-cell table:style-name="ce239" table:formula="of:=[.BF71]/10/2" office:value-type="string" office:string-value="" calcext:value-type="error">
            <text:p>#DIV/0!</text:p>
          </table:table-cell>
          <table:table-cell table:style-name="ce233" table:formula="of:=ROUNDUP([.BG71]/2734.37;0)" office:value-type="string" office:string-value="" calcext:value-type="error">
            <text:p>#DIV/0!</text:p>
          </table:table-cell>
          <table:table-cell table:style-name="ce239" table:formula="of:=[.BG71]*1.5/100" office:value-type="string" office:string-value="" calcext:value-type="error">
            <text:p>#DIV/0!</text:p>
          </table:table-cell>
          <table:table-cell table:style-name="ce239" table:formula="of:=(-0.0000004497*POWER([.AM71];2))+(0.9588*[.AM71])+[.BI71]" office:value-type="string" office:string-value="" calcext:value-type="error">
            <text:p>#DIV/0!</text:p>
          </table:table-cell>
          <table:table-cell table:style-name="ce233" table:formula="of:=[.BJ71]/(9600/255)" office:value-type="string" office:string-value="" calcext:value-type="error">
            <text:p>#DIV/0!</text:p>
          </table:table-cell>
          <table:table-cell table:style-name="ce23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gustaWestland AW101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aw101</text:p>
          </table:table-cell>
          <table:table-cell table:style-name="ce229" table:formula="of:=UPPER([.E72])" office:value-type="string" office:string-value="AW101" calcext:value-type="string">
            <text:p>AW101</text:p>
          </table:table-cell>
          <table:table-cell table:style-name="ce232"/>
          <table:table-cell table:style-name="ce230" table:number-columns-repeated="6"/>
          <table:table-cell table:style-name="ce233" table:formula="of:=[.AL72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72]*2)/(9600/255)" office:value-type="float" office:value="0" calcext:value-type="float">
            <text:p>0</text:p>
          </table:table-cell>
          <table:table-cell table:style-name="ce233" table:formula="of:=[.BH72]" office:value-type="string" office:string-value="" calcext:value-type="error">
            <text:p>#DIV/0!</text:p>
          </table:table-cell>
          <table:table-cell table:style-name="ce233" table:formula="of:=[.BK72]" office:value-type="string" office:string-value="" calcext:value-type="error">
            <text:p>#DIV/0!</text:p>
          </table:table-cell>
          <table:table-cell table:style-name="ce236" table:formula="of:=[.AI72]/100/(700000/255)" office:value-type="float" office:value="0" calcext:value-type="float">
            <text:p>0</text:p>
          </table:table-cell>
          <table:table-cell table:style-name="ce237" table:formula="of:=1.67*[.AF72]" office:value-type="float" office:value="0" calcext:value-type="float">
            <text:p>0,0</text:p>
          </table:table-cell>
          <table:table-cell table:style-name="ce237" table:formula="of:=1.67*[.AG72]" office:value-type="float" office:value="0" calcext:value-type="float">
            <text:p>0,0</text:p>
          </table:table-cell>
          <table:table-cell table:style-name="ce237" table:formula="of:=1.67*[.AH72]" office:value-type="float" office:value="0" calcext:value-type="float">
            <text:p>0,0</text:p>
          </table:table-cell>
          <table:table-cell table:style-name="ce228"/>
          <table:table-cell table:style-name="ce230"/>
          <table:table-cell table:style-name="ce228" table:number-columns-repeated="3"/>
          <table:table-cell table:style-name="ce236" table:number-columns-repeated="3"/>
          <table:table-cell table:style-name="ce228" table:number-columns-repeated="4"/>
          <table:table-cell table:style-name="ce238" table:formula="of:=[.AM72]-[.AO72]-[.AN72]" office:value-type="float" office:value="0" calcext:value-type="float">
            <text:p>0</text:p>
          </table:table-cell>
          <table:table-cell table:style-name="ce238" table:formula="of:=([.AP72]/0.8)/([.AL72]/1.852)*54" office:value-type="string" office:string-value="" calcext:value-type="error">
            <text:p>#DIV/0!</text:p>
          </table:table-cell>
          <table:table-cell table:style-name="ce228" table:number-columns-repeated="2"/>
          <table:table-cell table:style-name="ce239" table:formula="of:=[.AQ72]*0.673*54" office:value-type="string" office:string-value="" calcext:value-type="error">
            <text:p>#DIV/0!</text:p>
          </table:table-cell>
          <table:table-cell table:style-name="ce239" table:formula="of:=[.AM72]/5" office:value-type="currency" office:currency="GBP" office:value="0" calcext:value-type="currency">
            <text:p><text:s/>£-</text:p>
          </table:table-cell>
          <table:table-cell table:style-name="ce239" table:formula="of:=[.AR72]*([.AS72]*1.3*300)" office:value-type="currency" office:currency="GBP" office:value="0" calcext:value-type="currency">
            <text:p><text:s/>£-</text:p>
          </table:table-cell>
          <table:table-cell table:style-name="ce239" table:formula="of:=([.BB72]*3/100)" office:value-type="currency" office:currency="GBP" office:value="82.0311" calcext:value-type="currency">
            <text:p><text:s/>£82 </text:p>
          </table:table-cell>
          <table:table-cell table:style-name="ce239" table:formula="of:=[.AT72]+[.AU72]+[.AV72]+[.AW72]" office:value-type="string" office:string-value="" calcext:value-type="error">
            <text:p>#DIV/0!</text:p>
          </table:table-cell>
          <table:table-cell table:style-name="ce238" table:formula="of:=[.AX72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72]" office:value-type="float" office:value="0" calcext:value-type="float">
            <text:p>0</text:p>
          </table:table-cell>
          <table:table-cell table:style-name="ce239" table:formula="of:=([.BA72]/2/50)+2734.37" office:value-type="currency" office:currency="GBP" office:value="2734.37" calcext:value-type="currency">
            <text:p><text:s/>£2 734 </text:p>
          </table:table-cell>
          <table:table-cell table:style-name="ce238" table:formula="of:=[.BB72]/2734.37" office:value-type="float" office:value="1" calcext:value-type="float">
            <text:p>1</text:p>
          </table:table-cell>
          <table:table-cell table:style-name="ce228" table:formula="of:=[.G72]" office:value-type="float" office:value="0" calcext:value-type="float">
            <text:p>0</text:p>
          </table:table-cell>
          <table:table-cell table:style-name="ce241"/>
          <table:table-cell table:style-name="ce242" table:formula="of:=[.BA72]/[.BE72]" office:value-type="string" office:string-value="" calcext:value-type="error">
            <text:p>#DIV/0!</text:p>
          </table:table-cell>
          <table:table-cell table:style-name="ce239" table:formula="of:=[.BF72]/10/2" office:value-type="string" office:string-value="" calcext:value-type="error">
            <text:p>#DIV/0!</text:p>
          </table:table-cell>
          <table:table-cell table:style-name="ce233" table:formula="of:=ROUNDUP([.BG72]/2734.37;0)" office:value-type="string" office:string-value="" calcext:value-type="error">
            <text:p>#DIV/0!</text:p>
          </table:table-cell>
          <table:table-cell table:style-name="ce239" table:formula="of:=[.BG72]*1.5/100" office:value-type="string" office:string-value="" calcext:value-type="error">
            <text:p>#DIV/0!</text:p>
          </table:table-cell>
          <table:table-cell table:style-name="ce239" table:formula="of:=(-0.0000004497*POWER([.AM72];2))+(0.9588*[.AM72])+[.BI72]" office:value-type="string" office:string-value="" calcext:value-type="error">
            <text:p>#DIV/0!</text:p>
          </table:table-cell>
          <table:table-cell table:style-name="ce233" table:formula="of:=[.BJ72]/(9600/255)" office:value-type="string" office:string-value="" calcext:value-type="error">
            <text:p>#DIV/0!</text:p>
          </table:table-cell>
          <table:table-cell table:style-name="ce23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225" office:value-type="string" calcext:value-type="string">
            <text:p>Eurocopter EC725 Caracal / EC225 Super Puma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ec725</text:p>
          </table:table-cell>
          <table:table-cell table:style-name="ce229" table:formula="of:=UPPER([.E73])" office:value-type="string" office:string-value="EC725" calcext:value-type="string">
            <text:p>EC725</text:p>
          </table:table-cell>
          <table:table-cell table:style-name="ce232"/>
          <table:table-cell table:style-name="ce230" table:number-columns-repeated="6"/>
          <table:table-cell table:style-name="ce233" table:formula="of:=[.AL73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73]*2)/(9600/255)" office:value-type="float" office:value="0" calcext:value-type="float">
            <text:p>0</text:p>
          </table:table-cell>
          <table:table-cell table:style-name="ce233" table:formula="of:=[.BH73]" office:value-type="string" office:string-value="" calcext:value-type="error">
            <text:p>#DIV/0!</text:p>
          </table:table-cell>
          <table:table-cell table:style-name="ce233" table:formula="of:=[.BK73]" office:value-type="string" office:string-value="" calcext:value-type="error">
            <text:p>#DIV/0!</text:p>
          </table:table-cell>
          <table:table-cell table:style-name="ce236" table:formula="of:=[.AI73]/100/(700000/255)" office:value-type="float" office:value="0" calcext:value-type="float">
            <text:p>0</text:p>
          </table:table-cell>
          <table:table-cell table:style-name="ce237" table:formula="of:=1.67*[.AF73]" office:value-type="float" office:value="0" calcext:value-type="float">
            <text:p>0,0</text:p>
          </table:table-cell>
          <table:table-cell table:style-name="ce237" table:formula="of:=1.67*[.AG73]" office:value-type="float" office:value="0" calcext:value-type="float">
            <text:p>0,0</text:p>
          </table:table-cell>
          <table:table-cell table:style-name="ce237" table:formula="of:=1.67*[.AH73]" office:value-type="float" office:value="0" calcext:value-type="float">
            <text:p>0,0</text:p>
          </table:table-cell>
          <table:table-cell table:style-name="ce228"/>
          <table:table-cell table:style-name="ce230"/>
          <table:table-cell table:style-name="ce228" table:number-columns-repeated="3"/>
          <table:table-cell table:style-name="ce236" table:number-columns-repeated="3"/>
          <table:table-cell table:style-name="ce228" table:number-columns-repeated="4"/>
          <table:table-cell table:style-name="ce238" table:formula="of:=[.AM73]-[.AO73]-[.AN73]" office:value-type="float" office:value="0" calcext:value-type="float">
            <text:p>0</text:p>
          </table:table-cell>
          <table:table-cell table:style-name="ce238" table:formula="of:=([.AP73]/0.8)/([.AL73]/1.852)*54" office:value-type="string" office:string-value="" calcext:value-type="error">
            <text:p>#DIV/0!</text:p>
          </table:table-cell>
          <table:table-cell table:style-name="ce228" table:number-columns-repeated="2"/>
          <table:table-cell table:style-name="ce239" table:formula="of:=[.AQ73]*0.673*54" office:value-type="string" office:string-value="" calcext:value-type="error">
            <text:p>#DIV/0!</text:p>
          </table:table-cell>
          <table:table-cell table:style-name="ce239" table:formula="of:=[.AM73]/5" office:value-type="currency" office:currency="GBP" office:value="0" calcext:value-type="currency">
            <text:p><text:s/>£-</text:p>
          </table:table-cell>
          <table:table-cell table:style-name="ce239" table:formula="of:=[.AR73]*([.AS73]*1.3*300)" office:value-type="currency" office:currency="GBP" office:value="0" calcext:value-type="currency">
            <text:p><text:s/>£-</text:p>
          </table:table-cell>
          <table:table-cell table:style-name="ce239" table:formula="of:=([.BB73]*3/100)" office:value-type="currency" office:currency="GBP" office:value="82.0311" calcext:value-type="currency">
            <text:p><text:s/>£82 </text:p>
          </table:table-cell>
          <table:table-cell table:style-name="ce239" table:formula="of:=[.AT73]+[.AU73]+[.AV73]+[.AW73]" office:value-type="string" office:string-value="" calcext:value-type="error">
            <text:p>#DIV/0!</text:p>
          </table:table-cell>
          <table:table-cell table:style-name="ce238" table:formula="of:=[.AX73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73]" office:value-type="float" office:value="0" calcext:value-type="float">
            <text:p>0</text:p>
          </table:table-cell>
          <table:table-cell table:style-name="ce239" table:formula="of:=([.BA73]/2/50)+2734.37" office:value-type="currency" office:currency="GBP" office:value="2734.37" calcext:value-type="currency">
            <text:p><text:s/>£2 734 </text:p>
          </table:table-cell>
          <table:table-cell table:style-name="ce238" table:formula="of:=[.BB73]/2734.37" office:value-type="float" office:value="1" calcext:value-type="float">
            <text:p>1</text:p>
          </table:table-cell>
          <table:table-cell table:style-name="ce228" table:formula="of:=[.G73]" office:value-type="float" office:value="0" calcext:value-type="float">
            <text:p>0</text:p>
          </table:table-cell>
          <table:table-cell table:style-name="ce241"/>
          <table:table-cell table:style-name="ce242" table:formula="of:=[.BA73]/[.BE73]" office:value-type="string" office:string-value="" calcext:value-type="error">
            <text:p>#DIV/0!</text:p>
          </table:table-cell>
          <table:table-cell table:style-name="ce239" table:formula="of:=[.BF73]/10/2" office:value-type="string" office:string-value="" calcext:value-type="error">
            <text:p>#DIV/0!</text:p>
          </table:table-cell>
          <table:table-cell table:style-name="ce233" table:formula="of:=ROUNDUP([.BG73]/2734.37;0)" office:value-type="string" office:string-value="" calcext:value-type="error">
            <text:p>#DIV/0!</text:p>
          </table:table-cell>
          <table:table-cell table:style-name="ce239" table:formula="of:=[.BG73]*1.5/100" office:value-type="string" office:string-value="" calcext:value-type="error">
            <text:p>#DIV/0!</text:p>
          </table:table-cell>
          <table:table-cell table:style-name="ce239" table:formula="of:=(-0.0000004497*POWER([.AM73];2))+(0.9588*[.AM73])+[.BI73]" office:value-type="string" office:string-value="" calcext:value-type="error">
            <text:p>#DIV/0!</text:p>
          </table:table-cell>
          <table:table-cell table:style-name="ce233" table:formula="of:=[.BJ73]/(9600/255)" office:value-type="string" office:string-value="" calcext:value-type="error">
            <text:p>#DIV/0!</text:p>
          </table:table-cell>
          <table:table-cell table:style-name="ce23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5" office:value-type="string" calcext:value-type="string">
            <text:p>AgustaWestland AW139</text:p>
          </table:table-cell>
          <table:table-cell table:style-name="ce227" office:value-type="string" calcext:value-type="string">
            <text:p>PLANNED</text:p>
          </table:table-cell>
          <table:table-cell table:style-name="ce227" office:value-type="string" calcext:value-type="string">
            <text:p>0.7.0</text:p>
          </table:table-cell>
          <table:table-cell table:style-name="ce227" office:value-type="string" calcext:value-type="string">
            <text:p>H</text:p>
          </table:table-cell>
          <table:table-cell table:style-name="ce229" office:value-type="string" calcext:value-type="string">
            <text:p>aw139</text:p>
          </table:table-cell>
          <table:table-cell table:style-name="ce229" table:formula="of:=UPPER([.E74])" office:value-type="string" office:string-value="AW139" calcext:value-type="string">
            <text:p>AW139</text:p>
          </table:table-cell>
          <table:table-cell table:style-name="ce232"/>
          <table:table-cell table:style-name="ce230" table:number-columns-repeated="6"/>
          <table:table-cell table:style-name="ce233" table:formula="of:=[.AL74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74]*2)/(9600/255)" office:value-type="float" office:value="0" calcext:value-type="float">
            <text:p>0</text:p>
          </table:table-cell>
          <table:table-cell table:style-name="ce233" table:formula="of:=[.BH74]" office:value-type="string" office:string-value="" calcext:value-type="error">
            <text:p>#DIV/0!</text:p>
          </table:table-cell>
          <table:table-cell table:style-name="ce233" table:formula="of:=[.BK74]" office:value-type="string" office:string-value="" calcext:value-type="error">
            <text:p>#DIV/0!</text:p>
          </table:table-cell>
          <table:table-cell table:style-name="ce236" table:formula="of:=[.AI74]/100/(700000/255)" office:value-type="float" office:value="0" calcext:value-type="float">
            <text:p>0</text:p>
          </table:table-cell>
          <table:table-cell table:style-name="ce237" table:formula="of:=1.67*[.AF74]" office:value-type="float" office:value="0" calcext:value-type="float">
            <text:p>0,0</text:p>
          </table:table-cell>
          <table:table-cell table:style-name="ce237" table:formula="of:=1.67*[.AG74]" office:value-type="float" office:value="0" calcext:value-type="float">
            <text:p>0,0</text:p>
          </table:table-cell>
          <table:table-cell table:style-name="ce237" table:formula="of:=1.67*[.AH74]" office:value-type="float" office:value="0" calcext:value-type="float">
            <text:p>0,0</text:p>
          </table:table-cell>
          <table:table-cell table:style-name="ce228"/>
          <table:table-cell table:style-name="ce230"/>
          <table:table-cell table:style-name="ce228" table:number-columns-repeated="3"/>
          <table:table-cell table:style-name="ce236" table:number-columns-repeated="3"/>
          <table:table-cell table:style-name="ce228" table:number-columns-repeated="4"/>
          <table:table-cell table:style-name="ce238" table:formula="of:=[.AM74]-[.AO74]-[.AN74]" office:value-type="float" office:value="0" calcext:value-type="float">
            <text:p>0</text:p>
          </table:table-cell>
          <table:table-cell table:style-name="ce238" table:formula="of:=([.AP74]/0.8)/([.AL74]/1.852)*54" office:value-type="string" office:string-value="" calcext:value-type="error">
            <text:p>#DIV/0!</text:p>
          </table:table-cell>
          <table:table-cell table:style-name="ce228" table:number-columns-repeated="2"/>
          <table:table-cell table:style-name="ce239" table:formula="of:=[.AQ74]*0.673*54" office:value-type="string" office:string-value="" calcext:value-type="error">
            <text:p>#DIV/0!</text:p>
          </table:table-cell>
          <table:table-cell table:style-name="ce239" table:formula="of:=[.AM74]/5" office:value-type="currency" office:currency="GBP" office:value="0" calcext:value-type="currency">
            <text:p><text:s/>£-</text:p>
          </table:table-cell>
          <table:table-cell table:style-name="ce239" table:formula="of:=[.AR74]*([.AS74]*1.3*300)" office:value-type="currency" office:currency="GBP" office:value="0" calcext:value-type="currency">
            <text:p><text:s/>£-</text:p>
          </table:table-cell>
          <table:table-cell table:style-name="ce239" table:formula="of:=([.BB74]*3/100)" office:value-type="currency" office:currency="GBP" office:value="82.0311" calcext:value-type="currency">
            <text:p><text:s/>£82 </text:p>
          </table:table-cell>
          <table:table-cell table:style-name="ce239" table:formula="of:=[.AT74]+[.AU74]+[.AV74]+[.AW74]" office:value-type="string" office:string-value="" calcext:value-type="error">
            <text:p>#DIV/0!</text:p>
          </table:table-cell>
          <table:table-cell table:style-name="ce238" table:formula="of:=[.AX74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74]" office:value-type="float" office:value="0" calcext:value-type="float">
            <text:p>0</text:p>
          </table:table-cell>
          <table:table-cell table:style-name="ce239" table:formula="of:=([.BA74]/2/50)+2734.37" office:value-type="currency" office:currency="GBP" office:value="2734.37" calcext:value-type="currency">
            <text:p><text:s/>£2 734 </text:p>
          </table:table-cell>
          <table:table-cell table:style-name="ce238" table:formula="of:=[.BB74]/2734.37" office:value-type="float" office:value="1" calcext:value-type="float">
            <text:p>1</text:p>
          </table:table-cell>
          <table:table-cell table:style-name="ce228" table:formula="of:=[.G74]" office:value-type="float" office:value="0" calcext:value-type="float">
            <text:p>0</text:p>
          </table:table-cell>
          <table:table-cell table:style-name="ce241"/>
          <table:table-cell table:style-name="ce242" table:formula="of:=[.BA74]/[.BE74]" office:value-type="string" office:string-value="" calcext:value-type="error">
            <text:p>#DIV/0!</text:p>
          </table:table-cell>
          <table:table-cell table:style-name="ce239" table:formula="of:=[.BF74]/10/2" office:value-type="string" office:string-value="" calcext:value-type="error">
            <text:p>#DIV/0!</text:p>
          </table:table-cell>
          <table:table-cell table:style-name="ce233" table:formula="of:=ROUNDUP([.BG74]/2734.37;0)" office:value-type="string" office:string-value="" calcext:value-type="error">
            <text:p>#DIV/0!</text:p>
          </table:table-cell>
          <table:table-cell table:style-name="ce239" table:formula="of:=[.BG74]*1.5/100" office:value-type="string" office:string-value="" calcext:value-type="error">
            <text:p>#DIV/0!</text:p>
          </table:table-cell>
          <table:table-cell table:style-name="ce239" table:formula="of:=(-0.0000004497*POWER([.AM74];2))+(0.9588*[.AM74])+[.BI74]" office:value-type="string" office:string-value="" calcext:value-type="error">
            <text:p>#DIV/0!</text:p>
          </table:table-cell>
          <table:table-cell table:style-name="ce233" table:formula="of:=[.BJ74]/(9600/255)" office:value-type="string" office:string-value="" calcext:value-type="error">
            <text:p>#DIV/0!</text:p>
          </table:table-cell>
          <table:table-cell table:style-name="ce23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24"/>
          <table:table-cell table:style-name="ce228"/>
          <table:table-cell table:style-name="ce227"/>
          <table:table-cell table:style-name="ce228"/>
          <table:table-cell table:style-name="ce230" table:number-columns-repeated="2"/>
          <table:table-cell table:style-name="ce232"/>
          <table:table-cell table:style-name="ce230" table:number-columns-repeated="6"/>
          <table:table-cell table:style-name="ce233" table:formula="of:=[.AL75]/5" office:value-type="float" office:value="0" calcext:value-type="float">
            <text:p>0</text:p>
          </table:table-cell>
          <table:table-cell table:style-name="ce233" table:number-columns-repeated="7"/>
          <table:table-cell table:style-name="ce234"/>
          <table:table-cell table:style-name="ce235" table:formula="of:=([.AJ75]*2)/(9600/255)" office:value-type="float" office:value="0" calcext:value-type="float">
            <text:p>0</text:p>
          </table:table-cell>
          <table:table-cell table:style-name="ce233" table:formula="of:=[.BH75]" office:value-type="string" office:string-value="" calcext:value-type="error">
            <text:p>#DIV/0!</text:p>
          </table:table-cell>
          <table:table-cell table:style-name="ce233" table:formula="of:=[.BK75]" office:value-type="string" office:string-value="" calcext:value-type="error">
            <text:p>#DIV/0!</text:p>
          </table:table-cell>
          <table:table-cell table:style-name="ce236" table:formula="of:=[.AI75]/100/(700000/255)" office:value-type="float" office:value="0" calcext:value-type="float">
            <text:p>0</text:p>
          </table:table-cell>
          <table:table-cell table:style-name="ce237" table:formula="of:=1.67*[.AF75]" office:value-type="float" office:value="0" calcext:value-type="float">
            <text:p>0,0</text:p>
          </table:table-cell>
          <table:table-cell table:style-name="ce237" table:formula="of:=1.67*[.AG75]" office:value-type="float" office:value="0" calcext:value-type="float">
            <text:p>0,0</text:p>
          </table:table-cell>
          <table:table-cell table:style-name="ce237" table:formula="of:=1.67*[.AH75]" office:value-type="float" office:value="0" calcext:value-type="float">
            <text:p>0,0</text:p>
          </table:table-cell>
          <table:table-cell table:style-name="ce228"/>
          <table:table-cell table:style-name="ce230"/>
          <table:table-cell table:style-name="ce228" table:number-columns-repeated="3"/>
          <table:table-cell table:style-name="ce236" table:number-columns-repeated="3"/>
          <table:table-cell table:style-name="ce228" table:number-columns-repeated="4"/>
          <table:table-cell table:style-name="ce238" table:formula="of:=[.AM75]-[.AO75]-[.AN75]" office:value-type="float" office:value="0" calcext:value-type="float">
            <text:p>0</text:p>
          </table:table-cell>
          <table:table-cell table:style-name="ce238" table:formula="of:=([.AP75]/0.8)/([.AL75]/1.852)*54" office:value-type="string" office:string-value="" calcext:value-type="error">
            <text:p>#DIV/0!</text:p>
          </table:table-cell>
          <table:table-cell table:style-name="ce228" table:number-columns-repeated="2"/>
          <table:table-cell table:style-name="ce239" table:formula="of:=[.AQ75]*0.673*54" office:value-type="string" office:string-value="" calcext:value-type="error">
            <text:p>#DIV/0!</text:p>
          </table:table-cell>
          <table:table-cell table:style-name="ce239" table:formula="of:=[.AM75]/5" office:value-type="currency" office:currency="GBP" office:value="0" calcext:value-type="currency">
            <text:p><text:s/>£-</text:p>
          </table:table-cell>
          <table:table-cell table:style-name="ce239" table:formula="of:=[.AR75]*([.AS75]*1.3*300)" office:value-type="currency" office:currency="GBP" office:value="0" calcext:value-type="currency">
            <text:p><text:s/>£-</text:p>
          </table:table-cell>
          <table:table-cell table:style-name="ce239" table:formula="of:=([.BB75]*3/100)" office:value-type="currency" office:currency="GBP" office:value="82.0311" calcext:value-type="currency">
            <text:p><text:s/>£82 </text:p>
          </table:table-cell>
          <table:table-cell table:style-name="ce239" table:formula="of:=[.AT75]+[.AU75]+[.AV75]+[.AW75]" office:value-type="string" office:string-value="" calcext:value-type="error">
            <text:p>#DIV/0!</text:p>
          </table:table-cell>
          <table:table-cell table:style-name="ce238" table:formula="of:=[.AX75]/(9600/255)" office:value-type="string" office:string-value="" calcext:value-type="error">
            <text:p>#DIV/0!</text:p>
          </table:table-cell>
          <table:table-cell table:style-name="ce240"/>
          <table:table-cell table:style-name="ce236" table:formula="of:=[.AZ75]" office:value-type="float" office:value="0" calcext:value-type="float">
            <text:p>0</text:p>
          </table:table-cell>
          <table:table-cell table:style-name="ce239" table:formula="of:=([.BA75]/2/50)+2734.37" office:value-type="currency" office:currency="GBP" office:value="2734.37" calcext:value-type="currency">
            <text:p><text:s/>£2 734 </text:p>
          </table:table-cell>
          <table:table-cell table:style-name="ce238" table:formula="of:=[.BB75]/2734.37" office:value-type="float" office:value="1" calcext:value-type="float">
            <text:p>1</text:p>
          </table:table-cell>
          <table:table-cell table:style-name="ce228" table:formula="of:=[.G75]" office:value-type="float" office:value="0" calcext:value-type="float">
            <text:p>0</text:p>
          </table:table-cell>
          <table:table-cell table:style-name="ce241"/>
          <table:table-cell table:style-name="ce242" table:formula="of:=[.BA75]/[.BE75]" office:value-type="string" office:string-value="" calcext:value-type="error">
            <text:p>#DIV/0!</text:p>
          </table:table-cell>
          <table:table-cell table:style-name="ce239" table:formula="of:=[.BF75]/10/2" office:value-type="string" office:string-value="" calcext:value-type="error">
            <text:p>#DIV/0!</text:p>
          </table:table-cell>
          <table:table-cell table:style-name="ce233" table:formula="of:=ROUNDUP([.BG75]/2734.37;0)" office:value-type="string" office:string-value="" calcext:value-type="error">
            <text:p>#DIV/0!</text:p>
          </table:table-cell>
          <table:table-cell table:style-name="ce239" table:formula="of:=[.BG75]*1.5/100" office:value-type="string" office:string-value="" calcext:value-type="error">
            <text:p>#DIV/0!</text:p>
          </table:table-cell>
          <table:table-cell table:style-name="ce239" table:formula="of:=(-0.0000004497*POWER([.AM75];2))+(0.9588*[.AM75])+[.BI75]" office:value-type="string" office:string-value="" calcext:value-type="error">
            <text:p>#DIV/0!</text:p>
          </table:table-cell>
          <table:table-cell table:style-name="ce233" table:formula="of:=[.BJ75]/(9600/255)" office:value-type="string" office:string-value="" calcext:value-type="error">
            <text:p>#DIV/0!</text:p>
          </table:table-cell>
          <table:table-cell table:style-name="ce23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number number:decimal-places="0" number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Kč</number:text>
    </number:number-style>
    <number:number-style style:name="N166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6P0"/>
    </number:number-style>
    <number:number-style style:name="N158P0" style:volatile="true">
      <number:number number:decimal-places="2" number:min-decimal-places="2" number:min-integer-digits="1" number:grouping="true"/>
      <number:text> Kč</number:text>
    </number:number-style>
    <number:number-style style:name="N15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8P0"/>
    </number:number-style>
    <number:number-style style:name="N157">
      <number:number number:decimal-places="1" number:min-decimal-places="1" number:min-integer-digits="1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date-style style:name="N13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0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/>
      <number:text>.</number:text>
      <number:month number:textual="true"/>
      <number:text>.</number:text>
      <number:year/>
    </number:date-style>
    <number:time-style style:name="N124">
      <number:minutes number:style="long"/>
      <number:text>:</number:text>
      <number:seconds number:style="long" number:decimal-places="1"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2" style:volatile="true">
      <number:text> </number:text>
      <number:fill-character> </number:fill-character>
      <number:text>- Kč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23">
      <number:number number:decimal-places="3" number:min-decimal-places="3" number:min-integer-digits="1" number:grouping="true"/>
    </number:number-style>
    <number:currency-style style:name="N118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22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22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8">
      <number:hours/>
      <number:text>:</number:text>
      <number:minutes number:style="long"/>
      <number:text> </number:text>
      <number:am-pm/>
    </number:time-style>
    <number:number-style style:name="N164">
      <number:number number:decimal-places="1" number:min-decimal-places="1" number:min-integer-digits="1" number:grouping="true"/>
    </number:number-style>
    <number:date-style style:name="N117">
      <number:day/>
      <number:text>.</number:text>
      <number:month/>
      <number:text>.</number:text>
      <number:year number:style="long"/>
    </number:dat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7">
      <number:month number:textual="true"/>
      <number:text>.</number:text>
      <number:year/>
    </number:date-style>
    <number:date-style style:name="N16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 number:textual="true"/>
    </number:date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currency-style style:name="N162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4T19:14:28.368634630</dc:date>
    <dc:creator>Aleš Daniel</dc:creator>
    <meta:editing-duration>P2DT14H44M46S</meta:editing-duration>
    <meta:editing-cycles>71</meta:editing-cycles>
    <meta:generator>LibreOffice/7.5.0.3$MacOSX_X86_64 LibreOffice_project/c21113d003cd3efa8c53188764377a8272d9d6de</meta:generator>
    <meta:document-statistic meta:table-count="3" meta:cell-count="9103" meta:object-count="0"/>
  </office:meta>
</office:document-meta>
</file>